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Lato Black" svg:font-family="'Lato Black'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21 Cent Condensed1" svg:font-family="'21 Cent Condensed'" style:font-adornments="Bold" style:font-pitch="variable"/>
    <style:font-face style:name="21 Cent Condensed" svg:font-family="'21 Cent Condensed'" style:font-adornments="Italic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 ES </text:h>
      <text:p text:style-name="Text_20_body">¿Qué es lo que te gusta ? <text:span text:style-name="Grey">What do you like?</text:span></text:p>
      <text:p text:style-name="Text_20_body">No sé lo que es. <text:span text:style-name="Grey">I don't know what it is.</text:span></text:p>
      <text:p text:style-name="Text_20_body">No sé lo que es. <text:span text:style-name="Grey">I don't know what that is.</text:span></text:p>
      <text:p text:style-name="Text_20_body">No, no es mi casa. <text:span text:style-name="Grey">No, that's not my house.</text:span></text:p>
      <text:p text:style-name="Text_20_body">Es como tiene que ser. <text:span text:style-name="Grey">It is how it is.</text:span></text:p>
      <text:p text:style-name="Text_20_body">Es algo que tengo que hacer. <text:span text:style-name="Grey">It's something I have to do.</text:span></text:p>
      <text:p text:style-name="Text_20_body">Es algo que tengo que hacer. <text:span text:style-name="Grey">This is something I have to do.</text:span></text:p>
      <text:p text:style-name="Text_20_body">Todo lo que sabe es que sabe. <text:span text:style-name="Grey">All that he knows is that he knows.</text:span></text:p>
      <text:p text:style-name="Text_20_body">Esta no es mi casa. <text:span text:style-name="Grey">This is not my home.</text:span></text:p>
      <text:p text:style-name="Text_20_body">Esta no es tu casa. <text:span text:style-name="Grey">This isn't your house.</text:span></text:p>
      <text:p text:style-name="Text_20_body">Eso no es lo que quiero. <text:span text:style-name="Grey">That's not what I want.</text:span></text:p>
      <text:p text:style-name="Text_20_body">Es todo lo que quiero hacer. <text:span text:style-name="Grey">It is all I want to do.</text:span></text:p>
      <text:p text:style-name="Text_20_body">Todo lo que tengo es un libro. <text:span text:style-name="Grey">All I have is a book.</text:span></text:p>
      <text:p text:style-name="Text_20_body">Él es el hombre de la casa. <text:span text:style-name="Grey">He's the man of the house.</text:span></text:p>
      <text:p text:style-name="Text_20_body">¿Qué es lo que más quieres ? <text:span text:style-name="Grey">What is it you want most?</text:span></text:p>
      <text:p text:style-name="Text_20_body">Es hora de ir a casa. <text:span text:style-name="Grey">It's time to go home.</text:span></text:p>
      <text:p text:style-name="Text_20_body">Esta es mi casa. <text:span text:style-name="Grey">This is my home.</text:span></text:p>
      <text:p text:style-name="Text_20_body">Esta es mi casa. <text:span text:style-name="Grey">This is my house.</text:span></text:p>
      <text:p text:style-name="Text_20_body">Es por tu bien. <text:span text:style-name="Grey">This is for you.</text:span></text:p>
      <text:p text:style-name="Text_20_body">¿Esta es su casa ? <text:span text:style-name="Grey">Is this your house?</text:span></text:p>
      <text:p text:style-name="Text_20_body">Mi casa es tu casa. <text:span text:style-name="Grey">My home is your home.</text:span></text:p>
      <text:p text:style-name="Text_20_body">Tu casa es mi casa. <text:span text:style-name="Grey">Your house be my house.</text:span></text:p>
      <text:p text:style-name="Text_20_body">No puedo decir lo que es. <text:span text:style-name="Grey">I can't tell what it is.</text:span></text:p>
      <text:p text:style-name="Text_20_body">Esta es tu casa. <text:span text:style-name="Grey">This is your house.</text:span></text:p>
      <text:p text:style-name="Text_20_body">Eso es lo que quiero. <text:span text:style-name="Grey">That's what I want.</text:span></text:p>
      <text:p text:style-name="Text_20_body">No sé qué hora es. <text:span text:style-name="Grey">I don't know what time it is.</text:span></text:p>
      <text:p text:style-name="Text_20_body">Él no es mi padre. <text:span text:style-name="Grey">He's not my father.</text:span></text:p>
      <text:p text:style-name="Text_20_body">¿De quién es esta casa ? <text:span text:style-name="Grey">Who owns this house?</text:span></text:p>
      <text:p text:style-name="Text_20_body">Nada es lo que parece. <text:span text:style-name="Grey">Nothing is as it seems.</text:span></text:p>
      <text:p text:style-name="Text_20_body">Sé qué es lo que quieres. <text:span text:style-name="Grey">I know what you want.</text:span></text:p>
      <text:h text:style-name="Heading_20_1" text:outline-level="1">2 A </text:h>
      <text:p text:style-name="Text_20_body">Le quiero más que a nada. <text:span text:style-name="Grey">I love him more than anything.</text:span></text:p>
      <text:p text:style-name="Text_20_body">¿Me puedo ir a mi casa ? <text:span text:style-name="Grey">May I go home?</text:span></text:p>
      <text:p text:style-name="Text_20_body">Tengo que ir a casa. <text:span text:style-name="Grey">I have to go home.</text:span></text:p>
      <text:p text:style-name="Text_20_body">No puedo ir a casa. <text:span text:style-name="Grey">I can't go home.</text:span></text:p>
      <text:p text:style-name="Text_20_body">Te quiero más que a ella. <text:span text:style-name="Grey">I love you more than I love her.</text:span></text:p>
      <text:p text:style-name="Text_20_body">Es hora de ir a casa. <text:span text:style-name="Grey">It's time to go home.</text:span></text:p>
      <text:p text:style-name="Text_20_body">Me quiero ir a casa. <text:span text:style-name="Grey">I want to go home.</text:span></text:p>
      <text:p text:style-name="Text_20_body">A ella no le gusta. <text:span text:style-name="Grey">She does not like him.</text:span></text:p>
      <text:p text:style-name="Text_20_body">No sé qué va a hacer. <text:span text:style-name="Grey">I don't know what he'll do.</text:span></text:p>
      <text:p text:style-name="Text_20_body">Me voy a mi casa. <text:span text:style-name="Grey">I'm going to my house.</text:span></text:p>
      <text:p text:style-name="Text_20_body">Ya es hora de ir a casa. <text:span text:style-name="Grey">It's already time to go home.</text:span></text:p>
      <text:p text:style-name="Text_20_body">A él le gusta este libro. <text:span text:style-name="Grey">He likes this book.</text:span></text:p>
      <text:p text:style-name="Text_20_body">No voy a tu casa. <text:span text:style-name="Grey">I'm not going to your house.</text:span></text:p>
      <text:p text:style-name="Text_20_body">A ella le gusta él. <text:span text:style-name="Grey">She likes him.</text:span></text:p>
      <text:p text:style-name="Text_20_body">A ella le gusta él. <text:span text:style-name="Grey">She loves him.</text:span></text:p>
      <text:p text:style-name="Text_20_body">¿Ya me puedo ir a casa ? <text:span text:style-name="Grey">Can I go home now?</text:span></text:p>
      <text:p text:style-name="Text_20_body">Te quiero más que a nadie. <text:span text:style-name="Grey">I love you more than anyone else.</text:span></text:p>
      <text:p text:style-name="Text_20_body">Te quiero más que a nadie. <text:span text:style-name="Grey">I love you more than I love any other person.</text:span></text:p>
      <text:p text:style-name="Text_20_body">A ella le gusta. <text:span text:style-name="Grey">She likes him.</text:span></text:p>
      <text:p text:style-name="Text_20_body">A ella le gusta. <text:span text:style-name="Grey">She loves him.</text:span></text:p>
      <text:p text:style-name="Text_20_body">Ella se fue a casa. <text:span text:style-name="Grey">She went home.</text:span></text:p>
      <text:p text:style-name="Text_20_body">A él le va bien. <text:span text:style-name="Grey">He is doing well.</text:span></text:p>
      <text:p text:style-name="Text_20_body">No me voy a ir si no quieres. <text:span text:style-name="Grey">I'm not going to leave if you don't want me to.</text:span></text:p>
      <text:p text:style-name="Text_20_body">Se parece mucho a su padre. <text:span text:style-name="Grey">He closely resembles his father.</text:span></text:p>
      <text:p text:style-name="Text_20_body">¿A qué hora te vas a casa ? <text:span text:style-name="Grey">What time do you go home?</text:span></text:p>
      <text:p text:style-name="Text_20_body">Él se parece a su padre. <text:span text:style-name="Grey">He resembles his father.</text:span></text:p>
      <text:p text:style-name="Text_20_body">Se lo dijo a todos. <text:span text:style-name="Grey">He told everyone.</text:span></text:p>
      <text:p text:style-name="Text_20_body">No le puedo hablar a la gente. <text:span text:style-name="Grey">I can't talk with people.</text:span></text:p>
      <text:p text:style-name="Text_20_body">¿Vas por él o a por él ? <text:span text:style-name="Grey">Are you going in his place or are you going to pick him up?</text:span></text:p>
      <text:p text:style-name="Text_20_body">No te lo voy a decir. <text:span text:style-name="Grey">I'm not telling you.</text:span></text:p>
      <text:h text:style-name="Heading_20_1" text:outline-level="1">3 DE </text:h>
      <text:p text:style-name="Text_20_body">Él es el hombre de la casa. <text:span text:style-name="Grey">He's the man of the house.</text:span></text:p>
      <text:p text:style-name="Text_20_body">Es hora de ir a casa. <text:span text:style-name="Grey">It's time to go home.</text:span></text:p>
      <text:p text:style-name="Text_20_body">¿Qué te gusta de ella ? <text:span text:style-name="Grey">What do you like about her?</text:span></text:p>
      <text:p text:style-name="Text_20_body">No sé nada de él. <text:span text:style-name="Grey">I don't know anything about him at all.</text:span></text:p>
      <text:p text:style-name="Text_20_body">No sé nada de él. <text:span text:style-name="Grey">I know nothing about him.</text:span></text:p>
      <text:p text:style-name="Text_20_body">No sé nada de él. <text:span text:style-name="Grey">I do not know anything about him.</text:span></text:p>
      <text:p text:style-name="Text_20_body">No sé nada de él. <text:span text:style-name="Grey">I don't know anything about him.</text:span></text:p>
      <text:p text:style-name="Text_20_body">Esta casa es de mi padre. <text:span text:style-name="Grey">This house is my father's.</text:span></text:p>
      <text:p text:style-name="Text_20_body">Estoy en la casa de un amigo. <text:span text:style-name="Grey">I am staying with a friend.</text:span></text:p>
      <text:p text:style-name="Text_20_body">Sé de dónde es él. <text:span text:style-name="Grey">I know where he comes from.</text:span></text:p>
      <text:p text:style-name="Text_20_body">Ya es hora de ir a casa. <text:span text:style-name="Grey">It's already time to go home.</text:span></text:p>
      <text:p text:style-name="Text_20_body">Sé muy poco de él. <text:span text:style-name="Grey">I know very little about him.</text:span></text:p>
      <text:p text:style-name="Text_20_body">Esto es todo lo que sé de él. <text:span text:style-name="Grey">This is all that I know about him.</text:span></text:p>
      <text:p text:style-name="Text_20_body">Soy el hombre de la casa. <text:span text:style-name="Grey">I'm the man of the house.</text:span></text:p>
      <text:p text:style-name="Text_20_body">Es hora de hacer algo. <text:span text:style-name="Grey">It's time to do something.</text:span></text:p>
      <text:p text:style-name="Text_20_body">No quiero hablar de ella. <text:span text:style-name="Grey">I don't want to speak about her.</text:span></text:p>
      <text:p text:style-name="Text_20_body">¿Eso es de un libro ? <text:span text:style-name="Grey">Is that from a book?</text:span></text:p>
      <text:p text:style-name="Text_20_body">No quiero hablar de mi niño. <text:span text:style-name="Grey">I don't want to talk about my child.</text:span></text:p>
      <text:p text:style-name="Text_20_body">Él es el más alto de los tres. <text:span text:style-name="Grey">He is the tallest of the three.</text:span></text:p>
      <text:p text:style-name="Text_20_body">De los dos, él es más alto. <text:span text:style-name="Grey">He is the taller of the two.</text:span></text:p>
      <text:p text:style-name="Text_20_body">Te quiero fuera de mi casa. <text:span text:style-name="Grey">I want you out of my house.</text:span></text:p>
      <text:p text:style-name="Text_20_body">Quiero más de eso. <text:span text:style-name="Grey">I want more of that.</text:span></text:p>
      <text:p text:style-name="Text_20_body">Es el de mi hermano. <text:span text:style-name="Grey">It's my brother's.</text:span></text:p>
      <text:p text:style-name="Text_20_body">Él habla mucho de su padre. <text:span text:style-name="Grey">He talks a lot about his father.</text:span></text:p>
      <text:p text:style-name="Text_20_body">Él, de hecho, lo hizo. <text:span text:style-name="Grey">He actually did it.</text:span></text:p>
      <text:p text:style-name="Text_20_body">¿Qué puedo decir de él ? <text:span text:style-name="Grey">What can I say about him?</text:span></text:p>
      <text:p text:style-name="Text_20_body">Sé muy poco de ella. <text:span text:style-name="Grey">I know very little about her.</text:span></text:p>
      <text:p text:style-name="Text_20_body">Sé que es difícil de ver. <text:span text:style-name="Grey">I know it's difficult to see.</text:span></text:p>
      <text:p text:style-name="Text_20_body">No es difícil de hacer. <text:span text:style-name="Grey">It isn't hard to do.</text:span></text:p>
      <text:p text:style-name="Text_20_body">Él es el amigo de todos. <text:span text:style-name="Grey">He's everybody's friend.</text:span></text:p>
      <text:h text:style-name="Heading_20_1" text:outline-level="1">4 QUE </text:h>
      <text:p text:style-name="Text_20_body">¿Qué es lo que te gusta ? <text:span text:style-name="Grey">What do you like?</text:span></text:p>
      <text:p text:style-name="Text_20_body">No sé lo que es. <text:span text:style-name="Grey">I don't know what it is.</text:span></text:p>
      <text:p text:style-name="Text_20_body">No sé lo que es. <text:span text:style-name="Grey">I don't know what that is.</text:span></text:p>
      <text:p text:style-name="Text_20_body">Es como tiene que ser. <text:span text:style-name="Grey">It is how it is.</text:span></text:p>
      <text:p text:style-name="Text_20_body">No sé lo que quiero. <text:span text:style-name="Grey">I don't know what I want.</text:span></text:p>
      <text:p text:style-name="Text_20_body">Tengo lo que quiero. <text:span text:style-name="Grey">I have what I want.</text:span></text:p>
      <text:p text:style-name="Text_20_body">Me tengo que ir. <text:span text:style-name="Grey">I have to leave now.</text:span></text:p>
      <text:p text:style-name="Text_20_body">Me tengo que ir. <text:span text:style-name="Grey">I've got to go.</text:span></text:p>
      <text:p text:style-name="Text_20_body">Es algo que tengo que hacer. <text:span text:style-name="Grey">It's something I have to do.</text:span></text:p>
      <text:p text:style-name="Text_20_body">Es algo que tengo que hacer. <text:span text:style-name="Grey">This is something I have to do.</text:span></text:p>
      <text:p text:style-name="Text_20_body">Todo lo que sabe es que sabe. <text:span text:style-name="Grey">All that he knows is that he knows.</text:span></text:p>
      <text:p text:style-name="Text_20_body">Le quiero más que a nada. <text:span text:style-name="Grey">I love him more than anything.</text:span></text:p>
      <text:p text:style-name="Text_20_body">No me gusta lo que él dijo. <text:span text:style-name="Grey">I don't like what he said.</text:span></text:p>
      <text:p text:style-name="Text_20_body">Sé lo que tengo que hacer. <text:span text:style-name="Grey">I know what to do.</text:span></text:p>
      <text:p text:style-name="Text_20_body">Eso no es lo que quiero. <text:span text:style-name="Grey">That's not what I want.</text:span></text:p>
      <text:p text:style-name="Text_20_body">No sabe qué tiene que hacer. <text:span text:style-name="Grey">He doesn't know what he's supposed to do.</text:span></text:p>
      <text:p text:style-name="Text_20_body">Tengo que ir a casa. <text:span text:style-name="Grey">I have to go home.</text:span></text:p>
      <text:p text:style-name="Text_20_body">Es todo lo que quiero hacer. <text:span text:style-name="Grey">It is all I want to do.</text:span></text:p>
      <text:p text:style-name="Text_20_body">Todo lo que tengo es un libro. <text:span text:style-name="Grey">All I have is a book.</text:span></text:p>
      <text:p text:style-name="Text_20_body">Te quiero más que a ella. <text:span text:style-name="Grey">I love you more than I love her.</text:span></text:p>
      <text:p text:style-name="Text_20_body">Sé lo que quiero. <text:span text:style-name="Grey">I know what I want.</text:span></text:p>
      <text:p text:style-name="Text_20_body">Tengo todo lo que quiero. <text:span text:style-name="Grey">I've got everything I want.</text:span></text:p>
      <text:p text:style-name="Text_20_body">¿Qué es lo que más quieres ? <text:span text:style-name="Grey">What is it you want most?</text:span></text:p>
      <text:p text:style-name="Text_20_body">No tengo nada más que hacer. <text:span text:style-name="Grey">I've got no more to do.</text:span></text:p>
      <text:p text:style-name="Text_20_body">No puedo decir lo que es. <text:span text:style-name="Grey">I can't tell what it is.</text:span></text:p>
      <text:p text:style-name="Text_20_body">No tiene nada que hacer. <text:span text:style-name="Grey">He has nothing to do.</text:span></text:p>
      <text:p text:style-name="Text_20_body">Sabe lo que quiere. <text:span text:style-name="Grey">He knows what he wants.</text:span></text:p>
      <text:p text:style-name="Text_20_body">Usted sabe lo que quiero, ¿no ? <text:span text:style-name="Grey">You know what I want, don't you?</text:span></text:p>
      <text:p text:style-name="Text_20_body">Fue ella la que me lo dijo. <text:span text:style-name="Grey">It was her that told me.</text:span></text:p>
      <text:p text:style-name="Text_20_body">No tengo nada que ver con él. <text:span text:style-name="Grey">I have nothing to do with him.</text:span></text:p>
      <text:h text:style-name="Heading_20_1" text:outline-level="1">5 LA </text:h>
      <text:p text:style-name="Text_20_body">La casa no me gusta. <text:span text:style-name="Grey">I do not like the house.</text:span></text:p>
      <text:p text:style-name="Text_20_body">Él no la quiere. <text:span text:style-name="Grey">He doesn't want it.</text:span></text:p>
      <text:p text:style-name="Text_20_body">Él es el hombre de la casa. <text:span text:style-name="Grey">He's the man of the house.</text:span></text:p>
      <text:p text:style-name="Text_20_body">El perro está en la casa. <text:span text:style-name="Grey">The dog is in the house.</text:span></text:p>
      <text:p text:style-name="Text_20_body">Estoy en la casa. <text:span text:style-name="Grey">I am in the house.</text:span></text:p>
      <text:p text:style-name="Text_20_body">Estoy en la casa. <text:span text:style-name="Grey">I'm in the house.</text:span></text:p>
      <text:p text:style-name="Text_20_body">¿Quién está en la casa ? <text:span text:style-name="Grey">Who is in the house?</text:span></text:p>
      <text:p text:style-name="Text_20_body">Fue ella la que me lo dijo. <text:span text:style-name="Grey">It was her that told me.</text:span></text:p>
      <text:p text:style-name="Text_20_body">No la quiero ver. <text:span text:style-name="Grey">I don't want to see her.</text:span></text:p>
      <text:p text:style-name="Text_20_body">¿Quién no la quiere ? <text:span text:style-name="Grey">Who doesn't love her?</text:span></text:p>
      <text:p text:style-name="Text_20_body">Esta va por la casa. <text:span text:style-name="Grey">It's on the house.</text:span></text:p>
      <text:p text:style-name="Text_20_body">Estoy en la casa de un amigo. <text:span text:style-name="Grey">I am staying with a friend.</text:span></text:p>
      <text:p text:style-name="Text_20_body">Soy el hombre de la casa. <text:span text:style-name="Grey">I'm the man of the house.</text:span></text:p>
      <text:p text:style-name="Text_20_body">La verdad es que no me gusta. <text:span text:style-name="Grey">Truth is, I don't like him.</text:span></text:p>
      <text:p text:style-name="Text_20_body">Esta es la mejor. <text:span text:style-name="Grey">This is the best.</text:span></text:p>
      <text:p text:style-name="Text_20_body">Yo la quiero y ella me quiere. <text:span text:style-name="Grey">I love her and she loves me.</text:span></text:p>
      <text:p text:style-name="Text_20_body">La verdad es que no lo sé. <text:span text:style-name="Grey">I don't really know.</text:span></text:p>
      <text:p text:style-name="Text_20_body">No le puedo hablar a la gente. <text:span text:style-name="Grey">I can't talk with people.</text:span></text:p>
      <text:p text:style-name="Text_20_body">¿Tiene la hora ? <text:span text:style-name="Grey">Have you got the time?</text:span></text:p>
      <text:p text:style-name="Text_20_body">Él estaba solo en la casa. <text:span text:style-name="Grey">He was alone in the house.</text:span></text:p>
      <text:p text:style-name="Text_20_body">Le dijo que la quería. <text:span text:style-name="Grey">He told her that he loved her.</text:span></text:p>
      <text:p text:style-name="Text_20_body">No hay nadie en la casa. <text:span text:style-name="Grey">There's nobody home.</text:span></text:p>
      <text:p text:style-name="Text_20_body">No la vi por mucho tiempo. <text:span text:style-name="Grey">I did not see her for a long time.</text:span></text:p>
      <text:p text:style-name="Text_20_body">Sé que no es la verdad. <text:span text:style-name="Grey">I know it isn't the truth.</text:span></text:p>
      <text:p text:style-name="Text_20_body">A la gente le gusta hablar. <text:span text:style-name="Grey">People like to talk.</text:span></text:p>
      <text:p text:style-name="Text_20_body">Son las dos de la tarde. <text:span text:style-name="Grey">It's two o'clock in the afternoon.</text:span></text:p>
      <text:p text:style-name="Text_20_body">Son las dos de la tarde. <text:span text:style-name="Grey">It's 2:00 p.m.</text:span></text:p>
      <text:p text:style-name="Text_20_body">¿Qué la hizo hacer eso ? <text:span text:style-name="Grey">What made her do that?</text:span></text:p>
      <text:p text:style-name="Text_20_body">¿Dónde está la otra ? <text:span text:style-name="Grey">Where's the other one?</text:span></text:p>
      <text:p text:style-name="Text_20_body">¿A qué hora es la comida ? <text:span text:style-name="Grey">When's dinner served?</text:span></text:p>
      <text:h text:style-name="Heading_20_1" text:outline-level="1">6 UN </text:h>
      <text:p text:style-name="Text_20_body">Todo lo que tengo es un libro. <text:span text:style-name="Grey">All I have is a book.</text:span></text:p>
      <text:p text:style-name="Text_20_body">Estoy en la casa de un amigo. <text:span text:style-name="Grey">I am staying with a friend.</text:span></text:p>
      <text:p text:style-name="Text_20_body">Él es un poco como su padre. <text:span text:style-name="Grey">He is a bit like his father.</text:span></text:p>
      <text:p text:style-name="Text_20_body">Él es un poco como su padre. <text:span text:style-name="Grey">He's a little like his father.</text:span></text:p>
      <text:p text:style-name="Text_20_body">Quiero un poco más. <text:span text:style-name="Grey">I want some more.</text:span></text:p>
      <text:p text:style-name="Text_20_body">No tengo un perro, tengo dos. <text:span text:style-name="Grey">I have not a single dog, I have two.</text:span></text:p>
      <text:p text:style-name="Text_20_body">Este es un libro. <text:span text:style-name="Grey">This is a book.</text:span></text:p>
      <text:p text:style-name="Text_20_body">¿Eso es de un libro ? <text:span text:style-name="Grey">Is that from a book?</text:span></text:p>
      <text:p text:style-name="Text_20_body">Él tiene un libro. <text:span text:style-name="Grey">He has a book.</text:span></text:p>
      <text:p text:style-name="Text_20_body">Hay un gato en mi casa. <text:span text:style-name="Grey">There's a cat in my house.</text:span></text:p>
      <text:p text:style-name="Text_20_body">Él tiene un perro. <text:span text:style-name="Grey">He has a dog.</text:span></text:p>
      <text:p text:style-name="Text_20_body">¿Ella tiene un perro ? No. <text:span text:style-name="Grey">Does she have a dog? No.</text:span></text:p>
      <text:p text:style-name="Text_20_body">Él ya no es un niño. <text:span text:style-name="Grey">He is no longer a child.</text:span></text:p>
      <text:p text:style-name="Text_20_body">Él ya no es un niño. <text:span text:style-name="Grey">He's not a boy anymore.</text:span></text:p>
      <text:p text:style-name="Text_20_body">Es un buen hombre. <text:span text:style-name="Grey">He's a good guy.</text:span></text:p>
      <text:p text:style-name="Text_20_body">Es un buen hombre. <text:span text:style-name="Grey">He's a good man.</text:span></text:p>
      <text:p text:style-name="Text_20_body">Él le dio un libro a ella. <text:span text:style-name="Grey">He gave her a book.</text:span></text:p>
      <text:p text:style-name="Text_20_body">Él ya es un hombre. <text:span text:style-name="Grey">He's already a man.</text:span></text:p>
      <text:p text:style-name="Text_20_body">Ya no es un niño. <text:span text:style-name="Grey">He's not a boy anymore.</text:span></text:p>
      <text:p text:style-name="Text_20_body">¿Hay un hombre en tu vida ? <text:span text:style-name="Grey">Is there a man in your life?</text:span></text:p>
      <text:p text:style-name="Text_20_body">Tengo un gato y un perro. <text:span text:style-name="Grey">I have a cat and a dog.</text:span></text:p>
      <text:p text:style-name="Text_20_body">Tengo un perro y un gato. <text:span text:style-name="Grey">I have a cat and a dog.</text:span></text:p>
      <text:p text:style-name="Text_20_body">Tengo un perro y un gato. <text:span text:style-name="Grey">I have a dog and a cat.</text:span></text:p>
      <text:p text:style-name="Text_20_body">Hay un tiempo para todo. <text:span text:style-name="Grey">There is a time for everything.</text:span></text:p>
      <text:p text:style-name="Text_20_body">Él tiene un poco de dinero. <text:span text:style-name="Grey">He has a little money.</text:span></text:p>
      <text:p text:style-name="Text_20_body">¿Es él un amigo ? <text:span text:style-name="Grey">Is he a friend?</text:span></text:p>
      <text:p text:style-name="Text_20_body">Lo que necesito es a un amigo. <text:span text:style-name="Grey">What I need is to have a friend.</text:span></text:p>
      <text:p text:style-name="Text_20_body">Tengo un libro. <text:span text:style-name="Grey">I have a book.</text:span></text:p>
      <text:p text:style-name="Text_20_body">Él le dio un libro. <text:span text:style-name="Grey">He gave her a book.</text:span></text:p>
      <text:p text:style-name="Text_20_body">Él le dio un libro. <text:span text:style-name="Grey">He gave him a book.</text:span></text:p>
      <text:h text:style-name="Heading_20_1" text:outline-level="1">7 EL </text:h>
      <text:p text:style-name="Text_20_body">Él es el hombre de la casa. <text:span text:style-name="Grey">He's the man of the house.</text:span></text:p>
      <text:p text:style-name="Text_20_body">El perro está en la casa. <text:span text:style-name="Grey">The dog is in the house.</text:span></text:p>
      <text:p text:style-name="Text_20_body">No me gusta el vino. <text:span text:style-name="Grey">I don't care for wine.</text:span></text:p>
      <text:p text:style-name="Text_20_body">No me gusta el vino. <text:span text:style-name="Grey">I don't like wine.</text:span></text:p>
      <text:p text:style-name="Text_20_body">Me gusta el perro. <text:span text:style-name="Grey">I like the dog.</text:span></text:p>
      <text:p text:style-name="Text_20_body">Soy el hombre de la casa. <text:span text:style-name="Grey">I'm the man of the house.</text:span></text:p>
      <text:p text:style-name="Text_20_body">No tengo todo el día. <text:span text:style-name="Grey">I don't have all day.</text:span></text:p>
      <text:p text:style-name="Text_20_body">Sé que el dinero no es todo. <text:span text:style-name="Grey">I know that money isn't everything.</text:span></text:p>
      <text:p text:style-name="Text_20_body">El dinero no lo es todo. <text:span text:style-name="Grey">Money is not everything.</text:span></text:p>
      <text:p text:style-name="Text_20_body">El dinero no lo es todo. <text:span text:style-name="Grey">Money isn't everything.</text:span></text:p>
      <text:p text:style-name="Text_20_body">Ella está en el trabajo, ¿no ? <text:span text:style-name="Grey">She's at work, isn't she?</text:span></text:p>
      <text:p text:style-name="Text_20_body">Yo no sé lo que es el miedo. <text:span text:style-name="Grey">I don't know what fear is.</text:span></text:p>
      <text:p text:style-name="Text_20_body">Él es el más alto de los tres. <text:span text:style-name="Grey">He is the tallest of the three.</text:span></text:p>
      <text:p text:style-name="Text_20_body">A ella le gusta el vino. <text:span text:style-name="Grey">She likes wine.</text:span></text:p>
      <text:p text:style-name="Text_20_body">Es el de mi hermano. <text:span text:style-name="Grey">It's my brother's.</text:span></text:p>
      <text:p text:style-name="Text_20_body">Yo no sé lo que es el amor. <text:span text:style-name="Grey">I don't know what love is.</text:span></text:p>
      <text:p text:style-name="Text_20_body">El niño se parece a su padre. <text:span text:style-name="Grey">The boy takes after his father.</text:span></text:p>
      <text:p text:style-name="Text_20_body">El niño se parece a su padre. <text:span text:style-name="Grey">That boy takes after his father.</text:span></text:p>
      <text:p text:style-name="Text_20_body">Él es el amigo de todos. <text:span text:style-name="Grey">He's everybody's friend.</text:span></text:p>
      <text:p text:style-name="Text_20_body">El dinero no es todo. <text:span text:style-name="Grey">Money is not everything.</text:span></text:p>
      <text:p text:style-name="Text_20_body">El dinero no es todo. <text:span text:style-name="Grey">Money isn't everything.</text:span></text:p>
      <text:p text:style-name="Text_20_body">El libro está aquí. <text:span text:style-name="Grey">The book is here.</text:span></text:p>
      <text:p text:style-name="Text_20_body">El dinero lo es todo. <text:span text:style-name="Grey">Money is everything.</text:span></text:p>
      <text:p text:style-name="Text_20_body">Sé lo que es el amor. <text:span text:style-name="Grey">I know what love is.</text:span></text:p>
      <text:p text:style-name="Text_20_body">Fue el mejor día de mi vida. <text:span text:style-name="Grey">It was the best day of my life.</text:span></text:p>
      <text:p text:style-name="Text_20_body">Él lo hizo por el dinero. <text:span text:style-name="Grey">He did it for the money.</text:span></text:p>
      <text:p text:style-name="Text_20_body">¿Dónde está el libro ? <text:span text:style-name="Grey">Where is the book?</text:span></text:p>
      <text:p text:style-name="Text_20_body">¿Dónde está el perro ? <text:span text:style-name="Grey">Where is the dog?</text:span></text:p>
      <text:p text:style-name="Text_20_body">¡Yo no soy el padre ! <text:span text:style-name="Grey">I'm not the father!</text:span></text:p>
      <text:p text:style-name="Text_20_body">Él es el mayor de los dos. <text:span text:style-name="Grey">He is the older of the two.</text:span></text:p>
      <text:h text:style-name="Heading_20_1" text:outline-level="1">8 EN </text:h>
      <text:p text:style-name="Text_20_body">No está en casa. <text:span text:style-name="Grey">He's not in.</text:span></text:p>
      <text:p text:style-name="Text_20_body">No está en casa. <text:span text:style-name="Grey">He's not home.</text:span></text:p>
      <text:p text:style-name="Text_20_body">No está en casa. <text:span text:style-name="Grey">He isn't at home.</text:span></text:p>
      <text:p text:style-name="Text_20_body">Él no está en casa. <text:span text:style-name="Grey">He's not in.</text:span></text:p>
      <text:p text:style-name="Text_20_body">El perro está en la casa. <text:span text:style-name="Grey">The dog is in the house.</text:span></text:p>
      <text:p text:style-name="Text_20_body">Estoy en la casa. <text:span text:style-name="Grey">I am in the house.</text:span></text:p>
      <text:p text:style-name="Text_20_body">Estoy en la casa. <text:span text:style-name="Grey">I'm in the house.</text:span></text:p>
      <text:p text:style-name="Text_20_body">¿Quién está en la casa ? <text:span text:style-name="Grey">Who is in the house?</text:span></text:p>
      <text:p text:style-name="Text_20_body">Mi padre no está en casa. <text:span text:style-name="Grey">My father isn't at home.</text:span></text:p>
      <text:p text:style-name="Text_20_body">Mi padre no está en casa. <text:span text:style-name="Grey">Father isn't at home.</text:span></text:p>
      <text:p text:style-name="Text_20_body">Mi padre no está en casa. <text:span text:style-name="Grey">My father isn't home.</text:span></text:p>
      <text:p text:style-name="Text_20_body">¿Está él en casa ? <text:span text:style-name="Grey">Is he at home?</text:span></text:p>
      <text:p text:style-name="Text_20_body">Él está en casa. <text:span text:style-name="Grey">He is at home.</text:span></text:p>
      <text:p text:style-name="Text_20_body">Está usted en su casa. <text:span text:style-name="Grey">Make yourself at home.</text:span></text:p>
      <text:p text:style-name="Text_20_body">Estoy en la casa de un amigo. <text:span text:style-name="Grey">I am staying with a friend.</text:span></text:p>
      <text:p text:style-name="Text_20_body">Él ya no está en casa. <text:span text:style-name="Grey">He is no longer at home.</text:span></text:p>
      <text:p text:style-name="Text_20_body">Me gusta estar en casa. <text:span text:style-name="Grey">I like to be at home.</text:span></text:p>
      <text:p text:style-name="Text_20_body">Lo siento, no está en casa. <text:span text:style-name="Grey">I'm sorry, but he isn't home.</text:span></text:p>
      <text:p text:style-name="Text_20_body">Mi padre está en casa. <text:span text:style-name="Grey">My father is at home.</text:span></text:p>
      <text:p text:style-name="Text_20_body">Mi padre está en casa. <text:span text:style-name="Grey">My father is home.</text:span></text:p>
      <text:p text:style-name="Text_20_body">Mi madre no está en casa. <text:span text:style-name="Grey">My mother is out.</text:span></text:p>
      <text:p text:style-name="Text_20_body">Mi madre no está en casa. <text:span text:style-name="Grey">My mother isn't at home.</text:span></text:p>
      <text:p text:style-name="Text_20_body">Ella es buena en lo que hace. <text:span text:style-name="Grey">She's good at what she does.</text:span></text:p>
      <text:p text:style-name="Text_20_body">Todo está bien en casa. <text:span text:style-name="Grey">Everything is all right at home.</text:span></text:p>
      <text:p text:style-name="Text_20_body">Me voy en una hora. <text:span text:style-name="Grey">I leave in an hour.</text:span></text:p>
      <text:p text:style-name="Text_20_body">Él estaba en casa. <text:span text:style-name="Grey">He was at home.</text:span></text:p>
      <text:p text:style-name="Text_20_body">Ella está en el trabajo, ¿no ? <text:span text:style-name="Grey">She's at work, isn't she?</text:span></text:p>
      <text:p text:style-name="Text_20_body">Él estaba solo en la casa. <text:span text:style-name="Grey">He was alone in the house.</text:span></text:p>
      <text:p text:style-name="Text_20_body">Hay un gato en mi casa. <text:span text:style-name="Grey">There's a cat in my house.</text:span></text:p>
      <text:p text:style-name="Text_20_body">¿Está ella en casa ? <text:span text:style-name="Grey">Is she at home?</text:span></text:p>
      <text:h text:style-name="Heading_20_1" text:outline-level="1">9 NO </text:h>
      <text:p text:style-name="Text_20_body">No sé lo que es. <text:span text:style-name="Grey">I don't know what it is.</text:span></text:p>
      <text:p text:style-name="Text_20_body">No sé lo que es. <text:span text:style-name="Grey">I don't know what that is.</text:span></text:p>
      <text:p text:style-name="Text_20_body">No, no es mi casa. <text:span text:style-name="Grey">No, that's not my house.</text:span></text:p>
      <text:p text:style-name="Text_20_body">¿Qué no te gusta ? <text:span text:style-name="Grey">What don't you like?</text:span></text:p>
      <text:p text:style-name="Text_20_body">No sé por qué no te gusta. <text:span text:style-name="Grey">I don't know why you don't like him.</text:span></text:p>
      <text:p text:style-name="Text_20_body">No sé por qué no te gusta. <text:span text:style-name="Grey">I don't know why you don't like her.</text:span></text:p>
      <text:p text:style-name="Text_20_body">La casa no me gusta. <text:span text:style-name="Grey">I do not like the house.</text:span></text:p>
      <text:p text:style-name="Text_20_body">No está en casa. <text:span text:style-name="Grey">He's not in.</text:span></text:p>
      <text:p text:style-name="Text_20_body">No está en casa. <text:span text:style-name="Grey">He's not home.</text:span></text:p>
      <text:p text:style-name="Text_20_body">No está en casa. <text:span text:style-name="Grey">He isn't at home.</text:span></text:p>
      <text:p text:style-name="Text_20_body">No sé lo que quiero. <text:span text:style-name="Grey">I don't know what I want.</text:span></text:p>
      <text:p text:style-name="Text_20_body">Esta no es mi casa. <text:span text:style-name="Grey">This is not my home.</text:span></text:p>
      <text:p text:style-name="Text_20_body">No sé por qué no le quiere. <text:span text:style-name="Grey">I don't know why you don't like him.</text:span></text:p>
      <text:p text:style-name="Text_20_body">¿Por qué no me lo dijo ? <text:span text:style-name="Grey">Why didn't she tell me?</text:span></text:p>
      <text:p text:style-name="Text_20_body">Este no me gusta. <text:span text:style-name="Grey">I don't like this one.</text:span></text:p>
      <text:p text:style-name="Text_20_body">Esta no es tu casa. <text:span text:style-name="Grey">This isn't your house.</text:span></text:p>
      <text:p text:style-name="Text_20_body">No me gusta lo que él dijo. <text:span text:style-name="Grey">I don't like what he said.</text:span></text:p>
      <text:p text:style-name="Text_20_body">Él no está en casa. <text:span text:style-name="Grey">He's not in.</text:span></text:p>
      <text:p text:style-name="Text_20_body">Eso no es lo que quiero. <text:span text:style-name="Grey">That's not what I want.</text:span></text:p>
      <text:p text:style-name="Text_20_body">No sabe qué tiene que hacer. <text:span text:style-name="Grey">He doesn't know what he's supposed to do.</text:span></text:p>
      <text:p text:style-name="Text_20_body">No me gusta para nada. <text:span text:style-name="Grey">I don't like it at all.</text:span></text:p>
      <text:p text:style-name="Text_20_body">No, no está bien. <text:span text:style-name="Grey">No, it's not right.</text:span></text:p>
      <text:p text:style-name="Text_20_body">No puedo ir a casa. <text:span text:style-name="Grey">I can't go home.</text:span></text:p>
      <text:p text:style-name="Text_20_body">No me gusta nada. <text:span text:style-name="Grey">I don't like it at all.</text:span></text:p>
      <text:p text:style-name="Text_20_body">No me gusta nada. <text:span text:style-name="Grey">I don't like anything.</text:span></text:p>
      <text:p text:style-name="Text_20_body">Él no la quiere. <text:span text:style-name="Grey">He doesn't want it.</text:span></text:p>
      <text:p text:style-name="Text_20_body">Él no me gusta para nada. <text:span text:style-name="Grey">I don't really like him.</text:span></text:p>
      <text:p text:style-name="Text_20_body">No tengo nada más que hacer. <text:span text:style-name="Grey">I've got no more to do.</text:span></text:p>
      <text:p text:style-name="Text_20_body">Él no lo quiere. <text:span text:style-name="Grey">He doesn't want it.</text:span></text:p>
      <text:p text:style-name="Text_20_body">A ella no le gusta. <text:span text:style-name="Grey">She does not like him.</text:span></text:p>
      <text:h text:style-name="Heading_20_1" text:outline-level="1">10 UNA </text:h>
      <text:p text:style-name="Text_20_body">Madre no hay más que una. <text:span text:style-name="Grey">Mother is no more than one.</text:span></text:p>
      <text:p text:style-name="Text_20_body">Se fue hace una hora. <text:span text:style-name="Grey">He left an hour ago.</text:span></text:p>
      <text:p text:style-name="Text_20_body">Me voy en una hora. <text:span text:style-name="Grey">I leave in an hour.</text:span></text:p>
      <text:p text:style-name="Text_20_body">Esta es una buena casa. <text:span text:style-name="Grey">This is a good house.</text:span></text:p>
      <text:p text:style-name="Text_20_body">El hombre es una mujer. <text:span text:style-name="Grey">The man is a woman.</text:span></text:p>
      <text:p text:style-name="Text_20_body">¿Hay una mujer en tu vida ? <text:span text:style-name="Grey">Is there a woman in your life?</text:span></text:p>
      <text:p text:style-name="Text_20_body">Tengo una vida muy buena. <text:span text:style-name="Grey">I have a great life.</text:span></text:p>
      <text:p text:style-name="Text_20_body">Ella quiere una. <text:span text:style-name="Grey">She wants one.</text:span></text:p>
      <text:p text:style-name="Text_20_body">Ella no es más que una niña. <text:span text:style-name="Grey">She is nothing but a child.</text:span></text:p>
      <text:p text:style-name="Text_20_body">Te lo dije una y otra vez. <text:span text:style-name="Grey">I told you again and again.</text:span></text:p>
      <text:p text:style-name="Text_20_body">Parece ser una buena casa. <text:span text:style-name="Grey">It seems to be a good house.</text:span></text:p>
      <text:p text:style-name="Text_20_body">Yo no era una buena madre. <text:span text:style-name="Grey">I was not a good mother.</text:span></text:p>
      <text:p text:style-name="Text_20_body">No puedes ser una mujer. <text:span text:style-name="Grey">You can't be a woman.</text:span></text:p>
      <text:p text:style-name="Text_20_body">Solo se vive una vez. <text:span text:style-name="Grey">You only live once.</text:span></text:p>
      <text:p text:style-name="Text_20_body">Tengo que comprar una. <text:span text:style-name="Grey">I must buy one.</text:span></text:p>
      <text:p text:style-name="Text_20_body">Quiero ir ahí una vez más. <text:span text:style-name="Grey">I want to go there once more.</text:span></text:p>
      <text:p text:style-name="Text_20_body">Él no tiene una hermana. <text:span text:style-name="Grey">He doesn't have a sister.</text:span></text:p>
      <text:p text:style-name="Text_20_body">No puedo vivir sin una mujer. <text:span text:style-name="Grey">I can't live without a woman.</text:span></text:p>
      <text:p text:style-name="Text_20_body">Solo lo vi una vez. <text:span text:style-name="Grey">I only saw him once.</text:span></text:p>
      <text:p text:style-name="Text_20_body">Voy a salir en una hora. <text:span text:style-name="Grey">I'm going out in an hour.</text:span></text:p>
      <text:p text:style-name="Text_20_body">Una vez más, por favor. <text:span text:style-name="Grey">Once more, please.</text:span></text:p>
      <text:p text:style-name="Text_20_body">Aquí hay una carta para usted. <text:span text:style-name="Grey">Here is a letter for you.</text:span></text:p>
      <text:p text:style-name="Text_20_body">Es difícil vivir sin una casa. <text:span text:style-name="Grey">It's hard to live without a house.</text:span></text:p>
      <text:p text:style-name="Text_20_body">Yo también tengo una. <text:span text:style-name="Grey">I have one too.</text:span></text:p>
      <text:p text:style-name="Text_20_body">Un gato no es una persona. <text:span text:style-name="Grey">A cat is not a person!</text:span></text:p>
      <text:p text:style-name="Text_20_body">Un gato no es una persona. <text:span text:style-name="Grey">A cat is not a person.</text:span></text:p>
      <text:p text:style-name="Text_20_body">Él no es una buena persona. <text:span text:style-name="Grey">He's not a good person.</text:span></text:p>
      <text:p text:style-name="Text_20_body">Él no es una buena persona. <text:span text:style-name="Grey">He is not a good person.</text:span></text:p>
      <text:p text:style-name="Text_20_body">No tiene una casa donde vivir. <text:span text:style-name="Grey">He has no house to live in.</text:span></text:p>
      <text:p text:style-name="Text_20_body">Yo no tengo una hermana. <text:span text:style-name="Grey">I do not have a sister.</text:span></text:p>
      <text:h text:style-name="Heading_20_1" text:outline-level="1">11 ESTÁ </text:h>
      <text:p text:style-name="Text_20_body">No está en casa. <text:span text:style-name="Grey">He's not in.</text:span></text:p>
      <text:p text:style-name="Text_20_body">No está en casa. <text:span text:style-name="Grey">He's not home.</text:span></text:p>
      <text:p text:style-name="Text_20_body">No está en casa. <text:span text:style-name="Grey">He isn't at home.</text:span></text:p>
      <text:p text:style-name="Text_20_body">Él no está en casa. <text:span text:style-name="Grey">He's not in.</text:span></text:p>
      <text:p text:style-name="Text_20_body">No, no está bien. <text:span text:style-name="Grey">No, it's not right.</text:span></text:p>
      <text:p text:style-name="Text_20_body">El perro está en la casa. <text:span text:style-name="Grey">The dog is in the house.</text:span></text:p>
      <text:p text:style-name="Text_20_body">¿Quién está en la casa ? <text:span text:style-name="Grey">Who is in the house?</text:span></text:p>
      <text:p text:style-name="Text_20_body">Mi padre no está en casa. <text:span text:style-name="Grey">My father isn't at home.</text:span></text:p>
      <text:p text:style-name="Text_20_body">Mi padre no está en casa. <text:span text:style-name="Grey">Father isn't at home.</text:span></text:p>
      <text:p text:style-name="Text_20_body">Mi padre no está en casa. <text:span text:style-name="Grey">My father isn't home.</text:span></text:p>
      <text:p text:style-name="Text_20_body">Él está en casa. <text:span text:style-name="Grey">He is at home.</text:span></text:p>
      <text:p text:style-name="Text_20_body">¿Por qué está aquí ? <text:span text:style-name="Grey">Why is he here?</text:span></text:p>
      <text:p text:style-name="Text_20_body">¡No, no ! Eso no está bien. <text:span text:style-name="Grey">No, no! That's not right.</text:span></text:p>
      <text:p text:style-name="Text_20_body">Está usted en su casa. <text:span text:style-name="Grey">Make yourself at home.</text:span></text:p>
      <text:p text:style-name="Text_20_body">Su casa está por aquí. <text:span text:style-name="Grey">His house is somewhere around here.</text:span></text:p>
      <text:p text:style-name="Text_20_body">Él ya no está en casa. <text:span text:style-name="Grey">He is no longer at home.</text:span></text:p>
      <text:p text:style-name="Text_20_body">Lo siento, no está en casa. <text:span text:style-name="Grey">I'm sorry, but he isn't home.</text:span></text:p>
      <text:p text:style-name="Text_20_body">Lo que él hizo no está mal. <text:span text:style-name="Grey">What he did is not wrong.</text:span></text:p>
      <text:p text:style-name="Text_20_body">Lo que él hizo no está mal. <text:span text:style-name="Grey">What he did wasn't wrong.</text:span></text:p>
      <text:p text:style-name="Text_20_body">Algo no está bien. <text:span text:style-name="Grey">Something isn't right.</text:span></text:p>
      <text:p text:style-name="Text_20_body">Mi padre está en casa. <text:span text:style-name="Grey">My father is at home.</text:span></text:p>
      <text:p text:style-name="Text_20_body">Mi padre está en casa. <text:span text:style-name="Grey">My father is home.</text:span></text:p>
      <text:p text:style-name="Text_20_body">Mi madre no está en casa. <text:span text:style-name="Grey">My mother is out.</text:span></text:p>
      <text:p text:style-name="Text_20_body">Mi madre no está en casa. <text:span text:style-name="Grey">My mother isn't at home.</text:span></text:p>
      <text:p text:style-name="Text_20_body">¿De qué está hecho ? <text:span text:style-name="Grey">What is it made of?</text:span></text:p>
      <text:p text:style-name="Text_20_body">No sé dónde está. <text:span text:style-name="Grey">I do not know where it is.</text:span></text:p>
      <text:p text:style-name="Text_20_body">Todo está bien en casa. <text:span text:style-name="Grey">Everything is all right at home.</text:span></text:p>
      <text:p text:style-name="Text_20_body">Ella está en el trabajo, ¿no ? <text:span text:style-name="Grey">She's at work, isn't she?</text:span></text:p>
      <text:p text:style-name="Text_20_body">Mi casa está aquí. <text:span text:style-name="Grey">My house is here.</text:span></text:p>
      <text:p text:style-name="Text_20_body">¿Dónde está su casa ? <text:span text:style-name="Grey">Where is your house?</text:span></text:p>
      <text:h text:style-name="Heading_20_1" text:outline-level="1">12 ME </text:h>
      <text:p text:style-name="Text_20_body">La casa no me gusta. <text:span text:style-name="Grey">I do not like the house.</text:span></text:p>
      <text:p text:style-name="Text_20_body">Me tengo que ir. <text:span text:style-name="Grey">I have to leave now.</text:span></text:p>
      <text:p text:style-name="Text_20_body">Me tengo que ir. <text:span text:style-name="Grey">I've got to go.</text:span></text:p>
      <text:p text:style-name="Text_20_body">¿Por qué no me lo dijo ? <text:span text:style-name="Grey">Why didn't she tell me?</text:span></text:p>
      <text:p text:style-name="Text_20_body">Este no me gusta. <text:span text:style-name="Grey">I don't like this one.</text:span></text:p>
      <text:p text:style-name="Text_20_body">No me gusta lo que él dijo. <text:span text:style-name="Grey">I don't like what he said.</text:span></text:p>
      <text:p text:style-name="Text_20_body">No me gusta para nada. <text:span text:style-name="Grey">I don't like it at all.</text:span></text:p>
      <text:p text:style-name="Text_20_body">No me gusta nada. <text:span text:style-name="Grey">I don't like it at all.</text:span></text:p>
      <text:p text:style-name="Text_20_body">No me gusta nada. <text:span text:style-name="Grey">I don't like anything.</text:span></text:p>
      <text:p text:style-name="Text_20_body">Él no me gusta para nada. <text:span text:style-name="Grey">I don't really like him.</text:span></text:p>
      <text:p text:style-name="Text_20_body">Me quiero ir a casa. <text:span text:style-name="Grey">I want to go home.</text:span></text:p>
      <text:p text:style-name="Text_20_body">Me gusta mi casa. <text:span text:style-name="Grey">I like my house.</text:span></text:p>
      <text:p text:style-name="Text_20_body">Me gusta mucho. <text:span text:style-name="Grey">I like it very much.</text:span></text:p>
      <text:p text:style-name="Text_20_body">Me gusta mucho. <text:span text:style-name="Grey">I like him very much.</text:span></text:p>
      <text:p text:style-name="Text_20_body">Me gusta mucho. <text:span text:style-name="Grey">I like her very much.</text:span></text:p>
      <text:p text:style-name="Text_20_body">Fue ella la que me lo dijo. <text:span text:style-name="Grey">It was her that told me.</text:span></text:p>
      <text:p text:style-name="Text_20_body">Ya me tengo que ir. <text:span text:style-name="Grey">I have to leave now.</text:span></text:p>
      <text:p text:style-name="Text_20_body">Ya me tengo que ir. <text:span text:style-name="Grey">I have got to go now.</text:span></text:p>
      <text:p text:style-name="Text_20_body">Ya me tengo que ir. <text:span text:style-name="Grey">I must leave now.</text:span></text:p>
      <text:p text:style-name="Text_20_body">Ya me tengo que ir. <text:span text:style-name="Grey">Well, I have to go now.</text:span></text:p>
      <text:p text:style-name="Text_20_body">Ya me tengo que ir. <text:span text:style-name="Grey">I must be going now.</text:span></text:p>
      <text:p text:style-name="Text_20_body">Ya me tengo que ir. <text:span text:style-name="Grey">I've got to go now.</text:span></text:p>
      <text:p text:style-name="Text_20_body">Ya me tengo que ir. <text:span text:style-name="Grey">I have to go now.</text:span></text:p>
      <text:p text:style-name="Text_20_body">Ya me tengo que ir. <text:span text:style-name="Grey">I must be leaving now.</text:span></text:p>
      <text:p text:style-name="Text_20_body">Ya me tengo que ir. <text:span text:style-name="Grey">I must go now.</text:span></text:p>
      <text:p text:style-name="Text_20_body">Me gusta estar en casa. <text:span text:style-name="Grey">I like to be at home.</text:span></text:p>
      <text:p text:style-name="Text_20_body">Ella no me gusta para nada. <text:span text:style-name="Grey">I don't really like her.</text:span></text:p>
      <text:p text:style-name="Text_20_body">No me gusta este libro. <text:span text:style-name="Grey">I don't like this book.</text:span></text:p>
      <text:p text:style-name="Text_20_body">No me gusta el vino. <text:span text:style-name="Grey">I don't care for wine.</text:span></text:p>
      <text:p text:style-name="Text_20_body">No me gusta el vino. <text:span text:style-name="Grey">I don't like wine.</text:span></text:p>
      <text:h text:style-name="Heading_20_1" text:outline-level="1">13 SE </text:h>
      <text:p text:style-name="Text_20_body">Él hizo lo que se le dijo. <text:span text:style-name="Grey">He did what they told him.</text:span></text:p>
      <text:p text:style-name="Text_20_body">¿No se puede hacer nada ? <text:span text:style-name="Grey">Can't anything be done?</text:span></text:p>
      <text:p text:style-name="Text_20_body">Ella se fue a casa. <text:span text:style-name="Grey">She went home.</text:span></text:p>
      <text:p text:style-name="Text_20_body">Se fue hace una hora. <text:span text:style-name="Grey">He left an hour ago.</text:span></text:p>
      <text:p text:style-name="Text_20_body">¿Qué se puede hacer ? <text:span text:style-name="Grey">What can be done?</text:span></text:p>
      <text:p text:style-name="Text_20_body">Se parece mucho a su padre. <text:span text:style-name="Grey">He closely resembles his father.</text:span></text:p>
      <text:p text:style-name="Text_20_body">Él se parece a su padre. <text:span text:style-name="Grey">He resembles his father.</text:span></text:p>
      <text:p text:style-name="Text_20_body">Se lo dijo a todos. <text:span text:style-name="Grey">He told everyone.</text:span></text:p>
      <text:p text:style-name="Text_20_body">Se parece a su padre. <text:span text:style-name="Grey">He looks like his father.</text:span></text:p>
      <text:p text:style-name="Text_20_body">Se parece a su padre. <text:span text:style-name="Grey">He takes after his father.</text:span></text:p>
      <text:p text:style-name="Text_20_body">No se quería ir. <text:span text:style-name="Grey">He didn't want to leave.</text:span></text:p>
      <text:p text:style-name="Text_20_body">¿A quién se parece ? <text:span text:style-name="Grey">Who does he look like?</text:span></text:p>
      <text:p text:style-name="Text_20_body">El niño se parece a su padre. <text:span text:style-name="Grey">The boy takes after his father.</text:span></text:p>
      <text:p text:style-name="Text_20_body">El niño se parece a su padre. <text:span text:style-name="Grey">That boy takes after his father.</text:span></text:p>
      <text:p text:style-name="Text_20_body">Se parece mucho a su madre. <text:span text:style-name="Grey">She looks a lot like her mother.</text:span></text:p>
      <text:p text:style-name="Text_20_body">¿No se puede dejar como está ? <text:span text:style-name="Grey">Can't we leave it as it is?</text:span></text:p>
      <text:p text:style-name="Text_20_body">Él se parece a su madre. <text:span text:style-name="Grey">He looks just like his mother.</text:span></text:p>
      <text:p text:style-name="Text_20_body">Se lo voy a decir a todos. <text:span text:style-name="Grey">I'm going to tell everybody.</text:span></text:p>
      <text:p text:style-name="Text_20_body">Ella se lo dijo a todos. <text:span text:style-name="Grey">She told everyone.</text:span></text:p>
      <text:p text:style-name="Text_20_body">Ella se parece a su padre. <text:span text:style-name="Grey">She takes after her father.</text:span></text:p>
      <text:p text:style-name="Text_20_body">Se puede hacer. <text:span text:style-name="Grey">It can be done.</text:span></text:p>
      <text:p text:style-name="Text_20_body">Se parece a su madre. <text:span text:style-name="Grey">He resembles his mother.</text:span></text:p>
      <text:p text:style-name="Text_20_body">Creo que se parece a su padre. <text:span text:style-name="Grey">I think he takes after his father.</text:span></text:p>
      <text:p text:style-name="Text_20_body">Ella se parece a su madre. <text:span text:style-name="Grey">She looks like her mother.</text:span></text:p>
      <text:p text:style-name="Text_20_body">Él se puso con el trabajo. <text:span text:style-name="Grey">He set about the work.</text:span></text:p>
      <text:p text:style-name="Text_20_body">Él nunca se queda por mucho. <text:span text:style-name="Grey">He never stays long.</text:span></text:p>
      <text:p text:style-name="Text_20_body">Ese niño se parece a su padre. <text:span text:style-name="Grey">That child resembles his father.</text:span></text:p>
      <text:p text:style-name="Text_20_body">Se te ve muy bien. <text:span text:style-name="Grey">It looks very good on you.</text:span></text:p>
      <text:p text:style-name="Text_20_body">Él ya se ha ido a casa. <text:span text:style-name="Grey">He has already gone home.</text:span></text:p>
      <text:p text:style-name="Text_20_body">Le dije que no se fuera. <text:span text:style-name="Grey">I told her not to go.</text:span></text:p>
      <text:h text:style-name="Heading_20_1" text:outline-level="1">14 LO </text:h>
      <text:p text:style-name="Text_20_body">¿Qué es lo que te gusta ? <text:span text:style-name="Grey">What do you like?</text:span></text:p>
      <text:p text:style-name="Text_20_body">No sé lo que es. <text:span text:style-name="Grey">I don't know what it is.</text:span></text:p>
      <text:p text:style-name="Text_20_body">No sé lo que es. <text:span text:style-name="Grey">I don't know what that is.</text:span></text:p>
      <text:p text:style-name="Text_20_body">No sé lo que quiero. <text:span text:style-name="Grey">I don't know what I want.</text:span></text:p>
      <text:p text:style-name="Text_20_body">Tengo lo que quiero. <text:span text:style-name="Grey">I have what I want.</text:span></text:p>
      <text:p text:style-name="Text_20_body">Todo lo que sabe es que sabe. <text:span text:style-name="Grey">All that he knows is that he knows.</text:span></text:p>
      <text:p text:style-name="Text_20_body">¿Por qué no me lo dijo ? <text:span text:style-name="Grey">Why didn't she tell me?</text:span></text:p>
      <text:p text:style-name="Text_20_body">No me gusta lo que él dijo. <text:span text:style-name="Grey">I don't like what he said.</text:span></text:p>
      <text:p text:style-name="Text_20_body">Sé lo que tengo que hacer. <text:span text:style-name="Grey">I know what to do.</text:span></text:p>
      <text:p text:style-name="Text_20_body">Eso no es lo que quiero. <text:span text:style-name="Grey">That's not what I want.</text:span></text:p>
      <text:p text:style-name="Text_20_body">Es todo lo que quiero hacer. <text:span text:style-name="Grey">It is all I want to do.</text:span></text:p>
      <text:p text:style-name="Text_20_body">Todo lo que tengo es un libro. <text:span text:style-name="Grey">All I have is a book.</text:span></text:p>
      <text:p text:style-name="Text_20_body">Sé lo que quiero. <text:span text:style-name="Grey">I know what I want.</text:span></text:p>
      <text:p text:style-name="Text_20_body">Tengo todo lo que quiero. <text:span text:style-name="Grey">I've got everything I want.</text:span></text:p>
      <text:p text:style-name="Text_20_body">¿Qué es lo que más quieres ? <text:span text:style-name="Grey">What is it you want most?</text:span></text:p>
      <text:p text:style-name="Text_20_body">Él no lo quiere. <text:span text:style-name="Grey">He doesn't want it.</text:span></text:p>
      <text:p text:style-name="Text_20_body">No puedo decir lo que es. <text:span text:style-name="Grey">I can't tell what it is.</text:span></text:p>
      <text:p text:style-name="Text_20_body">Sabe lo que quiere. <text:span text:style-name="Grey">He knows what he wants.</text:span></text:p>
      <text:p text:style-name="Text_20_body">Usted sabe lo que quiero, ¿no ? <text:span text:style-name="Grey">You know what I want, don't you?</text:span></text:p>
      <text:p text:style-name="Text_20_body">Fue ella la que me lo dijo. <text:span text:style-name="Grey">It was her that told me.</text:span></text:p>
      <text:p text:style-name="Text_20_body">Eso es lo que quiero. <text:span text:style-name="Grey">That's what I want.</text:span></text:p>
      <text:p text:style-name="Text_20_body">Él hizo lo que se le dijo. <text:span text:style-name="Grey">He did what they told him.</text:span></text:p>
      <text:p text:style-name="Text_20_body">Sé lo que quiero hacer. <text:span text:style-name="Grey">I know what I want to do.</text:span></text:p>
      <text:p text:style-name="Text_20_body">Nada es lo que parece. <text:span text:style-name="Grey">Nothing is as it seems.</text:span></text:p>
      <text:p text:style-name="Text_20_body">Ya no sé lo que quiero. <text:span text:style-name="Grey">I don't know what I want anymore.</text:span></text:p>
      <text:p text:style-name="Text_20_body">No lo puedo ver. <text:span text:style-name="Grey">I can't see it.</text:span></text:p>
      <text:p text:style-name="Text_20_body">Sé por qué lo hizo. <text:span text:style-name="Grey">I know why he did it.</text:span></text:p>
      <text:p text:style-name="Text_20_body">Sé qué es lo que quieres. <text:span text:style-name="Grey">I know what you want.</text:span></text:p>
      <text:p text:style-name="Text_20_body">Eso es todo lo que tengo. <text:span text:style-name="Grey">That is all I have.</text:span></text:p>
      <text:p text:style-name="Text_20_body">Él dijo que él no lo hizo. <text:span text:style-name="Grey">He said he did not do it.</text:span></text:p>
      <text:h text:style-name="Heading_20_1" text:outline-level="1">15 MI </text:h>
      <text:p text:style-name="Text_20_body">No, no es mi casa. <text:span text:style-name="Grey">No, that's not my house.</text:span></text:p>
      <text:p text:style-name="Text_20_body">Esta no es mi casa. <text:span text:style-name="Grey">This is not my home.</text:span></text:p>
      <text:p text:style-name="Text_20_body">¿Me puedo ir a mi casa ? <text:span text:style-name="Grey">May I go home?</text:span></text:p>
      <text:p text:style-name="Text_20_body">Me gusta mi casa. <text:span text:style-name="Grey">I like my house.</text:span></text:p>
      <text:p text:style-name="Text_20_body">Esta es mi casa. <text:span text:style-name="Grey">This is my home.</text:span></text:p>
      <text:p text:style-name="Text_20_body">Esta es mi casa. <text:span text:style-name="Grey">This is my house.</text:span></text:p>
      <text:p text:style-name="Text_20_body">Mi casa es tu casa. <text:span text:style-name="Grey">My home is your home.</text:span></text:p>
      <text:p text:style-name="Text_20_body">Tu casa es mi casa. <text:span text:style-name="Grey">Your house be my house.</text:span></text:p>
      <text:p text:style-name="Text_20_body">Mi padre no está en casa. <text:span text:style-name="Grey">My father isn't at home.</text:span></text:p>
      <text:p text:style-name="Text_20_body">Mi padre no está en casa. <text:span text:style-name="Grey">Father isn't at home.</text:span></text:p>
      <text:p text:style-name="Text_20_body">Mi padre no está en casa. <text:span text:style-name="Grey">My father isn't home.</text:span></text:p>
      <text:p text:style-name="Text_20_body">Él no es mi padre. <text:span text:style-name="Grey">He's not my father.</text:span></text:p>
      <text:p text:style-name="Text_20_body">Esta casa es de mi padre. <text:span text:style-name="Grey">This house is my father's.</text:span></text:p>
      <text:p text:style-name="Text_20_body">Me voy a mi casa. <text:span text:style-name="Grey">I'm going to my house.</text:span></text:p>
      <text:p text:style-name="Text_20_body">Mi padre está en casa. <text:span text:style-name="Grey">My father is at home.</text:span></text:p>
      <text:p text:style-name="Text_20_body">Mi padre está en casa. <text:span text:style-name="Grey">My father is home.</text:span></text:p>
      <text:p text:style-name="Text_20_body">Mi madre no está en casa. <text:span text:style-name="Grey">My mother is out.</text:span></text:p>
      <text:p text:style-name="Text_20_body">Mi madre no está en casa. <text:span text:style-name="Grey">My mother isn't at home.</text:span></text:p>
      <text:p text:style-name="Text_20_body">No me gusta mi trabajo. <text:span text:style-name="Grey">I don't like my job.</text:span></text:p>
      <text:p text:style-name="Text_20_body">Este es mi libro. <text:span text:style-name="Grey">This is my book.</text:span></text:p>
      <text:p text:style-name="Text_20_body">No quiero hablar de mi niño. <text:span text:style-name="Grey">I don't want to talk about my child.</text:span></text:p>
      <text:p text:style-name="Text_20_body">Él es mi padre. <text:span text:style-name="Grey">He is my father.</text:span></text:p>
      <text:p text:style-name="Text_20_body">Él es mi padre. <text:span text:style-name="Grey">He's my father.</text:span></text:p>
      <text:p text:style-name="Text_20_body">Mi casa está aquí. <text:span text:style-name="Grey">My house is here.</text:span></text:p>
      <text:p text:style-name="Text_20_body">No es mi trabajo. <text:span text:style-name="Grey">It's not my job.</text:span></text:p>
      <text:p text:style-name="Text_20_body">Este no es mi coche. <text:span text:style-name="Grey">This is not my car.</text:span></text:p>
      <text:p text:style-name="Text_20_body">Hay un gato en mi casa. <text:span text:style-name="Grey">There's a cat in my house.</text:span></text:p>
      <text:p text:style-name="Text_20_body">Te quiero fuera de mi casa. <text:span text:style-name="Grey">I want you out of my house.</text:span></text:p>
      <text:p text:style-name="Text_20_body">Es el de mi hermano. <text:span text:style-name="Grey">It's my brother's.</text:span></text:p>
      <text:p text:style-name="Text_20_body">Me gusta mucho mi trabajo. <text:span text:style-name="Grey">I like my job very much.</text:span></text:p>
      <text:h text:style-name="Heading_20_1" text:outline-level="1">16 SU </text:h>
      <text:p text:style-name="Text_20_body">¿Esta es su casa ? <text:span text:style-name="Grey">Is this your house?</text:span></text:p>
      <text:p text:style-name="Text_20_body">Está usted en su casa. <text:span text:style-name="Grey">Make yourself at home.</text:span></text:p>
      <text:p text:style-name="Text_20_body">Él es un poco como su padre. <text:span text:style-name="Grey">He is a bit like his father.</text:span></text:p>
      <text:p text:style-name="Text_20_body">Él es un poco como su padre. <text:span text:style-name="Grey">He's a little like his father.</text:span></text:p>
      <text:p text:style-name="Text_20_body">Su casa está por aquí. <text:span text:style-name="Grey">His house is somewhere around here.</text:span></text:p>
      <text:p text:style-name="Text_20_body">Esa es su casa. <text:span text:style-name="Grey">That is her house.</text:span></text:p>
      <text:p text:style-name="Text_20_body">Esa es su casa. <text:span text:style-name="Grey">That's his house.</text:span></text:p>
      <text:p text:style-name="Text_20_body">Se parece mucho a su padre. <text:span text:style-name="Grey">He closely resembles his father.</text:span></text:p>
      <text:p text:style-name="Text_20_body">Este es su perro. <text:span text:style-name="Grey">This is your dog.</text:span></text:p>
      <text:p text:style-name="Text_20_body">Él se parece a su padre. <text:span text:style-name="Grey">He resembles his father.</text:span></text:p>
      <text:p text:style-name="Text_20_body">Se parece a su padre. <text:span text:style-name="Grey">He looks like his father.</text:span></text:p>
      <text:p text:style-name="Text_20_body">Se parece a su padre. <text:span text:style-name="Grey">He takes after his father.</text:span></text:p>
      <text:p text:style-name="Text_20_body">¿Dónde está su casa ? <text:span text:style-name="Grey">Where is your house?</text:span></text:p>
      <text:p text:style-name="Text_20_body">¿Dónde está su casa ? <text:span text:style-name="Grey">Where's his home?</text:span></text:p>
      <text:p text:style-name="Text_20_body">¿Dónde está su casa ? <text:span text:style-name="Grey">Where is his house?</text:span></text:p>
      <text:p text:style-name="Text_20_body">¿Dónde está su casa ? <text:span text:style-name="Grey">Where is her house?</text:span></text:p>
      <text:p text:style-name="Text_20_body">Él habla mucho de su padre. <text:span text:style-name="Grey">He talks a lot about his father.</text:span></text:p>
      <text:p text:style-name="Text_20_body">Todo a su tiempo. <text:span text:style-name="Grey">All in good time.</text:span></text:p>
      <text:p text:style-name="Text_20_body">El niño se parece a su padre. <text:span text:style-name="Grey">The boy takes after his father.</text:span></text:p>
      <text:p text:style-name="Text_20_body">El niño se parece a su padre. <text:span text:style-name="Grey">That boy takes after his father.</text:span></text:p>
      <text:p text:style-name="Text_20_body">Se parece mucho a su madre. <text:span text:style-name="Grey">She looks a lot like her mother.</text:span></text:p>
      <text:p text:style-name="Text_20_body">Él se parece a su madre. <text:span text:style-name="Grey">He looks just like his mother.</text:span></text:p>
      <text:p text:style-name="Text_20_body">Él no es como su hermano. <text:span text:style-name="Grey">He isn't like his brother.</text:span></text:p>
      <text:p text:style-name="Text_20_body">Ella se parece a su padre. <text:span text:style-name="Grey">She takes after her father.</text:span></text:p>
      <text:p text:style-name="Text_20_body">Él es más alto que su padre. <text:span text:style-name="Grey">He is taller than his father.</text:span></text:p>
      <text:p text:style-name="Text_20_body">No es tan alto como su padre. <text:span text:style-name="Grey">He is not as tall as his father.</text:span></text:p>
      <text:p text:style-name="Text_20_body">Se parece a su madre. <text:span text:style-name="Grey">He resembles his mother.</text:span></text:p>
      <text:p text:style-name="Text_20_body">No me sé su nombre. <text:span text:style-name="Grey">I don't know his name.</text:span></text:p>
      <text:p text:style-name="Text_20_body">Aquí está su perro. <text:span text:style-name="Grey">Your dog is here.</text:span></text:p>
      <text:p text:style-name="Text_20_body">Le gusta su trabajo. <text:span text:style-name="Grey">He is pleased with his work.</text:span></text:p>
      <text:h text:style-name="Heading_20_1" text:outline-level="1">17 POR </text:h>
      <text:p text:style-name="Text_20_body">No sé por qué no te gusta. <text:span text:style-name="Grey">I don't know why you don't like him.</text:span></text:p>
      <text:p text:style-name="Text_20_body">No sé por qué no te gusta. <text:span text:style-name="Grey">I don't know why you don't like her.</text:span></text:p>
      <text:p text:style-name="Text_20_body">No sé por qué no le quiere. <text:span text:style-name="Grey">I don't know why you don't like him.</text:span></text:p>
      <text:p text:style-name="Text_20_body">Es por tu bien. <text:span text:style-name="Grey">This is for you.</text:span></text:p>
      <text:p text:style-name="Text_20_body">Sé por qué lo hizo. <text:span text:style-name="Grey">I know why he did it.</text:span></text:p>
      <text:p text:style-name="Text_20_body">No, no tienes por qué. <text:span text:style-name="Grey">No, you don't have to.</text:span></text:p>
      <text:p text:style-name="Text_20_body">Esta va por la casa. <text:span text:style-name="Grey">It's on the house.</text:span></text:p>
      <text:p text:style-name="Text_20_body">Su casa está por aquí. <text:span text:style-name="Grey">His house is somewhere around here.</text:span></text:p>
      <text:p text:style-name="Text_20_body">No es por eso que lo hice. <text:span text:style-name="Grey">That's not why I did it.</text:span></text:p>
      <text:p text:style-name="Text_20_body">¿Vas por él o a por él ? <text:span text:style-name="Grey">Are you going in his place or are you going to pick him up?</text:span></text:p>
      <text:p text:style-name="Text_20_body">Él lo hizo todo por ella. <text:span text:style-name="Grey">He did everything for her.</text:span></text:p>
      <text:p text:style-name="Text_20_body">Sé por qué estás aquí. <text:span text:style-name="Grey">I know why you're here.</text:span></text:p>
      <text:p text:style-name="Text_20_body">No la vi por mucho tiempo. <text:span text:style-name="Grey">I did not see her for a long time.</text:span></text:p>
      <text:p text:style-name="Text_20_body">No por eso estoy aquí. <text:span text:style-name="Grey">It's not why I'm here.</text:span></text:p>
      <text:p text:style-name="Text_20_body">Él lo hizo por el dinero. <text:span text:style-name="Grey">He did it for the money.</text:span></text:p>
      <text:p text:style-name="Text_20_body">No tienes por qué hacer eso. <text:span text:style-name="Grey">You don't need to do that.</text:span></text:p>
      <text:p text:style-name="Text_20_body">Tengo más trabajo por hacer. <text:span text:style-name="Grey">I have more work to do.</text:span></text:p>
      <text:p text:style-name="Text_20_body">¿Eres de por aquí ? <text:span text:style-name="Grey">Are you from around here?</text:span></text:p>
      <text:p text:style-name="Text_20_body">No sé por qué hice eso. <text:span text:style-name="Grey">I don't know why I did that.</text:span></text:p>
      <text:p text:style-name="Text_20_body">Me siento muy mal por él. <text:span text:style-name="Grey">I feel very sorry for him.</text:span></text:p>
      <text:p text:style-name="Text_20_body">Lo estoy haciendo por él. <text:span text:style-name="Grey">I'm doing this for him.</text:span></text:p>
      <text:p text:style-name="Text_20_body">Él nunca se queda por mucho. <text:span text:style-name="Grey">He never stays long.</text:span></text:p>
      <text:p text:style-name="Text_20_body">Creo que está por aquí. <text:span text:style-name="Grey">I think it's around here.</text:span></text:p>
      <text:p text:style-name="Text_20_body">Creo que está por aquí. <text:span text:style-name="Grey">I think it's somewhere around here.</text:span></text:p>
      <text:p text:style-name="Text_20_body">¿Qué hace por la tarde ? <text:span text:style-name="Grey">What do you do in the afternoon?</text:span></text:p>
      <text:p text:style-name="Text_20_body">No lo he visto por años. <text:span text:style-name="Grey">I haven't seen him for years.</text:span></text:p>
      <text:p text:style-name="Text_20_body">Yo no lo he visto por años. <text:span text:style-name="Grey">I haven't seen him for years.</text:span></text:p>
      <text:p text:style-name="Text_20_body">Él lo hizo por dinero. <text:span text:style-name="Grey">He did it for money.</text:span></text:p>
      <text:p text:style-name="Text_20_body">Nadie sabe por qué. <text:span text:style-name="Grey">Nobody knows why.</text:span></text:p>
      <text:p text:style-name="Text_20_body">Nadie sabe por qué. <text:span text:style-name="Grey">No one knows why.</text:span></text:p>
      <text:h text:style-name="Heading_20_1" text:outline-level="1">18 CON </text:h>
      <text:p text:style-name="Text_20_body">No tengo nada que ver con él. <text:span text:style-name="Grey">I have nothing to do with him.</text:span></text:p>
      <text:p text:style-name="Text_20_body">Tengo que hablar con él. <text:span text:style-name="Grey">I need to talk to him.</text:span></text:p>
      <text:p text:style-name="Text_20_body">¿Puedo ir con él ? <text:span text:style-name="Grey">May I go with him?</text:span></text:p>
      <text:p text:style-name="Text_20_body">No tengo nada que ver con eso. <text:span text:style-name="Grey">I have nothing to do with it.</text:span></text:p>
      <text:p text:style-name="Text_20_body">No tengo nada que ver con eso. <text:span text:style-name="Grey">I have nothing to do with that.</text:span></text:p>
      <text:p text:style-name="Text_20_body">No puedo con ella. <text:span text:style-name="Grey">I can't resist her.</text:span></text:p>
      <text:p text:style-name="Text_20_body">Él tiene algo que ver con eso. <text:span text:style-name="Grey">He has something to do with it.</text:span></text:p>
      <text:p text:style-name="Text_20_body">¿Puedo hablar con él ? <text:span text:style-name="Grey">May I speak with him?</text:span></text:p>
      <text:p text:style-name="Text_20_body">Quiero hablar con él. <text:span text:style-name="Grey">I want to talk to him.</text:span></text:p>
      <text:p text:style-name="Text_20_body">Ella fue con él. <text:span text:style-name="Grey">She went with him.</text:span></text:p>
      <text:p text:style-name="Text_20_body">Ella no vive con él. <text:span text:style-name="Grey">She doesn't live with him.</text:span></text:p>
      <text:p text:style-name="Text_20_body">Él no tiene con quién jugar. <text:span text:style-name="Grey">He does not have anyone to play with.</text:span></text:p>
      <text:p text:style-name="Text_20_body">¿Qué vas a hacer con eso ? <text:span text:style-name="Grey">What are you going to do with it?</text:span></text:p>
      <text:p text:style-name="Text_20_body">¿Qué hizo con todo el dinero ? <text:span text:style-name="Grey">What did she do with all the money?</text:span></text:p>
      <text:p text:style-name="Text_20_body">¿Qué has hecho con mi libro ? <text:span text:style-name="Grey">What did you do with my book?</text:span></text:p>
      <text:p text:style-name="Text_20_body">¿Por qué vino con ella ? <text:span text:style-name="Grey">Why did he come with her?</text:span></text:p>
      <text:p text:style-name="Text_20_body">Quiero hablar con ella. <text:span text:style-name="Grey">I want to talk to her.</text:span></text:p>
      <text:p text:style-name="Text_20_body">Él se puso con el trabajo. <text:span text:style-name="Grey">He set about the work.</text:span></text:p>
      <text:p text:style-name="Text_20_body">Quiere hablar con usted. <text:span text:style-name="Grey">He wants to talk to you.</text:span></text:p>
      <text:p text:style-name="Text_20_body">¿Qué voy a hacer con su carta ? <text:span text:style-name="Grey">What shall I do with her letter?</text:span></text:p>
      <text:p text:style-name="Text_20_body">Es difícil hablar con él. <text:span text:style-name="Grey">It is difficult to talk to him.</text:span></text:p>
      <text:p text:style-name="Text_20_body">Es difícil hablar con él. <text:span text:style-name="Grey">It's difficult to speak with him.</text:span></text:p>
      <text:p text:style-name="Text_20_body">Él vive con su madre. <text:span text:style-name="Grey">He lives with his mom.</text:span></text:p>
      <text:p text:style-name="Text_20_body">Él vive con su madre. <text:span text:style-name="Grey">He lives with his mother.</text:span></text:p>
      <text:p text:style-name="Text_20_body">Ella vive con su padre. <text:span text:style-name="Grey">She lives with her dad.</text:span></text:p>
      <text:p text:style-name="Text_20_body">Ella vive con él. <text:span text:style-name="Grey">She lives with him.</text:span></text:p>
      <text:p text:style-name="Text_20_body">Sé con quién quieres hablar. <text:span text:style-name="Grey">I know who you want to talk to.</text:span></text:p>
      <text:p text:style-name="Text_20_body">¿Qué me quieres decir con eso ? <text:span text:style-name="Grey">What are you hinting at?</text:span></text:p>
      <text:p text:style-name="Text_20_body">No veo qué está mal con eso. <text:span text:style-name="Grey">I don't see what's wrong with that.</text:span></text:p>
      <text:p text:style-name="Text_20_body">Se lleva bien con él. <text:span text:style-name="Grey">She gets along well with him.</text:span></text:p>
      <text:h text:style-name="Heading_20_1" text:outline-level="1">19 TE </text:h>
      <text:p text:style-name="Text_20_body">¿Qué es lo que te gusta ? <text:span text:style-name="Grey">What do you like?</text:span></text:p>
      <text:p text:style-name="Text_20_body">¿Qué no te gusta ? <text:span text:style-name="Grey">What don't you like?</text:span></text:p>
      <text:p text:style-name="Text_20_body">No sé por qué no te gusta. <text:span text:style-name="Grey">I don't know why you don't like him.</text:span></text:p>
      <text:p text:style-name="Text_20_body">No sé por qué no te gusta. <text:span text:style-name="Grey">I don't know why you don't like her.</text:span></text:p>
      <text:p text:style-name="Text_20_body">Te quiero más que a ella. <text:span text:style-name="Grey">I love you more than I love her.</text:span></text:p>
      <text:p text:style-name="Text_20_body">¿Qué casa te gusta más ? <text:span text:style-name="Grey">What house do you like more?</text:span></text:p>
      <text:p text:style-name="Text_20_body">Te tengo que decir que no. <text:span text:style-name="Grey">I must say no to you.</text:span></text:p>
      <text:p text:style-name="Text_20_body">Te tengo que decir que no. <text:span text:style-name="Grey">I have to say no to you.</text:span></text:p>
      <text:p text:style-name="Text_20_body">¿Qué te gusta de ella ? <text:span text:style-name="Grey">What do you like about her?</text:span></text:p>
      <text:p text:style-name="Text_20_body">¿Qué te gusta hacer ? <text:span text:style-name="Grey">What do you like to do?</text:span></text:p>
      <text:p text:style-name="Text_20_body">¿Quién te gusta más ? <text:span text:style-name="Grey">Who do you like the most?</text:span></text:p>
      <text:p text:style-name="Text_20_body">No te quiero aquí. <text:span text:style-name="Grey">I don't want you here.</text:span></text:p>
      <text:p text:style-name="Text_20_body">Te quiero mucho. <text:span text:style-name="Grey">I like you a lot.</text:span></text:p>
      <text:p text:style-name="Text_20_body">Te quiero mucho. <text:span text:style-name="Grey">I want you so much.</text:span></text:p>
      <text:p text:style-name="Text_20_body">Te quiero más que a nadie. <text:span text:style-name="Grey">I love you more than anyone else.</text:span></text:p>
      <text:p text:style-name="Text_20_body">Te quiero más que a nadie. <text:span text:style-name="Grey">I love you more than I love any other person.</text:span></text:p>
      <text:p text:style-name="Text_20_body">Él te quiere mucho. <text:span text:style-name="Grey">He loves you very much.</text:span></text:p>
      <text:p text:style-name="Text_20_body">¿A qué hora te va bien ? <text:span text:style-name="Grey">What time is good for you?</text:span></text:p>
      <text:p text:style-name="Text_20_body">¿A qué hora te vas a casa ? <text:span text:style-name="Grey">What time do you go home?</text:span></text:p>
      <text:p text:style-name="Text_20_body">No te quiero ver nunca más. <text:span text:style-name="Grey">I don't ever want to see you again.</text:span></text:p>
      <text:p text:style-name="Text_20_body">Ya no te quiero. <text:span text:style-name="Grey">I don't love you anymore.</text:span></text:p>
      <text:p text:style-name="Text_20_body">¿A dónde más te gustaría ir ? <text:span text:style-name="Grey">Where else would you like to go?</text:span></text:p>
      <text:p text:style-name="Text_20_body">No te lo voy a decir. <text:span text:style-name="Grey">I'm not telling you.</text:span></text:p>
      <text:p text:style-name="Text_20_body">No te puedo decir qué hacer. <text:span text:style-name="Grey">I can't tell you what to do.</text:span></text:p>
      <text:p text:style-name="Text_20_body">No te puedo decir nada más. <text:span text:style-name="Grey">There's nothing more I can tell you.</text:span></text:p>
      <text:p text:style-name="Text_20_body">Te quiero fuera de mi casa. <text:span text:style-name="Grey">I want you out of my house.</text:span></text:p>
      <text:p text:style-name="Text_20_body">Te quiero más que nadie. <text:span text:style-name="Grey">I love you more than anyone else.</text:span></text:p>
      <text:p text:style-name="Text_20_body">¿A qué hora te vas ? <text:span text:style-name="Grey">What time will you leave?</text:span></text:p>
      <text:p text:style-name="Text_20_body">¿Qué te gusta comer ? <text:span text:style-name="Grey">What do you like to eat?</text:span></text:p>
      <text:p text:style-name="Text_20_body">Lo siento, te quiero. <text:span text:style-name="Grey">I'm sorry, I love you.</text:span></text:p>
      <text:h text:style-name="Heading_20_1" text:outline-level="1">20 TU </text:h>
      <text:p text:style-name="Text_20_body">Esta no es tu casa. <text:span text:style-name="Grey">This isn't your house.</text:span></text:p>
      <text:p text:style-name="Text_20_body">Es por tu bien. <text:span text:style-name="Grey">This is for you.</text:span></text:p>
      <text:p text:style-name="Text_20_body">Mi casa es tu casa. <text:span text:style-name="Grey">My home is your home.</text:span></text:p>
      <text:p text:style-name="Text_20_body">Tu casa es mi casa. <text:span text:style-name="Grey">Your house be my house.</text:span></text:p>
      <text:p text:style-name="Text_20_body">Esta es tu casa. <text:span text:style-name="Grey">This is your house.</text:span></text:p>
      <text:p text:style-name="Text_20_body">No voy a tu casa. <text:span text:style-name="Grey">I'm not going to your house.</text:span></text:p>
      <text:p text:style-name="Text_20_body">¿Esa es tu casa ? <text:span text:style-name="Grey">Is that your house?</text:span></text:p>
      <text:p text:style-name="Text_20_body">¿Dónde está tu casa ? <text:span text:style-name="Grey">Where is your house?</text:span></text:p>
      <text:p text:style-name="Text_20_body">¿Está tu madre en casa ? <text:span text:style-name="Grey">Is your mother at home?</text:span></text:p>
      <text:p text:style-name="Text_20_body">¿Está tu madre en casa ? <text:span text:style-name="Grey">Is your mother at home now?</text:span></text:p>
      <text:p text:style-name="Text_20_body">¿Está tu madre en casa ? <text:span text:style-name="Grey">Is your mum at home?</text:span></text:p>
      <text:p text:style-name="Text_20_body">¿Qué es tu trabajo ? <text:span text:style-name="Grey">What's your job?</text:span></text:p>
      <text:p text:style-name="Text_20_body">Me gusta mucho tu amigo. <text:span text:style-name="Grey">I like your friend very much.</text:span></text:p>
      <text:p text:style-name="Text_20_body">¿Hay un hombre en tu vida ? <text:span text:style-name="Grey">Is there a man in your life?</text:span></text:p>
      <text:p text:style-name="Text_20_body">¿De dónde es tu amigo ? <text:span text:style-name="Grey">Where is your friend from?</text:span></text:p>
      <text:p text:style-name="Text_20_body">Me gusta tu trabajo. <text:span text:style-name="Grey">I like your work.</text:span></text:p>
      <text:p text:style-name="Text_20_body">Me gusta tu trabajo. <text:span text:style-name="Grey">I like your job.</text:span></text:p>
      <text:p text:style-name="Text_20_body">Aquí está tu libro. <text:span text:style-name="Grey">Here is your book.</text:span></text:p>
      <text:p text:style-name="Text_20_body">Tu libro está aquí. <text:span text:style-name="Grey">Your book is here.</text:span></text:p>
      <text:p text:style-name="Text_20_body">Tu perro está aquí. <text:span text:style-name="Grey">Here is your dog.</text:span></text:p>
      <text:p text:style-name="Text_20_body">Aquí está tu perro. <text:span text:style-name="Grey">Here is your dog.</text:span></text:p>
      <text:p text:style-name="Text_20_body">¿Qué hace tu padre ? <text:span text:style-name="Grey">What does your father do?</text:span></text:p>
      <text:p text:style-name="Text_20_body">Tu perro está aquí. <text:span text:style-name="Grey">Your dog is here.</text:span></text:p>
      <text:p text:style-name="Text_20_body">Aquí está tu perro. <text:span text:style-name="Grey">Your dog is here.</text:span></text:p>
      <text:p text:style-name="Text_20_body">Quiero ver a tu madre. <text:span text:style-name="Grey">I want to see your mother.</text:span></text:p>
      <text:p text:style-name="Text_20_body">Me gusta tu coche. <text:span text:style-name="Grey">I like your car.</text:span></text:p>
      <text:p text:style-name="Text_20_body">¿Dónde está tu perro ? <text:span text:style-name="Grey">Where is your dog?</text:span></text:p>
      <text:p text:style-name="Text_20_body">¿Dónde está tu perro ? <text:span text:style-name="Grey">Where's your dog?</text:span></text:p>
      <text:p text:style-name="Text_20_body">¿Dónde está tu padre ? <text:span text:style-name="Grey">Where is your father?</text:span></text:p>
      <text:p text:style-name="Text_20_body">¿Este es tu coche ? <text:span text:style-name="Grey">Is this your car?</text:span></text:p>
      <text:h text:style-name="Heading_20_1" text:outline-level="1">21 MUY </text:h>
      <text:p text:style-name="Text_20_body">Sé muy poco de él. <text:span text:style-name="Grey">I know very little about him.</text:span></text:p>
      <text:p text:style-name="Text_20_body">Lo sé muy bien. <text:span text:style-name="Grey">I know it very well.</text:span></text:p>
      <text:p text:style-name="Text_20_body">Esta casa es muy buena. <text:span text:style-name="Grey">This house is very good.</text:span></text:p>
      <text:p text:style-name="Text_20_body">Sé muy poco de ella. <text:span text:style-name="Grey">I know very little about her.</text:span></text:p>
      <text:p text:style-name="Text_20_body">Mi padre nada muy bien. <text:span text:style-name="Grey">My father swims very well.</text:span></text:p>
      <text:p text:style-name="Text_20_body">Me siento muy mal por él. <text:span text:style-name="Grey">I feel very sorry for him.</text:span></text:p>
      <text:p text:style-name="Text_20_body">Este es un libro muy nuevo. <text:span text:style-name="Grey">This is a very new book.</text:span></text:p>
      <text:p text:style-name="Text_20_body">Se te ve muy bien. <text:span text:style-name="Grey">It looks very good on you.</text:span></text:p>
      <text:p text:style-name="Text_20_body">Tengo una vida muy buena. <text:span text:style-name="Grey">I have a great life.</text:span></text:p>
      <text:p text:style-name="Text_20_body">Este es un muy buen té. <text:span text:style-name="Grey">This is a very good tea.</text:span></text:p>
      <text:p text:style-name="Text_20_body">Lo has hecho muy bien. <text:span text:style-name="Grey">You've done it very well.</text:span></text:p>
      <text:p text:style-name="Text_20_body">¡Me siento muy bien ! <text:span text:style-name="Grey">I feel so good!</text:span></text:p>
      <text:p text:style-name="Text_20_body">Me siento muy bien. <text:span text:style-name="Grey">I feel very good.</text:span></text:p>
      <text:p text:style-name="Text_20_body">Ha estado muy bien. <text:span text:style-name="Grey">You've been great.</text:span></text:p>
      <text:p text:style-name="Text_20_body">Sé muy bien quién eres. <text:span text:style-name="Grey">I know very well who you are.</text:span></text:p>
      <text:p text:style-name="Text_20_body">Él es muy alto. <text:span text:style-name="Grey">He is very tall.</text:span></text:p>
      <text:p text:style-name="Text_20_body">Me lo he pasado muy bien. <text:span text:style-name="Grey">I had a wonderful time.</text:span></text:p>
      <text:p text:style-name="Text_20_body">Hizo muy buen tiempo. <text:span text:style-name="Grey">The weather was very good.</text:span></text:p>
      <text:p text:style-name="Text_20_body">Has hecho un muy buen trabajo. <text:span text:style-name="Grey">You have done a very good job.</text:span></text:p>
      <text:p text:style-name="Text_20_body">Este libro es muy nuevo. <text:span text:style-name="Grey">This book is very new.</text:span></text:p>
      <text:p text:style-name="Text_20_body">Todo va muy mal. <text:span text:style-name="Grey">Everything is going very badly.</text:span></text:p>
      <text:p text:style-name="Text_20_body">Ella ha de estar muy feliz. <text:span text:style-name="Grey">She must be very happy.</text:span></text:p>
      <text:p text:style-name="Text_20_body">El trabajo fue muy difícil. <text:span text:style-name="Grey">The work was very difficult.</text:span></text:p>
      <text:p text:style-name="Text_20_body">Este libro es muy bueno. <text:span text:style-name="Grey">This book is very good.</text:span></text:p>
      <text:p text:style-name="Text_20_body">Él vive muy lejos de mi casa. <text:span text:style-name="Grey">He lives far away from my house.</text:span></text:p>
      <text:p text:style-name="Text_20_body">No estoy muy bueno. <text:span text:style-name="Grey">I'm not feeling very well.</text:span></text:p>
      <text:p text:style-name="Text_20_body">No te he oído muy bien. <text:span text:style-name="Grey">I didn't quite hear you.</text:span></text:p>
      <text:p text:style-name="Text_20_body">No era muy bueno. <text:span text:style-name="Grey">It wasn't very good.</text:span></text:p>
      <text:p text:style-name="Text_20_body">Ella sabe leer muy bien. <text:span text:style-name="Grey">She can read very well.</text:span></text:p>
      <text:p text:style-name="Text_20_body">Me siento muy mal. <text:span text:style-name="Grey">I feel very sick.</text:span></text:p>
      <text:h text:style-name="Heading_20_1" text:outline-level="1">22 AL </text:h>
      <text:p text:style-name="Text_20_body">Él va al trabajo en tren. <text:span text:style-name="Grey">He goes to work by train.</text:span></text:p>
      <text:p text:style-name="Text_20_body">Tengo que volver al trabajo. <text:span text:style-name="Grey">I have to go back to work.</text:span></text:p>
      <text:p text:style-name="Text_20_body">Casi es hora de ir al colegio. <text:span text:style-name="Grey">It's about time to go to school.</text:span></text:p>
      <text:p text:style-name="Text_20_body">Es hora de ir al colegio. <text:span text:style-name="Grey">It's time to go to school.</text:span></text:p>
      <text:p text:style-name="Text_20_body">Es hora de ir al colegio. <text:span text:style-name="Grey">It is time to go to school.</text:span></text:p>
      <text:p text:style-name="Text_20_body">Da tiempo al tiempo. <text:span text:style-name="Grey">Give it time and you'll see.</text:span></text:p>
      <text:p text:style-name="Text_20_body">Me gusta ir al colegio. <text:span text:style-name="Grey">I like to go to school.</text:span></text:p>
      <text:p text:style-name="Text_20_body">Él fue al colegio en coche. <text:span text:style-name="Grey">He went to school by car.</text:span></text:p>
      <text:p text:style-name="Text_20_body">Hay que ir al colegio. <text:span text:style-name="Grey">You should go to school.</text:span></text:p>
      <text:p text:style-name="Text_20_body">Al gato le gusta dormir. <text:span text:style-name="Grey">The cat likes sleeping.</text:span></text:p>
      <text:p text:style-name="Text_20_body">Estás al favor del plan, ¿no ? <text:span text:style-name="Grey">You are in favor of the plan, aren't you?</text:span></text:p>
      <text:p text:style-name="Text_20_body">Voy a llegar tarde al trabajo. <text:span text:style-name="Grey">I'm going to be late for work.</text:span></text:p>
      <text:p text:style-name="Text_20_body">Ella le dio leche al gato. <text:span text:style-name="Grey">She fed milk to the cat.</text:span></text:p>
      <text:p text:style-name="Text_20_body">Al menos te pude ver. <text:span text:style-name="Grey">At least I got to see you.</text:span></text:p>
      <text:p text:style-name="Text_20_body">¿Por qué va la gente al cine ? <text:span text:style-name="Grey">Why do people go to the movies?</text:span></text:p>
      <text:p text:style-name="Text_20_body">¿Por qué va la gente al cine ? <text:span text:style-name="Grey">Why are people going to the movies?</text:span></text:p>
      <text:p text:style-name="Text_20_body">¿Por qué va la gente al cine ? <text:span text:style-name="Grey">Why do people go to the cinema?</text:span></text:p>
      <text:p text:style-name="Text_20_body">La niña ve al niño. <text:span text:style-name="Grey">The girl sees the boy.</text:span></text:p>
      <text:p text:style-name="Text_20_body">Lleva al niño a la cama. <text:span text:style-name="Grey">Get the kid to bed.</text:span></text:p>
      <text:p text:style-name="Text_20_body">Yo no voy al colegio. <text:span text:style-name="Grey">I do not go to school.</text:span></text:p>
      <text:p text:style-name="Text_20_body">Nos queremos el uno al otro. <text:span text:style-name="Grey">We love each other.</text:span></text:p>
      <text:p text:style-name="Text_20_body">Llamo al chico y él viene. <text:span text:style-name="Grey">I call the boy and he comes.</text:span></text:p>
      <text:p text:style-name="Text_20_body">¿Qué te parece ir al cine ? <text:span text:style-name="Grey">How about going to a movie?</text:span></text:p>
      <text:p text:style-name="Text_20_body">Ella fue con él al cine. <text:span text:style-name="Grey">She went with him to the movies.</text:span></text:p>
      <text:p text:style-name="Text_20_body">Le di la leche al gato. <text:span text:style-name="Grey">I gave the milk to the cat.</text:span></text:p>
      <text:p text:style-name="Text_20_body">Al fin llegó el tren. <text:span text:style-name="Grey">The train finally arrived.</text:span></text:p>
      <text:p text:style-name="Text_20_body">Ella fue al cine el otro día. <text:span text:style-name="Grey">She went to the cinema the other day.</text:span></text:p>
      <text:p text:style-name="Text_20_body">El otro día ella fue al cine. <text:span text:style-name="Grey">She went to a movie the other day.</text:span></text:p>
      <text:p text:style-name="Text_20_body">Tenemos que ir al colegio. <text:span text:style-name="Grey">We must go to school.</text:span></text:p>
      <text:p text:style-name="Text_20_body">La noche siempre sigue al día. <text:span text:style-name="Grey">Night always follows day.</text:span></text:p>
      <text:h text:style-name="Heading_20_1" text:outline-level="1">23 QUÉ </text:h>
      <text:p text:style-name="Text_20_body">No sé por qué no te gusta. <text:span text:style-name="Grey">I don't know why you don't like him.</text:span></text:p>
      <text:p text:style-name="Text_20_body">No sé por qué no te gusta. <text:span text:style-name="Grey">I don't know why you don't like her.</text:span></text:p>
      <text:p text:style-name="Text_20_body">No sé por qué no le quiere. <text:span text:style-name="Grey">I don't know why you don't like him.</text:span></text:p>
      <text:p text:style-name="Text_20_body">¿Por qué no me lo dijo ? <text:span text:style-name="Grey">Why didn't she tell me?</text:span></text:p>
      <text:p text:style-name="Text_20_body">No sabe qué tiene que hacer. <text:span text:style-name="Grey">He doesn't know what he's supposed to do.</text:span></text:p>
      <text:p text:style-name="Text_20_body">No sé qué quiero. <text:span text:style-name="Grey">I don't know what I want.</text:span></text:p>
      <text:p text:style-name="Text_20_body">No sé qué va a hacer. <text:span text:style-name="Grey">I don't know what he'll do.</text:span></text:p>
      <text:p text:style-name="Text_20_body">No sé qué hora es. <text:span text:style-name="Grey">I don't know what time it is.</text:span></text:p>
      <text:p text:style-name="Text_20_body">¿Por qué está aquí ? <text:span text:style-name="Grey">Why is he here?</text:span></text:p>
      <text:p text:style-name="Text_20_body">No sé qué más hacer. <text:span text:style-name="Grey">I don't know what else to do.</text:span></text:p>
      <text:p text:style-name="Text_20_body">Sé por qué lo hizo. <text:span text:style-name="Grey">I know why he did it.</text:span></text:p>
      <text:p text:style-name="Text_20_body">Sé qué es lo que quieres. <text:span text:style-name="Grey">I know what you want.</text:span></text:p>
      <text:p text:style-name="Text_20_body">No, no tienes por qué. <text:span text:style-name="Grey">No, you don't have to.</text:span></text:p>
      <text:p text:style-name="Text_20_body">¿A usted, qué le gusta hacer ? <text:span text:style-name="Grey">You, what do you like to do?</text:span></text:p>
      <text:p text:style-name="Text_20_body">No sé qué quiero hacer. <text:span text:style-name="Grey">I don't know what I want to do.</text:span></text:p>
      <text:p text:style-name="Text_20_body">Él no sabe qué hacer. <text:span text:style-name="Grey">He doesn't know what to do.</text:span></text:p>
      <text:p text:style-name="Text_20_body">¿De qué quiere hablar ? <text:span text:style-name="Grey">What do you want to talk about?</text:span></text:p>
      <text:p text:style-name="Text_20_body">No sabe qué hacer. <text:span text:style-name="Grey">He doesn't know what to do.</text:span></text:p>
      <text:p text:style-name="Text_20_body">No sé qué es eso. <text:span text:style-name="Grey">I don't know what that is.</text:span></text:p>
      <text:p text:style-name="Text_20_body">No sé qué hacer. <text:span text:style-name="Grey">I don't know what to do.</text:span></text:p>
      <text:p text:style-name="Text_20_body">¿Por qué tengo que hacer eso ? <text:span text:style-name="Grey">Why do I have to do that?</text:span></text:p>
      <text:p text:style-name="Text_20_body">¿De qué está hecho ? <text:span text:style-name="Grey">What is it made of?</text:span></text:p>
      <text:p text:style-name="Text_20_body">¿A qué hora te va bien ? <text:span text:style-name="Grey">What time is good for you?</text:span></text:p>
      <text:p text:style-name="Text_20_body">¿A qué hora te vas a casa ? <text:span text:style-name="Grey">What time do you go home?</text:span></text:p>
      <text:p text:style-name="Text_20_body">¿Por qué estoy aquí ? <text:span text:style-name="Grey">Why am I here?</text:span></text:p>
      <text:p text:style-name="Text_20_body">¿Por qué lo he hecho ? <text:span text:style-name="Grey">Why have I done it?</text:span></text:p>
      <text:p text:style-name="Text_20_body">¿Por qué lo he hecho ? <text:span text:style-name="Grey">Why did I do that?</text:span></text:p>
      <text:p text:style-name="Text_20_body">No te puedo decir qué hacer. <text:span text:style-name="Grey">I can't tell you what to do.</text:span></text:p>
      <text:p text:style-name="Text_20_body">¿Por qué él no vino ? <text:span text:style-name="Grey">Why didn't he come?</text:span></text:p>
      <text:p text:style-name="Text_20_body">¿Por qué me quieres ? <text:span text:style-name="Grey">Why do you love me?</text:span></text:p>
      <text:h text:style-name="Heading_20_1" text:outline-level="1">24 LE </text:h>
      <text:p text:style-name="Text_20_body">Le quiero más que a nada. <text:span text:style-name="Grey">I love him more than anything.</text:span></text:p>
      <text:p text:style-name="Text_20_body">No sé por qué no le quiere. <text:span text:style-name="Grey">I don't know why you don't like him.</text:span></text:p>
      <text:p text:style-name="Text_20_body">A ella no le gusta. <text:span text:style-name="Grey">She does not like him.</text:span></text:p>
      <text:p text:style-name="Text_20_body">Él hizo lo que se le dijo. <text:span text:style-name="Grey">He did what they told him.</text:span></text:p>
      <text:p text:style-name="Text_20_body">Más que nada le gusta hablar. <text:span text:style-name="Grey">She likes talking best of all.</text:span></text:p>
      <text:p text:style-name="Text_20_body">¿A usted, qué le gusta hacer ? <text:span text:style-name="Grey">You, what do you like to do?</text:span></text:p>
      <text:p text:style-name="Text_20_body">A él le gusta este libro. <text:span text:style-name="Grey">He likes this book.</text:span></text:p>
      <text:p text:style-name="Text_20_body">A ella le gusta él. <text:span text:style-name="Grey">She likes him.</text:span></text:p>
      <text:p text:style-name="Text_20_body">A ella le gusta él. <text:span text:style-name="Grey">She loves him.</text:span></text:p>
      <text:p text:style-name="Text_20_body">A ella le gusta. <text:span text:style-name="Grey">She likes him.</text:span></text:p>
      <text:p text:style-name="Text_20_body">A ella le gusta. <text:span text:style-name="Grey">She loves him.</text:span></text:p>
      <text:p text:style-name="Text_20_body">Le quiero mucho. <text:span text:style-name="Grey">I like him very much.</text:span></text:p>
      <text:p text:style-name="Text_20_body">A él le va bien. <text:span text:style-name="Grey">He is doing well.</text:span></text:p>
      <text:p text:style-name="Text_20_body">No le puedo hablar a la gente. <text:span text:style-name="Grey">I can't talk with people.</text:span></text:p>
      <text:p text:style-name="Text_20_body">Ya no le quiero. <text:span text:style-name="Grey">I do not love him any longer.</text:span></text:p>
      <text:p text:style-name="Text_20_body">Ya no le quiero. <text:span text:style-name="Grey">I no longer love him.</text:span></text:p>
      <text:p text:style-name="Text_20_body">Le dijo que la quería. <text:span text:style-name="Grey">He told her that he loved her.</text:span></text:p>
      <text:p text:style-name="Text_20_body">A ella le gusta el vino. <text:span text:style-name="Grey">She likes wine.</text:span></text:p>
      <text:p text:style-name="Text_20_body">Él le dio un libro a ella. <text:span text:style-name="Grey">He gave her a book.</text:span></text:p>
      <text:p text:style-name="Text_20_body">A la gente le gusta hablar. <text:span text:style-name="Grey">People like to talk.</text:span></text:p>
      <text:p text:style-name="Text_20_body">¿Sabe que le quieres ? <text:span text:style-name="Grey">Does he know that you love him?</text:span></text:p>
      <text:p text:style-name="Text_20_body">Él le dio un libro. <text:span text:style-name="Grey">He gave her a book.</text:span></text:p>
      <text:p text:style-name="Text_20_body">Él le dio un libro. <text:span text:style-name="Grey">He gave him a book.</text:span></text:p>
      <text:p text:style-name="Text_20_body">Eso es lo que le dije. <text:span text:style-name="Grey">That's what I told her.</text:span></text:p>
      <text:p text:style-name="Text_20_body">Eso es lo que le dije. <text:span text:style-name="Grey">That's what I told him.</text:span></text:p>
      <text:p text:style-name="Text_20_body">Ya le dije que no está aquí. <text:span text:style-name="Grey">I already told you that she isn't here.</text:span></text:p>
      <text:p text:style-name="Text_20_body">Le gusta su trabajo. <text:span text:style-name="Grey">He is pleased with his work.</text:span></text:p>
      <text:p text:style-name="Text_20_body">¿Qué le parece ? <text:span text:style-name="Grey">What do you think of it?</text:span></text:p>
      <text:p text:style-name="Text_20_body">A él le gusta el té. <text:span text:style-name="Grey">He likes tea.</text:span></text:p>
      <text:p text:style-name="Text_20_body">A nadie le gusta. <text:span text:style-name="Grey">Nobody likes it.</text:span></text:p>
      <text:h text:style-name="Heading_20_1" text:outline-level="1">25 TIENE </text:h>
      <text:p text:style-name="Text_20_body">Es como tiene que ser. <text:span text:style-name="Grey">It is how it is.</text:span></text:p>
      <text:p text:style-name="Text_20_body">No sabe qué tiene que hacer. <text:span text:style-name="Grey">He doesn't know what he's supposed to do.</text:span></text:p>
      <text:p text:style-name="Text_20_body">No tiene nada que hacer. <text:span text:style-name="Grey">He has nothing to do.</text:span></text:p>
      <text:p text:style-name="Text_20_body">Él tiene mucho que hacer. <text:span text:style-name="Grey">He has a lot of things to do.</text:span></text:p>
      <text:p text:style-name="Text_20_body">No tiene que ir si no quieres. <text:span text:style-name="Grey">If you don't want to go, you don't have to.</text:span></text:p>
      <text:p text:style-name="Text_20_body">Él no tiene que hacer eso. <text:span text:style-name="Grey">He does not have to do this.</text:span></text:p>
      <text:p text:style-name="Text_20_body">¿No tiene nada más que decir ? <text:span text:style-name="Grey">Don't you have more to say?</text:span></text:p>
      <text:p text:style-name="Text_20_body">Él tiene algo que ver con eso. <text:span text:style-name="Grey">He has something to do with it.</text:span></text:p>
      <text:p text:style-name="Text_20_body">Eso no tiene nada que ver. <text:span text:style-name="Grey">That has nothing to do with it.</text:span></text:p>
      <text:p text:style-name="Text_20_body">Él tiene un libro. <text:span text:style-name="Grey">He has a book.</text:span></text:p>
      <text:p text:style-name="Text_20_body">Él tiene un perro. <text:span text:style-name="Grey">He has a dog.</text:span></text:p>
      <text:p text:style-name="Text_20_body">¿Qué tiene que ver eso ? <text:span text:style-name="Grey">What does that have to do with anything?</text:span></text:p>
      <text:p text:style-name="Text_20_body">¿Ella tiene un perro ? No. <text:span text:style-name="Grey">Does she have a dog? No.</text:span></text:p>
      <text:p text:style-name="Text_20_body">Él tiene un poco de dinero. <text:span text:style-name="Grey">He has a little money.</text:span></text:p>
      <text:p text:style-name="Text_20_body">Él no tiene con quién jugar. <text:span text:style-name="Grey">He does not have anyone to play with.</text:span></text:p>
      <text:p text:style-name="Text_20_body">Él tiene dos años más que yo. <text:span text:style-name="Grey">He is older than I by two years.</text:span></text:p>
      <text:p text:style-name="Text_20_body">Lo tiene todo hecho. <text:span text:style-name="Grey">He's got it all worked out.</text:span></text:p>
      <text:p text:style-name="Text_20_body">¿Qué tiene ella ? <text:span text:style-name="Grey">What does she have?</text:span></text:p>
      <text:p text:style-name="Text_20_body">Tiene dos años más que yo. <text:span text:style-name="Grey">He's two years older than me.</text:span></text:p>
      <text:p text:style-name="Text_20_body">Él tiene tres años más que yo. <text:span text:style-name="Grey">He's three years older than I am.</text:span></text:p>
      <text:p text:style-name="Text_20_body">Él tiene un coche. <text:span text:style-name="Grey">He has a car.</text:span></text:p>
      <text:p text:style-name="Text_20_body">Mi hermano no tiene nada. <text:span text:style-name="Grey">My brother has nothing.</text:span></text:p>
      <text:p text:style-name="Text_20_body">Tiene tres años más que yo. <text:span text:style-name="Grey">He is three years senior to me.</text:span></text:p>
      <text:p text:style-name="Text_20_body">Él tiene miedo de su padre. <text:span text:style-name="Grey">He is afraid of his father.</text:span></text:p>
      <text:p text:style-name="Text_20_body">Él no tiene dinero. <text:span text:style-name="Grey">He has no money.</text:span></text:p>
      <text:p text:style-name="Text_20_body">Ella no tiene mucho dinero. <text:span text:style-name="Grey">She does not have much money.</text:span></text:p>
      <text:p text:style-name="Text_20_body">Ella tiene un gato. <text:span text:style-name="Grey">She has one cat.</text:span></text:p>
      <text:p text:style-name="Text_20_body">Él tiene un auto. <text:span text:style-name="Grey">He has a car.</text:span></text:p>
      <text:p text:style-name="Text_20_body">¿Por qué tiene miedo ? <text:span text:style-name="Grey">Why are you afraid?</text:span></text:p>
      <text:p text:style-name="Text_20_body">Él no tiene una hermana. <text:span text:style-name="Grey">He doesn't have a sister.</text:span></text:p>
      <text:h text:style-name="Heading_20_1" text:outline-level="1">26 MÁS </text:h>
      <text:p text:style-name="Text_20_body">Le quiero más que a nada. <text:span text:style-name="Grey">I love him more than anything.</text:span></text:p>
      <text:p text:style-name="Text_20_body">Te quiero más que a ella. <text:span text:style-name="Grey">I love you more than I love her.</text:span></text:p>
      <text:p text:style-name="Text_20_body">¿Qué es lo que más quieres ? <text:span text:style-name="Grey">What is it you want most?</text:span></text:p>
      <text:p text:style-name="Text_20_body">¿Qué casa te gusta más ? <text:span text:style-name="Grey">What house do you like more?</text:span></text:p>
      <text:p text:style-name="Text_20_body">No tengo nada más que hacer. <text:span text:style-name="Grey">I've got no more to do.</text:span></text:p>
      <text:p text:style-name="Text_20_body">Más que nada le gusta hablar. <text:span text:style-name="Grey">She likes talking best of all.</text:span></text:p>
      <text:p text:style-name="Text_20_body">No sé qué más hacer. <text:span text:style-name="Grey">I don't know what else to do.</text:span></text:p>
      <text:p text:style-name="Text_20_body">No quiero nada más. <text:span text:style-name="Grey">I don't want any more.</text:span></text:p>
      <text:p text:style-name="Text_20_body">Quiero un poco más. <text:span text:style-name="Grey">I want some more.</text:span></text:p>
      <text:p text:style-name="Text_20_body">No quiero hablar más. <text:span text:style-name="Grey">I don't want to talk anymore.</text:span></text:p>
      <text:p text:style-name="Text_20_body">¿Quién te gusta más ? <text:span text:style-name="Grey">Who do you like the most?</text:span></text:p>
      <text:p text:style-name="Text_20_body">No puedo hacer nada más. <text:span text:style-name="Grey">I can't do anything else.</text:span></text:p>
      <text:p text:style-name="Text_20_body">Te quiero más que a nadie. <text:span text:style-name="Grey">I love you more than anyone else.</text:span></text:p>
      <text:p text:style-name="Text_20_body">Te quiero más que a nadie. <text:span text:style-name="Grey">I love you more than I love any other person.</text:span></text:p>
      <text:p text:style-name="Text_20_body">No sé más que eso. <text:span text:style-name="Grey">I know only this.</text:span></text:p>
      <text:p text:style-name="Text_20_body">Madre no hay más que una. <text:span text:style-name="Grey">Mother is no more than one.</text:span></text:p>
      <text:p text:style-name="Text_20_body">¿No tiene nada más que decir ? <text:span text:style-name="Grey">Don't you have more to say?</text:span></text:p>
      <text:p text:style-name="Text_20_body">Quiero mucho más. <text:span text:style-name="Grey">I want a lot more.</text:span></text:p>
      <text:p text:style-name="Text_20_body">¿Quién más lo sabe ? <text:span text:style-name="Grey">Who else knows?</text:span></text:p>
      <text:p text:style-name="Text_20_body">No te quiero ver nunca más. <text:span text:style-name="Grey">I don't ever want to see you again.</text:span></text:p>
      <text:p text:style-name="Text_20_body">No tengo nada más que decir. <text:span text:style-name="Grey">I have nothing further to say.</text:span></text:p>
      <text:p text:style-name="Text_20_body">No tengo nada más que decir. <text:span text:style-name="Grey">I have nothing more to say.</text:span></text:p>
      <text:p text:style-name="Text_20_body">No tengo nada más que decir. <text:span text:style-name="Grey">I have nothing left to say.</text:span></text:p>
      <text:p text:style-name="Text_20_body">¿A dónde más te gustaría ir ? <text:span text:style-name="Grey">Where else would you like to go?</text:span></text:p>
      <text:p text:style-name="Text_20_body">Quiero algo más. <text:span text:style-name="Grey">I want something more.</text:span></text:p>
      <text:p text:style-name="Text_20_body">Él es el más alto de los tres. <text:span text:style-name="Grey">He is the tallest of the three.</text:span></text:p>
      <text:p text:style-name="Text_20_body">No te puedo decir nada más. <text:span text:style-name="Grey">There's nothing more I can tell you.</text:span></text:p>
      <text:p text:style-name="Text_20_body">No sé que más decir. <text:span text:style-name="Grey">I don't know what else to say.</text:span></text:p>
      <text:p text:style-name="Text_20_body">De los dos, él es más alto. <text:span text:style-name="Grey">He is the taller of the two.</text:span></text:p>
      <text:p text:style-name="Text_20_body">Quiero más de eso. <text:span text:style-name="Grey">I want more of that.</text:span></text:p>
      <text:h text:style-name="Heading_20_1" text:outline-level="1">27 LOS </text:h>
      <text:p text:style-name="Text_20_body">Él es el más alto de los tres. <text:span text:style-name="Grey">He is the tallest of the three.</text:span></text:p>
      <text:p text:style-name="Text_20_body">De los dos, él es más alto. <text:span text:style-name="Grey">He is the taller of the two.</text:span></text:p>
      <text:p text:style-name="Text_20_body">¿Por qué no tenemos los dos ? <text:span text:style-name="Grey">Why don't we have both?</text:span></text:p>
      <text:p text:style-name="Text_20_body">Él es el mayor de los dos. <text:span text:style-name="Grey">He is the older of the two.</text:span></text:p>
      <text:p text:style-name="Text_20_body">Me gustan los dos. <text:span text:style-name="Grey">I like both.</text:span></text:p>
      <text:p text:style-name="Text_20_body">Soy el más mayor de los tres. <text:span text:style-name="Grey">I am the oldest of the three.</text:span></text:p>
      <text:p text:style-name="Text_20_body">¿Para qué son los amigos ? <text:span text:style-name="Grey">What are friends for?</text:span></text:p>
      <text:p text:style-name="Text_20_body">Los voy a ver esta noche. <text:span text:style-name="Grey">I'm seeing them tonight.</text:span></text:p>
      <text:p text:style-name="Text_20_body">¿Cómo los quiere ? <text:span text:style-name="Grey">How do you want them?</text:span></text:p>
      <text:p text:style-name="Text_20_body">¿Dónde los has visto ? <text:span text:style-name="Grey">Where did you see them?</text:span></text:p>
      <text:p text:style-name="Text_20_body">¿Cómo os va a los dos ? <text:span text:style-name="Grey">How are you two doing?</text:span></text:p>
      <text:p text:style-name="Text_20_body">Para eso son los amigos. <text:span text:style-name="Grey">That's what friends are for.</text:span></text:p>
      <text:p text:style-name="Text_20_body">¿Qué has hecho con los libros ? <text:span text:style-name="Grey">What have you done with the books?</text:span></text:p>
      <text:p text:style-name="Text_20_body">Él me miró a los ojos. <text:span text:style-name="Grey">He looked me in the eye.</text:span></text:p>
      <text:p text:style-name="Text_20_body">Siempre uno los dos. <text:span text:style-name="Grey">I always unite those two.</text:span></text:p>
      <text:p text:style-name="Text_20_body">Los dos estamos bien. <text:span text:style-name="Grey">We're both fine.</text:span></text:p>
      <text:p text:style-name="Text_20_body">¿Cómo los quieres ? <text:span text:style-name="Grey">How do you want them?</text:span></text:p>
      <text:p text:style-name="Text_20_body">Ella me miró a los ojos. <text:span text:style-name="Grey">She looked me in the eye.</text:span></text:p>
      <text:p text:style-name="Text_20_body">Los veo mañana por la tarde. <text:span text:style-name="Grey">See you tomorrow afternoon.</text:span></text:p>
      <text:p text:style-name="Text_20_body">Él odia a los padres de ella. <text:span text:style-name="Grey">He hates her parents.</text:span></text:p>
      <text:p text:style-name="Text_20_body">No has oído a los niños. <text:span text:style-name="Grey">You have not heard the children.</text:span></text:p>
      <text:p text:style-name="Text_20_body">Conozco a los de tu tipo. <text:span text:style-name="Grey">I know your type.</text:span></text:p>
      <text:p text:style-name="Text_20_body">¿Dónde están los niños ? <text:span text:style-name="Grey">Where are the kids?</text:span></text:p>
      <text:p text:style-name="Text_20_body">¿Dónde están los niños ? <text:span text:style-name="Grey">Where are my kids?</text:span></text:p>
      <text:p text:style-name="Text_20_body">Los libros están en la mesa. <text:span text:style-name="Grey">The books are on the table.</text:span></text:p>
      <text:p text:style-name="Text_20_body">Yo como aquí todos los días. <text:span text:style-name="Grey">I eat here every day.</text:span></text:p>
      <text:p text:style-name="Text_20_body">Uno de los dos tiene que irse. <text:span text:style-name="Grey">Either of the two must go.</text:span></text:p>
      <text:p text:style-name="Text_20_body">Uno de los dos tiene que irse. <text:span text:style-name="Grey">One of the two has to go.</text:span></text:p>
      <text:p text:style-name="Text_20_body">¿Cómo están los niños ? <text:span text:style-name="Grey">How are the children?</text:span></text:p>
      <text:p text:style-name="Text_20_body">Creo que los puedo ayudar. <text:span text:style-name="Grey">I believe I can help you.</text:span></text:p>
      <text:h text:style-name="Heading_20_1" text:outline-level="1">28 GUSTA </text:h>
      <text:p text:style-name="Text_20_body">¿Qué es lo que te gusta ? <text:span text:style-name="Grey">What do you like?</text:span></text:p>
      <text:p text:style-name="Text_20_body">¿Qué no te gusta ? <text:span text:style-name="Grey">What don't you like?</text:span></text:p>
      <text:p text:style-name="Text_20_body">No sé por qué no te gusta. <text:span text:style-name="Grey">I don't know why you don't like him.</text:span></text:p>
      <text:p text:style-name="Text_20_body">No sé por qué no te gusta. <text:span text:style-name="Grey">I don't know why you don't like her.</text:span></text:p>
      <text:p text:style-name="Text_20_body">La casa no me gusta. <text:span text:style-name="Grey">I do not like the house.</text:span></text:p>
      <text:p text:style-name="Text_20_body">Este no me gusta. <text:span text:style-name="Grey">I don't like this one.</text:span></text:p>
      <text:p text:style-name="Text_20_body">No me gusta lo que él dijo. <text:span text:style-name="Grey">I don't like what he said.</text:span></text:p>
      <text:p text:style-name="Text_20_body">No me gusta para nada. <text:span text:style-name="Grey">I don't like it at all.</text:span></text:p>
      <text:p text:style-name="Text_20_body">No me gusta nada. <text:span text:style-name="Grey">I don't like it at all.</text:span></text:p>
      <text:p text:style-name="Text_20_body">No me gusta nada. <text:span text:style-name="Grey">I don't like anything.</text:span></text:p>
      <text:p text:style-name="Text_20_body">Él no me gusta para nada. <text:span text:style-name="Grey">I don't really like him.</text:span></text:p>
      <text:p text:style-name="Text_20_body">Me gusta mi casa. <text:span text:style-name="Grey">I like my house.</text:span></text:p>
      <text:p text:style-name="Text_20_body">¿Qué casa te gusta más ? <text:span text:style-name="Grey">What house do you like more?</text:span></text:p>
      <text:p text:style-name="Text_20_body">A ella no le gusta. <text:span text:style-name="Grey">She does not like him.</text:span></text:p>
      <text:p text:style-name="Text_20_body">Me gusta mucho. <text:span text:style-name="Grey">I like it very much.</text:span></text:p>
      <text:p text:style-name="Text_20_body">Me gusta mucho. <text:span text:style-name="Grey">I like him very much.</text:span></text:p>
      <text:p text:style-name="Text_20_body">Me gusta mucho. <text:span text:style-name="Grey">I like her very much.</text:span></text:p>
      <text:p text:style-name="Text_20_body">Más que nada le gusta hablar. <text:span text:style-name="Grey">She likes talking best of all.</text:span></text:p>
      <text:p text:style-name="Text_20_body">¿Qué te gusta de ella ? <text:span text:style-name="Grey">What do you like about her?</text:span></text:p>
      <text:p text:style-name="Text_20_body">¿Qué te gusta hacer ? <text:span text:style-name="Grey">What do you like to do?</text:span></text:p>
      <text:p text:style-name="Text_20_body">¿A usted, qué le gusta hacer ? <text:span text:style-name="Grey">You, what do you like to do?</text:span></text:p>
      <text:p text:style-name="Text_20_body">Me gusta estar en casa. <text:span text:style-name="Grey">I like to be at home.</text:span></text:p>
      <text:p text:style-name="Text_20_body">Ella no me gusta para nada. <text:span text:style-name="Grey">I don't really like her.</text:span></text:p>
      <text:p text:style-name="Text_20_body">No me gusta este libro. <text:span text:style-name="Grey">I don't like this book.</text:span></text:p>
      <text:p text:style-name="Text_20_body">No me gusta el vino. <text:span text:style-name="Grey">I don't care for wine.</text:span></text:p>
      <text:p text:style-name="Text_20_body">No me gusta el vino. <text:span text:style-name="Grey">I don't like wine.</text:span></text:p>
      <text:p text:style-name="Text_20_body">¿Quién te gusta más ? <text:span text:style-name="Grey">Who do you like the most?</text:span></text:p>
      <text:p text:style-name="Text_20_body">A él le gusta este libro. <text:span text:style-name="Grey">He likes this book.</text:span></text:p>
      <text:p text:style-name="Text_20_body">Ella no me gusta. <text:span text:style-name="Grey">I don't like her.</text:span></text:p>
      <text:p text:style-name="Text_20_body">Me gusta el perro. <text:span text:style-name="Grey">I like the dog.</text:span></text:p>
      <text:h text:style-name="Heading_20_1" text:outline-level="1">29 Y </text:h>
      <text:p text:style-name="Text_20_body">Yo la quiero y ella me quiere. <text:span text:style-name="Grey">I love her and she loves me.</text:span></text:p>
      <text:p text:style-name="Text_20_body">Tengo un gato y un perro. <text:span text:style-name="Grey">I have a cat and a dog.</text:span></text:p>
      <text:p text:style-name="Text_20_body">Tengo un perro y un gato. <text:span text:style-name="Grey">I have a cat and a dog.</text:span></text:p>
      <text:p text:style-name="Text_20_body">Tengo un perro y un gato. <text:span text:style-name="Grey">I have a dog and a cat.</text:span></text:p>
      <text:p text:style-name="Text_20_body">Te lo dije una y otra vez. <text:span text:style-name="Grey">I told you again and again.</text:span></text:p>
      <text:p text:style-name="Text_20_body">A veces voy y a veces no. <text:span text:style-name="Grey">Sometimes I go and sometimes I don't.</text:span></text:p>
      <text:p text:style-name="Text_20_body">Son las tres y diez. <text:span text:style-name="Grey">It's 3:10.</text:span></text:p>
      <text:p text:style-name="Text_20_body">Tenemos un perro y un gato. <text:span text:style-name="Grey">We own a dog and a cat.</text:span></text:p>
      <text:p text:style-name="Text_20_body">Tenemos un gato y un perro. <text:span text:style-name="Grey">We have a cat and a dog.</text:span></text:p>
      <text:p text:style-name="Text_20_body">Y ahora, ¿qué voy a hacer ? <text:span text:style-name="Grey">And now, what am I going to do?</text:span></text:p>
      <text:p text:style-name="Text_20_body">Va a hacer más y más calor. <text:span text:style-name="Grey">It will get warmer and warmer.</text:span></text:p>
      <text:p text:style-name="Text_20_body">Uno se quedó y el otro se fue. <text:span text:style-name="Grey">One stayed and the other went away.</text:span></text:p>
      <text:p text:style-name="Text_20_body">Y sé que no lo hiciste por mí. <text:span text:style-name="Grey">And I know you didn't do it for me.</text:span></text:p>
      <text:p text:style-name="Text_20_body">Ella me ama, y yo a ella. <text:span text:style-name="Grey">She loves me, and I love her.</text:span></text:p>
      <text:p text:style-name="Text_20_body">Y tú, ¿qué tal estás ? <text:span text:style-name="Grey">And you, how are you?</text:span></text:p>
      <text:p text:style-name="Text_20_body">Y tú, ¿qué tal estás ? <text:span text:style-name="Grey">And you, how's it going?</text:span></text:p>
      <text:p text:style-name="Text_20_body">¿Tu esposa me vio y te dijo ? <text:span text:style-name="Grey">Your wife saw me and told you?</text:span></text:p>
      <text:p text:style-name="Text_20_body">No puedo ir, y tampoco quiero. <text:span text:style-name="Grey">I can't go, nor do I want to.</text:span></text:p>
      <text:p text:style-name="Text_20_body">Él lo intentó una y otra vez. <text:span text:style-name="Grey">He tried it over and over again.</text:span></text:p>
      <text:p text:style-name="Text_20_body">Él no fue y yo tampoco. <text:span text:style-name="Grey">He didn't go and I didn't either.</text:span></text:p>
      <text:p text:style-name="Text_20_body">Dos y dos son cuatro. <text:span text:style-name="Grey">Two plus two makes four.</text:span></text:p>
      <text:p text:style-name="Text_20_body">Y una cosa lleva a la otra. <text:span text:style-name="Grey">And so one thing leads to another.</text:span></text:p>
      <text:p text:style-name="Text_20_body">Tiene dos niños y una niña. <text:span text:style-name="Grey">He has two boys and a girl.</text:span></text:p>
      <text:p text:style-name="Text_20_body">Lee el libro una y otra vez. <text:span text:style-name="Grey">Read the book again and again.</text:span></text:p>
      <text:p text:style-name="Text_20_body">Yo era joven y quería vivir. <text:span text:style-name="Grey">I was young, and I wanted to live.</text:span></text:p>
      <text:p text:style-name="Text_20_body">Y un poco de pan. <text:span text:style-name="Grey">And a little bread.</text:span></text:p>
      <text:p text:style-name="Text_20_body">Él es profesor, y yo también. <text:span text:style-name="Grey">He's a teacher and so am I.</text:span></text:p>
      <text:p text:style-name="Text_20_body">¿Quién murió y te hizo rey ? <text:span text:style-name="Grey">Who died and made you king?</text:span></text:p>
      <text:p text:style-name="Text_20_body">Él tiene un gato y dos perros. <text:span text:style-name="Grey">He has a cat and two dogs.</text:span></text:p>
      <text:p text:style-name="Text_20_body">Él tiene un gato y dos perros. <text:span text:style-name="Grey">He owns one cat and two dogs.</text:span></text:p>
      <text:h text:style-name="Heading_20_1" text:outline-level="1">30 LAS </text:h>
      <text:p text:style-name="Text_20_body">Son las dos de la tarde. <text:span text:style-name="Grey">It's two o'clock in the afternoon.</text:span></text:p>
      <text:p text:style-name="Text_20_body">Son las dos de la tarde. <text:span text:style-name="Grey">It's 2:00 p.m.</text:span></text:p>
      <text:p text:style-name="Text_20_body">Son las tres y diez. <text:span text:style-name="Grey">It's 3:10.</text:span></text:p>
      <text:p text:style-name="Text_20_body">Puedo venir a las tres. <text:span text:style-name="Grey">I can come at three.</text:span></text:p>
      <text:p text:style-name="Text_20_body">Son casi las tres. <text:span text:style-name="Grey">It is almost three.</text:span></text:p>
      <text:p text:style-name="Text_20_body">Casi son las tres. <text:span text:style-name="Grey">It is almost three.</text:span></text:p>
      <text:p text:style-name="Text_20_body">Ya son las diez de la noche. <text:span text:style-name="Grey">It's already ten o'clock at night.</text:span></text:p>
      <text:p text:style-name="Text_20_body">Volvió a casa a las diez. <text:span text:style-name="Grey">He came home at ten.</text:span></text:p>
      <text:p text:style-name="Text_20_body">¿Son cerca de las diez ? <text:span text:style-name="Grey">Is it about ten o'clock?</text:span></text:p>
      <text:p text:style-name="Text_20_body">Me voy a las cuatro. <text:span text:style-name="Grey">I am leaving at four.</text:span></text:p>
      <text:p text:style-name="Text_20_body">Son un cuarto para las dos. <text:span text:style-name="Grey">It's quarter to two.</text:span></text:p>
      <text:p text:style-name="Text_20_body">Son un cuarto para las tres. <text:span text:style-name="Grey">It's a quarter to three.</text:span></text:p>
      <text:p text:style-name="Text_20_body">Él volvió a las cinco. <text:span text:style-name="Grey">He came back at 5 o'clock.</text:span></text:p>
      <text:p text:style-name="Text_20_body">No me gustan mucho las flores. <text:span text:style-name="Grey">I don't care for flowers very much.</text:span></text:p>
      <text:p text:style-name="Text_20_body">Me las vas a pagar. <text:span text:style-name="Grey">You will pay for it.</text:span></text:p>
      <text:p text:style-name="Text_20_body">¿Estabas en casa a las diez ? <text:span text:style-name="Grey">Were you home at ten?</text:span></text:p>
      <text:p text:style-name="Text_20_body">No sé nada de las mujeres. <text:span text:style-name="Grey">I know nothing about women.</text:span></text:p>
      <text:p text:style-name="Text_20_body">Yo no las compré. <text:span text:style-name="Grey">I didn't buy them.</text:span></text:p>
      <text:p text:style-name="Text_20_body">Ya pasa de las cinco. <text:span text:style-name="Grey">It is already past five o'clock.</text:span></text:p>
      <text:p text:style-name="Text_20_body">Dice que le gustan las flores. <text:span text:style-name="Grey">He says he likes flowers.</text:span></text:p>
      <text:p text:style-name="Text_20_body">Él vendrá a las tres y cuarto. <text:span text:style-name="Grey">He'll come at quarter past three.</text:span></text:p>
      <text:p text:style-name="Text_20_body">Creo que las puedo ayudar. <text:span text:style-name="Grey">I believe I can help you.</text:span></text:p>
      <text:p text:style-name="Text_20_body">Me lo dio por las buenas. <text:span text:style-name="Grey">He gave it to me willingly.</text:span></text:p>
      <text:p text:style-name="Text_20_body">Ya casi son las seis. <text:span text:style-name="Grey">It's almost six.</text:span></text:p>
      <text:p text:style-name="Text_20_body">Son las diez en punto. <text:span text:style-name="Grey">It's ten o'clock sharp.</text:span></text:p>
      <text:p text:style-name="Text_20_body">A las mujeres les gusta el té. <text:span text:style-name="Grey">The women like tea.</text:span></text:p>
      <text:p text:style-name="Text_20_body">Son las ocho de la tarde. <text:span text:style-name="Grey">It's 8 P.M.</text:span></text:p>
      <text:p text:style-name="Text_20_body">Voy a la escuela a las siete. <text:span text:style-name="Grey">I go to school at seven o'clock.</text:span></text:p>
      <text:p text:style-name="Text_20_body">Son las ocho de la noche. <text:span text:style-name="Grey">It's eight o'clock at night.</text:span></text:p>
      <text:p text:style-name="Text_20_body">El tren llegará a las diez. <text:span text:style-name="Grey">The train will arrive at ten o'clock.</text:span></text:p>
      <text:h text:style-name="Heading_20_1" text:outline-level="1">31 PARA </text:h>
      <text:p text:style-name="Text_20_body">No me gusta para nada. <text:span text:style-name="Grey">I don't like it at all.</text:span></text:p>
      <text:p text:style-name="Text_20_body">Él no me gusta para nada. <text:span text:style-name="Grey">I don't really like him.</text:span></text:p>
      <text:p text:style-name="Text_20_body">Ella no me gusta para nada. <text:span text:style-name="Grey">I don't really like her.</text:span></text:p>
      <text:p text:style-name="Text_20_body">Ella lo es todo para él. <text:span text:style-name="Grey">She is everything to him.</text:span></text:p>
      <text:p text:style-name="Text_20_body">Ella es todo para él. <text:span text:style-name="Grey">She is everything to him.</text:span></text:p>
      <text:p text:style-name="Text_20_body">¡Lo quiero para mi gato ! <text:span text:style-name="Grey">I want it for my cat!</text:span></text:p>
      <text:p text:style-name="Text_20_body">Todo fue para nada. <text:span text:style-name="Grey">It was all for nothing.</text:span></text:p>
      <text:p text:style-name="Text_20_body">Este es para mi amigo. <text:span text:style-name="Grey">This is for my friend.</text:span></text:p>
      <text:p text:style-name="Text_20_body">Hay un tiempo para todo. <text:span text:style-name="Grey">There is a time for everything.</text:span></text:p>
      <text:p text:style-name="Text_20_body">Este libro es para usted. <text:span text:style-name="Grey">This book is for you.</text:span></text:p>
      <text:p text:style-name="Text_20_body">Tengo algo para usted. <text:span text:style-name="Grey">I've got something for you.</text:span></text:p>
      <text:p text:style-name="Text_20_body">No me dio nada para comer. <text:span text:style-name="Grey">He didn't give me anything to eat.</text:span></text:p>
      <text:p text:style-name="Text_20_body">Nada es para siempre. <text:span text:style-name="Grey">Nothing lasts forever.</text:span></text:p>
      <text:p text:style-name="Text_20_body">Nada es para siempre. <text:span text:style-name="Grey">Nothing is forever.</text:span></text:p>
      <text:p text:style-name="Text_20_body">No tengo tiempo para eso. <text:span text:style-name="Grey">I don't have time for that.</text:span></text:p>
      <text:p text:style-name="Text_20_body">Esta carta es para mi. <text:span text:style-name="Grey">This letter's for me.</text:span></text:p>
      <text:p text:style-name="Text_20_body">Quiero algo para comer. <text:span text:style-name="Grey">I want something to eat.</text:span></text:p>
      <text:p text:style-name="Text_20_body">Su hijo lo era todo para ella. <text:span text:style-name="Grey">Her son meant everything to her.</text:span></text:p>
      <text:p text:style-name="Text_20_body">No tengo tiempo para leer. <text:span text:style-name="Grey">I have no leisure for reading.</text:span></text:p>
      <text:p text:style-name="Text_20_body">No tengo tiempo para leer. <text:span text:style-name="Grey">I have no time to read.</text:span></text:p>
      <text:p text:style-name="Text_20_body">No tengo tiempo para leer. <text:span text:style-name="Grey">I don't have time to read.</text:span></text:p>
      <text:p text:style-name="Text_20_body">No tengo tiempo para leer. <text:span text:style-name="Grey">I don't have time for reading.</text:span></text:p>
      <text:p text:style-name="Text_20_body">No tengo tiempo para leer. <text:span text:style-name="Grey">I have no time for reading.</text:span></text:p>
      <text:p text:style-name="Text_20_body">Quiere un libro para leer. <text:span text:style-name="Grey">He wants a book to read.</text:span></text:p>
      <text:p text:style-name="Text_20_body">No tengo tiempo para esto. <text:span text:style-name="Grey">I don't have time for this.</text:span></text:p>
      <text:p text:style-name="Text_20_body">No tengo tiempo para jugar. <text:span text:style-name="Grey">I have no time for games.</text:span></text:p>
      <text:p text:style-name="Text_20_body">Esto es para mi amigo. <text:span text:style-name="Grey">This is for my friend.</text:span></text:p>
      <text:p text:style-name="Text_20_body">Quiero algo para leer. <text:span text:style-name="Grey">I want something to read.</text:span></text:p>
      <text:p text:style-name="Text_20_body">Ese no es un libro para niños. <text:span text:style-name="Grey">This is not a book for children.</text:span></text:p>
      <text:p text:style-name="Text_20_body">Es demasiado tarde para él. <text:span text:style-name="Grey">It is too late for him.</text:span></text:p>
      <text:h text:style-name="Heading_20_1" text:outline-level="1">32 FUE </text:h>
      <text:p text:style-name="Text_20_body">Fue ella la que me lo dijo. <text:span text:style-name="Grey">It was her that told me.</text:span></text:p>
      <text:p text:style-name="Text_20_body">Ella se fue a casa. <text:span text:style-name="Grey">She went home.</text:span></text:p>
      <text:p text:style-name="Text_20_body">Se fue hace una hora. <text:span text:style-name="Grey">He left an hour ago.</text:span></text:p>
      <text:p text:style-name="Text_20_body">¿A dónde fue él ? <text:span text:style-name="Grey">Where did he go?</text:span></text:p>
      <text:p text:style-name="Text_20_body">Todo fue para nada. <text:span text:style-name="Grey">It was all for nothing.</text:span></text:p>
      <text:p text:style-name="Text_20_body">Ella fue con él. <text:span text:style-name="Grey">She went with him.</text:span></text:p>
      <text:p text:style-name="Text_20_body">Fue el mejor día de mi vida. <text:span text:style-name="Grey">It was the best day of my life.</text:span></text:p>
      <text:p text:style-name="Text_20_body">Esto fue lo que él dijo. <text:span text:style-name="Grey">This is what he said.</text:span></text:p>
      <text:p text:style-name="Text_20_body">Eso no fue nada. <text:span text:style-name="Grey">That was nothing.</text:span></text:p>
      <text:p text:style-name="Text_20_body">Eso no fue lo que yo dije. <text:span text:style-name="Grey">That's not what I said.</text:span></text:p>
      <text:p text:style-name="Text_20_body">Eso no fue lo que pasó. <text:span text:style-name="Grey">That isn't what happened.</text:span></text:p>
      <text:p text:style-name="Text_20_body">Ella se fue sin decir nada. <text:span text:style-name="Grey">She went out without saying a word.</text:span></text:p>
      <text:p text:style-name="Text_20_body">Se me fue el sueño. <text:span text:style-name="Grey">I'm no longer tired.</text:span></text:p>
      <text:p text:style-name="Text_20_body">Se me fue el sueño. <text:span text:style-name="Grey">I'm no longer sleepy.</text:span></text:p>
      <text:p text:style-name="Text_20_body">¡Eso fue lo que dije ! <text:span text:style-name="Grey">That's what I said!</text:span></text:p>
      <text:p text:style-name="Text_20_body">Fue la mejor noche de mi vida. <text:span text:style-name="Grey">It was the best night of my life.</text:span></text:p>
      <text:p text:style-name="Text_20_body">El trabajo fue muy difícil. <text:span text:style-name="Grey">The work was very difficult.</text:span></text:p>
      <text:p text:style-name="Text_20_body">Eso fue hace solo un año. <text:span text:style-name="Grey">That was only a year ago.</text:span></text:p>
      <text:p text:style-name="Text_20_body">Era de noche cuando se fue. <text:span text:style-name="Grey">It was night when he parted.</text:span></text:p>
      <text:p text:style-name="Text_20_body">Uno se quedó y el otro se fue. <text:span text:style-name="Grey">One stayed and the other went away.</text:span></text:p>
      <text:p text:style-name="Text_20_body">¿De quién fue la idea ? <text:span text:style-name="Grey">Whose idea was it?</text:span></text:p>
      <text:p text:style-name="Text_20_body">Eso fue hace dos años. <text:span text:style-name="Grey">That was two years ago.</text:span></text:p>
      <text:p text:style-name="Text_20_body">No fue un sueño. <text:span text:style-name="Grey">It wasn't a dream.</text:span></text:p>
      <text:p text:style-name="Text_20_body">Eso fue muy difícil. <text:span text:style-name="Grey">That was really difficult.</text:span></text:p>
      <text:p text:style-name="Text_20_body">¿No fue él allí ? <text:span text:style-name="Grey">Didn't he go there?</text:span></text:p>
      <text:p text:style-name="Text_20_body">Él no fue allí. <text:span text:style-name="Grey">He didn't go there.</text:span></text:p>
      <text:p text:style-name="Text_20_body">Fue muy difícil. <text:span text:style-name="Grey">It was very difficult.</text:span></text:p>
      <text:p text:style-name="Text_20_body">¿Qué fue lo que hiciste ahí ? <text:span text:style-name="Grey">What was it that you did there?</text:span></text:p>
      <text:p text:style-name="Text_20_body">El fue más que un Rey. <text:span text:style-name="Grey">He was more than a king.</text:span></text:p>
      <text:p text:style-name="Text_20_body">Fue aquí donde la vi. <text:span text:style-name="Grey">It was here that I saw her.</text:span></text:p>
      <text:h text:style-name="Heading_20_1" text:outline-level="1">33 HA </text:h>
      <text:p text:style-name="Text_20_body">Sé que él lo ha hecho. <text:span text:style-name="Grey">I know he did it.</text:span></text:p>
      <text:p text:style-name="Text_20_body">Sé que lo ha hecho él. <text:span text:style-name="Grey">I know he did it.</text:span></text:p>
      <text:p text:style-name="Text_20_body">¿Sabe lo que ha hecho ? <text:span text:style-name="Grey">Does he know what you did?</text:span></text:p>
      <text:p text:style-name="Text_20_body">Sé lo que ha hecho. <text:span text:style-name="Grey">I know what he did.</text:span></text:p>
      <text:p text:style-name="Text_20_body">Es algo que mi madre ha hecho. <text:span text:style-name="Grey">It is something my mother made.</text:span></text:p>
      <text:p text:style-name="Text_20_body">Él ya se ha ido a casa. <text:span text:style-name="Grey">He has already gone home.</text:span></text:p>
      <text:p text:style-name="Text_20_body">Él lo ha hecho en el pasado. <text:span text:style-name="Grey">He's done it in the past.</text:span></text:p>
      <text:p text:style-name="Text_20_body">No sé qué le ha pasado. <text:span text:style-name="Grey">I don't know what happened to him.</text:span></text:p>
      <text:p text:style-name="Text_20_body">Nadie sabe qué ha sido de él. <text:span text:style-name="Grey">Nobody knows what has become of him.</text:span></text:p>
      <text:p text:style-name="Text_20_body">No ha visto a nadie. <text:span text:style-name="Grey">He didn't see anybody.</text:span></text:p>
      <text:p text:style-name="Text_20_body">Ha estado muy bien. <text:span text:style-name="Grey">You've been great.</text:span></text:p>
      <text:p text:style-name="Text_20_body">¿Qué ha hecho usted ? <text:span text:style-name="Grey">What have you been doing?</text:span></text:p>
      <text:p text:style-name="Text_20_body">Algo le ha pasado a mi coche. <text:span text:style-name="Grey">Something has happened to my car.</text:span></text:p>
      <text:p text:style-name="Text_20_body">Ella ha de estar muy feliz. <text:span text:style-name="Grey">She must be very happy.</text:span></text:p>
      <text:p text:style-name="Text_20_body">¿Se te ha perdido algo aquí ? <text:span text:style-name="Grey">Did you lose anything here?</text:span></text:p>
      <text:p text:style-name="Text_20_body">Ella nunca le ha visto. <text:span text:style-name="Grey">She has never seen him.</text:span></text:p>
      <text:p text:style-name="Text_20_body">¿Qué ha sido de su hijo ? <text:span text:style-name="Grey">What has become of his son?</text:span></text:p>
      <text:p text:style-name="Text_20_body">¿Qué ha sido de su hijo ? <text:span text:style-name="Grey">What has become of her son?</text:span></text:p>
      <text:p text:style-name="Text_20_body">Ha sido un buen día. <text:span text:style-name="Grey">It's been a good day.</text:span></text:p>
      <text:p text:style-name="Text_20_body">Me lo ha dicho todo. <text:span text:style-name="Grey">He told me everything.</text:span></text:p>
      <text:p text:style-name="Text_20_body">Ella no me ha dicho su nombre. <text:span text:style-name="Grey">She didn't give me her name.</text:span></text:p>
      <text:p text:style-name="Text_20_body">Ha pasado un día más. <text:span text:style-name="Grey">Another day passed.</text:span></text:p>
      <text:p text:style-name="Text_20_body">¿Qué me ha pasado ? <text:span text:style-name="Grey">What happened to me?</text:span></text:p>
      <text:p text:style-name="Text_20_body">Mi padre se ha hecho mayor. <text:span text:style-name="Grey">My father grew old.</text:span></text:p>
      <text:p text:style-name="Text_20_body">El tren se ha ido. <text:span text:style-name="Grey">The train is gone.</text:span></text:p>
      <text:p text:style-name="Text_20_body">¿Qué le ha pasado ? <text:span text:style-name="Grey">What happened to him?</text:span></text:p>
      <text:p text:style-name="Text_20_body">¿Te ha pasado algo ? <text:span text:style-name="Grey">Is something wrong with you?</text:span></text:p>
      <text:p text:style-name="Text_20_body">¿Por qué ha pasado esto ? <text:span text:style-name="Grey">Why has this happened?</text:span></text:p>
      <text:p text:style-name="Text_20_body">Él ya se ha ido a la cama. <text:span text:style-name="Grey">He has already gone to bed.</text:span></text:p>
      <text:p text:style-name="Text_20_body">¿Quién te ha dicho eso ? <text:span text:style-name="Grey">Who told you this?</text:span></text:p>
      <text:h text:style-name="Heading_20_1" text:outline-level="1">34 PUEDO </text:h>
      <text:p text:style-name="Text_20_body">¿Me puedo ir a mi casa ? <text:span text:style-name="Grey">May I go home?</text:span></text:p>
      <text:p text:style-name="Text_20_body">No puedo ir a casa. <text:span text:style-name="Grey">I can't go home.</text:span></text:p>
      <text:p text:style-name="Text_20_body">No puedo decir lo que es. <text:span text:style-name="Grey">I can't tell what it is.</text:span></text:p>
      <text:p text:style-name="Text_20_body">No lo puedo ver. <text:span text:style-name="Grey">I can't see it.</text:span></text:p>
      <text:p text:style-name="Text_20_body">No puedo hacer nada más. <text:span text:style-name="Grey">I can't do anything else.</text:span></text:p>
      <text:p text:style-name="Text_20_body">¿Ya me puedo ir a casa ? <text:span text:style-name="Grey">Can I go home now?</text:span></text:p>
      <text:p text:style-name="Text_20_body">No puedo con ella. <text:span text:style-name="Grey">I can't resist her.</text:span></text:p>
      <text:p text:style-name="Text_20_body">No puedo hablar. <text:span text:style-name="Grey">I can't talk.</text:span></text:p>
      <text:p text:style-name="Text_20_body">No puedo hacer nada. <text:span text:style-name="Grey">I can't do anything.</text:span></text:p>
      <text:p text:style-name="Text_20_body">No le puedo hablar a la gente. <text:span text:style-name="Grey">I can't talk with people.</text:span></text:p>
      <text:p text:style-name="Text_20_body">No te puedo decir qué hacer. <text:span text:style-name="Grey">I can't tell you what to do.</text:span></text:p>
      <text:p text:style-name="Text_20_body">No te puedo decir nada más. <text:span text:style-name="Grey">There's nothing more I can tell you.</text:span></text:p>
      <text:p text:style-name="Text_20_body">No puedo ver nada. <text:span text:style-name="Grey">I can't see anything.</text:span></text:p>
      <text:p text:style-name="Text_20_body">¿Qué puedo decir de él ? <text:span text:style-name="Grey">What can I say about him?</text:span></text:p>
      <text:p text:style-name="Text_20_body">No lo puedo decir. <text:span text:style-name="Grey">I can't say.</text:span></text:p>
      <text:p text:style-name="Text_20_body">No puedo comer más. <text:span text:style-name="Grey">I can't eat more.</text:span></text:p>
      <text:p text:style-name="Text_20_body">Me lo puedo comer aquí. <text:span text:style-name="Grey">I can eat it in here.</text:span></text:p>
      <text:p text:style-name="Text_20_body">No sé si puedo ir ahí o no. <text:span text:style-name="Grey">I don't know whether I can go there or not.</text:span></text:p>
      <text:p text:style-name="Text_20_body">Es lo menos que puedo hacer. <text:span text:style-name="Grey">It's the least I could do.</text:span></text:p>
      <text:p text:style-name="Text_20_body">Lo puedo hacer solo. <text:span text:style-name="Grey">I can do this on my own.</text:span></text:p>
      <text:p text:style-name="Text_20_body">¿Te puedo decir algo ? <text:span text:style-name="Grey">May I say something?</text:span></text:p>
      <text:p text:style-name="Text_20_body">No puedo decir cómo se hace. <text:span text:style-name="Grey">I cannot tell how this is done.</text:span></text:p>
      <text:p text:style-name="Text_20_body">No puedo hacer eso solo. <text:span text:style-name="Grey">I can't do this all on my own.</text:span></text:p>
      <text:p text:style-name="Text_20_body">¿Me puedo ir a casa ahora ? <text:span text:style-name="Grey">Can I go home now?</text:span></text:p>
      <text:p text:style-name="Text_20_body">¿Me puedo ir a casa ahora ? <text:span text:style-name="Grey">May I go home now?</text:span></text:p>
      <text:p text:style-name="Text_20_body">Quiero saber qué puedo hacer. <text:span text:style-name="Grey">I want to know what I can do.</text:span></text:p>
      <text:p text:style-name="Text_20_body">Ya no puedo hacer esto. <text:span text:style-name="Grey">I can't do this anymore.</text:span></text:p>
      <text:p text:style-name="Text_20_body">Puedo venir a las tres. <text:span text:style-name="Grey">I can come at three.</text:span></text:p>
      <text:p text:style-name="Text_20_body">No puedo decir. <text:span text:style-name="Grey">I can't say.</text:span></text:p>
      <text:p text:style-name="Text_20_body">Yo puedo hablar. <text:span text:style-name="Grey">I’m able to speak.</text:span></text:p>
      <text:h text:style-name="Heading_20_1" text:outline-level="1">35 TENGO </text:h>
      <text:p text:style-name="Text_20_body">Tengo lo que quiero. <text:span text:style-name="Grey">I have what I want.</text:span></text:p>
      <text:p text:style-name="Text_20_body">Me tengo que ir. <text:span text:style-name="Grey">I have to leave now.</text:span></text:p>
      <text:p text:style-name="Text_20_body">Me tengo que ir. <text:span text:style-name="Grey">I've got to go.</text:span></text:p>
      <text:p text:style-name="Text_20_body">Es algo que tengo que hacer. <text:span text:style-name="Grey">It's something I have to do.</text:span></text:p>
      <text:p text:style-name="Text_20_body">Es algo que tengo que hacer. <text:span text:style-name="Grey">This is something I have to do.</text:span></text:p>
      <text:p text:style-name="Text_20_body">Sé lo que tengo que hacer. <text:span text:style-name="Grey">I know what to do.</text:span></text:p>
      <text:p text:style-name="Text_20_body">Tengo que ir a casa. <text:span text:style-name="Grey">I have to go home.</text:span></text:p>
      <text:p text:style-name="Text_20_body">Todo lo que tengo es un libro. <text:span text:style-name="Grey">All I have is a book.</text:span></text:p>
      <text:p text:style-name="Text_20_body">Tengo todo lo que quiero. <text:span text:style-name="Grey">I've got everything I want.</text:span></text:p>
      <text:p text:style-name="Text_20_body">No tengo nada más que hacer. <text:span text:style-name="Grey">I've got no more to do.</text:span></text:p>
      <text:p text:style-name="Text_20_body">No tengo nada que ver con él. <text:span text:style-name="Grey">I have nothing to do with him.</text:span></text:p>
      <text:p text:style-name="Text_20_body">¿Qué tengo que hacer ? <text:span text:style-name="Grey">What do I have to do?</text:span></text:p>
      <text:p text:style-name="Text_20_body">Te tengo que decir que no. <text:span text:style-name="Grey">I must say no to you.</text:span></text:p>
      <text:p text:style-name="Text_20_body">Te tengo que decir que no. <text:span text:style-name="Grey">I have to say no to you.</text:span></text:p>
      <text:p text:style-name="Text_20_body">Hay algo que tengo que hacer. <text:span text:style-name="Grey">There's something I have to do.</text:span></text:p>
      <text:p text:style-name="Text_20_body">Tengo que hablar con él. <text:span text:style-name="Grey">I need to talk to him.</text:span></text:p>
      <text:p text:style-name="Text_20_body">No tengo nada que hacer. <text:span text:style-name="Grey">I have nothing to do.</text:span></text:p>
      <text:p text:style-name="Text_20_body">Eso es todo lo que tengo. <text:span text:style-name="Grey">That is all I have.</text:span></text:p>
      <text:p text:style-name="Text_20_body">No tengo un perro, tengo dos. <text:span text:style-name="Grey">I have not a single dog, I have two.</text:span></text:p>
      <text:p text:style-name="Text_20_body">Ya me tengo que ir. <text:span text:style-name="Grey">I have to leave now.</text:span></text:p>
      <text:p text:style-name="Text_20_body">Ya me tengo que ir. <text:span text:style-name="Grey">I have got to go now.</text:span></text:p>
      <text:p text:style-name="Text_20_body">Ya me tengo que ir. <text:span text:style-name="Grey">I must leave now.</text:span></text:p>
      <text:p text:style-name="Text_20_body">Ya me tengo que ir. <text:span text:style-name="Grey">Well, I have to go now.</text:span></text:p>
      <text:p text:style-name="Text_20_body">Ya me tengo que ir. <text:span text:style-name="Grey">I must be going now.</text:span></text:p>
      <text:p text:style-name="Text_20_body">Ya me tengo que ir. <text:span text:style-name="Grey">I've got to go now.</text:span></text:p>
      <text:p text:style-name="Text_20_body">Ya me tengo que ir. <text:span text:style-name="Grey">I have to go now.</text:span></text:p>
      <text:p text:style-name="Text_20_body">Ya me tengo que ir. <text:span text:style-name="Grey">I must be leaving now.</text:span></text:p>
      <text:p text:style-name="Text_20_body">Ya me tengo que ir. <text:span text:style-name="Grey">I must go now.</text:span></text:p>
      <text:p text:style-name="Text_20_body">Tengo mucho que hacer. <text:span text:style-name="Grey">I have a lot of things to do.</text:span></text:p>
      <text:p text:style-name="Text_20_body">Lo siento, me tengo que ir. <text:span text:style-name="Grey">Sorry, I got to go.</text:span></text:p>
      <text:h text:style-name="Heading_20_1" text:outline-level="1">36 COMO </text:h>
      <text:p text:style-name="Text_20_body">Es como tiene que ser. <text:span text:style-name="Grey">It is how it is.</text:span></text:p>
      <text:p text:style-name="Text_20_body">Él es un poco como su padre. <text:span text:style-name="Grey">He is a bit like his father.</text:span></text:p>
      <text:p text:style-name="Text_20_body">Él es un poco como su padre. <text:span text:style-name="Grey">He's a little like his father.</text:span></text:p>
      <text:p text:style-name="Text_20_body">¿No se puede dejar como está ? <text:span text:style-name="Grey">Can't we leave it as it is?</text:span></text:p>
      <text:p text:style-name="Text_20_body">Él no es como su hermano. <text:span text:style-name="Grey">He isn't like his brother.</text:span></text:p>
      <text:p text:style-name="Text_20_body">Nada es como parece. <text:span text:style-name="Grey">Nothing is as it seems.</text:span></text:p>
      <text:p text:style-name="Text_20_body">Él quiere ser como yo. <text:span text:style-name="Grey">He wants to be like me.</text:span></text:p>
      <text:p text:style-name="Text_20_body">No es tan alto como su padre. <text:span text:style-name="Grey">He is not as tall as his father.</text:span></text:p>
      <text:p text:style-name="Text_20_body">Quiero ser como ella. <text:span text:style-name="Grey">I want to be like her.</text:span></text:p>
      <text:p text:style-name="Text_20_body">Yo lo quiero tal como es. <text:span text:style-name="Grey">I love him just as he is.</text:span></text:p>
      <text:p text:style-name="Text_20_body">Soy como mi padre. <text:span text:style-name="Grey">I am like my father.</text:span></text:p>
      <text:p text:style-name="Text_20_body">Yo como aquí todo el tiempo. <text:span text:style-name="Grey">I eat here all the time.</text:span></text:p>
      <text:p text:style-name="Text_20_body">Es tan alto como mi padre. <text:span text:style-name="Grey">He is as tall as my father.</text:span></text:p>
      <text:p text:style-name="Text_20_body">No soy tan alto como él. <text:span text:style-name="Grey">I am not as tall as he.</text:span></text:p>
      <text:p text:style-name="Text_20_body">Estoy aquí como tu amigo. <text:span text:style-name="Grey">I'm here as a friend.</text:span></text:p>
      <text:p text:style-name="Text_20_body">No es tan bueno como se ve. <text:span text:style-name="Grey">It is not as good as it looks.</text:span></text:p>
      <text:p text:style-name="Text_20_body">Él es casi tan alto como yo. <text:span text:style-name="Grey">He's almost as tall as me.</text:span></text:p>
      <text:p text:style-name="Text_20_body">No es tan alto como tú. <text:span text:style-name="Grey">He is not so tall as you.</text:span></text:p>
      <text:p text:style-name="Text_20_body">Soy como mi madre. <text:span text:style-name="Grey">I am like my mother.</text:span></text:p>
      <text:p text:style-name="Text_20_body">¿Es usted tan alto como yo ? <text:span text:style-name="Grey">Are you as tall as me?</text:span></text:p>
      <text:p text:style-name="Text_20_body">Sé tan poco como tú. <text:span text:style-name="Grey">I know as little as you do.</text:span></text:p>
      <text:p text:style-name="Text_20_body">Él es tan viejo como mi padre. <text:span text:style-name="Grey">He is as old as my father.</text:span></text:p>
      <text:p text:style-name="Text_20_body">Él es como un padre para mí. <text:span text:style-name="Grey">He is like a father to me.</text:span></text:p>
      <text:p text:style-name="Text_20_body">Te quiero tal como eres. <text:span text:style-name="Grey">I love the way you are.</text:span></text:p>
      <text:p text:style-name="Text_20_body">Él te quiere tanto como yo. <text:span text:style-name="Grey">He loves you as much as I do.</text:span></text:p>
      <text:p text:style-name="Text_20_body">No soy tan alto como tú. <text:span text:style-name="Grey">I'm not as tall as you.</text:span></text:p>
      <text:p text:style-name="Text_20_body">Sea como sea, no me gusta. <text:span text:style-name="Grey">Anyway, I don't like it.</text:span></text:p>
      <text:p text:style-name="Text_20_body">Es como un sueño. <text:span text:style-name="Grey">It's like a dream.</text:span></text:p>
      <text:p text:style-name="Text_20_body">Nunca he visto nada como esto. <text:span text:style-name="Grey">I've never seen anything quite like this.</text:span></text:p>
      <text:p text:style-name="Text_20_body">Soy como mi hermano. <text:span text:style-name="Grey">I am like my brother.</text:span></text:p>
      <text:h text:style-name="Heading_20_1" text:outline-level="1">37 SON </text:h>
      <text:p text:style-name="Text_20_body">Son las dos de la tarde. <text:span text:style-name="Grey">It's two o'clock in the afternoon.</text:span></text:p>
      <text:p text:style-name="Text_20_body">Son las dos de la tarde. <text:span text:style-name="Grey">It's 2:00 p.m.</text:span></text:p>
      <text:p text:style-name="Text_20_body">Son las tres y diez. <text:span text:style-name="Grey">It's 3:10.</text:span></text:p>
      <text:p text:style-name="Text_20_body">Son casi las tres. <text:span text:style-name="Grey">It is almost three.</text:span></text:p>
      <text:p text:style-name="Text_20_body">Casi son las tres. <text:span text:style-name="Grey">It is almost three.</text:span></text:p>
      <text:p text:style-name="Text_20_body">¿Para qué son los amigos ? <text:span text:style-name="Grey">What are friends for?</text:span></text:p>
      <text:p text:style-name="Text_20_body">Ya son las diez de la noche. <text:span text:style-name="Grey">It's already ten o'clock at night.</text:span></text:p>
      <text:p text:style-name="Text_20_body">Para eso son los amigos. <text:span text:style-name="Grey">That's what friends are for.</text:span></text:p>
      <text:p text:style-name="Text_20_body">Son un cuarto para las dos. <text:span text:style-name="Grey">It's quarter to two.</text:span></text:p>
      <text:p text:style-name="Text_20_body">Dos más dos son cuatro. <text:span text:style-name="Grey">Two plus two makes four.</text:span></text:p>
      <text:p text:style-name="Text_20_body">Dos y dos son cuatro. <text:span text:style-name="Grey">Two plus two makes four.</text:span></text:p>
      <text:p text:style-name="Text_20_body">Son un cuarto para las tres. <text:span text:style-name="Grey">It's a quarter to three.</text:span></text:p>
      <text:p text:style-name="Text_20_body">No son mis libros. <text:span text:style-name="Grey">They aren't my books.</text:span></text:p>
      <text:p text:style-name="Text_20_body">Son buena gente. <text:span text:style-name="Grey">They are good people.</text:span></text:p>
      <text:p text:style-name="Text_20_body">¿Para quién son estos ? <text:span text:style-name="Grey">Who are these for?</text:span></text:p>
      <text:p text:style-name="Text_20_body">¿De qué color son sus ojos ? <text:span text:style-name="Grey">What colour are her eyes?</text:span></text:p>
      <text:p text:style-name="Text_20_body">Ya casi son las seis. <text:span text:style-name="Grey">It's almost six.</text:span></text:p>
      <text:p text:style-name="Text_20_body">Son las diez en punto. <text:span text:style-name="Grey">It's ten o'clock sharp.</text:span></text:p>
      <text:p text:style-name="Text_20_body">Son las ocho de la tarde. <text:span text:style-name="Grey">It's 8 P.M.</text:span></text:p>
      <text:p text:style-name="Text_20_body">¿De quién son estos libros ? <text:span text:style-name="Grey">Whose books are these?</text:span></text:p>
      <text:p text:style-name="Text_20_body">Ellos son más que amigos. <text:span text:style-name="Grey">They're more than friends.</text:span></text:p>
      <text:p text:style-name="Text_20_body">Son de la misma edad. <text:span text:style-name="Grey">They are the same age.</text:span></text:p>
      <text:p text:style-name="Text_20_body">Son los libros de mi abuelo. <text:span text:style-name="Grey">They are my grandfather's books.</text:span></text:p>
      <text:p text:style-name="Text_20_body">Son las ocho de la noche. <text:span text:style-name="Grey">It's eight o'clock at night.</text:span></text:p>
      <text:p text:style-name="Text_20_body">Los perros son de ella. <text:span text:style-name="Grey">The dogs belong to her.</text:span></text:p>
      <text:p text:style-name="Text_20_body">Son mis libros. <text:span text:style-name="Grey">Those books are mine.</text:span></text:p>
      <text:p text:style-name="Text_20_body">Son casi las seis. <text:span text:style-name="Grey">It's almost six o'clock.</text:span></text:p>
      <text:p text:style-name="Text_20_body">Son casi las seis. <text:span text:style-name="Grey">It's nearly six o'clock.</text:span></text:p>
      <text:p text:style-name="Text_20_body">Son casi las seis. <text:span text:style-name="Grey">It's almost six.</text:span></text:p>
      <text:p text:style-name="Text_20_body">Son justo las cinco. <text:span text:style-name="Grey">It is just five o'clock.</text:span></text:p>
      <text:h text:style-name="Heading_20_1" text:outline-level="1">38 QUIERO </text:h>
      <text:p text:style-name="Text_20_body">No sé lo que quiero. <text:span text:style-name="Grey">I don't know what I want.</text:span></text:p>
      <text:p text:style-name="Text_20_body">Tengo lo que quiero. <text:span text:style-name="Grey">I have what I want.</text:span></text:p>
      <text:p text:style-name="Text_20_body">Le quiero más que a nada. <text:span text:style-name="Grey">I love him more than anything.</text:span></text:p>
      <text:p text:style-name="Text_20_body">Eso no es lo que quiero. <text:span text:style-name="Grey">That's not what I want.</text:span></text:p>
      <text:p text:style-name="Text_20_body">Es todo lo que quiero hacer. <text:span text:style-name="Grey">It is all I want to do.</text:span></text:p>
      <text:p text:style-name="Text_20_body">Te quiero más que a ella. <text:span text:style-name="Grey">I love you more than I love her.</text:span></text:p>
      <text:p text:style-name="Text_20_body">Sé lo que quiero. <text:span text:style-name="Grey">I know what I want.</text:span></text:p>
      <text:p text:style-name="Text_20_body">Tengo todo lo que quiero. <text:span text:style-name="Grey">I've got everything I want.</text:span></text:p>
      <text:p text:style-name="Text_20_body">Me quiero ir a casa. <text:span text:style-name="Grey">I want to go home.</text:span></text:p>
      <text:p text:style-name="Text_20_body">Usted sabe lo que quiero, ¿no ? <text:span text:style-name="Grey">You know what I want, don't you?</text:span></text:p>
      <text:p text:style-name="Text_20_body">Eso es lo que quiero. <text:span text:style-name="Grey">That's what I want.</text:span></text:p>
      <text:p text:style-name="Text_20_body">No sé qué quiero. <text:span text:style-name="Grey">I don't know what I want.</text:span></text:p>
      <text:p text:style-name="Text_20_body">No la quiero ver. <text:span text:style-name="Grey">I don't want to see her.</text:span></text:p>
      <text:p text:style-name="Text_20_body">Sé lo que quiero hacer. <text:span text:style-name="Grey">I know what I want to do.</text:span></text:p>
      <text:p text:style-name="Text_20_body">Ya no sé lo que quiero. <text:span text:style-name="Grey">I don't know what I want anymore.</text:span></text:p>
      <text:p text:style-name="Text_20_body">No quiero nada más. <text:span text:style-name="Grey">I don't want any more.</text:span></text:p>
      <text:p text:style-name="Text_20_body">No lo quiero ver. <text:span text:style-name="Grey">I don't want to see him.</text:span></text:p>
      <text:p text:style-name="Text_20_body">Quiero un poco más. <text:span text:style-name="Grey">I want some more.</text:span></text:p>
      <text:p text:style-name="Text_20_body">No quiero hablar más. <text:span text:style-name="Grey">I don't want to talk anymore.</text:span></text:p>
      <text:p text:style-name="Text_20_body">No sé qué quiero hacer. <text:span text:style-name="Grey">I don't know what I want to do.</text:span></text:p>
      <text:p text:style-name="Text_20_body">No te quiero aquí. <text:span text:style-name="Grey">I don't want you here.</text:span></text:p>
      <text:p text:style-name="Text_20_body">Te quiero mucho. <text:span text:style-name="Grey">I like you a lot.</text:span></text:p>
      <text:p text:style-name="Text_20_body">Te quiero mucho. <text:span text:style-name="Grey">I want you so much.</text:span></text:p>
      <text:p text:style-name="Text_20_body">Te quiero más que a nadie. <text:span text:style-name="Grey">I love you more than anyone else.</text:span></text:p>
      <text:p text:style-name="Text_20_body">Te quiero más que a nadie. <text:span text:style-name="Grey">I love you more than I love any other person.</text:span></text:p>
      <text:p text:style-name="Text_20_body">Le quiero mucho. <text:span text:style-name="Grey">I like him very much.</text:span></text:p>
      <text:p text:style-name="Text_20_body">Quiero mucho más. <text:span text:style-name="Grey">I want a lot more.</text:span></text:p>
      <text:p text:style-name="Text_20_body">Ya no lo quiero. <text:span text:style-name="Grey">I don't want it anymore.</text:span></text:p>
      <text:p text:style-name="Text_20_body">Yo la quiero y ella me quiere. <text:span text:style-name="Grey">I love her and she loves me.</text:span></text:p>
      <text:p text:style-name="Text_20_body">No quiero hablar de ella. <text:span text:style-name="Grey">I don't want to speak about her.</text:span></text:p>
      <text:h text:style-name="Heading_20_1" text:outline-level="1">39 ESTA </text:h>
      <text:p text:style-name="Text_20_body">Esta no es mi casa. <text:span text:style-name="Grey">This is not my home.</text:span></text:p>
      <text:p text:style-name="Text_20_body">Esta no es tu casa. <text:span text:style-name="Grey">This isn't your house.</text:span></text:p>
      <text:p text:style-name="Text_20_body">Esta es mi casa. <text:span text:style-name="Grey">This is my home.</text:span></text:p>
      <text:p text:style-name="Text_20_body">Esta es mi casa. <text:span text:style-name="Grey">This is my house.</text:span></text:p>
      <text:p text:style-name="Text_20_body">Esta es tu casa. <text:span text:style-name="Grey">This is your house.</text:span></text:p>
      <text:p text:style-name="Text_20_body">¿De quién es esta casa ? <text:span text:style-name="Grey">Who owns this house?</text:span></text:p>
      <text:p text:style-name="Text_20_body">Esta casa es de mi padre. <text:span text:style-name="Grey">This house is my father's.</text:span></text:p>
      <text:p text:style-name="Text_20_body">Esta va por la casa. <text:span text:style-name="Grey">It's on the house.</text:span></text:p>
      <text:p text:style-name="Text_20_body">No nos gusta esta casa. <text:span text:style-name="Grey">We don't like this house.</text:span></text:p>
      <text:p text:style-name="Text_20_body">Esta es la mejor. <text:span text:style-name="Grey">This is the best.</text:span></text:p>
      <text:p text:style-name="Text_20_body">Esta es una buena casa. <text:span text:style-name="Grey">This is a good house.</text:span></text:p>
      <text:p text:style-name="Text_20_body">Esta casa es muy buena. <text:span text:style-name="Grey">This house is very good.</text:span></text:p>
      <text:p text:style-name="Text_20_body">Sé quién vive en esta casa. <text:span text:style-name="Grey">I know who lives in this house.</text:span></text:p>
      <text:p text:style-name="Text_20_body">Esta es mi madre. <text:span text:style-name="Grey">This is my mother.</text:span></text:p>
      <text:p text:style-name="Text_20_body">Esta es mi madre. <text:span text:style-name="Grey">This is my mom.</text:span></text:p>
      <text:p text:style-name="Text_20_body">Mi amigo vive en esta casa. <text:span text:style-name="Grey">My friend lives in this house.</text:span></text:p>
      <text:p text:style-name="Text_20_body">Esta es la carta de mi amigo. <text:span text:style-name="Grey">This is my friend's letter.</text:span></text:p>
      <text:p text:style-name="Text_20_body">Esta es la carta de mi amigo. <text:span text:style-name="Grey">This is the letter from my friend.</text:span></text:p>
      <text:p text:style-name="Text_20_body">Esta carta es para mi. <text:span text:style-name="Grey">This letter's for me.</text:span></text:p>
      <text:p text:style-name="Text_20_body">Esta no es tu taza. <text:span text:style-name="Grey">That is not your cup.</text:span></text:p>
      <text:p text:style-name="Text_20_body">¿De quién es esta carta ? <text:span text:style-name="Grey">Who is this letter from?</text:span></text:p>
      <text:p text:style-name="Text_20_body">¿De quién es esta carta ? <text:span text:style-name="Grey">Whose letter is this?</text:span></text:p>
      <text:p text:style-name="Text_20_body">¿De quién es esta comida ? <text:span text:style-name="Grey">Whose food is this?</text:span></text:p>
      <text:p text:style-name="Text_20_body">¿De quién es esta comida ? <text:span text:style-name="Grey">Whose is this food?</text:span></text:p>
      <text:p text:style-name="Text_20_body">Nadie vive en esta casa. <text:span text:style-name="Grey">No one dwells in this house.</text:span></text:p>
      <text:p text:style-name="Text_20_body">Nadie vive en esta casa. <text:span text:style-name="Grey">Nobody lives in this house.</text:span></text:p>
      <text:p text:style-name="Text_20_body">¿Quién es esta mujer ? <text:span text:style-name="Grey">Who is this woman?</text:span></text:p>
      <text:p text:style-name="Text_20_body">¿Qué vas a hacer esta tarde ? <text:span text:style-name="Grey">What are you doing this evening?</text:span></text:p>
      <text:p text:style-name="Text_20_body">¿Qué vas a hacer esta tarde ? <text:span text:style-name="Grey">What are you going to do this evening?</text:span></text:p>
      <text:p text:style-name="Text_20_body">A esta hora viene él siempre. <text:span text:style-name="Grey">This is the time he normally arrives.</text:span></text:p>
      <text:h text:style-name="Heading_20_1" text:outline-level="1">40 IR </text:h>
      <text:p text:style-name="Text_20_body">Me tengo que ir. <text:span text:style-name="Grey">I have to leave now.</text:span></text:p>
      <text:p text:style-name="Text_20_body">Me tengo que ir. <text:span text:style-name="Grey">I've got to go.</text:span></text:p>
      <text:p text:style-name="Text_20_body">¿Me puedo ir a mi casa ? <text:span text:style-name="Grey">May I go home?</text:span></text:p>
      <text:p text:style-name="Text_20_body">Tengo que ir a casa. <text:span text:style-name="Grey">I have to go home.</text:span></text:p>
      <text:p text:style-name="Text_20_body">No puedo ir a casa. <text:span text:style-name="Grey">I can't go home.</text:span></text:p>
      <text:p text:style-name="Text_20_body">Es hora de ir a casa. <text:span text:style-name="Grey">It's time to go home.</text:span></text:p>
      <text:p text:style-name="Text_20_body">Me quiero ir a casa. <text:span text:style-name="Grey">I want to go home.</text:span></text:p>
      <text:p text:style-name="Text_20_body">¿Puedo ir con él ? <text:span text:style-name="Grey">May I go with him?</text:span></text:p>
      <text:p text:style-name="Text_20_body">Ya me tengo que ir. <text:span text:style-name="Grey">I have to leave now.</text:span></text:p>
      <text:p text:style-name="Text_20_body">Ya me tengo que ir. <text:span text:style-name="Grey">I have got to go now.</text:span></text:p>
      <text:p text:style-name="Text_20_body">Ya me tengo que ir. <text:span text:style-name="Grey">I must leave now.</text:span></text:p>
      <text:p text:style-name="Text_20_body">Ya me tengo que ir. <text:span text:style-name="Grey">Well, I have to go now.</text:span></text:p>
      <text:p text:style-name="Text_20_body">Ya me tengo que ir. <text:span text:style-name="Grey">I must be going now.</text:span></text:p>
      <text:p text:style-name="Text_20_body">Ya me tengo que ir. <text:span text:style-name="Grey">I've got to go now.</text:span></text:p>
      <text:p text:style-name="Text_20_body">Ya me tengo que ir. <text:span text:style-name="Grey">I have to go now.</text:span></text:p>
      <text:p text:style-name="Text_20_body">Ya me tengo que ir. <text:span text:style-name="Grey">I must be leaving now.</text:span></text:p>
      <text:p text:style-name="Text_20_body">Ya me tengo que ir. <text:span text:style-name="Grey">I must go now.</text:span></text:p>
      <text:p text:style-name="Text_20_body">No tiene que ir si no quieres. <text:span text:style-name="Grey">If you don't want to go, you don't have to.</text:span></text:p>
      <text:p text:style-name="Text_20_body">Ya es hora de ir a casa. <text:span text:style-name="Grey">It's already time to go home.</text:span></text:p>
      <text:p text:style-name="Text_20_body">Lo siento, me tengo que ir. <text:span text:style-name="Grey">Sorry, I got to go.</text:span></text:p>
      <text:p text:style-name="Text_20_body">¿Ya me puedo ir a casa ? <text:span text:style-name="Grey">Can I go home now?</text:span></text:p>
      <text:p text:style-name="Text_20_body">No me voy a ir si no quieres. <text:span text:style-name="Grey">I'm not going to leave if you don't want me to.</text:span></text:p>
      <text:p text:style-name="Text_20_body">¿A dónde más te gustaría ir ? <text:span text:style-name="Grey">Where else would you like to go?</text:span></text:p>
      <text:p text:style-name="Text_20_body">Me tengo que ir, ¡es tarde ! <text:span text:style-name="Grey">I have to go, it's late!</text:span></text:p>
      <text:p text:style-name="Text_20_body">Es tarde, me tengo que ir. <text:span text:style-name="Grey">It's late, I have to go.</text:span></text:p>
      <text:p text:style-name="Text_20_body">Todo va a ir bien. <text:span text:style-name="Grey">It's all going to be OK.</text:span></text:p>
      <text:p text:style-name="Text_20_body">No se quería ir. <text:span text:style-name="Grey">He didn't want to leave.</text:span></text:p>
      <text:p text:style-name="Text_20_body">Me gusta ir en tren. <text:span text:style-name="Grey">I like to ride on trains.</text:span></text:p>
      <text:p text:style-name="Text_20_body">No quiero ir solo. <text:span text:style-name="Grey">I don't want to go alone.</text:span></text:p>
      <text:p text:style-name="Text_20_body">Ahora me tengo que ir a casa. <text:span text:style-name="Grey">I have to go home now.</text:span></text:p>
      <text:h text:style-name="Heading_20_1" text:outline-level="1">41 MUCHO </text:h>
      <text:p text:style-name="Text_20_body">Me gusta mucho. <text:span text:style-name="Grey">I like it very much.</text:span></text:p>
      <text:p text:style-name="Text_20_body">Me gusta mucho. <text:span text:style-name="Grey">I like him very much.</text:span></text:p>
      <text:p text:style-name="Text_20_body">Me gusta mucho. <text:span text:style-name="Grey">I like her very much.</text:span></text:p>
      <text:p text:style-name="Text_20_body">Él tiene mucho que hacer. <text:span text:style-name="Grey">He has a lot of things to do.</text:span></text:p>
      <text:p text:style-name="Text_20_body">Tengo mucho que hacer. <text:span text:style-name="Grey">I have a lot of things to do.</text:span></text:p>
      <text:p text:style-name="Text_20_body">Te quiero mucho. <text:span text:style-name="Grey">I like you a lot.</text:span></text:p>
      <text:p text:style-name="Text_20_body">Te quiero mucho. <text:span text:style-name="Grey">I want you so much.</text:span></text:p>
      <text:p text:style-name="Text_20_body">Le quiero mucho. <text:span text:style-name="Grey">I like him very much.</text:span></text:p>
      <text:p text:style-name="Text_20_body">Él te quiere mucho. <text:span text:style-name="Grey">He loves you very much.</text:span></text:p>
      <text:p text:style-name="Text_20_body">Quiero mucho más. <text:span text:style-name="Grey">I want a lot more.</text:span></text:p>
      <text:p text:style-name="Text_20_body">Se parece mucho a su padre. <text:span text:style-name="Grey">He closely resembles his father.</text:span></text:p>
      <text:p text:style-name="Text_20_body">Ella me gusta mucho. <text:span text:style-name="Grey">I like her very much.</text:span></text:p>
      <text:p text:style-name="Text_20_body">Me gusta mucho mi trabajo. <text:span text:style-name="Grey">I like my job very much.</text:span></text:p>
      <text:p text:style-name="Text_20_body">Él habla mucho de su padre. <text:span text:style-name="Grey">He talks a lot about his father.</text:span></text:p>
      <text:p text:style-name="Text_20_body">No la vi por mucho tiempo. <text:span text:style-name="Grey">I did not see her for a long time.</text:span></text:p>
      <text:p text:style-name="Text_20_body">No hay mucho que decir. <text:span text:style-name="Grey">There's not much to say.</text:span></text:p>
      <text:p text:style-name="Text_20_body">No hay mucho que decir. <text:span text:style-name="Grey">There's not much to tell.</text:span></text:p>
      <text:p text:style-name="Text_20_body">Él no habla mucho. <text:span text:style-name="Grey">He doesn't talk much.</text:span></text:p>
      <text:p text:style-name="Text_20_body">Se parece mucho a su madre. <text:span text:style-name="Grey">She looks a lot like her mother.</text:span></text:p>
      <text:p text:style-name="Text_20_body">Me gusta mucho tu amigo. <text:span text:style-name="Grey">I like your friend very much.</text:span></text:p>
      <text:p text:style-name="Text_20_body">No tengo mucho tiempo. <text:span text:style-name="Grey">I do not have much time.</text:span></text:p>
      <text:p text:style-name="Text_20_body">No tengo mucho tiempo. <text:span text:style-name="Grey">I don't have much time.</text:span></text:p>
      <text:p text:style-name="Text_20_body">Tengo mucho trabajo que hacer. <text:span text:style-name="Grey">I have a lot of work to do.</text:span></text:p>
      <text:p text:style-name="Text_20_body">Tengo mucho trabajo que hacer. <text:span text:style-name="Grey">I've got a lot of work to do.</text:span></text:p>
      <text:p text:style-name="Text_20_body">No hay mucho tiempo. <text:span text:style-name="Grey">There isn't much time.</text:span></text:p>
      <text:p text:style-name="Text_20_body">A él le gusta mucho el inglés. <text:span text:style-name="Grey">He likes English very much.</text:span></text:p>
      <text:p text:style-name="Text_20_body">Él es mucho mejor que tú. <text:span text:style-name="Grey">He is much better than you.</text:span></text:p>
      <text:p text:style-name="Text_20_body">Hace mucho que no le veo. <text:span text:style-name="Grey">I have not seen him for a long time.</text:span></text:p>
      <text:p text:style-name="Text_20_body">Él nunca se queda por mucho. <text:span text:style-name="Grey">He never stays long.</text:span></text:p>
      <text:p text:style-name="Text_20_body">De hecho, es mucho trabajo. <text:span text:style-name="Grey">It's quite a lot of work, actually.</text:span></text:p>
      <text:h text:style-name="Heading_20_1" text:outline-level="1">42 ESTOY </text:h>
      <text:p text:style-name="Text_20_body">Estoy en la casa. <text:span text:style-name="Grey">I am in the house.</text:span></text:p>
      <text:p text:style-name="Text_20_body">Estoy en la casa. <text:span text:style-name="Grey">I'm in the house.</text:span></text:p>
      <text:p text:style-name="Text_20_body">Estoy en la casa de un amigo. <text:span text:style-name="Grey">I am staying with a friend.</text:span></text:p>
      <text:p text:style-name="Text_20_body">¿Por qué estoy aquí ? <text:span text:style-name="Grey">Why am I here?</text:span></text:p>
      <text:p text:style-name="Text_20_body">No sé dónde estoy. <text:span text:style-name="Grey">I don't know where I am.</text:span></text:p>
      <text:p text:style-name="Text_20_body">No por eso estoy aquí. <text:span text:style-name="Grey">It's not why I'm here.</text:span></text:p>
      <text:p text:style-name="Text_20_body">Estoy mejor que él. <text:span text:style-name="Grey">I'm better than him.</text:span></text:p>
      <text:p text:style-name="Text_20_body">Ya estoy en casa. <text:span text:style-name="Grey">I am at home.</text:span></text:p>
      <text:p text:style-name="Text_20_body">Estoy en el coche. <text:span text:style-name="Grey">I'm in the car.</text:span></text:p>
      <text:p text:style-name="Text_20_body">Lo estoy haciendo por él. <text:span text:style-name="Grey">I'm doing this for him.</text:span></text:p>
      <text:p text:style-name="Text_20_body">Estoy aquí como tu amigo. <text:span text:style-name="Grey">I'm here as a friend.</text:span></text:p>
      <text:p text:style-name="Text_20_body">No estoy hecho de dinero. <text:span text:style-name="Grey">I'm not made of money.</text:span></text:p>
      <text:p text:style-name="Text_20_body">No estoy seguro de por qué. <text:span text:style-name="Grey">I'm not sure why.</text:span></text:p>
      <text:p text:style-name="Text_20_body">No estoy seguro de quién es. <text:span text:style-name="Grey">I don't know for certain who he is.</text:span></text:p>
      <text:p text:style-name="Text_20_body">No estoy muy bueno. <text:span text:style-name="Grey">I'm not feeling very well.</text:span></text:p>
      <text:p text:style-name="Text_20_body">No estoy haciendo nada. <text:span text:style-name="Grey">I'm not doing anything.</text:span></text:p>
      <text:p text:style-name="Text_20_body">Estoy más que feliz. <text:span text:style-name="Grey">I'm more than happy.</text:span></text:p>
      <text:p text:style-name="Text_20_body">Estoy bien, ¿y tú ? <text:span text:style-name="Grey">I am fine, and you?</text:span></text:p>
      <text:p text:style-name="Text_20_body">¿Por qué estoy haciendo esto ? <text:span text:style-name="Grey">Why am I doing this?</text:span></text:p>
      <text:p text:style-name="Text_20_body">¿Qué estoy haciendo aquí ? <text:span text:style-name="Grey">What am I doing here?</text:span></text:p>
      <text:p text:style-name="Text_20_body">Estoy listo para ir a casa. <text:span text:style-name="Grey">I'm ready to go home.</text:span></text:p>
      <text:p text:style-name="Text_20_body">Aquí estoy yo solo. <text:span text:style-name="Grey">There's no one but me here.</text:span></text:p>
      <text:p text:style-name="Text_20_body">Estoy un poco ido. <text:span text:style-name="Grey">I'm a little crazy.</text:span></text:p>
      <text:p text:style-name="Text_20_body">Le estoy esperando a él. <text:span text:style-name="Grey">I'm waiting for him.</text:span></text:p>
      <text:p text:style-name="Text_20_body">No estoy nada feliz. <text:span text:style-name="Grey">I am not in the least happy.</text:span></text:p>
      <text:p text:style-name="Text_20_body">Estoy en una casa nueva. <text:span text:style-name="Grey">I am in a new house.</text:span></text:p>
      <text:p text:style-name="Text_20_body">Ahora estoy en el trabajo. <text:span text:style-name="Grey">I'm at work now.</text:span></text:p>
      <text:p text:style-name="Text_20_body">No estoy a favor de este plan. <text:span text:style-name="Grey">I'm not in favor of this plan.</text:span></text:p>
      <text:p text:style-name="Text_20_body">Estoy mal de dinero. <text:span text:style-name="Grey">I am short of money.</text:span></text:p>
      <text:p text:style-name="Text_20_body">Estoy mal de dinero. <text:span text:style-name="Grey">I'm in dire need of money.</text:span></text:p>
      <text:h text:style-name="Heading_20_1" text:outline-level="1">43 TAN </text:h>
      <text:p text:style-name="Text_20_body">No es tan alto como su padre. <text:span text:style-name="Grey">He is not as tall as his father.</text:span></text:p>
      <text:p text:style-name="Text_20_body">Él no es tan alto. <text:span text:style-name="Grey">He is not so tall.</text:span></text:p>
      <text:p text:style-name="Text_20_body">¿Qué tan alto es él ? <text:span text:style-name="Grey">How tall is he?</text:span></text:p>
      <text:p text:style-name="Text_20_body">Es tan alto como mi padre. <text:span text:style-name="Grey">He is as tall as my father.</text:span></text:p>
      <text:p text:style-name="Text_20_body">No soy tan alto como él. <text:span text:style-name="Grey">I am not as tall as he.</text:span></text:p>
      <text:p text:style-name="Text_20_body">No es tan bueno como se ve. <text:span text:style-name="Grey">It is not as good as it looks.</text:span></text:p>
      <text:p text:style-name="Text_20_body">¿Por qué está usted tan feliz ? <text:span text:style-name="Grey">Why are you so happy?</text:span></text:p>
      <text:p text:style-name="Text_20_body">No tienes que hablar tan alto. <text:span text:style-name="Grey">You don't have to talk so loud.</text:span></text:p>
      <text:p text:style-name="Text_20_body">Él es casi tan alto como yo. <text:span text:style-name="Grey">He's almost as tall as me.</text:span></text:p>
      <text:p text:style-name="Text_20_body">No es tan alto como tú. <text:span text:style-name="Grey">He is not so tall as you.</text:span></text:p>
      <text:p text:style-name="Text_20_body">¿Es usted tan alto como yo ? <text:span text:style-name="Grey">Are you as tall as me?</text:span></text:p>
      <text:p text:style-name="Text_20_body">Sé tan poco como tú. <text:span text:style-name="Grey">I know as little as you do.</text:span></text:p>
      <text:p text:style-name="Text_20_body">Él es tan viejo como mi padre. <text:span text:style-name="Grey">He is as old as my father.</text:span></text:p>
      <text:p text:style-name="Text_20_body">La comida no era tan buena. <text:span text:style-name="Grey">The food wasn't that great.</text:span></text:p>
      <text:p text:style-name="Text_20_body">¡El día está tan bueno ! <text:span text:style-name="Grey">The weather is so nice!</text:span></text:p>
      <text:p text:style-name="Text_20_body">¡El día está tan bueno ! <text:span text:style-name="Grey">Time is so beautiful.</text:span></text:p>
      <text:p text:style-name="Text_20_body">¿Por qué estás tan feliz ? <text:span text:style-name="Grey">What are you so happy about?</text:span></text:p>
      <text:p text:style-name="Text_20_body">¿Qué tan lejos está de aquí ? <text:span text:style-name="Grey">How far is it from here?</text:span></text:p>
      <text:p text:style-name="Text_20_body">No soy tan alto como tú. <text:span text:style-name="Grey">I'm not as tall as you.</text:span></text:p>
      <text:p text:style-name="Text_20_body">Ella no es tan alta como él. <text:span text:style-name="Grey">She is not as tall as he.</text:span></text:p>
      <text:p text:style-name="Text_20_body">Soy casi tan alto como ella. <text:span text:style-name="Grey">I am nearly as tall as she.</text:span></text:p>
      <text:p text:style-name="Text_20_body">¿Ya es tan tarde ? <text:span text:style-name="Grey">Is it that late?</text:span></text:p>
      <text:p text:style-name="Text_20_body">Puedo nadar tan bien como tú. <text:span text:style-name="Grey">I can swim as well as you.</text:span></text:p>
      <text:p text:style-name="Text_20_body">Ella es tan joven como yo. <text:span text:style-name="Grey">She is as young as I am.</text:span></text:p>
      <text:p text:style-name="Text_20_body">Tú eres tan alto que yo. <text:span text:style-name="Grey">You are as tall as I am.</text:span></text:p>
      <text:p text:style-name="Text_20_body">¿Por qué estás tan seguro ? <text:span text:style-name="Grey">Why are you so sure?</text:span></text:p>
      <text:p text:style-name="Text_20_body">Él es tan fuerte como yo. <text:span text:style-name="Grey">He is as strong as I am.</text:span></text:p>
      <text:p text:style-name="Text_20_body">No soy tan alta como él. <text:span text:style-name="Grey">I am not as tall as he.</text:span></text:p>
      <text:p text:style-name="Text_20_body">No eres tan bajo como yo. <text:span text:style-name="Grey">You are not as short as I.</text:span></text:p>
      <text:p text:style-name="Text_20_body">No eres tan bajo como yo. <text:span text:style-name="Grey">You aren't as short as I am.</text:span></text:p>
      <text:h text:style-name="Heading_20_1" text:outline-level="1">44 DEL </text:h>
      <text:p text:style-name="Text_20_body">No quiero hablar del tiempo. <text:span text:style-name="Grey">I don't want to talk about the weather.</text:span></text:p>
      <text:p text:style-name="Text_20_body">La mujer es el mal del hombre. <text:span text:style-name="Grey">A woman is the woe of man.</text:span></text:p>
      <text:p text:style-name="Text_20_body">Es un amigo del trabajo. <text:span text:style-name="Grey">He's a friend from work.</text:span></text:p>
      <text:p text:style-name="Text_20_body">Ella hizo del niño un hombre. <text:span text:style-name="Grey">She made a man of a boy.</text:span></text:p>
      <text:p text:style-name="Text_20_body">Él tiene miedo del perro. <text:span text:style-name="Grey">He is afraid of the dog.</text:span></text:p>
      <text:p text:style-name="Text_20_body">Siento lo del otro día. <text:span text:style-name="Grey">I'm sorry about the other day.</text:span></text:p>
      <text:p text:style-name="Text_20_body">Eres el mejor padre del mundo. <text:span text:style-name="Grey">You're the best dad in the world.</text:span></text:p>
      <text:p text:style-name="Text_20_body">Vivo a una hora del trabajo. <text:span text:style-name="Grey">I live an hour away from work.</text:span></text:p>
      <text:p text:style-name="Text_20_body">No sabe nada del plan. <text:span text:style-name="Grey">He knows nothing about the plan.</text:span></text:p>
      <text:p text:style-name="Text_20_body">¿Qué será del niño ? <text:span text:style-name="Grey">What will become of the child?</text:span></text:p>
      <text:p text:style-name="Text_20_body">Ella tenía miedo del perro. <text:span text:style-name="Grey">She was afraid of the dog.</text:span></text:p>
      <text:p text:style-name="Text_20_body">Su casa está cerca del río. <text:span text:style-name="Grey">His house is by the river.</text:span></text:p>
      <text:p text:style-name="Text_20_body">Estás al favor del plan, ¿no ? <text:span text:style-name="Grey">You are in favor of the plan, aren't you?</text:span></text:p>
      <text:p text:style-name="Text_20_body">¡Es hora del juego ! <text:span text:style-name="Grey">It’s game time!</text:span></text:p>
      <text:p text:style-name="Text_20_body">Es el más grande del mundo. <text:span text:style-name="Grey">It's the largest in the world.</text:span></text:p>
      <text:p text:style-name="Text_20_body">Solo es culpa del gato. <text:span text:style-name="Grey">It is only the cat's fault.</text:span></text:p>
      <text:p text:style-name="Text_20_body">Solo es culpa del gato. <text:span text:style-name="Grey">Only the cat is to blame.</text:span></text:p>
      <text:p text:style-name="Text_20_body">Es el día del Señor. <text:span text:style-name="Grey">It's the day of the Lord.</text:span></text:p>
      <text:p text:style-name="Text_20_body">La verdad es hija del tiempo. <text:span text:style-name="Grey">Truth is time's daughter.</text:span></text:p>
      <text:p text:style-name="Text_20_body">Nadie sabe nada del plan. <text:span text:style-name="Grey">Nobody knows about the plan.</text:span></text:p>
      <text:p text:style-name="Text_20_body">Todos tienen miedo del tiempo. <text:span text:style-name="Grey">Everybody fears time.</text:span></text:p>
      <text:p text:style-name="Text_20_body">Quería aprender del mejor. <text:span text:style-name="Grey">I wanted to learn from the best.</text:span></text:p>
      <text:p text:style-name="Text_20_body">El fin del mundo se acerca. <text:span text:style-name="Grey">The end of the world is coming.</text:span></text:p>
      <text:p text:style-name="Text_20_body">Sos el mejor padre del mundo. <text:span text:style-name="Grey">You're the best dad in the world.</text:span></text:p>
      <text:p text:style-name="Text_20_body">¡Soy el rey del mundo ! <text:span text:style-name="Grey">I'm the king of the world!</text:span></text:p>
      <text:p text:style-name="Text_20_body">¡Ni por todo el oro del mundo ! <text:span text:style-name="Grey">Not for all the tea in China!</text:span></text:p>
      <text:p text:style-name="Text_20_body">Salió del coche. <text:span text:style-name="Grey">She got out of the car.</text:span></text:p>
      <text:p text:style-name="Text_20_body">¡Eres el mejor papá del mundo ! <text:span text:style-name="Grey">You're the best dad in the world.</text:span></text:p>
      <text:p text:style-name="Text_20_body">Esa es nieve del año pasado. <text:span text:style-name="Grey">That's last year's snow.</text:span></text:p>
      <text:p text:style-name="Text_20_body">Es parte del trabajo. <text:span text:style-name="Grey">It's part of the job.</text:span></text:p>
      <text:h text:style-name="Heading_20_1" text:outline-level="1">45 ÉL </text:h>
      <text:p text:style-name="Text_20_body">No me gusta lo que él dijo. <text:span text:style-name="Grey">I don't like what he said.</text:span></text:p>
      <text:p text:style-name="Text_20_body">Él no está en casa. <text:span text:style-name="Grey">He's not in.</text:span></text:p>
      <text:p text:style-name="Text_20_body">Él no la quiere. <text:span text:style-name="Grey">He doesn't want it.</text:span></text:p>
      <text:p text:style-name="Text_20_body">Él es el hombre de la casa. <text:span text:style-name="Grey">He's the man of the house.</text:span></text:p>
      <text:p text:style-name="Text_20_body">Él no me gusta para nada. <text:span text:style-name="Grey">I don't really like him.</text:span></text:p>
      <text:p text:style-name="Text_20_body">Él no lo quiere. <text:span text:style-name="Grey">He doesn't want it.</text:span></text:p>
      <text:p text:style-name="Text_20_body">No tengo nada que ver con él. <text:span text:style-name="Grey">I have nothing to do with him.</text:span></text:p>
      <text:p text:style-name="Text_20_body">Él hizo lo que se le dijo. <text:span text:style-name="Grey">He did what they told him.</text:span></text:p>
      <text:p text:style-name="Text_20_body">¿Está él en casa ? <text:span text:style-name="Grey">Is he at home?</text:span></text:p>
      <text:p text:style-name="Text_20_body">Él está en casa. <text:span text:style-name="Grey">He is at home.</text:span></text:p>
      <text:p text:style-name="Text_20_body">Tengo que hablar con él. <text:span text:style-name="Grey">I need to talk to him.</text:span></text:p>
      <text:p text:style-name="Text_20_body">Él no es mi padre. <text:span text:style-name="Grey">He's not my father.</text:span></text:p>
      <text:p text:style-name="Text_20_body">No sé nada de él. <text:span text:style-name="Grey">I don't know anything about him at all.</text:span></text:p>
      <text:p text:style-name="Text_20_body">No sé nada de él. <text:span text:style-name="Grey">I know nothing about him.</text:span></text:p>
      <text:p text:style-name="Text_20_body">No sé nada de él. <text:span text:style-name="Grey">I do not know anything about him.</text:span></text:p>
      <text:p text:style-name="Text_20_body">No sé nada de él. <text:span text:style-name="Grey">I don't know anything about him.</text:span></text:p>
      <text:p text:style-name="Text_20_body">Él dijo que él no lo hizo. <text:span text:style-name="Grey">He said he did not do it.</text:span></text:p>
      <text:p text:style-name="Text_20_body">Él tiene mucho que hacer. <text:span text:style-name="Grey">He has a lot of things to do.</text:span></text:p>
      <text:p text:style-name="Text_20_body">Él es un poco como su padre. <text:span text:style-name="Grey">He is a bit like his father.</text:span></text:p>
      <text:p text:style-name="Text_20_body">Él es un poco como su padre. <text:span text:style-name="Grey">He's a little like his father.</text:span></text:p>
      <text:p text:style-name="Text_20_body">¿Puedo ir con él ? <text:span text:style-name="Grey">May I go with him?</text:span></text:p>
      <text:p text:style-name="Text_20_body">Él ya no está en casa. <text:span text:style-name="Grey">He is no longer at home.</text:span></text:p>
      <text:p text:style-name="Text_20_body">Sé de dónde es él. <text:span text:style-name="Grey">I know where he comes from.</text:span></text:p>
      <text:p text:style-name="Text_20_body">Él no sabe qué hacer. <text:span text:style-name="Grey">He doesn't know what to do.</text:span></text:p>
      <text:p text:style-name="Text_20_body">Lo que él hizo no está mal. <text:span text:style-name="Grey">What he did is not wrong.</text:span></text:p>
      <text:p text:style-name="Text_20_body">Lo que él hizo no está mal. <text:span text:style-name="Grey">What he did wasn't wrong.</text:span></text:p>
      <text:p text:style-name="Text_20_body">A él le gusta este libro. <text:span text:style-name="Grey">He likes this book.</text:span></text:p>
      <text:p text:style-name="Text_20_body">Sé muy poco de él. <text:span text:style-name="Grey">I know very little about him.</text:span></text:p>
      <text:p text:style-name="Text_20_body">Esto es todo lo que sé de él. <text:span text:style-name="Grey">This is all that I know about him.</text:span></text:p>
      <text:p text:style-name="Text_20_body">A ella le gusta él. <text:span text:style-name="Grey">She likes him.</text:span></text:p>
      <text:h text:style-name="Heading_20_1" text:outline-level="1">46 ESTE </text:h>
      <text:p text:style-name="Text_20_body">Este no me gusta. <text:span text:style-name="Grey">I don't like this one.</text:span></text:p>
      <text:p text:style-name="Text_20_body">No me gusta este libro. <text:span text:style-name="Grey">I don't like this book.</text:span></text:p>
      <text:p text:style-name="Text_20_body">A él le gusta este libro. <text:span text:style-name="Grey">He likes this book.</text:span></text:p>
      <text:p text:style-name="Text_20_body">Este es un libro. <text:span text:style-name="Grey">This is a book.</text:span></text:p>
      <text:p text:style-name="Text_20_body">Este es mi libro. <text:span text:style-name="Grey">This is my book.</text:span></text:p>
      <text:p text:style-name="Text_20_body">¿De quién es este libro ? <text:span text:style-name="Grey">Whose book is this?</text:span></text:p>
      <text:p text:style-name="Text_20_body">¿De quién es este libro ? <text:span text:style-name="Grey">Whose textbook is this?</text:span></text:p>
      <text:p text:style-name="Text_20_body">¿De quién es este libro ? <text:span text:style-name="Grey">Whose is this book?</text:span></text:p>
      <text:p text:style-name="Text_20_body">Este es su perro. <text:span text:style-name="Grey">This is your dog.</text:span></text:p>
      <text:p text:style-name="Text_20_body">Este no es mi coche. <text:span text:style-name="Grey">This is not my car.</text:span></text:p>
      <text:p text:style-name="Text_20_body">Este es para mi amigo. <text:span text:style-name="Grey">This is for my friend.</text:span></text:p>
      <text:p text:style-name="Text_20_body">No tengo este libro. <text:span text:style-name="Grey">I don't have this book.</text:span></text:p>
      <text:p text:style-name="Text_20_body">Me gusta este perro. <text:span text:style-name="Grey">I like this dog.</text:span></text:p>
      <text:p text:style-name="Text_20_body">¿Te gusta este libro ? <text:span text:style-name="Grey">Do you like this book?</text:span></text:p>
      <text:p text:style-name="Text_20_body">Este libro es para usted. <text:span text:style-name="Grey">This book is for you.</text:span></text:p>
      <text:p text:style-name="Text_20_body">Este es mi trabajo. <text:span text:style-name="Grey">This is my job.</text:span></text:p>
      <text:p text:style-name="Text_20_body">Este es mi gato. <text:span text:style-name="Grey">This is my cat.</text:span></text:p>
      <text:p text:style-name="Text_20_body">¿De quién es este coche ? <text:span text:style-name="Grey">Whose car is that?</text:span></text:p>
      <text:p text:style-name="Text_20_body">No me gusta este tipo de casa. <text:span text:style-name="Grey">I don't like this type of house.</text:span></text:p>
      <text:p text:style-name="Text_20_body">Este es mi coche. <text:span text:style-name="Grey">This is my car.</text:span></text:p>
      <text:p text:style-name="Text_20_body">¿Quién es este hombre ? <text:span text:style-name="Grey">Who is this man?</text:span></text:p>
      <text:p text:style-name="Text_20_body">Este es un libro muy nuevo. <text:span text:style-name="Grey">This is a very new book.</text:span></text:p>
      <text:p text:style-name="Text_20_body">¿Ha visto a este hombre ? <text:span text:style-name="Grey">Have you seen this man?</text:span></text:p>
      <text:p text:style-name="Text_20_body">Este es un muy buen té. <text:span text:style-name="Grey">This is a very good tea.</text:span></text:p>
      <text:p text:style-name="Text_20_body">¿De quién es este auto ? <text:span text:style-name="Grey">Whose car is this?</text:span></text:p>
      <text:p text:style-name="Text_20_body">No quiero leer este libro. <text:span text:style-name="Grey">I don't want to read this book.</text:span></text:p>
      <text:p text:style-name="Text_20_body">No soy de este mundo. <text:span text:style-name="Grey">I'm not from this world.</text:span></text:p>
      <text:p text:style-name="Text_20_body">Este es mi hermano. <text:span text:style-name="Grey">This is my brother.</text:span></text:p>
      <text:p text:style-name="Text_20_body">Este libro es muy nuevo. <text:span text:style-name="Grey">This book is very new.</text:span></text:p>
      <text:p text:style-name="Text_20_body">Este auto está en buen estado. <text:span text:style-name="Grey">This car is in good condition.</text:span></text:p>
      <text:h text:style-name="Heading_20_1" text:outline-level="1">47 SER </text:h>
      <text:p text:style-name="Text_20_body">Es como tiene que ser. <text:span text:style-name="Grey">It is how it is.</text:span></text:p>
      <text:p text:style-name="Text_20_body">Él quiere ser como yo. <text:span text:style-name="Grey">He wants to be like me.</text:span></text:p>
      <text:p text:style-name="Text_20_body">¿Qué vas a ser ? <text:span text:style-name="Grey">What are you going to be?</text:span></text:p>
      <text:p text:style-name="Text_20_body">Quiero ser como ella. <text:span text:style-name="Grey">I want to be like her.</text:span></text:p>
      <text:p text:style-name="Text_20_body">Eso no puede ser. <text:span text:style-name="Grey">That can't be.</text:span></text:p>
      <text:p text:style-name="Text_20_body">Nada puede ser mejor que eso. <text:span text:style-name="Grey">Nothing can be better than that.</text:span></text:p>
      <text:p text:style-name="Text_20_body">Parece ser una buena casa. <text:span text:style-name="Grey">It seems to be a good house.</text:span></text:p>
      <text:p text:style-name="Text_20_body">No puedes ser una mujer. <text:span text:style-name="Grey">You can't be a woman.</text:span></text:p>
      <text:p text:style-name="Text_20_body">¡Esto no puede ser ! <text:span text:style-name="Grey">This can't be!</text:span></text:p>
      <text:p text:style-name="Text_20_body">No, no puede ser verdad. <text:span text:style-name="Grey">No, it cannot be true.</text:span></text:p>
      <text:p text:style-name="Text_20_body">¿Qué vas a ser tú ? <text:span text:style-name="Grey">What are you gonna be?</text:span></text:p>
      <text:p text:style-name="Text_20_body">El parece ser un buen tipo. <text:span text:style-name="Grey">He seems to be a good guy.</text:span></text:p>
      <text:p text:style-name="Text_20_body">¿Qué quieres ser ? <text:span text:style-name="Grey">What do you want to be?</text:span></text:p>
      <text:p text:style-name="Text_20_body">No puede ser mayor que yo. <text:span text:style-name="Grey">He can't be older than me.</text:span></text:p>
      <text:p text:style-name="Text_20_body">Quiero ser mejor. <text:span text:style-name="Grey">I want to be better.</text:span></text:p>
      <text:p text:style-name="Text_20_body">Va a ser esta noche. <text:span text:style-name="Grey">It's happening tonight.</text:span></text:p>
      <text:p text:style-name="Text_20_body">No puedo esperar a ser padre. <text:span text:style-name="Grey">I can't wait to be a father.</text:span></text:p>
      <text:p text:style-name="Text_20_body">Él parece ser un buen tipo. <text:span text:style-name="Grey">He seems to be a good guy.</text:span></text:p>
      <text:p text:style-name="Text_20_body">Me alegro de no ser una mujer. <text:span text:style-name="Grey">I'm glad I'm not a woman.</text:span></text:p>
      <text:p text:style-name="Text_20_body">¿Quieres ser mi amigo ? <text:span text:style-name="Grey">Do you want to be my friend?</text:span></text:p>
      <text:p text:style-name="Text_20_body">Ella ya no es como solía ser. <text:span text:style-name="Grey">She is no longer what she used to be.</text:span></text:p>
      <text:p text:style-name="Text_20_body">Eso no puede ser verdad. <text:span text:style-name="Grey">That can't be true.</text:span></text:p>
      <text:p text:style-name="Text_20_body">Eso no puede ser verdad. <text:span text:style-name="Grey">That cannot be true.</text:span></text:p>
      <text:p text:style-name="Text_20_body">Eso no puede ser verdad. <text:span text:style-name="Grey">It can not be true.</text:span></text:p>
      <text:p text:style-name="Text_20_body">Eso no puede ser verdad. <text:span text:style-name="Grey">It can't be true.</text:span></text:p>
      <text:p text:style-name="Text_20_body">No puede ser verdad. <text:span text:style-name="Grey">It can not be true.</text:span></text:p>
      <text:p text:style-name="Text_20_body">No puede ser verdad. <text:span text:style-name="Grey">It can't be true.</text:span></text:p>
      <text:p text:style-name="Text_20_body">Parece ser otro buen día. <text:span text:style-name="Grey">Looks like another nice day.</text:span></text:p>
      <text:p text:style-name="Text_20_body">Esto no puede ser verdad. <text:span text:style-name="Grey">This can't be true.</text:span></text:p>
      <text:p text:style-name="Text_20_body">Me gustaría ser más joven. <text:span text:style-name="Grey">I wish I were younger.</text:span></text:p>
      <text:h text:style-name="Heading_20_1" text:outline-level="1">48 ALGO </text:h>
      <text:p text:style-name="Text_20_body">Es algo que tengo que hacer. <text:span text:style-name="Grey">It's something I have to do.</text:span></text:p>
      <text:p text:style-name="Text_20_body">Es algo que tengo que hacer. <text:span text:style-name="Grey">This is something I have to do.</text:span></text:p>
      <text:p text:style-name="Text_20_body">Hay algo que tengo que hacer. <text:span text:style-name="Grey">There's something I have to do.</text:span></text:p>
      <text:p text:style-name="Text_20_body">Algo no está bien. <text:span text:style-name="Grey">Something isn't right.</text:span></text:p>
      <text:p text:style-name="Text_20_body">Es hora de hacer algo. <text:span text:style-name="Grey">It's time to do something.</text:span></text:p>
      <text:p text:style-name="Text_20_body">Tengo que hacer algo. <text:span text:style-name="Grey">I have to do something.</text:span></text:p>
      <text:p text:style-name="Text_20_body">Él tiene algo que ver con eso. <text:span text:style-name="Grey">He has something to do with it.</text:span></text:p>
      <text:p text:style-name="Text_20_body">Quiero algo más. <text:span text:style-name="Grey">I want something more.</text:span></text:p>
      <text:p text:style-name="Text_20_body">Algo es mejor que nada. <text:span text:style-name="Grey">Something is better than nothing.</text:span></text:p>
      <text:p text:style-name="Text_20_body">Hay algo que tengo que decir. <text:span text:style-name="Grey">There's something I've got to say.</text:span></text:p>
      <text:p text:style-name="Text_20_body">Hay que hacer algo. <text:span text:style-name="Grey">Something has to be done.</text:span></text:p>
      <text:p text:style-name="Text_20_body">Es algo que mi madre ha hecho. <text:span text:style-name="Grey">It is something my mother made.</text:span></text:p>
      <text:p text:style-name="Text_20_body">¿Quiere algo más ? <text:span text:style-name="Grey">Is there anything else you'd like?</text:span></text:p>
      <text:p text:style-name="Text_20_body">Algo no va bien. <text:span text:style-name="Grey">Something is not right.</text:span></text:p>
      <text:p text:style-name="Text_20_body">Hay algo que tengo que saber. <text:span text:style-name="Grey">There's something I have to know.</text:span></text:p>
      <text:p text:style-name="Text_20_body">Tengo algo para usted. <text:span text:style-name="Grey">I've got something for you.</text:span></text:p>
      <text:p text:style-name="Text_20_body">Me parece que algo va mal. <text:span text:style-name="Grey">It seems to me that something is wrong.</text:span></text:p>
      <text:p text:style-name="Text_20_body">Tengo algo de comer. <text:span text:style-name="Grey">I have some food.</text:span></text:p>
      <text:p text:style-name="Text_20_body">¿Puedo hacer algo ? <text:span text:style-name="Grey">Can I do anything?</text:span></text:p>
      <text:p text:style-name="Text_20_body">Siempre hay algo que hacer. <text:span text:style-name="Grey">There is always something to do.</text:span></text:p>
      <text:p text:style-name="Text_20_body">Es algo que no necesito. <text:span text:style-name="Grey">It's something I don't need.</text:span></text:p>
      <text:p text:style-name="Text_20_body">Tengo algo que decir. <text:span text:style-name="Grey">I have something to say.</text:span></text:p>
      <text:p text:style-name="Text_20_body">Tengo algo que decir. <text:span text:style-name="Grey">I've got something to say.</text:span></text:p>
      <text:p text:style-name="Text_20_body">Quiero hablar sobre algo más. <text:span text:style-name="Grey">I want to talk about something else.</text:span></text:p>
      <text:p text:style-name="Text_20_body">Él me dio algo de dinero. <text:span text:style-name="Grey">He gave me some money.</text:span></text:p>
      <text:p text:style-name="Text_20_body">¿Te puedo decir algo ? <text:span text:style-name="Grey">May I say something?</text:span></text:p>
      <text:p text:style-name="Text_20_body">Te quiero decir algo. <text:span text:style-name="Grey">I want to say something to you.</text:span></text:p>
      <text:p text:style-name="Text_20_body">Te quiero decir algo. <text:span text:style-name="Grey">I want to tell you something.</text:span></text:p>
      <text:p text:style-name="Text_20_body">Tenía que hacer algo. <text:span text:style-name="Grey">I had to do something.</text:span></text:p>
      <text:p text:style-name="Text_20_body">Quiero algo para comer. <text:span text:style-name="Grey">I want something to eat.</text:span></text:p>
      <text:h text:style-name="Heading_20_1" text:outline-level="1">49 ESTABA </text:h>
      <text:p text:style-name="Text_20_body">Él estaba en casa. <text:span text:style-name="Grey">He was at home.</text:span></text:p>
      <text:p text:style-name="Text_20_body">Él estaba solo en la casa. <text:span text:style-name="Grey">He was alone in the house.</text:span></text:p>
      <text:p text:style-name="Text_20_body">¿Quién no estaba aquí ? <text:span text:style-name="Grey">Who was not here?</text:span></text:p>
      <text:p text:style-name="Text_20_body">¿Quién estaba en el coche ? <text:span text:style-name="Grey">Who was in the car?</text:span></text:p>
      <text:p text:style-name="Text_20_body">Mi madre dijo que estaba bien. <text:span text:style-name="Grey">My mother said that she was all right.</text:span></text:p>
      <text:p text:style-name="Text_20_body">No dije que usted estaba aquí. <text:span text:style-name="Grey">I didn't say you were here.</text:span></text:p>
      <text:p text:style-name="Text_20_body">No sabía que él estaba ahí. <text:span text:style-name="Grey">I didn't know that he was there.</text:span></text:p>
      <text:p text:style-name="Text_20_body">Sabía que algo estaba mal. <text:span text:style-name="Grey">I knew something was wrong.</text:span></text:p>
      <text:p text:style-name="Text_20_body">¿Qué estaba haciendo él aquí ? <text:span text:style-name="Grey">What was he doing here?</text:span></text:p>
      <text:p text:style-name="Text_20_body">No sabía que estaba ahí. <text:span text:style-name="Grey">I didn't know it was there</text:span></text:p>
      <text:p text:style-name="Text_20_body">¿Quién estaba dónde ? <text:span text:style-name="Grey">Who was where?</text:span></text:p>
      <text:p text:style-name="Text_20_body">Es lo que estaba esperando. <text:span text:style-name="Grey">This is what I was waiting for.</text:span></text:p>
      <text:p text:style-name="Text_20_body">Él estaba solo. <text:span text:style-name="Grey">He was alone.</text:span></text:p>
      <text:p text:style-name="Text_20_body">El coche estaba como nuevo. <text:span text:style-name="Grey">The car looked as good as new.</text:span></text:p>
      <text:p text:style-name="Text_20_body">Fui a su casa, pero no estaba. <text:span text:style-name="Grey">I went to her house, but she was not at home.</text:span></text:p>
      <text:p text:style-name="Text_20_body">¿Quién más estaba ahí ? <text:span text:style-name="Grey">Who else was there?</text:span></text:p>
      <text:p text:style-name="Text_20_body">No estaba seguro qué hacer. <text:span text:style-name="Grey">He was unsure of what to do.</text:span></text:p>
      <text:p text:style-name="Text_20_body">¿Qué estaba haciendo ? <text:span text:style-name="Grey">What were you doing?</text:span></text:p>
      <text:p text:style-name="Text_20_body">Ella estaba ahí en la mañana. <text:span text:style-name="Grey">She was there in the morning.</text:span></text:p>
      <text:p text:style-name="Text_20_body">Ella estaba muy feliz. <text:span text:style-name="Grey">She was very happy.</text:span></text:p>
      <text:p text:style-name="Text_20_body">¿Qué estaba haciendo él allí ? <text:span text:style-name="Grey">What was he doing there?</text:span></text:p>
      <text:p text:style-name="Text_20_body">Yo realmente estaba muy feliz. <text:span text:style-name="Grey">I was really very happy.</text:span></text:p>
      <text:p text:style-name="Text_20_body">Parecía que él estaba bien. <text:span text:style-name="Grey">It seemed that he was fine.</text:span></text:p>
      <text:p text:style-name="Text_20_body">El gato estaba sobre la mesa. <text:span text:style-name="Grey">The cat was on the table.</text:span></text:p>
      <text:p text:style-name="Text_20_body">El gato estaba sobre la mesa. <text:span text:style-name="Grey">The car jack was on the table.</text:span></text:p>
      <text:p text:style-name="Text_20_body">Estaba muy feliz. <text:span text:style-name="Grey">I was very happy.</text:span></text:p>
      <text:p text:style-name="Text_20_body">Él estaba allí solo. <text:span text:style-name="Grey">He was alone there.</text:span></text:p>
      <text:p text:style-name="Text_20_body">Me preguntó si yo estaba bien. <text:span text:style-name="Grey">She asked me if I was all right.</text:span></text:p>
      <text:p text:style-name="Text_20_body">Yo estaba en el colegio. <text:span text:style-name="Grey">I was at school.</text:span></text:p>
      <text:p text:style-name="Text_20_body">Mi mujer estaba allí. <text:span text:style-name="Grey">My wife was there.</text:span></text:p>
      <text:h text:style-name="Heading_20_1" text:outline-level="1">50 DOS </text:h>
      <text:p text:style-name="Text_20_body">No tengo un perro, tengo dos. <text:span text:style-name="Grey">I have not a single dog, I have two.</text:span></text:p>
      <text:p text:style-name="Text_20_body">De los dos, él es más alto. <text:span text:style-name="Grey">He is the taller of the two.</text:span></text:p>
      <text:p text:style-name="Text_20_body">Son las dos de la tarde. <text:span text:style-name="Grey">It's two o'clock in the afternoon.</text:span></text:p>
      <text:p text:style-name="Text_20_body">Son las dos de la tarde. <text:span text:style-name="Grey">It's 2:00 p.m.</text:span></text:p>
      <text:p text:style-name="Text_20_body">¿Por qué no tenemos los dos ? <text:span text:style-name="Grey">Why don't we have both?</text:span></text:p>
      <text:p text:style-name="Text_20_body">Él tiene dos años más que yo. <text:span text:style-name="Grey">He is older than I by two years.</text:span></text:p>
      <text:p text:style-name="Text_20_body">Él es el mayor de los dos. <text:span text:style-name="Grey">He is the older of the two.</text:span></text:p>
      <text:p text:style-name="Text_20_body">No hay dos sin tres. <text:span text:style-name="Grey">Misfortunes always come in threes.</text:span></text:p>
      <text:p text:style-name="Text_20_body">No hay dos sin tres. <text:span text:style-name="Grey">All good things come in threes.</text:span></text:p>
      <text:p text:style-name="Text_20_body">Me gustan los dos. <text:span text:style-name="Grey">I like both.</text:span></text:p>
      <text:p text:style-name="Text_20_body">Tiene dos años más que yo. <text:span text:style-name="Grey">He's two years older than me.</text:span></text:p>
      <text:p text:style-name="Text_20_body">Eso fue hace dos años. <text:span text:style-name="Grey">That was two years ago.</text:span></text:p>
      <text:p text:style-name="Text_20_body">Mi padre murió hace dos años. <text:span text:style-name="Grey">My father passed away two years ago.</text:span></text:p>
      <text:p text:style-name="Text_20_body">Ella es dos años mayor que él. <text:span text:style-name="Grey">She's two years older than him.</text:span></text:p>
      <text:p text:style-name="Text_20_body">Eso era hace dos años. <text:span text:style-name="Grey">That was two years ago.</text:span></text:p>
      <text:p text:style-name="Text_20_body">Solo se vive dos veces. <text:span text:style-name="Grey">You only live twice.</text:span></text:p>
      <text:p text:style-name="Text_20_body">Ella es dos años mayor que yo. <text:span text:style-name="Grey">She's two years older than me.</text:span></text:p>
      <text:p text:style-name="Text_20_body">¿Cómo os va a los dos ? <text:span text:style-name="Grey">How are you two doing?</text:span></text:p>
      <text:p text:style-name="Text_20_body">Él es dos años mayor que tú. <text:span text:style-name="Grey">He is two years older than you.</text:span></text:p>
      <text:p text:style-name="Text_20_body">He estado aquí dos veces. <text:span text:style-name="Grey">I've been there twice.</text:span></text:p>
      <text:p text:style-name="Text_20_body">Yo puedo comprar dos. <text:span text:style-name="Grey">I can buy two.</text:span></text:p>
      <text:p text:style-name="Text_20_body">Ella es dos años mayor que tú. <text:span text:style-name="Grey">She is two years older than you.</text:span></text:p>
      <text:p text:style-name="Text_20_body">Ella es dos años mayor que tú. <text:span text:style-name="Grey">She's two years older than you.</text:span></text:p>
      <text:p text:style-name="Text_20_body">Dos más dos es cuatro. <text:span text:style-name="Grey">Two plus two makes four.</text:span></text:p>
      <text:p text:style-name="Text_20_body">Son un cuarto para las dos. <text:span text:style-name="Grey">It's quarter to two.</text:span></text:p>
      <text:p text:style-name="Text_20_body">Dos más dos son cuatro. <text:span text:style-name="Grey">Two plus two makes four.</text:span></text:p>
      <text:p text:style-name="Text_20_body">Siempre uno los dos. <text:span text:style-name="Grey">I always unite those two.</text:span></text:p>
      <text:p text:style-name="Text_20_body">Dos y dos son cuatro. <text:span text:style-name="Grey">Two plus two makes four.</text:span></text:p>
      <text:p text:style-name="Text_20_body">Los dos estamos bien. <text:span text:style-name="Grey">We're both fine.</text:span></text:p>
      <text:p text:style-name="Text_20_body">Tiene dos niños y una niña. <text:span text:style-name="Grey">He has two boys and a girl.</text:span></text:p>
      <text:h text:style-name="Heading_20_1" text:outline-level="1">51 QUIERE </text:h>
      <text:p text:style-name="Text_20_body">No sé por qué no le quiere. <text:span text:style-name="Grey">I don't know why you don't like him.</text:span></text:p>
      <text:p text:style-name="Text_20_body">Él no la quiere. <text:span text:style-name="Grey">He doesn't want it.</text:span></text:p>
      <text:p text:style-name="Text_20_body">Él no lo quiere. <text:span text:style-name="Grey">He doesn't want it.</text:span></text:p>
      <text:p text:style-name="Text_20_body">Sabe lo que quiere. <text:span text:style-name="Grey">He knows what he wants.</text:span></text:p>
      <text:p text:style-name="Text_20_body">¿Eso es lo que quiere ? <text:span text:style-name="Grey">Is that what he wants?</text:span></text:p>
      <text:p text:style-name="Text_20_body">¿Eso es lo que quiere ? <text:span text:style-name="Grey">Is that what she wants?</text:span></text:p>
      <text:p text:style-name="Text_20_body">¿Quién no la quiere ? <text:span text:style-name="Grey">Who doesn't love her?</text:span></text:p>
      <text:p text:style-name="Text_20_body">¿De qué quiere hablar ? <text:span text:style-name="Grey">What do you want to talk about?</text:span></text:p>
      <text:p text:style-name="Text_20_body">Él te quiere mucho. <text:span text:style-name="Grey">He loves you very much.</text:span></text:p>
      <text:p text:style-name="Text_20_body">Yo la quiero y ella me quiere. <text:span text:style-name="Grey">I love her and she loves me.</text:span></text:p>
      <text:p text:style-name="Text_20_body">Ella sabe lo que quiere. <text:span text:style-name="Grey">She knows what she wants.</text:span></text:p>
      <text:p text:style-name="Text_20_body">Ya no me quiere. <text:span text:style-name="Grey">He doesn't love me anymore.</text:span></text:p>
      <text:p text:style-name="Text_20_body">¿Qué quiere hacer él ? <text:span text:style-name="Grey">What do you want to do?</text:span></text:p>
      <text:p text:style-name="Text_20_body">¿Qué quiere hacer él ? <text:span text:style-name="Grey">What does he want to do?</text:span></text:p>
      <text:p text:style-name="Text_20_body">Siempre hace lo que quiere. <text:span text:style-name="Grey">He always does as he pleases.</text:span></text:p>
      <text:p text:style-name="Text_20_body">Él quiere ser como yo. <text:span text:style-name="Grey">He wants to be like me.</text:span></text:p>
      <text:p text:style-name="Text_20_body">Ella no quiere hablar de eso. <text:span text:style-name="Grey">She doesn't want to talk about it.</text:span></text:p>
      <text:p text:style-name="Text_20_body">¿Qué quiere hacer ? <text:span text:style-name="Grey">What do you want to do?</text:span></text:p>
      <text:p text:style-name="Text_20_body">Quiere hablar con usted. <text:span text:style-name="Grey">He wants to talk to you.</text:span></text:p>
      <text:p text:style-name="Text_20_body">¿Qué quiere el gato ? <text:span text:style-name="Grey">What does the cat want?</text:span></text:p>
      <text:p text:style-name="Text_20_body">¿Por qué quiere hacer esto ? <text:span text:style-name="Grey">Why do you want to do this?</text:span></text:p>
      <text:p text:style-name="Text_20_body">Ella quiere una. <text:span text:style-name="Grey">She wants one.</text:span></text:p>
      <text:p text:style-name="Text_20_body">¿Quién quiere ir ? <text:span text:style-name="Grey">Who wants to go?</text:span></text:p>
      <text:p text:style-name="Text_20_body">Él quiere hablar. <text:span text:style-name="Grey">He wants to speak.</text:span></text:p>
      <text:p text:style-name="Text_20_body">Quiere un libro para leer. <text:span text:style-name="Grey">He wants a book to read.</text:span></text:p>
      <text:p text:style-name="Text_20_body">Él solo quiere lo mejor. <text:span text:style-name="Grey">He wants only the best.</text:span></text:p>
      <text:p text:style-name="Text_20_body">Ella quiere más. <text:span text:style-name="Grey">She wants more.</text:span></text:p>
      <text:p text:style-name="Text_20_body">Todo el mundo la quiere. <text:span text:style-name="Grey">Everybody loves her.</text:span></text:p>
      <text:p text:style-name="Text_20_body">Él no quiere ir a la escuela. <text:span text:style-name="Grey">He doesn't want to go to school.</text:span></text:p>
      <text:p text:style-name="Text_20_body">¡Eso no quiere decir nada ! <text:span text:style-name="Grey">It doesn't mean anything!</text:span></text:p>
      <text:h text:style-name="Heading_20_1" text:outline-level="1">52 SABE </text:h>
      <text:p text:style-name="Text_20_body">Todo lo que sabe es que sabe. <text:span text:style-name="Grey">All that he knows is that he knows.</text:span></text:p>
      <text:p text:style-name="Text_20_body">No sabe qué tiene que hacer. <text:span text:style-name="Grey">He doesn't know what he's supposed to do.</text:span></text:p>
      <text:p text:style-name="Text_20_body">Sabe lo que quiere. <text:span text:style-name="Grey">He knows what he wants.</text:span></text:p>
      <text:p text:style-name="Text_20_body">Usted sabe lo que quiero, ¿no ? <text:span text:style-name="Grey">You know what I want, don't you?</text:span></text:p>
      <text:p text:style-name="Text_20_body">Él no sabe qué hacer. <text:span text:style-name="Grey">He doesn't know what to do.</text:span></text:p>
      <text:p text:style-name="Text_20_body">No sabe qué hacer. <text:span text:style-name="Grey">He doesn't know what to do.</text:span></text:p>
      <text:p text:style-name="Text_20_body">No sé si lo sabe. <text:span text:style-name="Grey">I don't know if he knows it.</text:span></text:p>
      <text:p text:style-name="Text_20_body">¿Quién más lo sabe ? <text:span text:style-name="Grey">Who else knows?</text:span></text:p>
      <text:p text:style-name="Text_20_body">Ella sabe lo que quiere. <text:span text:style-name="Grey">She knows what she wants.</text:span></text:p>
      <text:p text:style-name="Text_20_body">Él no sabe nada. <text:span text:style-name="Grey">He doesn't know anything.</text:span></text:p>
      <text:p text:style-name="Text_20_body">Él lo sabe todo. <text:span text:style-name="Grey">He knows everything.</text:span></text:p>
      <text:p text:style-name="Text_20_body">No sabe lo que dice. <text:span text:style-name="Grey">He doesn't know what he's talking about.</text:span></text:p>
      <text:p text:style-name="Text_20_body">No sabe lo que dice. <text:span text:style-name="Grey">She doesn't know what she's talking about.</text:span></text:p>
      <text:p text:style-name="Text_20_body">Parece que él sabe todo. <text:span text:style-name="Grey">It seems that he knows everything.</text:span></text:p>
      <text:p text:style-name="Text_20_body">No sabe quién soy. <text:span text:style-name="Grey">You don't know who I am.</text:span></text:p>
      <text:p text:style-name="Text_20_body">No sabe quién soy. <text:span text:style-name="Grey">He doesn't know who I am.</text:span></text:p>
      <text:p text:style-name="Text_20_body">¿Quién lo sabe ? <text:span text:style-name="Grey">Who knows that?</text:span></text:p>
      <text:p text:style-name="Text_20_body">Sé que ella sabe. <text:span text:style-name="Grey">I know that she knows.</text:span></text:p>
      <text:p text:style-name="Text_20_body">¿Quién más sabe ? <text:span text:style-name="Grey">Who else knows?</text:span></text:p>
      <text:p text:style-name="Text_20_body">Ella no sabe qué decir. <text:span text:style-name="Grey">She doesn't know what to say.</text:span></text:p>
      <text:p text:style-name="Text_20_body">Nadie sabe qué ha sido de él. <text:span text:style-name="Grey">Nobody knows what has become of him.</text:span></text:p>
      <text:p text:style-name="Text_20_body">Nadie sabe por qué. <text:span text:style-name="Grey">Nobody knows why.</text:span></text:p>
      <text:p text:style-name="Text_20_body">Nadie sabe por qué. <text:span text:style-name="Grey">No one knows why.</text:span></text:p>
      <text:p text:style-name="Text_20_body">Ella sabe que se ve bien. <text:span text:style-name="Grey">She knows she's looking fine.</text:span></text:p>
      <text:p text:style-name="Text_20_body">Parece que él sabe la verdad. <text:span text:style-name="Grey">It seems that he knows the truth.</text:span></text:p>
      <text:p text:style-name="Text_20_body">Todo el mundo lo sabe. <text:span text:style-name="Grey">Anybody knows it.</text:span></text:p>
      <text:p text:style-name="Text_20_body">Todo el mundo lo sabe. <text:span text:style-name="Grey">Everybody knows that.</text:span></text:p>
      <text:p text:style-name="Text_20_body">Usted sabe algo. <text:span text:style-name="Grey">You know something.</text:span></text:p>
      <text:p text:style-name="Text_20_body">Hasta un niño lo sabe. <text:span text:style-name="Grey">Even a child knows that.</text:span></text:p>
      <text:p text:style-name="Text_20_body">Ella sabe quién soy. <text:span text:style-name="Grey">She knows who I am.</text:span></text:p>
      <text:h text:style-name="Heading_20_1" text:outline-level="1">53 ERA </text:h>
      <text:p text:style-name="Text_20_body">No sabía qué era. <text:span text:style-name="Grey">I didn't know what it was.</text:span></text:p>
      <text:p text:style-name="Text_20_body">Lo que él dijo no era verdad. <text:span text:style-name="Grey">What he said was not true.</text:span></text:p>
      <text:p text:style-name="Text_20_body">Él no es lo que antes era. <text:span text:style-name="Grey">He is not what he was.</text:span></text:p>
      <text:p text:style-name="Text_20_body">Su hijo lo era todo para ella. <text:span text:style-name="Grey">Her son meant everything to her.</text:span></text:p>
      <text:p text:style-name="Text_20_body">Yo no era una buena madre. <text:span text:style-name="Grey">I was not a good mother.</text:span></text:p>
      <text:p text:style-name="Text_20_body">Él era mi amigo. <text:span text:style-name="Grey">He was my friend.</text:span></text:p>
      <text:p text:style-name="Text_20_body">Todo lo que dijo era verdad. <text:span text:style-name="Grey">All he said was true.</text:span></text:p>
      <text:p text:style-name="Text_20_body">La comida no era tan buena. <text:span text:style-name="Grey">The food wasn't that great.</text:span></text:p>
      <text:p text:style-name="Text_20_body">Era un buen amigo. <text:span text:style-name="Grey">He was a good friend.</text:span></text:p>
      <text:p text:style-name="Text_20_body">¿Qué tipo de hombre era él ? <text:span text:style-name="Grey">What kind of man was he?</text:span></text:p>
      <text:p text:style-name="Text_20_body">Sé que era difícil. <text:span text:style-name="Grey">I know it was difficult.</text:span></text:p>
      <text:p text:style-name="Text_20_body">Le dijo que era feliz. <text:span text:style-name="Grey">She told him that she was happy.</text:span></text:p>
      <text:p text:style-name="Text_20_body">No era muy bueno. <text:span text:style-name="Grey">It wasn't very good.</text:span></text:p>
      <text:p text:style-name="Text_20_body">Sé que solo era un sueño. <text:span text:style-name="Grey">I know it was just a dream.</text:span></text:p>
      <text:p text:style-name="Text_20_body">Era de noche cuando se fue. <text:span text:style-name="Grey">It was night when he parted.</text:span></text:p>
      <text:p text:style-name="Text_20_body">Eso era hace dos años. <text:span text:style-name="Grey">That was two years ago.</text:span></text:p>
      <text:p text:style-name="Text_20_body">Él era más bajo que yo. <text:span text:style-name="Grey">He was shorter than me.</text:span></text:p>
      <text:p text:style-name="Text_20_body">Todo lo que dije era verdad. <text:span text:style-name="Grey">Everything I said was true.</text:span></text:p>
      <text:p text:style-name="Text_20_body">Todo era muy bueno. <text:span text:style-name="Grey">Everything was very good.</text:span></text:p>
      <text:p text:style-name="Text_20_body">Ella dijo que era feliz. <text:span text:style-name="Grey">She said that she was happy.</text:span></text:p>
      <text:p text:style-name="Text_20_body">Él era muy feliz. <text:span text:style-name="Grey">He was very happy.</text:span></text:p>
      <text:p text:style-name="Text_20_body">Era un hombre alto. <text:span text:style-name="Grey">He was a tall man.</text:span></text:p>
      <text:p text:style-name="Text_20_body">Era un libro nuevo. <text:span text:style-name="Grey">It was a new book.</text:span></text:p>
      <text:p text:style-name="Text_20_body">Él era un dios para su gente. <text:span text:style-name="Grey">He was a god to his people.</text:span></text:p>
      <text:p text:style-name="Text_20_body">Sé que no era fácil. <text:span text:style-name="Grey">I know it wasn't easy.</text:span></text:p>
      <text:p text:style-name="Text_20_body">No tenía ni idea de quién era. <text:span text:style-name="Grey">I had no idea who she was.</text:span></text:p>
      <text:p text:style-name="Text_20_body">Era muy difícil. <text:span text:style-name="Grey">It was very difficult.</text:span></text:p>
      <text:p text:style-name="Text_20_body">Este libro era nuevo. <text:span text:style-name="Grey">This book was new.</text:span></text:p>
      <text:p text:style-name="Text_20_body">Él era muy viejo. <text:span text:style-name="Grey">He was very old.</text:span></text:p>
      <text:p text:style-name="Text_20_body">Ya era demasiado tarde. <text:span text:style-name="Grey">It was already very late.</text:span></text:p>
      <text:h text:style-name="Heading_20_1" text:outline-level="1">54 HE </text:h>
      <text:p text:style-name="Text_20_body">¿Por qué lo he hecho ? <text:span text:style-name="Grey">Why have I done it?</text:span></text:p>
      <text:p text:style-name="Text_20_body">¿Por qué lo he hecho ? <text:span text:style-name="Grey">Why did I do that?</text:span></text:p>
      <text:p text:style-name="Text_20_body">Yo no lo he hecho. <text:span text:style-name="Grey">I didn't do it.</text:span></text:p>
      <text:p text:style-name="Text_20_body">No la he visto en años. <text:span text:style-name="Grey">I haven't seen her for ages.</text:span></text:p>
      <text:p text:style-name="Text_20_body">No lo he visto por años. <text:span text:style-name="Grey">I haven't seen him for years.</text:span></text:p>
      <text:p text:style-name="Text_20_body">Yo no lo he visto por años. <text:span text:style-name="Grey">I haven't seen him for years.</text:span></text:p>
      <text:p text:style-name="Text_20_body">No he visto nada. <text:span text:style-name="Grey">I didn't see anything.</text:span></text:p>
      <text:p text:style-name="Text_20_body">No he visto nada. <text:span text:style-name="Grey">I haven't seen anything.</text:span></text:p>
      <text:p text:style-name="Text_20_body">Me lo he pasado muy bien. <text:span text:style-name="Grey">I had a wonderful time.</text:span></text:p>
      <text:p text:style-name="Text_20_body">Lo he hecho yo. <text:span text:style-name="Grey">I made it myself.</text:span></text:p>
      <text:p text:style-name="Text_20_body">¿En dónde he estado ? <text:span text:style-name="Grey">Where have I been?</text:span></text:p>
      <text:p text:style-name="Text_20_body">No lo he visto por diez años. <text:span text:style-name="Grey">I hadn't seen him for ten years.</text:span></text:p>
      <text:p text:style-name="Text_20_body">Ya lo he hecho. <text:span text:style-name="Grey">I have already done it.</text:span></text:p>
      <text:p text:style-name="Text_20_body">No he hecho nada mal. <text:span text:style-name="Grey">I've done nothing wrong.</text:span></text:p>
      <text:p text:style-name="Text_20_body">No te he oído muy bien. <text:span text:style-name="Grey">I didn't quite hear you.</text:span></text:p>
      <text:p text:style-name="Text_20_body">Nunca he hecho eso en un auto. <text:span text:style-name="Grey">I've never done that in a car.</text:span></text:p>
      <text:p text:style-name="Text_20_body">Por lo que he oído. <text:span text:style-name="Grey">Judging by what I've heard.</text:span></text:p>
      <text:p text:style-name="Text_20_body">Nunca lo he visto. <text:span text:style-name="Grey">I've never seen this.</text:span></text:p>
      <text:p text:style-name="Text_20_body">Aún no lo he hecho. <text:span text:style-name="Grey">I still haven't done it.</text:span></text:p>
      <text:p text:style-name="Text_20_body">No le he dicho nada. <text:span text:style-name="Grey">I haven't told him anything.</text:span></text:p>
      <text:p text:style-name="Text_20_body">Nunca he visto nada como esto. <text:span text:style-name="Grey">I've never seen anything quite like this.</text:span></text:p>
      <text:p text:style-name="Text_20_body">Yo ya he estado aquí. <text:span text:style-name="Grey">I've been here before.</text:span></text:p>
      <text:p text:style-name="Text_20_body">Ya he dicho que no. <text:span text:style-name="Grey">I've already said no.</text:span></text:p>
      <text:p text:style-name="Text_20_body">He dicho que no. <text:span text:style-name="Grey">I said no.</text:span></text:p>
      <text:p text:style-name="Text_20_body">No he oído nada de él aún. <text:span text:style-name="Grey">I have heard nothing from him yet.</text:span></text:p>
      <text:p text:style-name="Text_20_body">No lo he dicho. <text:span text:style-name="Grey">I didn't say it.</text:span></text:p>
      <text:p text:style-name="Text_20_body">He estado aquí dos veces. <text:span text:style-name="Grey">I've been there twice.</text:span></text:p>
      <text:p text:style-name="Text_20_body">Sólo lo he visto una vez. <text:span text:style-name="Grey">I've only seen it once.</text:span></text:p>
      <text:p text:style-name="Text_20_body">Sólo lo he visto una vez. <text:span text:style-name="Grey">I've only seen him once.</text:span></text:p>
      <text:p text:style-name="Text_20_body">Sólo le he visto una vez. <text:span text:style-name="Grey">I saw him but once.</text:span></text:p>
      <text:h text:style-name="Heading_20_1" text:outline-level="1">55 SÉ </text:h>
      <text:p text:style-name="Text_20_body">No sé lo que es. <text:span text:style-name="Grey">I don't know what it is.</text:span></text:p>
      <text:p text:style-name="Text_20_body">No sé lo que es. <text:span text:style-name="Grey">I don't know what that is.</text:span></text:p>
      <text:p text:style-name="Text_20_body">No sé por qué no te gusta. <text:span text:style-name="Grey">I don't know why you don't like him.</text:span></text:p>
      <text:p text:style-name="Text_20_body">No sé por qué no te gusta. <text:span text:style-name="Grey">I don't know why you don't like her.</text:span></text:p>
      <text:p text:style-name="Text_20_body">No sé lo que quiero. <text:span text:style-name="Grey">I don't know what I want.</text:span></text:p>
      <text:p text:style-name="Text_20_body">No sé por qué no le quiere. <text:span text:style-name="Grey">I don't know why you don't like him.</text:span></text:p>
      <text:p text:style-name="Text_20_body">Sé lo que tengo que hacer. <text:span text:style-name="Grey">I know what to do.</text:span></text:p>
      <text:p text:style-name="Text_20_body">Sé lo que quiero. <text:span text:style-name="Grey">I know what I want.</text:span></text:p>
      <text:p text:style-name="Text_20_body">No sé qué quiero. <text:span text:style-name="Grey">I don't know what I want.</text:span></text:p>
      <text:p text:style-name="Text_20_body">No sé qué va a hacer. <text:span text:style-name="Grey">I don't know what he'll do.</text:span></text:p>
      <text:p text:style-name="Text_20_body">No sé qué hora es. <text:span text:style-name="Grey">I don't know what time it is.</text:span></text:p>
      <text:p text:style-name="Text_20_body">Sé lo que quiero hacer. <text:span text:style-name="Grey">I know what I want to do.</text:span></text:p>
      <text:p text:style-name="Text_20_body">No sé nada de él. <text:span text:style-name="Grey">I don't know anything about him at all.</text:span></text:p>
      <text:p text:style-name="Text_20_body">No sé nada de él. <text:span text:style-name="Grey">I know nothing about him.</text:span></text:p>
      <text:p text:style-name="Text_20_body">No sé nada de él. <text:span text:style-name="Grey">I do not know anything about him.</text:span></text:p>
      <text:p text:style-name="Text_20_body">No sé nada de él. <text:span text:style-name="Grey">I don't know anything about him.</text:span></text:p>
      <text:p text:style-name="Text_20_body">Ya no sé lo que quiero. <text:span text:style-name="Grey">I don't know what I want anymore.</text:span></text:p>
      <text:p text:style-name="Text_20_body">No sé qué más hacer. <text:span text:style-name="Grey">I don't know what else to do.</text:span></text:p>
      <text:p text:style-name="Text_20_body">Sé por qué lo hizo. <text:span text:style-name="Grey">I know why he did it.</text:span></text:p>
      <text:p text:style-name="Text_20_body">Sé qué es lo que quieres. <text:span text:style-name="Grey">I know what you want.</text:span></text:p>
      <text:p text:style-name="Text_20_body">No sé quién es. <text:span text:style-name="Grey">I don't know who he is.</text:span></text:p>
      <text:p text:style-name="Text_20_body">Sé que no sé nada. <text:span text:style-name="Grey">I know that I know nothing.</text:span></text:p>
      <text:p text:style-name="Text_20_body">No sé qué quiero hacer. <text:span text:style-name="Grey">I don't know what I want to do.</text:span></text:p>
      <text:p text:style-name="Text_20_body">Sé de dónde es él. <text:span text:style-name="Grey">I know where he comes from.</text:span></text:p>
      <text:p text:style-name="Text_20_body">Eso es todo lo que sé. <text:span text:style-name="Grey">That's all I know.</text:span></text:p>
      <text:p text:style-name="Text_20_body">Sé muy poco de él. <text:span text:style-name="Grey">I know very little about him.</text:span></text:p>
      <text:p text:style-name="Text_20_body">Esto es todo lo que sé de él. <text:span text:style-name="Grey">This is all that I know about him.</text:span></text:p>
      <text:p text:style-name="Text_20_body">No sé qué es eso. <text:span text:style-name="Grey">I don't know what that is.</text:span></text:p>
      <text:p text:style-name="Text_20_body">No sé qué hacer. <text:span text:style-name="Grey">I don't know what to do.</text:span></text:p>
      <text:p text:style-name="Text_20_body">No sé más que eso. <text:span text:style-name="Grey">I know only this.</text:span></text:p>
      <text:h text:style-name="Heading_20_1" text:outline-level="1">56 PUEDE </text:h>
      <text:p text:style-name="Text_20_body">¿No se puede hacer nada ? <text:span text:style-name="Grey">Can't anything be done?</text:span></text:p>
      <text:p text:style-name="Text_20_body">¿Qué se puede hacer ? <text:span text:style-name="Grey">What can be done?</text:span></text:p>
      <text:p text:style-name="Text_20_body">¿No se puede dejar como está ? <text:span text:style-name="Grey">Can't we leave it as it is?</text:span></text:p>
      <text:p text:style-name="Text_20_body">Se puede hacer. <text:span text:style-name="Grey">It can be done.</text:span></text:p>
      <text:p text:style-name="Text_20_body">¿Por qué él no puede venir ? <text:span text:style-name="Grey">Why can't he come?</text:span></text:p>
      <text:p text:style-name="Text_20_body">Eso no puede ser. <text:span text:style-name="Grey">That can't be.</text:span></text:p>
      <text:p text:style-name="Text_20_body">¿Me puede decir la hora ? <text:span text:style-name="Grey">Do you have the time?</text:span></text:p>
      <text:p text:style-name="Text_20_body">Nada puede ser mejor que eso. <text:span text:style-name="Grey">Nothing can be better than that.</text:span></text:p>
      <text:p text:style-name="Text_20_body">El dinero lo puede todo. <text:span text:style-name="Grey">Money will do anything.</text:span></text:p>
      <text:p text:style-name="Text_20_body">¡Esto no puede ser ! <text:span text:style-name="Grey">This can't be!</text:span></text:p>
      <text:p text:style-name="Text_20_body">¿Cómo se puede hacer ? <text:span text:style-name="Grey">How can it be done?</text:span></text:p>
      <text:p text:style-name="Text_20_body">No, no puede ser verdad. <text:span text:style-name="Grey">No, it cannot be true.</text:span></text:p>
      <text:p text:style-name="Text_20_body">Ella no puede vivir sin él. <text:span text:style-name="Grey">She can't live without him.</text:span></text:p>
      <text:p text:style-name="Text_20_body">Él no puede comprar un coche. <text:span text:style-name="Grey">He isn't able to buy a car.</text:span></text:p>
      <text:p text:style-name="Text_20_body">Él no puede comprar un coche. <text:span text:style-name="Grey">He can't buy a car.</text:span></text:p>
      <text:p text:style-name="Text_20_body">No puede ser mayor que yo. <text:span text:style-name="Grey">He can't be older than me.</text:span></text:p>
      <text:p text:style-name="Text_20_body">No se puede vivir sin agua. <text:span text:style-name="Grey">It is impossible to live without water.</text:span></text:p>
      <text:p text:style-name="Text_20_body">No se puede vivir sin agua. <text:span text:style-name="Grey">One can't live without water.</text:span></text:p>
      <text:p text:style-name="Text_20_body">No se puede vivir sin agua. <text:span text:style-name="Grey">Life cannot exist without water.</text:span></text:p>
      <text:p text:style-name="Text_20_body">Aquí no se puede nadar. <text:span text:style-name="Grey">You cannot swim here.</text:span></text:p>
      <text:p text:style-name="Text_20_body">Mi madre no puede venir. <text:span text:style-name="Grey">My mother can't attend.</text:span></text:p>
      <text:p text:style-name="Text_20_body">Mi madre no puede venir. <text:span text:style-name="Grey">My mother can't come.</text:span></text:p>
      <text:p text:style-name="Text_20_body">Él ya no puede esperar más. <text:span text:style-name="Grey">He can no longer wait.</text:span></text:p>
      <text:p text:style-name="Text_20_body">Él puede hacerlo mejor que yo. <text:span text:style-name="Grey">He is able to do it better than I am.</text:span></text:p>
      <text:p text:style-name="Text_20_body">Él puede hacerlo mejor que yo. <text:span text:style-name="Grey">He can do it better than I can.</text:span></text:p>
      <text:p text:style-name="Text_20_body">Él puede que no sea feliz. <text:span text:style-name="Grey">He might not be happy.</text:span></text:p>
      <text:p text:style-name="Text_20_body">Eso no puede ser verdad. <text:span text:style-name="Grey">That can't be true.</text:span></text:p>
      <text:p text:style-name="Text_20_body">Eso no puede ser verdad. <text:span text:style-name="Grey">That cannot be true.</text:span></text:p>
      <text:p text:style-name="Text_20_body">Eso no puede ser verdad. <text:span text:style-name="Grey">It can not be true.</text:span></text:p>
      <text:p text:style-name="Text_20_body">Eso no puede ser verdad. <text:span text:style-name="Grey">It can't be true.</text:span></text:p>
      <text:h text:style-name="Heading_20_1" text:outline-level="1">57 HAY </text:h>
      <text:p text:style-name="Text_20_body">Hay algo que tengo que hacer. <text:span text:style-name="Grey">There's something I have to do.</text:span></text:p>
      <text:p text:style-name="Text_20_body">No hay nada que hacer. <text:span text:style-name="Grey">There is nothing to do.</text:span></text:p>
      <text:p text:style-name="Text_20_body">¿Qué hay que hacer ? <text:span text:style-name="Grey">What's there to do?</text:span></text:p>
      <text:p text:style-name="Text_20_body">Madre no hay más que una. <text:span text:style-name="Grey">Mother is no more than one.</text:span></text:p>
      <text:p text:style-name="Text_20_body">Hay algo que tengo que decir. <text:span text:style-name="Grey">There's something I've got to say.</text:span></text:p>
      <text:p text:style-name="Text_20_body">Hay que hacer algo. <text:span text:style-name="Grey">Something has to be done.</text:span></text:p>
      <text:p text:style-name="Text_20_body">Hay un gato en mi casa. <text:span text:style-name="Grey">There's a cat in my house.</text:span></text:p>
      <text:p text:style-name="Text_20_body">No hay nadie en la casa. <text:span text:style-name="Grey">There's nobody home.</text:span></text:p>
      <text:p text:style-name="Text_20_body">No hay mucho que decir. <text:span text:style-name="Grey">There's not much to say.</text:span></text:p>
      <text:p text:style-name="Text_20_body">No hay mucho que decir. <text:span text:style-name="Grey">There's not much to tell.</text:span></text:p>
      <text:p text:style-name="Text_20_body">Hay un tiempo para todo. <text:span text:style-name="Grey">There is a time for everything.</text:span></text:p>
      <text:p text:style-name="Text_20_body">Aquí hay de todo. <text:span text:style-name="Grey">This place has everything.</text:span></text:p>
      <text:p text:style-name="Text_20_body">Hay algo que tengo que saber. <text:span text:style-name="Grey">There's something I have to know.</text:span></text:p>
      <text:p text:style-name="Text_20_body">Aquí no hay nada. <text:span text:style-name="Grey">There is nothing here.</text:span></text:p>
      <text:p text:style-name="Text_20_body">Aquí no hay nada. <text:span text:style-name="Grey">There's nothing here.</text:span></text:p>
      <text:p text:style-name="Text_20_body">No hay dos sin tres. <text:span text:style-name="Grey">Misfortunes always come in threes.</text:span></text:p>
      <text:p text:style-name="Text_20_body">No hay dos sin tres. <text:span text:style-name="Grey">All good things come in threes.</text:span></text:p>
      <text:p text:style-name="Text_20_body">No hay mucho tiempo. <text:span text:style-name="Grey">There isn't much time.</text:span></text:p>
      <text:p text:style-name="Text_20_body">No hay un gato. <text:span text:style-name="Grey">There isn't a cat.</text:span></text:p>
      <text:p text:style-name="Text_20_body">Siempre hay algo que hacer. <text:span text:style-name="Grey">There is always something to do.</text:span></text:p>
      <text:p text:style-name="Text_20_body">Hay un hombre en la puerta. <text:span text:style-name="Grey">There is a man at the door.</text:span></text:p>
      <text:p text:style-name="Text_20_body">¿No hay nadie en casa ? <text:span text:style-name="Grey">Nobody at home?</text:span></text:p>
      <text:p text:style-name="Text_20_body">Hay mucho trabajo que hacer. <text:span text:style-name="Grey">There’s a lot of work to do.</text:span></text:p>
      <text:p text:style-name="Text_20_body">Aquí hay un poco de agua. <text:span text:style-name="Grey">Here's some water.</text:span></text:p>
      <text:p text:style-name="Text_20_body">Aquí hay un libro. <text:span text:style-name="Grey">Here is a book.</text:span></text:p>
      <text:p text:style-name="Text_20_body">Aquí hay un libro. <text:span text:style-name="Grey">There's a book here.</text:span></text:p>
      <text:p text:style-name="Text_20_body">Hay un libro aquí. <text:span text:style-name="Grey">There's a book here.</text:span></text:p>
      <text:p text:style-name="Text_20_body">No hay nada en mi taza. <text:span text:style-name="Grey">There's nothing in my cup.</text:span></text:p>
      <text:p text:style-name="Text_20_body">No hay nadie más. <text:span text:style-name="Grey">There isn't anybody else.</text:span></text:p>
      <text:p text:style-name="Text_20_body">¿Qué hay de nuevo ? <text:span text:style-name="Grey">What's new?</text:span></text:p>
      <text:h text:style-name="Heading_20_1" text:outline-level="1">58 TODO </text:h>
      <text:p text:style-name="Text_20_body">Todo lo que sabe es que sabe. <text:span text:style-name="Grey">All that he knows is that he knows.</text:span></text:p>
      <text:p text:style-name="Text_20_body">Es todo lo que quiero hacer. <text:span text:style-name="Grey">It is all I want to do.</text:span></text:p>
      <text:p text:style-name="Text_20_body">Todo lo que tengo es un libro. <text:span text:style-name="Grey">All I have is a book.</text:span></text:p>
      <text:p text:style-name="Text_20_body">Tengo todo lo que quiero. <text:span text:style-name="Grey">I've got everything I want.</text:span></text:p>
      <text:p text:style-name="Text_20_body">Eso es todo lo que tengo. <text:span text:style-name="Grey">That is all I have.</text:span></text:p>
      <text:p text:style-name="Text_20_body">Eso es todo lo que sé. <text:span text:style-name="Grey">That's all I know.</text:span></text:p>
      <text:p text:style-name="Text_20_body">Esto es todo lo que sé de él. <text:span text:style-name="Grey">This is all that I know about him.</text:span></text:p>
      <text:p text:style-name="Text_20_body">Ella lo es todo para él. <text:span text:style-name="Grey">She is everything to him.</text:span></text:p>
      <text:p text:style-name="Text_20_body">¿Es todo lo que tienes ? <text:span text:style-name="Grey">That all you've got?</text:span></text:p>
      <text:p text:style-name="Text_20_body">No tengo todo el día. <text:span text:style-name="Grey">I don't have all day.</text:span></text:p>
      <text:p text:style-name="Text_20_body">Sé que el dinero no es todo. <text:span text:style-name="Grey">I know that money isn't everything.</text:span></text:p>
      <text:p text:style-name="Text_20_body">Todo está bien en casa. <text:span text:style-name="Grey">Everything is all right at home.</text:span></text:p>
      <text:p text:style-name="Text_20_body">Esto es todo lo que tengo. <text:span text:style-name="Grey">It's all I have.</text:span></text:p>
      <text:p text:style-name="Text_20_body">El dinero no lo es todo. <text:span text:style-name="Grey">Money is not everything.</text:span></text:p>
      <text:p text:style-name="Text_20_body">El dinero no lo es todo. <text:span text:style-name="Grey">Money isn't everything.</text:span></text:p>
      <text:p text:style-name="Text_20_body">Me lo dijo todo. <text:span text:style-name="Grey">He told me everything.</text:span></text:p>
      <text:p text:style-name="Text_20_body">Él lo sabe todo. <text:span text:style-name="Grey">He knows everything.</text:span></text:p>
      <text:p text:style-name="Text_20_body">Ella es todo para él. <text:span text:style-name="Grey">She is everything to him.</text:span></text:p>
      <text:p text:style-name="Text_20_body">Esto es todo lo que sé. <text:span text:style-name="Grey">This is all I know.</text:span></text:p>
      <text:p text:style-name="Text_20_body">Esto es todo lo que sé. <text:span text:style-name="Grey">This is all that I know.</text:span></text:p>
      <text:p text:style-name="Text_20_body">Tengo todo lo que quieres. <text:span text:style-name="Grey">I've got everything that you want.</text:span></text:p>
      <text:p text:style-name="Text_20_body">No, eso es todo. <text:span text:style-name="Grey">No, that's all.</text:span></text:p>
      <text:p text:style-name="Text_20_body">Todo va a ir bien. <text:span text:style-name="Grey">It's all going to be OK.</text:span></text:p>
      <text:p text:style-name="Text_20_body">Él lo hizo todo por ella. <text:span text:style-name="Grey">He did everything for her.</text:span></text:p>
      <text:p text:style-name="Text_20_body">Todo fue para nada. <text:span text:style-name="Grey">It was all for nothing.</text:span></text:p>
      <text:p text:style-name="Text_20_body">¿Eso es todo lo que tienes ? <text:span text:style-name="Grey">Is that all you have?</text:span></text:p>
      <text:p text:style-name="Text_20_body">¿Eso es todo lo que tienes ? <text:span text:style-name="Grey">That all you've got?</text:span></text:p>
      <text:p text:style-name="Text_20_body">Todo a su tiempo. <text:span text:style-name="Grey">All in good time.</text:span></text:p>
      <text:p text:style-name="Text_20_body">Eso es todo lo que vi. <text:span text:style-name="Grey">That's all I saw.</text:span></text:p>
      <text:p text:style-name="Text_20_body">Parece que él sabe todo. <text:span text:style-name="Grey">It seems that he knows everything.</text:span></text:p>
      <text:h text:style-name="Heading_20_1" text:outline-level="1">59 VA </text:h>
      <text:p text:style-name="Text_20_body">No sé qué va a hacer. <text:span text:style-name="Grey">I don't know what he'll do.</text:span></text:p>
      <text:p text:style-name="Text_20_body">Esta va por la casa. <text:span text:style-name="Grey">It's on the house.</text:span></text:p>
      <text:p text:style-name="Text_20_body">A él le va bien. <text:span text:style-name="Grey">He is doing well.</text:span></text:p>
      <text:p text:style-name="Text_20_body">¿A qué hora te va bien ? <text:span text:style-name="Grey">What time is good for you?</text:span></text:p>
      <text:p text:style-name="Text_20_body">Todo va a ir bien. <text:span text:style-name="Grey">It's all going to be OK.</text:span></text:p>
      <text:p text:style-name="Text_20_body">Algo no va bien. <text:span text:style-name="Grey">Something is not right.</text:span></text:p>
      <text:p text:style-name="Text_20_body">Todo va a estar bien. <text:span text:style-name="Grey">Everything's going to be OK.</text:span></text:p>
      <text:p text:style-name="Text_20_body">Me parece que algo va mal. <text:span text:style-name="Grey">It seems to me that something is wrong.</text:span></text:p>
      <text:p text:style-name="Text_20_body">No sé si ella va a venir o no. <text:span text:style-name="Grey">I don't know if she will come or not.</text:span></text:p>
      <text:p text:style-name="Text_20_body">¿Nada le va bien ? <text:span text:style-name="Grey">Does nothing go well for him?</text:span></text:p>
      <text:p text:style-name="Text_20_body">¿Cómo te va en el trabajo ? <text:span text:style-name="Grey">How's your job?</text:span></text:p>
      <text:p text:style-name="Text_20_body">Él dice que no va a venir. <text:span text:style-name="Grey">He says he won't come.</text:span></text:p>
      <text:p text:style-name="Text_20_body">¿Para dónde va ? <text:span text:style-name="Grey">Where are you going?</text:span></text:p>
      <text:p text:style-name="Text_20_body">¿Quién más va a estar ahí ? <text:span text:style-name="Grey">Who else is going to be there?</text:span></text:p>
      <text:p text:style-name="Text_20_body">Él va al trabajo en tren. <text:span text:style-name="Grey">He goes to work by train.</text:span></text:p>
      <text:p text:style-name="Text_20_body">Todo va muy mal. <text:span text:style-name="Grey">Everything is going very badly.</text:span></text:p>
      <text:p text:style-name="Text_20_body">¿Qué va a tomar ? <text:span text:style-name="Grey">What are you going to drink?</text:span></text:p>
      <text:p text:style-name="Text_20_body">¿A qué hora se va a dormir ? <text:span text:style-name="Grey">What time do you go to bed?</text:span></text:p>
      <text:p text:style-name="Text_20_body">¿Dónde va este libro ? <text:span text:style-name="Grey">Where does this book go?</text:span></text:p>
      <text:p text:style-name="Text_20_body">¿Qué tal te va ? <text:span text:style-name="Grey">How are you doing?</text:span></text:p>
      <text:p text:style-name="Text_20_body">Creo que todo va bien. <text:span text:style-name="Grey">I think everything is going well.</text:span></text:p>
      <text:p text:style-name="Text_20_body">No sé lo que te va a pasar. <text:span text:style-name="Grey">I don't know what's going to happen to you.</text:span></text:p>
      <text:p text:style-name="Text_20_body">Va a ser esta noche. <text:span text:style-name="Grey">It's happening tonight.</text:span></text:p>
      <text:p text:style-name="Text_20_body">Va a hacer más y más calor. <text:span text:style-name="Grey">It will get warmer and warmer.</text:span></text:p>
      <text:p text:style-name="Text_20_body">Esto va muy bien. <text:span text:style-name="Grey">This is going very well.</text:span></text:p>
      <text:p text:style-name="Text_20_body">Por ahora me va bien. <text:span text:style-name="Grey">For now I'm feeling fine.</text:span></text:p>
      <text:p text:style-name="Text_20_body">A veces todo va mal. <text:span text:style-name="Grey">Sometimes everything goes wrong.</text:span></text:p>
      <text:p text:style-name="Text_20_body">¿Cómo va el trabajo ? <text:span text:style-name="Grey">How’s the work going?</text:span></text:p>
      <text:p text:style-name="Text_20_body">Todo va a salir bien. <text:span text:style-name="Grey">Everything's going to be okay.</text:span></text:p>
      <text:p text:style-name="Text_20_body">¿Cómo os va a los dos ? <text:span text:style-name="Grey">How are you two doing?</text:span></text:p>
      <text:h text:style-name="Heading_20_1" text:outline-level="1">60 CASA </text:h>
      <text:p text:style-name="Text_20_body">No, no es mi casa. <text:span text:style-name="Grey">No, that's not my house.</text:span></text:p>
      <text:p text:style-name="Text_20_body">La casa no me gusta. <text:span text:style-name="Grey">I do not like the house.</text:span></text:p>
      <text:p text:style-name="Text_20_body">No está en casa. <text:span text:style-name="Grey">He's not in.</text:span></text:p>
      <text:p text:style-name="Text_20_body">No está en casa. <text:span text:style-name="Grey">He's not home.</text:span></text:p>
      <text:p text:style-name="Text_20_body">No está en casa. <text:span text:style-name="Grey">He isn't at home.</text:span></text:p>
      <text:p text:style-name="Text_20_body">Esta no es mi casa. <text:span text:style-name="Grey">This is not my home.</text:span></text:p>
      <text:p text:style-name="Text_20_body">Esta no es tu casa. <text:span text:style-name="Grey">This isn't your house.</text:span></text:p>
      <text:p text:style-name="Text_20_body">¿Me puedo ir a mi casa ? <text:span text:style-name="Grey">May I go home?</text:span></text:p>
      <text:p text:style-name="Text_20_body">Él no está en casa. <text:span text:style-name="Grey">He's not in.</text:span></text:p>
      <text:p text:style-name="Text_20_body">Tengo que ir a casa. <text:span text:style-name="Grey">I have to go home.</text:span></text:p>
      <text:p text:style-name="Text_20_body">No puedo ir a casa. <text:span text:style-name="Grey">I can't go home.</text:span></text:p>
      <text:p text:style-name="Text_20_body">Él es el hombre de la casa. <text:span text:style-name="Grey">He's the man of the house.</text:span></text:p>
      <text:p text:style-name="Text_20_body">El perro está en la casa. <text:span text:style-name="Grey">The dog is in the house.</text:span></text:p>
      <text:p text:style-name="Text_20_body">Es hora de ir a casa. <text:span text:style-name="Grey">It's time to go home.</text:span></text:p>
      <text:p text:style-name="Text_20_body">Me quiero ir a casa. <text:span text:style-name="Grey">I want to go home.</text:span></text:p>
      <text:p text:style-name="Text_20_body">Estoy en la casa. <text:span text:style-name="Grey">I am in the house.</text:span></text:p>
      <text:p text:style-name="Text_20_body">Me gusta mi casa. <text:span text:style-name="Grey">I like my house.</text:span></text:p>
      <text:p text:style-name="Text_20_body">Estoy en la casa. <text:span text:style-name="Grey">I'm in the house.</text:span></text:p>
      <text:p text:style-name="Text_20_body">Esta es mi casa. <text:span text:style-name="Grey">This is my home.</text:span></text:p>
      <text:p text:style-name="Text_20_body">Esta es mi casa. <text:span text:style-name="Grey">This is my house.</text:span></text:p>
      <text:p text:style-name="Text_20_body">¿Quién está en la casa ? <text:span text:style-name="Grey">Who is in the house?</text:span></text:p>
      <text:p text:style-name="Text_20_body">¿Esta es su casa ? <text:span text:style-name="Grey">Is this your house?</text:span></text:p>
      <text:p text:style-name="Text_20_body">¿Qué casa te gusta más ? <text:span text:style-name="Grey">What house do you like more?</text:span></text:p>
      <text:p text:style-name="Text_20_body">Mi casa es tu casa. <text:span text:style-name="Grey">My home is your home.</text:span></text:p>
      <text:p text:style-name="Text_20_body">Tu casa es mi casa. <text:span text:style-name="Grey">Your house be my house.</text:span></text:p>
      <text:p text:style-name="Text_20_body">Esta es tu casa. <text:span text:style-name="Grey">This is your house.</text:span></text:p>
      <text:p text:style-name="Text_20_body">Mi padre no está en casa. <text:span text:style-name="Grey">My father isn't at home.</text:span></text:p>
      <text:p text:style-name="Text_20_body">Mi padre no está en casa. <text:span text:style-name="Grey">Father isn't at home.</text:span></text:p>
      <text:p text:style-name="Text_20_body">Mi padre no está en casa. <text:span text:style-name="Grey">My father isn't home.</text:span></text:p>
      <text:p text:style-name="Text_20_body">¿Está él en casa ? <text:span text:style-name="Grey">Is he at home?</text:span></text:p>
      <text:h text:style-name="Heading_20_1" text:outline-level="1">61 NADA </text:h>
      <text:p text:style-name="Text_20_body">Le quiero más que a nada. <text:span text:style-name="Grey">I love him more than anything.</text:span></text:p>
      <text:p text:style-name="Text_20_body">No me gusta para nada. <text:span text:style-name="Grey">I don't like it at all.</text:span></text:p>
      <text:p text:style-name="Text_20_body">No me gusta nada. <text:span text:style-name="Grey">I don't like it at all.</text:span></text:p>
      <text:p text:style-name="Text_20_body">No me gusta nada. <text:span text:style-name="Grey">I don't like anything.</text:span></text:p>
      <text:p text:style-name="Text_20_body">Él no me gusta para nada. <text:span text:style-name="Grey">I don't really like him.</text:span></text:p>
      <text:p text:style-name="Text_20_body">No tengo nada más que hacer. <text:span text:style-name="Grey">I've got no more to do.</text:span></text:p>
      <text:p text:style-name="Text_20_body">No tiene nada que hacer. <text:span text:style-name="Grey">He has nothing to do.</text:span></text:p>
      <text:p text:style-name="Text_20_body">No tengo nada que ver con él. <text:span text:style-name="Grey">I have nothing to do with him.</text:span></text:p>
      <text:p text:style-name="Text_20_body">Más que nada le gusta hablar. <text:span text:style-name="Grey">She likes talking best of all.</text:span></text:p>
      <text:p text:style-name="Text_20_body">No tengo nada que hacer. <text:span text:style-name="Grey">I have nothing to do.</text:span></text:p>
      <text:p text:style-name="Text_20_body">Nada es lo que parece. <text:span text:style-name="Grey">Nothing is as it seems.</text:span></text:p>
      <text:p text:style-name="Text_20_body">No sé nada de él. <text:span text:style-name="Grey">I don't know anything about him at all.</text:span></text:p>
      <text:p text:style-name="Text_20_body">No sé nada de él. <text:span text:style-name="Grey">I know nothing about him.</text:span></text:p>
      <text:p text:style-name="Text_20_body">No sé nada de él. <text:span text:style-name="Grey">I do not know anything about him.</text:span></text:p>
      <text:p text:style-name="Text_20_body">No sé nada de él. <text:span text:style-name="Grey">I don't know anything about him.</text:span></text:p>
      <text:p text:style-name="Text_20_body">No quiero nada más. <text:span text:style-name="Grey">I don't want any more.</text:span></text:p>
      <text:p text:style-name="Text_20_body">Sé que no sé nada. <text:span text:style-name="Grey">I know that I know nothing.</text:span></text:p>
      <text:p text:style-name="Text_20_body">Ella no me gusta para nada. <text:span text:style-name="Grey">I don't really like her.</text:span></text:p>
      <text:p text:style-name="Text_20_body">No puedo hacer nada más. <text:span text:style-name="Grey">I can't do anything else.</text:span></text:p>
      <text:p text:style-name="Text_20_body">No hay nada que hacer. <text:span text:style-name="Grey">There is nothing to do.</text:span></text:p>
      <text:p text:style-name="Text_20_body">¿No se puede hacer nada ? <text:span text:style-name="Grey">Can't anything be done?</text:span></text:p>
      <text:p text:style-name="Text_20_body">No tengo nada que ver con eso. <text:span text:style-name="Grey">I have nothing to do with it.</text:span></text:p>
      <text:p text:style-name="Text_20_body">No tengo nada que ver con eso. <text:span text:style-name="Grey">I have nothing to do with that.</text:span></text:p>
      <text:p text:style-name="Text_20_body">¿No tiene nada más que decir ? <text:span text:style-name="Grey">Don't you have more to say?</text:span></text:p>
      <text:p text:style-name="Text_20_body">Yo no tengo nada que ver. <text:span text:style-name="Grey">I've got nothing to do with it.</text:span></text:p>
      <text:p text:style-name="Text_20_body">No tengo nada más que decir. <text:span text:style-name="Grey">I have nothing further to say.</text:span></text:p>
      <text:p text:style-name="Text_20_body">No tengo nada más que decir. <text:span text:style-name="Grey">I have nothing more to say.</text:span></text:p>
      <text:p text:style-name="Text_20_body">No tengo nada más que decir. <text:span text:style-name="Grey">I have nothing left to say.</text:span></text:p>
      <text:p text:style-name="Text_20_body">No puedo hacer nada. <text:span text:style-name="Grey">I can't do anything.</text:span></text:p>
      <text:p text:style-name="Text_20_body">Él no sabe nada. <text:span text:style-name="Grey">He doesn't know anything.</text:span></text:p>
      <text:h text:style-name="Heading_20_1" text:outline-level="1">62 HACER </text:h>
      <text:p text:style-name="Text_20_body">Es algo que tengo que hacer. <text:span text:style-name="Grey">It's something I have to do.</text:span></text:p>
      <text:p text:style-name="Text_20_body">Es algo que tengo que hacer. <text:span text:style-name="Grey">This is something I have to do.</text:span></text:p>
      <text:p text:style-name="Text_20_body">Sé lo que tengo que hacer. <text:span text:style-name="Grey">I know what to do.</text:span></text:p>
      <text:p text:style-name="Text_20_body">No sabe qué tiene que hacer. <text:span text:style-name="Grey">He doesn't know what he's supposed to do.</text:span></text:p>
      <text:p text:style-name="Text_20_body">Es todo lo que quiero hacer. <text:span text:style-name="Grey">It is all I want to do.</text:span></text:p>
      <text:p text:style-name="Text_20_body">No tengo nada más que hacer. <text:span text:style-name="Grey">I've got no more to do.</text:span></text:p>
      <text:p text:style-name="Text_20_body">No tiene nada que hacer. <text:span text:style-name="Grey">He has nothing to do.</text:span></text:p>
      <text:p text:style-name="Text_20_body">¿Qué tengo que hacer ? <text:span text:style-name="Grey">What do I have to do?</text:span></text:p>
      <text:p text:style-name="Text_20_body">Hay algo que tengo que hacer. <text:span text:style-name="Grey">There's something I have to do.</text:span></text:p>
      <text:p text:style-name="Text_20_body">No sé qué va a hacer. <text:span text:style-name="Grey">I don't know what he'll do.</text:span></text:p>
      <text:p text:style-name="Text_20_body">No tengo nada que hacer. <text:span text:style-name="Grey">I have nothing to do.</text:span></text:p>
      <text:p text:style-name="Text_20_body">Sé lo que quiero hacer. <text:span text:style-name="Grey">I know what I want to do.</text:span></text:p>
      <text:p text:style-name="Text_20_body">No sé qué más hacer. <text:span text:style-name="Grey">I don't know what else to do.</text:span></text:p>
      <text:p text:style-name="Text_20_body">¿Qué te gusta hacer ? <text:span text:style-name="Grey">What do you like to do?</text:span></text:p>
      <text:p text:style-name="Text_20_body">Él tiene mucho que hacer. <text:span text:style-name="Grey">He has a lot of things to do.</text:span></text:p>
      <text:p text:style-name="Text_20_body">¿A usted, qué le gusta hacer ? <text:span text:style-name="Grey">You, what do you like to do?</text:span></text:p>
      <text:p text:style-name="Text_20_body">No sé qué quiero hacer. <text:span text:style-name="Grey">I don't know what I want to do.</text:span></text:p>
      <text:p text:style-name="Text_20_body">Tengo mucho que hacer. <text:span text:style-name="Grey">I have a lot of things to do.</text:span></text:p>
      <text:p text:style-name="Text_20_body">Él no sabe qué hacer. <text:span text:style-name="Grey">He doesn't know what to do.</text:span></text:p>
      <text:p text:style-name="Text_20_body">No puedo hacer nada más. <text:span text:style-name="Grey">I can't do anything else.</text:span></text:p>
      <text:p text:style-name="Text_20_body">No hay nada que hacer. <text:span text:style-name="Grey">There is nothing to do.</text:span></text:p>
      <text:p text:style-name="Text_20_body">¿Qué hay que hacer ? <text:span text:style-name="Grey">What's there to do?</text:span></text:p>
      <text:p text:style-name="Text_20_body">No sabe qué hacer. <text:span text:style-name="Grey">He doesn't know what to do.</text:span></text:p>
      <text:p text:style-name="Text_20_body">Es hora de hacer algo. <text:span text:style-name="Grey">It's time to do something.</text:span></text:p>
      <text:p text:style-name="Text_20_body">Tengo que hacer algo. <text:span text:style-name="Grey">I have to do something.</text:span></text:p>
      <text:p text:style-name="Text_20_body">No sé qué hacer. <text:span text:style-name="Grey">I don't know what to do.</text:span></text:p>
      <text:p text:style-name="Text_20_body">¿Por qué tengo que hacer eso ? <text:span text:style-name="Grey">Why do I have to do that?</text:span></text:p>
      <text:p text:style-name="Text_20_body">¿No se puede hacer nada ? <text:span text:style-name="Grey">Can't anything be done?</text:span></text:p>
      <text:p text:style-name="Text_20_body">Él no tiene que hacer eso. <text:span text:style-name="Grey">He does not have to do this.</text:span></text:p>
      <text:p text:style-name="Text_20_body">¿Qué se puede hacer ? <text:span text:style-name="Grey">What can be done?</text:span></text:p>
      <text:h text:style-name="Heading_20_1" text:outline-level="1">63 ESTÁS </text:h>
      <text:p text:style-name="Text_20_body">Sé por qué estás aquí. <text:span text:style-name="Grey">I know why you're here.</text:span></text:p>
      <text:p text:style-name="Text_20_body">¿Por qué estás aquí ? <text:span text:style-name="Grey">Why are you here?</text:span></text:p>
      <text:p text:style-name="Text_20_body">¿Para qué estás aquí ? <text:span text:style-name="Grey">What are you here for?</text:span></text:p>
      <text:p text:style-name="Text_20_body">Nunca estás en casa. <text:span text:style-name="Grey">You're never at home.</text:span></text:p>
      <text:p text:style-name="Text_20_body">¿Qué me estás haciendo ? <text:span text:style-name="Grey">What are you doing to me?</text:span></text:p>
      <text:p text:style-name="Text_20_body">¿Por qué estás tan feliz ? <text:span text:style-name="Grey">What are you so happy about?</text:span></text:p>
      <text:p text:style-name="Text_20_body">Lo estás haciendo bien. <text:span text:style-name="Grey">You're doing it right.</text:span></text:p>
      <text:p text:style-name="Text_20_body">No sé de qué estás hablando. <text:span text:style-name="Grey">I don't know what you're talking about.</text:span></text:p>
      <text:p text:style-name="Text_20_body">¿Qué estás haciendo aquí ? <text:span text:style-name="Grey">Whatever are you doing here?</text:span></text:p>
      <text:p text:style-name="Text_20_body">Y tú, ¿qué tal estás ? <text:span text:style-name="Grey">And you, how are you?</text:span></text:p>
      <text:p text:style-name="Text_20_body">Y tú, ¿qué tal estás ? <text:span text:style-name="Grey">And you, how's it going?</text:span></text:p>
      <text:p text:style-name="Text_20_body">¿Por qué estás todavía aquí ? <text:span text:style-name="Grey">Why are you still here?</text:span></text:p>
      <text:p text:style-name="Text_20_body">Veo lo que estás haciendo. <text:span text:style-name="Grey">I see what you're doing.</text:span></text:p>
      <text:p text:style-name="Text_20_body">¿En qué estás ahora ? <text:span text:style-name="Grey">What are you about now?</text:span></text:p>
      <text:p text:style-name="Text_20_body">¿Por qué estás tan seguro ? <text:span text:style-name="Grey">Why are you so sure?</text:span></text:p>
      <text:p text:style-name="Text_20_body">Estás libre de ir a tu casa. <text:span text:style-name="Grey">You are free to go home.</text:span></text:p>
      <text:p text:style-name="Text_20_body">Ya estás otra vez. <text:span text:style-name="Grey">There you go again.</text:span></text:p>
      <text:p text:style-name="Text_20_body">¡Qué bien estás en esta foto ! <text:span text:style-name="Grey">You look great in this photo!</text:span></text:p>
      <text:p text:style-name="Text_20_body">¿A qué le estás hablando ? <text:span text:style-name="Grey">What are you talking to?</text:span></text:p>
      <text:p text:style-name="Text_20_body">¡Lo estás haciendo mal ! <text:span text:style-name="Grey">You're doing it wrong!</text:span></text:p>
      <text:p text:style-name="Text_20_body">Lo estás haciendo mal. <text:span text:style-name="Grey">You are doing it in the wrong way.</text:span></text:p>
      <text:p text:style-name="Text_20_body">Lo estás haciendo mal. <text:span text:style-name="Grey">You're doing it wrong.</text:span></text:p>
      <text:p text:style-name="Text_20_body">¿Qué estás haciendo ? <text:span text:style-name="Grey">What are you doing?</text:span></text:p>
      <text:p text:style-name="Text_20_body">¿Qué estás haciendo ? <text:span text:style-name="Grey">What are you doing now?</text:span></text:p>
      <text:p text:style-name="Text_20_body">¿Qué estás haciendo ? <text:span text:style-name="Grey">What are you up to?</text:span></text:p>
      <text:p text:style-name="Text_20_body">¿Por qué estás loco por mi ? <text:span text:style-name="Grey">Why are you mad about me?</text:span></text:p>
      <text:p text:style-name="Text_20_body">Necesito saber que estás bien. <text:span text:style-name="Grey">I need to know you're OK.</text:span></text:p>
      <text:p text:style-name="Text_20_body">¿Todavía estás por aquí ? <text:span text:style-name="Grey">Are you still around?</text:span></text:p>
      <text:p text:style-name="Text_20_body">Estás feliz, ¿no ? <text:span text:style-name="Grey">You're happy, aren't you?</text:span></text:p>
      <text:p text:style-name="Text_20_body">¿No estás feliz ? <text:span text:style-name="Grey">Aren't you happy?</text:span></text:p>
      <text:h text:style-name="Heading_20_1" text:outline-level="1">64 ESTÁN </text:h>
      <text:p text:style-name="Text_20_body">¿Por qué están aquí ? <text:span text:style-name="Grey">Why are they here?</text:span></text:p>
      <text:p text:style-name="Text_20_body">Yo no sé dónde están. <text:span text:style-name="Grey">I don't know where they are.</text:span></text:p>
      <text:p text:style-name="Text_20_body">Todos están bien en casa. <text:span text:style-name="Grey">All are well at home.</text:span></text:p>
      <text:p text:style-name="Text_20_body">¿En dónde están todos ? <text:span text:style-name="Grey">Where's everyone?</text:span></text:p>
      <text:p text:style-name="Text_20_body">¿Cómo están todos en casa ? <text:span text:style-name="Grey">How's everybody at home?</text:span></text:p>
      <text:p text:style-name="Text_20_body">¿Por qué están haciendo esto ? <text:span text:style-name="Grey">Why are you doing this?</text:span></text:p>
      <text:p text:style-name="Text_20_body">¿Por qué están haciendo esto ? <text:span text:style-name="Grey">Why are they doing this?</text:span></text:p>
      <text:p text:style-name="Text_20_body">Todos están bien. <text:span text:style-name="Grey">Everybody is fine.</text:span></text:p>
      <text:p text:style-name="Text_20_body">¿Dónde están todos ? <text:span text:style-name="Grey">Where is everybody?</text:span></text:p>
      <text:p text:style-name="Text_20_body">¿Dónde están todos ? <text:span text:style-name="Grey">Where's everyone?</text:span></text:p>
      <text:p text:style-name="Text_20_body">¿Qué están haciendo ? <text:span text:style-name="Grey">What are they doing?</text:span></text:p>
      <text:p text:style-name="Text_20_body">Todos están aquí menos él. <text:span text:style-name="Grey">Everyone is here except for him.</text:span></text:p>
      <text:p text:style-name="Text_20_body">¿Cómo están todos ? <text:span text:style-name="Grey">How is everyone?</text:span></text:p>
      <text:p text:style-name="Text_20_body">¿Cómo están todos ? <text:span text:style-name="Grey">How are you all?</text:span></text:p>
      <text:p text:style-name="Text_20_body">¿Cómo están todos ? <text:span text:style-name="Grey">How's everybody?</text:span></text:p>
      <text:p text:style-name="Text_20_body">¿Dónde están los niños ? <text:span text:style-name="Grey">Where are the kids?</text:span></text:p>
      <text:p text:style-name="Text_20_body">¿Dónde están los niños ? <text:span text:style-name="Grey">Where are my kids?</text:span></text:p>
      <text:p text:style-name="Text_20_body">Los libros están en la mesa. <text:span text:style-name="Grey">The books are on the table.</text:span></text:p>
      <text:p text:style-name="Text_20_body">¿Dónde están tus ojos ? <text:span text:style-name="Grey">Where are your eyes?</text:span></text:p>
      <text:p text:style-name="Text_20_body">Todos te están esperando. <text:span text:style-name="Grey">Everybody is waiting for you.</text:span></text:p>
      <text:p text:style-name="Text_20_body">¿Dónde están mis libros ? <text:span text:style-name="Grey">Where are my books?</text:span></text:p>
      <text:p text:style-name="Text_20_body">¿Dónde están tus padres ? <text:span text:style-name="Grey">Where are your parents?</text:span></text:p>
      <text:p text:style-name="Text_20_body">¿Cómo están los niños ? <text:span text:style-name="Grey">How are the children?</text:span></text:p>
      <text:p text:style-name="Text_20_body">Están demasiado cerca. <text:span text:style-name="Grey">They are too close.</text:span></text:p>
      <text:p text:style-name="Text_20_body">¿Cómo están tus padres ? <text:span text:style-name="Grey">How are your parents?</text:span></text:p>
      <text:p text:style-name="Text_20_body">¿Cómo están tus padres ? <text:span text:style-name="Grey">How are your parents doing?</text:span></text:p>
      <text:p text:style-name="Text_20_body">Están leyendo su libro. <text:span text:style-name="Grey">They are reading their book.</text:span></text:p>
      <text:p text:style-name="Text_20_body">Los dos están en la pieza. <text:span text:style-name="Grey">They are both in the room.</text:span></text:p>
      <text:p text:style-name="Text_20_body">Los dos están en la pieza. <text:span text:style-name="Grey">Both of them are in the room.</text:span></text:p>
      <text:p text:style-name="Text_20_body">Los dos están en la pieza. <text:span text:style-name="Grey">The two of them are in the room.</text:span></text:p>
      <text:h text:style-name="Heading_20_1" text:outline-level="1">65 HACE </text:h>
      <text:p text:style-name="Text_20_body">Ella es buena en lo que hace. <text:span text:style-name="Grey">She's good at what she does.</text:span></text:p>
      <text:p text:style-name="Text_20_body">Se fue hace una hora. <text:span text:style-name="Grey">He left an hour ago.</text:span></text:p>
      <text:p text:style-name="Text_20_body">Él es bueno en lo que hace. <text:span text:style-name="Grey">He's good at what he does.</text:span></text:p>
      <text:p text:style-name="Text_20_body">Siempre hace lo que quiere. <text:span text:style-name="Grey">He always does as he pleases.</text:span></text:p>
      <text:p text:style-name="Text_20_body">¿Qué hace tu padre ? <text:span text:style-name="Grey">What does your father do?</text:span></text:p>
      <text:p text:style-name="Text_20_body">Hace mucho que no le veo. <text:span text:style-name="Grey">I have not seen him for a long time.</text:span></text:p>
      <text:p text:style-name="Text_20_body">¿Qué hace por la tarde ? <text:span text:style-name="Grey">What do you do in the afternoon?</text:span></text:p>
      <text:p text:style-name="Text_20_body">No puedo decir cómo se hace. <text:span text:style-name="Grey">I cannot tell how this is done.</text:span></text:p>
      <text:p text:style-name="Text_20_body">Lo vi hace poco. <text:span text:style-name="Grey">I saw him recently.</text:span></text:p>
      <text:p text:style-name="Text_20_body">Le vi hace poco. <text:span text:style-name="Grey">I saw him recently.</text:span></text:p>
      <text:p text:style-name="Text_20_body">Todo el mundo lo hace. <text:span text:style-name="Grey">Everybody does that.</text:span></text:p>
      <text:p text:style-name="Text_20_body">Hace años que no lo veo. <text:span text:style-name="Grey">I haven't seen him for years.</text:span></text:p>
      <text:p text:style-name="Text_20_body">Eso fue hace solo un año. <text:span text:style-name="Grey">That was only a year ago.</text:span></text:p>
      <text:p text:style-name="Text_20_body">¿Qué hace usted esta tarde ? <text:span text:style-name="Grey">What are you doing this evening?</text:span></text:p>
      <text:p text:style-name="Text_20_body">¿Que tal hace su trabajo ? <text:span text:style-name="Grey">How does this work?</text:span></text:p>
      <text:p text:style-name="Text_20_body">Si hace buen tiempo, voy. <text:span text:style-name="Grey">I will go, provided the weather is clear.</text:span></text:p>
      <text:p text:style-name="Text_20_body">Eso fue hace dos años. <text:span text:style-name="Grey">That was two years ago.</text:span></text:p>
      <text:p text:style-name="Text_20_body">Mi padre murió hace dos años. <text:span text:style-name="Grey">My father passed away two years ago.</text:span></text:p>
      <text:p text:style-name="Text_20_body">Él lo hace más rápido que yo. <text:span text:style-name="Grey">He does it faster than me.</text:span></text:p>
      <text:p text:style-name="Text_20_body">Cada uno hace lo que quiere. <text:span text:style-name="Grey">Each one does what he wishes.</text:span></text:p>
      <text:p text:style-name="Text_20_body">Eso te hace feliz, ¿no ? <text:span text:style-name="Grey">That makes you happy, doesn't it?</text:span></text:p>
      <text:p text:style-name="Text_20_body">¿Cómo se hace eso ? <text:span text:style-name="Grey">How do you make that?</text:span></text:p>
      <text:p text:style-name="Text_20_body">No sabía eso hasta hace poco. <text:span text:style-name="Grey">I didn't know about that until quite recently.</text:span></text:p>
      <text:p text:style-name="Text_20_body">Eso era hace dos años. <text:span text:style-name="Grey">That was two years ago.</text:span></text:p>
      <text:p text:style-name="Text_20_body">¿Qué te hace feliz ? <text:span text:style-name="Grey">What makes you happy?</text:span></text:p>
      <text:p text:style-name="Text_20_body">Mi padre murió hace tres años. <text:span text:style-name="Grey">My father has been dead for three years.</text:span></text:p>
      <text:p text:style-name="Text_20_body">Hace un poco de frío. <text:span text:style-name="Grey">It is a little cold.</text:span></text:p>
      <text:p text:style-name="Text_20_body">Nadie lo hace mejor. <text:span text:style-name="Grey">Nobody does it better.</text:span></text:p>
      <text:p text:style-name="Text_20_body">Le vi hace tres años. <text:span text:style-name="Grey">I saw him three years ago.</text:span></text:p>
      <text:p text:style-name="Text_20_body">¿Tienes lo que hace falta ? <text:span text:style-name="Grey">You got skills?</text:span></text:p>
      <text:h text:style-name="Heading_20_1" text:outline-level="1">66 HIZO </text:h>
      <text:p text:style-name="Text_20_body">Él hizo lo que se le dijo. <text:span text:style-name="Grey">He did what they told him.</text:span></text:p>
      <text:p text:style-name="Text_20_body">Sé por qué lo hizo. <text:span text:style-name="Grey">I know why he did it.</text:span></text:p>
      <text:p text:style-name="Text_20_body">Él dijo que él no lo hizo. <text:span text:style-name="Grey">He said he did not do it.</text:span></text:p>
      <text:p text:style-name="Text_20_body">Lo que él hizo no está mal. <text:span text:style-name="Grey">What he did is not wrong.</text:span></text:p>
      <text:p text:style-name="Text_20_body">Lo que él hizo no está mal. <text:span text:style-name="Grey">What he did wasn't wrong.</text:span></text:p>
      <text:p text:style-name="Text_20_body">No, ella no lo hizo. <text:span text:style-name="Grey">No, she didn't.</text:span></text:p>
      <text:p text:style-name="Text_20_body">Él lo hizo todo por ella. <text:span text:style-name="Grey">He did everything for her.</text:span></text:p>
      <text:p text:style-name="Text_20_body">Él, de hecho, lo hizo. <text:span text:style-name="Grey">He actually did it.</text:span></text:p>
      <text:p text:style-name="Text_20_body">Él lo hizo por el dinero. <text:span text:style-name="Grey">He did it for the money.</text:span></text:p>
      <text:p text:style-name="Text_20_body">¿Qué la hizo hacer eso ? <text:span text:style-name="Grey">What made her do that?</text:span></text:p>
      <text:p text:style-name="Text_20_body">¿Sabe quién lo hizo ? <text:span text:style-name="Grey">Do you know who did it?</text:span></text:p>
      <text:p text:style-name="Text_20_body">Sé que él hizo eso. <text:span text:style-name="Grey">I know that it was done by him.</text:span></text:p>
      <text:p text:style-name="Text_20_body">¿Qué hizo con todo el dinero ? <text:span text:style-name="Grey">What did she do with all the money?</text:span></text:p>
      <text:p text:style-name="Text_20_body">¿Por qué hizo eso ? <text:span text:style-name="Grey">Why did she do that?</text:span></text:p>
      <text:p text:style-name="Text_20_body">Ella le hizo un hombre. <text:span text:style-name="Grey">She made a man of him.</text:span></text:p>
      <text:p text:style-name="Text_20_body">¿Quién lo hizo ? <text:span text:style-name="Grey">Who did it?</text:span></text:p>
      <text:p text:style-name="Text_20_body">Hizo lo que le dije. <text:span text:style-name="Grey">He did as I told him.</text:span></text:p>
      <text:p text:style-name="Text_20_body">Él lo hizo por dinero. <text:span text:style-name="Grey">He did it for money.</text:span></text:p>
      <text:p text:style-name="Text_20_body">Creo que lo hizo él. <text:span text:style-name="Grey">I think he did it.</text:span></text:p>
      <text:p text:style-name="Text_20_body">Él lo hizo de nuevo. <text:span text:style-name="Grey">He did it again.</text:span></text:p>
      <text:p text:style-name="Text_20_body">Él hizo un buen trabajo. <text:span text:style-name="Grey">He did a good job.</text:span></text:p>
      <text:p text:style-name="Text_20_body">Hizo muy buen tiempo. <text:span text:style-name="Grey">The weather was very good.</text:span></text:p>
      <text:p text:style-name="Text_20_body">No sé quién hizo esto. <text:span text:style-name="Grey">I don't know who did this.</text:span></text:p>
      <text:p text:style-name="Text_20_body">Ella hizo del niño un hombre. <text:span text:style-name="Grey">She made a man of a boy.</text:span></text:p>
      <text:p text:style-name="Text_20_body">Ella lo hizo de nuevo. <text:span text:style-name="Grey">She did it again.</text:span></text:p>
      <text:p text:style-name="Text_20_body">Hizo un buen trabajo. <text:span text:style-name="Grey">She did a good job.</text:span></text:p>
      <text:p text:style-name="Text_20_body">¿Lo hizo usted solo ? <text:span text:style-name="Grey">Did you do this on your own?</text:span></text:p>
      <text:p text:style-name="Text_20_body">¿Lo hizo usted solo ? <text:span text:style-name="Grey">Did you make it for yourself?</text:span></text:p>
      <text:p text:style-name="Text_20_body">¿Lo hizo usted solo ? <text:span text:style-name="Grey">Did you do it by yourself?</text:span></text:p>
      <text:p text:style-name="Text_20_body">Lo hizo mi hermano. <text:span text:style-name="Grey">My brother did.</text:span></text:p>
      <text:h text:style-name="Heading_20_1" text:outline-level="1">67 HABLAR </text:h>
      <text:p text:style-name="Text_20_body">Más que nada le gusta hablar. <text:span text:style-name="Grey">She likes talking best of all.</text:span></text:p>
      <text:p text:style-name="Text_20_body">Tengo que hablar con él. <text:span text:style-name="Grey">I need to talk to him.</text:span></text:p>
      <text:p text:style-name="Text_20_body">No quiero hablar más. <text:span text:style-name="Grey">I don't want to talk anymore.</text:span></text:p>
      <text:p text:style-name="Text_20_body">¿De qué quiere hablar ? <text:span text:style-name="Grey">What do you want to talk about?</text:span></text:p>
      <text:p text:style-name="Text_20_body">No quiero hablar de ella. <text:span text:style-name="Grey">I don't want to speak about her.</text:span></text:p>
      <text:p text:style-name="Text_20_body">No quiero hablar de mi niño. <text:span text:style-name="Grey">I don't want to talk about my child.</text:span></text:p>
      <text:p text:style-name="Text_20_body">¿Puedo hablar con él ? <text:span text:style-name="Grey">May I speak with him?</text:span></text:p>
      <text:p text:style-name="Text_20_body">No puedo hablar. <text:span text:style-name="Grey">I can't talk.</text:span></text:p>
      <text:p text:style-name="Text_20_body">No le puedo hablar a la gente. <text:span text:style-name="Grey">I can't talk with people.</text:span></text:p>
      <text:p text:style-name="Text_20_body">Quiero hablar con él. <text:span text:style-name="Grey">I want to talk to him.</text:span></text:p>
      <text:p text:style-name="Text_20_body">A la gente le gusta hablar. <text:span text:style-name="Grey">People like to talk.</text:span></text:p>
      <text:p text:style-name="Text_20_body">No quiero hablar del tiempo. <text:span text:style-name="Grey">I don't want to talk about the weather.</text:span></text:p>
      <text:p text:style-name="Text_20_body">Ella no quiere hablar de eso. <text:span text:style-name="Grey">She doesn't want to talk about it.</text:span></text:p>
      <text:p text:style-name="Text_20_body">Quiero hablar con ella. <text:span text:style-name="Grey">I want to talk to her.</text:span></text:p>
      <text:p text:style-name="Text_20_body">Quiere hablar con usted. <text:span text:style-name="Grey">He wants to talk to you.</text:span></text:p>
      <text:p text:style-name="Text_20_body">Quiero hablar sobre algo más. <text:span text:style-name="Grey">I want to talk about something else.</text:span></text:p>
      <text:p text:style-name="Text_20_body">Es difícil hablar con él. <text:span text:style-name="Grey">It is difficult to talk to him.</text:span></text:p>
      <text:p text:style-name="Text_20_body">Es difícil hablar con él. <text:span text:style-name="Grey">It's difficult to speak with him.</text:span></text:p>
      <text:p text:style-name="Text_20_body">Tenemos mucho de que hablar. <text:span text:style-name="Grey">We have a lot to talk about.</text:span></text:p>
      <text:p text:style-name="Text_20_body">Él quiere hablar. <text:span text:style-name="Grey">He wants to speak.</text:span></text:p>
      <text:p text:style-name="Text_20_body">Sé con quién quieres hablar. <text:span text:style-name="Grey">I know who you want to talk to.</text:span></text:p>
      <text:p text:style-name="Text_20_body">No tienes que hablar tan alto. <text:span text:style-name="Grey">You don't have to talk so loud.</text:span></text:p>
      <text:p text:style-name="Text_20_body">Yo no tengo ganas de hablar. <text:span text:style-name="Grey">I don't feel like talking anymore.</text:span></text:p>
      <text:p text:style-name="Text_20_body">No tengo ganas de hablar. <text:span text:style-name="Grey">I don't feel like talking.</text:span></text:p>
      <text:p text:style-name="Text_20_body">No quiero hablar de amor. <text:span text:style-name="Grey">I don't want to talk about love.</text:span></text:p>
      <text:p text:style-name="Text_20_body">Le gusta hablar de amor. <text:span text:style-name="Grey">He likes to talk of love.</text:span></text:p>
      <text:p text:style-name="Text_20_body">¿Con quién quieres hablar ? <text:span text:style-name="Grey">Who do you want to speak to?</text:span></text:p>
      <text:p text:style-name="Text_20_body">¿Con quién quieres hablar ? <text:span text:style-name="Grey">Who do you want to talk to?</text:span></text:p>
      <text:p text:style-name="Text_20_body">¿Con quién quieres hablar ? <text:span text:style-name="Grey">Who is it that you want to talk to?</text:span></text:p>
      <text:p text:style-name="Text_20_body">Yo puedo hablar. <text:span text:style-name="Grey">I’m able to speak.</text:span></text:p>
      <text:h text:style-name="Heading_20_1" text:outline-level="1">68 POCO </text:h>
      <text:p text:style-name="Text_20_body">Él es un poco como su padre. <text:span text:style-name="Grey">He is a bit like his father.</text:span></text:p>
      <text:p text:style-name="Text_20_body">Él es un poco como su padre. <text:span text:style-name="Grey">He's a little like his father.</text:span></text:p>
      <text:p text:style-name="Text_20_body">Quiero un poco más. <text:span text:style-name="Grey">I want some more.</text:span></text:p>
      <text:p text:style-name="Text_20_body">Sé muy poco de él. <text:span text:style-name="Grey">I know very little about him.</text:span></text:p>
      <text:p text:style-name="Text_20_body">Sé muy poco de ella. <text:span text:style-name="Grey">I know very little about her.</text:span></text:p>
      <text:p text:style-name="Text_20_body">Él tiene un poco de dinero. <text:span text:style-name="Grey">He has a little money.</text:span></text:p>
      <text:p text:style-name="Text_20_body">Él es un poco más alto que tú. <text:span text:style-name="Grey">He's a little taller than you are.</text:span></text:p>
      <text:p text:style-name="Text_20_body">Tengo un poco de dinero. <text:span text:style-name="Grey">I have little money.</text:span></text:p>
      <text:p text:style-name="Text_20_body">Tengo un poco de dinero. <text:span text:style-name="Grey">I have a little money.</text:span></text:p>
      <text:p text:style-name="Text_20_body">Aquí hay un poco de agua. <text:span text:style-name="Grey">Here's some water.</text:span></text:p>
      <text:p text:style-name="Text_20_body">¿Puedo comer un poco ? <text:span text:style-name="Grey">May I eat a little of it?</text:span></text:p>
      <text:p text:style-name="Text_20_body">Necesito un poco de tu tiempo. <text:span text:style-name="Grey">I need a moment of your time.</text:span></text:p>
      <text:p text:style-name="Text_20_body">Soy un poco más alto que tú. <text:span text:style-name="Grey">I'm a little taller than you.</text:span></text:p>
      <text:p text:style-name="Text_20_body">Quiero un poco de comida. <text:span text:style-name="Grey">I want some food.</text:span></text:p>
      <text:p text:style-name="Text_20_body">¿Quieres un poco de esto ? <text:span text:style-name="Grey">Do you want some of this?</text:span></text:p>
      <text:p text:style-name="Text_20_body">Aquí tienes un poco de agua. <text:span text:style-name="Grey">Here's some water.</text:span></text:p>
      <text:p text:style-name="Text_20_body">Lo vi hace poco. <text:span text:style-name="Grey">I saw him recently.</text:span></text:p>
      <text:p text:style-name="Text_20_body">Voy a hacer un poco de café. <text:span text:style-name="Grey">I'll make some coffee.</text:span></text:p>
      <text:p text:style-name="Text_20_body">Sé tan poco como tú. <text:span text:style-name="Grey">I know as little as you do.</text:span></text:p>
      <text:p text:style-name="Text_20_body">Le vi hace poco. <text:span text:style-name="Grey">I saw him recently.</text:span></text:p>
      <text:p text:style-name="Text_20_body">Habla un poco más alto. <text:span text:style-name="Grey">Speak a little louder.</text:span></text:p>
      <text:p text:style-name="Text_20_body">Un poco de agua, por favor. <text:span text:style-name="Grey">Some water, please.</text:span></text:p>
      <text:p text:style-name="Text_20_body">Él habla un poco de inglés. <text:span text:style-name="Grey">He speaks a little English.</text:span></text:p>
      <text:p text:style-name="Text_20_body">Queda poco por hacer. <text:span text:style-name="Grey">Little remains to be done.</text:span></text:p>
      <text:p text:style-name="Text_20_body">Necesito un poco de tiempo. <text:span text:style-name="Grey">I need a little time.</text:span></text:p>
      <text:p text:style-name="Text_20_body">Nos queda muy poco tiempo. <text:span text:style-name="Grey">We have not much time.</text:span></text:p>
      <text:p text:style-name="Text_20_body">Él tiene poco dinero. <text:span text:style-name="Grey">He has little money.</text:span></text:p>
      <text:p text:style-name="Text_20_body">Un poco más alto, por favor. <text:span text:style-name="Grey">A little louder, please.</text:span></text:p>
      <text:p text:style-name="Text_20_body">Tengo un poco de frío. <text:span text:style-name="Grey">Bit cold though.</text:span></text:p>
      <text:p text:style-name="Text_20_body">Estoy un poco ido. <text:span text:style-name="Grey">I'm a little crazy.</text:span></text:p>
      <text:h text:style-name="Heading_20_1" text:outline-level="1">69 SOY </text:h>
      <text:p text:style-name="Text_20_body">Soy el hombre de la casa. <text:span text:style-name="Grey">I'm the man of the house.</text:span></text:p>
      <text:p text:style-name="Text_20_body">¡No, no lo soy ! ¡Lo eres tú ! <text:span text:style-name="Grey">No I'm not; you are!</text:span></text:p>
      <text:p text:style-name="Text_20_body">No sabe quién soy. <text:span text:style-name="Grey">You don't know who I am.</text:span></text:p>
      <text:p text:style-name="Text_20_body">No sabe quién soy. <text:span text:style-name="Grey">He doesn't know who I am.</text:span></text:p>
      <text:p text:style-name="Text_20_body">¡Yo no soy el padre ! <text:span text:style-name="Grey">I'm not the father!</text:span></text:p>
      <text:p text:style-name="Text_20_body">Soy como mi padre. <text:span text:style-name="Grey">I am like my father.</text:span></text:p>
      <text:p text:style-name="Text_20_body">Tú me has hecho lo que soy. <text:span text:style-name="Grey">You've made me what I am.</text:span></text:p>
      <text:p text:style-name="Text_20_body">No soy tan alto como él. <text:span text:style-name="Grey">I am not as tall as he.</text:span></text:p>
      <text:p text:style-name="Text_20_body">Ya no soy un niño. <text:span text:style-name="Grey">I am no longer a child.</text:span></text:p>
      <text:p text:style-name="Text_20_body">No soy tu madre. <text:span text:style-name="Grey">I'm not your mother.</text:span></text:p>
      <text:p text:style-name="Text_20_body">No soy tu amigo. <text:span text:style-name="Grey">I'm not your friend.</text:span></text:p>
      <text:p text:style-name="Text_20_body">Yo soy tu amigo, ¿no ? <text:span text:style-name="Grey">I am your friend, right?</text:span></text:p>
      <text:p text:style-name="Text_20_body">Soy más alto que él. <text:span text:style-name="Grey">I am taller than he.</text:span></text:p>
      <text:p text:style-name="Text_20_body">Soy más alto que él. <text:span text:style-name="Grey">I'm taller than him.</text:span></text:p>
      <text:p text:style-name="Text_20_body">Soy el más mayor de los tres. <text:span text:style-name="Grey">I am the oldest of the three.</text:span></text:p>
      <text:p text:style-name="Text_20_body">Yo soy un hombre. <text:span text:style-name="Grey">I am a man.</text:span></text:p>
      <text:p text:style-name="Text_20_body">Yo soy un hombre. <text:span text:style-name="Grey">I'm a man.</text:span></text:p>
      <text:p text:style-name="Text_20_body">Soy un poco más alto que tú. <text:span text:style-name="Grey">I'm a little taller than you.</text:span></text:p>
      <text:p text:style-name="Text_20_body">Soy como mi madre. <text:span text:style-name="Grey">I am like my mother.</text:span></text:p>
      <text:p text:style-name="Text_20_body">No soy de este mundo. <text:span text:style-name="Grey">I'm not from this world.</text:span></text:p>
      <text:p text:style-name="Text_20_body">Yo soy el mejor. <text:span text:style-name="Grey">I am the best.</text:span></text:p>
      <text:p text:style-name="Text_20_body">El Estado soy yo. <text:span text:style-name="Grey">I am the State!</text:span></text:p>
      <text:p text:style-name="Text_20_body">El Estado soy yo. <text:span text:style-name="Grey">I am the state.</text:span></text:p>
      <text:p text:style-name="Text_20_body">Soy un buen niño. <text:span text:style-name="Grey">I am a good boy.</text:span></text:p>
      <text:p text:style-name="Text_20_body">Ella sabe quién soy. <text:span text:style-name="Grey">She knows who I am.</text:span></text:p>
      <text:p text:style-name="Text_20_body">No soy tan alto como tú. <text:span text:style-name="Grey">I'm not as tall as you.</text:span></text:p>
      <text:p text:style-name="Text_20_body">Soy un hombre sin mujer. <text:span text:style-name="Grey">I am a man without woman.</text:span></text:p>
      <text:p text:style-name="Text_20_body">Yo soy una mujer. <text:span text:style-name="Grey">I am a woman.</text:span></text:p>
      <text:p text:style-name="Text_20_body">Yo soy una mujer. <text:span text:style-name="Grey">I'm a woman.</text:span></text:p>
      <text:p text:style-name="Text_20_body">Soy como mi hermano. <text:span text:style-name="Grey">I am like my brother.</text:span></text:p>
      <text:h text:style-name="Heading_20_1" text:outline-level="1">70 QUIÉN </text:h>
      <text:p text:style-name="Text_20_body">¿De quién es esta casa ? <text:span text:style-name="Grey">Who owns this house?</text:span></text:p>
      <text:p text:style-name="Text_20_body">No sé quién es. <text:span text:style-name="Grey">I don't know who he is.</text:span></text:p>
      <text:p text:style-name="Text_20_body">¿De quién es este libro ? <text:span text:style-name="Grey">Whose book is this?</text:span></text:p>
      <text:p text:style-name="Text_20_body">¿De quién es este libro ? <text:span text:style-name="Grey">Whose textbook is this?</text:span></text:p>
      <text:p text:style-name="Text_20_body">¿De quién es este libro ? <text:span text:style-name="Grey">Whose is this book?</text:span></text:p>
      <text:p text:style-name="Text_20_body">No sé quién es ella. <text:span text:style-name="Grey">I don't know who she is.</text:span></text:p>
      <text:p text:style-name="Text_20_body">¿A quién se parece ? <text:span text:style-name="Grey">Who does he look like?</text:span></text:p>
      <text:p text:style-name="Text_20_body">Sé quién vive en esta casa. <text:span text:style-name="Grey">I know who lives in this house.</text:span></text:p>
      <text:p text:style-name="Text_20_body">¿De quién es ese libro ? <text:span text:style-name="Grey">Whose book is this?</text:span></text:p>
      <text:p text:style-name="Text_20_body">¿De quién es ese libro ? <text:span text:style-name="Grey">Whose book is that?</text:span></text:p>
      <text:p text:style-name="Text_20_body">Él no tiene con quién jugar. <text:span text:style-name="Grey">He does not have anyone to play with.</text:span></text:p>
      <text:p text:style-name="Text_20_body">No sé a quién quieres ver. <text:span text:style-name="Grey">I don't know whom you want to see.</text:span></text:p>
      <text:p text:style-name="Text_20_body">No sé a quién quieres ver. <text:span text:style-name="Grey">I don't know who you want to see.</text:span></text:p>
      <text:p text:style-name="Text_20_body">No sé a quién quieres ver. <text:span text:style-name="Grey">I don't know who you want to meet.</text:span></text:p>
      <text:p text:style-name="Text_20_body">No sabe quién soy. <text:span text:style-name="Grey">You don't know who I am.</text:span></text:p>
      <text:p text:style-name="Text_20_body">No sabe quién soy. <text:span text:style-name="Grey">He doesn't know who I am.</text:span></text:p>
      <text:p text:style-name="Text_20_body">¿Él es amigo de quién ? <text:span text:style-name="Grey">Whose friend is he?</text:span></text:p>
      <text:p text:style-name="Text_20_body">¿Sabe quién lo hizo ? <text:span text:style-name="Grey">Do you know who did it?</text:span></text:p>
      <text:p text:style-name="Text_20_body">¿De quién es este coche ? <text:span text:style-name="Grey">Whose car is that?</text:span></text:p>
      <text:p text:style-name="Text_20_body">Yo sé quién vive en esa casa. <text:span text:style-name="Grey">I know who lives in this house.</text:span></text:p>
      <text:p text:style-name="Text_20_body">¿De quién es esto ? <text:span text:style-name="Grey">Whose is this?</text:span></text:p>
      <text:p text:style-name="Text_20_body">¿De quién es esto ? <text:span text:style-name="Grey">Who does this belong to?</text:span></text:p>
      <text:p text:style-name="Text_20_body">¿De quién es este auto ? <text:span text:style-name="Grey">Whose car is this?</text:span></text:p>
      <text:p text:style-name="Text_20_body">Sé con quién quieres hablar. <text:span text:style-name="Grey">I know who you want to talk to.</text:span></text:p>
      <text:p text:style-name="Text_20_body">Sé muy bien quién eres. <text:span text:style-name="Grey">I know very well who you are.</text:span></text:p>
      <text:p text:style-name="Text_20_body">¿De quién es esta carta ? <text:span text:style-name="Grey">Who is this letter from?</text:span></text:p>
      <text:p text:style-name="Text_20_body">¿De quién es esta carta ? <text:span text:style-name="Grey">Whose letter is this?</text:span></text:p>
      <text:p text:style-name="Text_20_body">¿De quién es esta comida ? <text:span text:style-name="Grey">Whose food is this?</text:span></text:p>
      <text:p text:style-name="Text_20_body">¿De quién es esta comida ? <text:span text:style-name="Grey">Whose is this food?</text:span></text:p>
      <text:p text:style-name="Text_20_body">No sé quién hizo esto. <text:span text:style-name="Grey">I don't know who did this.</text:span></text:p>
      <text:h text:style-name="Heading_20_1" text:outline-level="1">71 NOS </text:h>
      <text:p text:style-name="Text_20_body">No nos gusta esta casa. <text:span text:style-name="Grey">We don't like this house.</text:span></text:p>
      <text:p text:style-name="Text_20_body">Ella nos gusta a todos. <text:span text:style-name="Grey">All of us like her.</text:span></text:p>
      <text:p text:style-name="Text_20_body">No, nos tenemos que ir ya. <text:span text:style-name="Grey">No, we have to go now.</text:span></text:p>
      <text:p text:style-name="Text_20_body">¿Por qué no nos vamos a casa ? <text:span text:style-name="Grey">Why don't we go home?</text:span></text:p>
      <text:p text:style-name="Text_20_body">No nos falta de nada. <text:span text:style-name="Grey">We lack nothing.</text:span></text:p>
      <text:p text:style-name="Text_20_body">Nos queda muy poco tiempo. <text:span text:style-name="Grey">We have not much time.</text:span></text:p>
      <text:p text:style-name="Text_20_body">Ya se nos hizo tarde. <text:span text:style-name="Grey">We're already late.</text:span></text:p>
      <text:p text:style-name="Text_20_body">Casi no nos queda tiempo. <text:span text:style-name="Grey">We're nearly out of time.</text:span></text:p>
      <text:p text:style-name="Text_20_body">No nos importa lo que él haga. <text:span text:style-name="Grey">We don't care what he does.</text:span></text:p>
      <text:p text:style-name="Text_20_body">No nos falta nada. <text:span text:style-name="Grey">We lack nothing.</text:span></text:p>
      <text:p text:style-name="Text_20_body">¿A qué hora nos vamos ? <text:span text:style-name="Grey">What time do we leave?</text:span></text:p>
      <text:p text:style-name="Text_20_body">Me temo que no nos queda. <text:span text:style-name="Grey">I'm afraid we don't have any left.</text:span></text:p>
      <text:p text:style-name="Text_20_body">Él nos vendrá a ver algún día. <text:span text:style-name="Grey">He will come to see us some day.</text:span></text:p>
      <text:p text:style-name="Text_20_body">Ella nos ama a todos. <text:span text:style-name="Grey">She likes all of us.</text:span></text:p>
      <text:p text:style-name="Text_20_body">No nos queda té. <text:span text:style-name="Grey">We've run out of tea.</text:span></text:p>
      <text:p text:style-name="Text_20_body">No nos queda té. <text:span text:style-name="Grey">We're out of tea.</text:span></text:p>
      <text:p text:style-name="Text_20_body">Este libro nos parece fácil. <text:span text:style-name="Grey">This book seems easy to us.</text:span></text:p>
      <text:p text:style-name="Text_20_body">Él nos conoce muy bien. <text:span text:style-name="Grey">He knows us very well.</text:span></text:p>
      <text:p text:style-name="Text_20_body">Nos queremos el uno al otro. <text:span text:style-name="Grey">We love each other.</text:span></text:p>
      <text:p text:style-name="Text_20_body">Ya nos podemos ir. <text:span text:style-name="Grey">We can go now.</text:span></text:p>
      <text:p text:style-name="Text_20_body">Siento que nos dejes. <text:span text:style-name="Grey">I'm sorry you're leaving us.</text:span></text:p>
      <text:p text:style-name="Text_20_body">Alguien nos quiere. <text:span text:style-name="Grey">Someone loves us.</text:span></text:p>
      <text:p text:style-name="Text_20_body">Nos gusta leer libros. <text:span text:style-name="Grey">We enjoy reading books.</text:span></text:p>
      <text:p text:style-name="Text_20_body">No nos gusta la lluvia. <text:span text:style-name="Grey">We don't like the rain.</text:span></text:p>
      <text:p text:style-name="Text_20_body">No nos gusta la lluvia. <text:span text:style-name="Grey">We don't like rain.</text:span></text:p>
      <text:p text:style-name="Text_20_body">Parece que nos hemos perdido. <text:span text:style-name="Grey">It seems that we have lost our way.</text:span></text:p>
      <text:p text:style-name="Text_20_body">Parece que nos hemos perdido. <text:span text:style-name="Grey">It looks like we've gotten ourselves lost.</text:span></text:p>
      <text:p text:style-name="Text_20_body">Él nos da clase de historia. <text:span text:style-name="Grey">He teaches us history.</text:span></text:p>
      <text:p text:style-name="Text_20_body">Ella nos dio un regalo. <text:span text:style-name="Grey">She gave us a present.</text:span></text:p>
      <text:p text:style-name="Text_20_body">Se nos acabó el agua. <text:span text:style-name="Grey">We've run out of water.</text:span></text:p>
      <text:h text:style-name="Heading_20_1" text:outline-level="1">72 SUS </text:h>
      <text:p text:style-name="Text_20_body">Le dio el perro a sus amigos. <text:span text:style-name="Grey">She gave the dog to her friends.</text:span></text:p>
      <text:p text:style-name="Text_20_body">El chico nada con sus amigos. <text:span text:style-name="Grey">The boy swims with his friends.</text:span></text:p>
      <text:p text:style-name="Text_20_body">Él vive con sus padres. <text:span text:style-name="Grey">He lives with his parents.</text:span></text:p>
      <text:p text:style-name="Text_20_body">Ella salió con sus amigos. <text:span text:style-name="Grey">She left with her friends.</text:span></text:p>
      <text:p text:style-name="Text_20_body">Había miedo en sus ojos. <text:span text:style-name="Grey">There was fear in her eyes.</text:span></text:p>
      <text:p text:style-name="Text_20_body">¿De qué color son sus ojos ? <text:span text:style-name="Grey">What colour are her eyes?</text:span></text:p>
      <text:p text:style-name="Text_20_body">Él escribió a sus padres. <text:span text:style-name="Grey">He wrote to his parents.</text:span></text:p>
      <text:p text:style-name="Text_20_body">Está jugando con sus amigos. <text:span text:style-name="Grey">She's playing with her friends.</text:span></text:p>
      <text:p text:style-name="Text_20_body">El pidió a sus amigos ayuda. <text:span text:style-name="Grey">He turned to his friends for help.</text:span></text:p>
      <text:p text:style-name="Text_20_body">Ella ama a sus niños. <text:span text:style-name="Grey">She loves her children.</text:span></text:p>
      <text:p text:style-name="Text_20_body">Se amable con sus padres. <text:span text:style-name="Grey">You cannot be too good to your parents.</text:span></text:p>
      <text:p text:style-name="Text_20_body">No hace caso a sus padres. <text:span text:style-name="Grey">He doesn't obey his parents.</text:span></text:p>
      <text:p text:style-name="Text_20_body">Sus amigos le quieren. <text:span text:style-name="Grey">She's loved by her friends.</text:span></text:p>
      <text:p text:style-name="Text_20_body">Sus padres me quieren. <text:span text:style-name="Grey">Her parents love me.</text:span></text:p>
      <text:p text:style-name="Text_20_body">Sus amigos se rieron de él. <text:span text:style-name="Grey">He was laughed at by his friends.</text:span></text:p>
      <text:p text:style-name="Text_20_body">Él respondió a sus padres. <text:span text:style-name="Grey">He replied to his parents.</text:span></text:p>
      <text:p text:style-name="Text_20_body">Sus amigos se rieron de ella. <text:span text:style-name="Grey">She was laughed at by her friends.</text:span></text:p>
      <text:p text:style-name="Text_20_body">Sus zapatos son de color café. <text:span text:style-name="Grey">His shoes are brown.</text:span></text:p>
      <text:p text:style-name="Text_20_body">No depende de sus padres. <text:span text:style-name="Grey">He is independent of his parents.</text:span></text:p>
      <text:p text:style-name="Text_20_body">Él me presentó a sus padres. <text:span text:style-name="Grey">He introduced me to his parents.</text:span></text:p>
      <text:p text:style-name="Text_20_body">Debe su éxito a sus padres. <text:span text:style-name="Grey">He owes his success to his parents.</text:span></text:p>
      <text:h text:style-name="Heading_20_1" text:outline-level="1">73 BUEN </text:h>
      <text:p text:style-name="Text_20_body">Es un buen hombre. <text:span text:style-name="Grey">He's a good guy.</text:span></text:p>
      <text:p text:style-name="Text_20_body">Es un buen hombre. <text:span text:style-name="Grey">He's a good man.</text:span></text:p>
      <text:p text:style-name="Text_20_body">Este es un muy buen té. <text:span text:style-name="Grey">This is a very good tea.</text:span></text:p>
      <text:p text:style-name="Text_20_body">Quiero hacer un buen trabajo. <text:span text:style-name="Grey">I want to do a good job.</text:span></text:p>
      <text:p text:style-name="Text_20_body">Él hizo un buen trabajo. <text:span text:style-name="Grey">He did a good job.</text:span></text:p>
      <text:p text:style-name="Text_20_body">Hizo muy buen tiempo. <text:span text:style-name="Grey">The weather was very good.</text:span></text:p>
      <text:p text:style-name="Text_20_body">Has hecho un muy buen trabajo. <text:span text:style-name="Grey">You have done a very good job.</text:span></text:p>
      <text:p text:style-name="Text_20_body">Es realmente un buen libro. <text:span text:style-name="Grey">It's a really good book.</text:span></text:p>
      <text:p text:style-name="Text_20_body">Este auto está en buen estado. <text:span text:style-name="Grey">This car is in good condition.</text:span></text:p>
      <text:p text:style-name="Text_20_body">Era un buen amigo. <text:span text:style-name="Grey">He was a good friend.</text:span></text:p>
      <text:p text:style-name="Text_20_body">Hizo un buen trabajo. <text:span text:style-name="Grey">She did a good job.</text:span></text:p>
      <text:p text:style-name="Text_20_body">Soy un buen niño. <text:span text:style-name="Grey">I am a good boy.</text:span></text:p>
      <text:p text:style-name="Text_20_body">El parece ser un buen tipo. <text:span text:style-name="Grey">He seems to be a good guy.</text:span></text:p>
      <text:p text:style-name="Text_20_body">Ha sido un buen día. <text:span text:style-name="Grey">It's been a good day.</text:span></text:p>
      <text:p text:style-name="Text_20_body">Eres un buen hombre. <text:span text:style-name="Grey">You're a good man.</text:span></text:p>
      <text:p text:style-name="Text_20_body">Él parece ser un buen tipo. <text:span text:style-name="Grey">He seems to be a good guy.</text:span></text:p>
      <text:p text:style-name="Text_20_body">Si hace buen tiempo, voy. <text:span text:style-name="Grey">I will go, provided the weather is clear.</text:span></text:p>
      <text:p text:style-name="Text_20_body">Es muy buen tipo. <text:span text:style-name="Grey">He is so nice a fellow.</text:span></text:p>
      <text:p text:style-name="Text_20_body">Es un buen día, ¿no crees ? <text:span text:style-name="Grey">It is a nice day, isn't it?</text:span></text:p>
      <text:p text:style-name="Text_20_body">Parece ser otro buen día. <text:span text:style-name="Grey">Looks like another nice day.</text:span></text:p>
      <text:p text:style-name="Text_20_body">Hace buen tiempo. <text:span text:style-name="Grey">It's nice.</text:span></text:p>
      <text:p text:style-name="Text_20_body">Hace buen tiempo. <text:span text:style-name="Grey">The weather is good.</text:span></text:p>
      <text:p text:style-name="Text_20_body">Él es un muy buen profesor. <text:span text:style-name="Grey">He is a very good teacher.</text:span></text:p>
      <text:p text:style-name="Text_20_body">Eres un buen chico. <text:span text:style-name="Grey">You are a good boy.</text:span></text:p>
      <text:p text:style-name="Text_20_body">Está buscando un buen trabajo. <text:span text:style-name="Grey">He is seeking a good job.</text:span></text:p>
      <text:p text:style-name="Text_20_body">Soy un buen tipo. <text:span text:style-name="Grey">I am a good boy.</text:span></text:p>
      <text:p text:style-name="Text_20_body">Soy un buen tipo. <text:span text:style-name="Grey">I'm a good guy.</text:span></text:p>
      <text:p text:style-name="Text_20_body">Sé que soy un buen profesor. <text:span text:style-name="Grey">I know that I am a good teacher.</text:span></text:p>
      <text:p text:style-name="Text_20_body">Hoy es un buen día. <text:span text:style-name="Grey">Today is a good day.</text:span></text:p>
      <text:p text:style-name="Text_20_body">Él tiene buen oído. <text:span text:style-name="Grey">He has sharp hearing.</text:span></text:p>
      <text:h text:style-name="Heading_20_1" text:outline-level="1">74 VER </text:h>
      <text:p text:style-name="Text_20_body">No tengo nada que ver con él. <text:span text:style-name="Grey">I have nothing to do with him.</text:span></text:p>
      <text:p text:style-name="Text_20_body">No la quiero ver. <text:span text:style-name="Grey">I don't want to see her.</text:span></text:p>
      <text:p text:style-name="Text_20_body">No lo puedo ver. <text:span text:style-name="Grey">I can't see it.</text:span></text:p>
      <text:p text:style-name="Text_20_body">No lo quiero ver. <text:span text:style-name="Grey">I don't want to see him.</text:span></text:p>
      <text:p text:style-name="Text_20_body">No tengo nada que ver con eso. <text:span text:style-name="Grey">I have nothing to do with it.</text:span></text:p>
      <text:p text:style-name="Text_20_body">No tengo nada que ver con eso. <text:span text:style-name="Grey">I have nothing to do with that.</text:span></text:p>
      <text:p text:style-name="Text_20_body">Él tiene algo que ver con eso. <text:span text:style-name="Grey">He has something to do with it.</text:span></text:p>
      <text:p text:style-name="Text_20_body">Yo no tengo nada que ver. <text:span text:style-name="Grey">I've got nothing to do with it.</text:span></text:p>
      <text:p text:style-name="Text_20_body">No te quiero ver nunca más. <text:span text:style-name="Grey">I don't ever want to see you again.</text:span></text:p>
      <text:p text:style-name="Text_20_body">Eso no tiene nada que ver. <text:span text:style-name="Grey">That has nothing to do with it.</text:span></text:p>
      <text:p text:style-name="Text_20_body">¿Qué tiene que ver eso ? <text:span text:style-name="Grey">What does that have to do with anything?</text:span></text:p>
      <text:p text:style-name="Text_20_body">No puedo ver nada. <text:span text:style-name="Grey">I can't see anything.</text:span></text:p>
      <text:p text:style-name="Text_20_body">Sé que es difícil de ver. <text:span text:style-name="Grey">I know it's difficult to see.</text:span></text:p>
      <text:p text:style-name="Text_20_body">No sé a quién quieres ver. <text:span text:style-name="Grey">I don't know whom you want to see.</text:span></text:p>
      <text:p text:style-name="Text_20_body">No sé a quién quieres ver. <text:span text:style-name="Grey">I don't know who you want to see.</text:span></text:p>
      <text:p text:style-name="Text_20_body">No sé a quién quieres ver. <text:span text:style-name="Grey">I don't know who you want to meet.</text:span></text:p>
      <text:p text:style-name="Text_20_body">Quiero ver a tu madre. <text:span text:style-name="Grey">I want to see your mother.</text:span></text:p>
      <text:p text:style-name="Text_20_body">No quiero ver a nadie. <text:span text:style-name="Grey">I don't want to see anybody.</text:span></text:p>
      <text:p text:style-name="Text_20_body">No te voy a ver otra vez. <text:span text:style-name="Grey">I'm not going to see you again.</text:span></text:p>
      <text:p text:style-name="Text_20_body">¿Qué vas a ver ? <text:span text:style-name="Grey">What are you going to see?</text:span></text:p>
      <text:p text:style-name="Text_20_body">Me gustaría ver a mi hijo. <text:span text:style-name="Grey">I'd like to see my son.</text:span></text:p>
      <text:p text:style-name="Text_20_body">No te quiero ver más la cara. <text:span text:style-name="Grey">I don't want to see your face again.</text:span></text:p>
      <text:p text:style-name="Text_20_body">Tengo que ver esto. <text:span text:style-name="Grey">I have to see this.</text:span></text:p>
      <text:p text:style-name="Text_20_body">Ve a ver quién es, por favor. <text:span text:style-name="Grey">Please go and see who it is.</text:span></text:p>
      <text:p text:style-name="Text_20_body">¿Puedo ver esa ? <text:span text:style-name="Grey">Can I see that one?</text:span></text:p>
      <text:p text:style-name="Text_20_body">¿Puedo ver ese ? <text:span text:style-name="Grey">Can I see that one?</text:span></text:p>
      <text:p text:style-name="Text_20_body">Los voy a ver esta noche. <text:span text:style-name="Grey">I'm seeing them tonight.</text:span></text:p>
      <text:p text:style-name="Text_20_body">Me gustaría ver a tu hermana. <text:span text:style-name="Grey">I'd like to see your sister.</text:span></text:p>
      <text:p text:style-name="Text_20_body">Lo puedo ver en tus ojos. <text:span text:style-name="Grey">I can see it in your eyes.</text:span></text:p>
      <text:p text:style-name="Text_20_body">Voy a ver a un amigo mañana. <text:span text:style-name="Grey">I am seeing a friend tomorrow.</text:span></text:p>
      <text:h text:style-name="Heading_20_1" text:outline-level="1">75 MIS </text:h>
      <text:p text:style-name="Text_20_body">No son mis libros. <text:span text:style-name="Grey">They aren't my books.</text:span></text:p>
      <text:p text:style-name="Text_20_body">Me gustan mis amigos. <text:span text:style-name="Grey">I like my friends.</text:span></text:p>
      <text:p text:style-name="Text_20_body">Le di mis libros a esa gente. <text:span text:style-name="Grey">I gave my books to those people.</text:span></text:p>
      <text:p text:style-name="Text_20_body">Su vida está en mis manos. <text:span text:style-name="Grey">His life is in my hands.</text:span></text:p>
      <text:p text:style-name="Text_20_body">Su vida está en mis manos. <text:span text:style-name="Grey">Your life is in my hands.</text:span></text:p>
      <text:p text:style-name="Text_20_body">Estoy buscando a mis amigos. <text:span text:style-name="Grey">I am looking for my friends.</text:span></text:p>
      <text:p text:style-name="Text_20_body">He perdido a mis amigos. <text:span text:style-name="Grey">I have lost my friends.</text:span></text:p>
      <text:p text:style-name="Text_20_body">Tú eres la luz de mis ojos. <text:span text:style-name="Grey">You are the light of my eyes.</text:span></text:p>
      <text:p text:style-name="Text_20_body">No les gustan mis amigos. <text:span text:style-name="Grey">They don't like my friends.</text:span></text:p>
      <text:p text:style-name="Text_20_body">¿Dónde están mis libros ? <text:span text:style-name="Grey">Where are my books?</text:span></text:p>
      <text:p text:style-name="Text_20_body">Yo vivo con mis padres. <text:span text:style-name="Grey">I live with my parents.</text:span></text:p>
      <text:p text:style-name="Text_20_body">Estoy jugando con mis amigos. <text:span text:style-name="Grey">I'm playing with my friends.</text:span></text:p>
      <text:p text:style-name="Text_20_body">Uno de mis amigos te conoce. <text:span text:style-name="Grey">One of my friends knows you.</text:span></text:p>
      <text:p text:style-name="Text_20_body">Quiero mis cosas. <text:span text:style-name="Grey">I want my stuff.</text:span></text:p>
      <text:p text:style-name="Text_20_body">Son mis libros. <text:span text:style-name="Grey">Those books are mine.</text:span></text:p>
      <text:p text:style-name="Text_20_body">¿No has visto a mis pájaros ? <text:span text:style-name="Grey">Didn't you see my birds?</text:span></text:p>
      <text:p text:style-name="Text_20_body">¿No has visto a mis pájaros ? <text:span text:style-name="Grey">Haven't you seen my birds?</text:span></text:p>
      <text:p text:style-name="Text_20_body">Vivo con mis padres. <text:span text:style-name="Grey">I live with my parents.</text:span></text:p>
      <text:p text:style-name="Text_20_body">Mis padres no saben. <text:span text:style-name="Grey">My parents don't know.</text:span></text:p>
      <text:p text:style-name="Text_20_body">No podía creer a mis ojos. <text:span text:style-name="Grey">I couldn't believe my eyes.</text:span></text:p>
      <text:p text:style-name="Text_20_body">Mis padres lo saben. <text:span text:style-name="Grey">My parents know about it.</text:span></text:p>
      <text:p text:style-name="Text_20_body">Estos son mis amigos. <text:span text:style-name="Grey">These are my friends.</text:span></text:p>
      <text:p text:style-name="Text_20_body">Tengo que buscar a mis amigos. <text:span text:style-name="Grey">I have to look for my friends.</text:span></text:p>
      <text:p text:style-name="Text_20_body">Mis padres me quieren. <text:span text:style-name="Grey">My parents love me.</text:span></text:p>
      <text:p text:style-name="Text_20_body">Ayer vi a mis amigos. <text:span text:style-name="Grey">I saw my friends yesterday.</text:span></text:p>
      <text:p text:style-name="Text_20_body">Yo amo a mis amigos. <text:span text:style-name="Grey">I love my friends.</text:span></text:p>
      <text:p text:style-name="Text_20_body">Quiero verlo con mis ojos. <text:span text:style-name="Grey">I want to see it with my eyes.</text:span></text:p>
      <text:p text:style-name="Text_20_body">Echo de menos a mis amigos. <text:span text:style-name="Grey">I miss my friends.</text:span></text:p>
      <text:p text:style-name="Text_20_body">Mis hijos están en la escuela. <text:span text:style-name="Grey">My children are at school.</text:span></text:p>
      <text:p text:style-name="Text_20_body">No sé cuidar mis cosas. <text:span text:style-name="Grey">I don't know how to take care of my things.</text:span></text:p>
      <text:h text:style-name="Heading_20_1" text:outline-level="1">76 SI </text:h>
      <text:p text:style-name="Text_20_body">No tiene que ir si no quieres. <text:span text:style-name="Grey">If you don't want to go, you don't have to.</text:span></text:p>
      <text:p text:style-name="Text_20_body">No sé si lo sabe. <text:span text:style-name="Grey">I don't know if he knows it.</text:span></text:p>
      <text:p text:style-name="Text_20_body">No me voy a ir si no quieres. <text:span text:style-name="Grey">I'm not going to leave if you don't want me to.</text:span></text:p>
      <text:p text:style-name="Text_20_body">No sé si tengo tiempo. <text:span text:style-name="Grey">I don't know if I have the time.</text:span></text:p>
      <text:p text:style-name="Text_20_body">No sé si puedo ir ahí o no. <text:span text:style-name="Grey">I don't know whether I can go there or not.</text:span></text:p>
      <text:p text:style-name="Text_20_body">No sé si ella va a venir o no. <text:span text:style-name="Grey">I don't know if she will come or not.</text:span></text:p>
      <text:p text:style-name="Text_20_body">¿Está bien si me siento aquí ? <text:span text:style-name="Grey">Is it OK if I sit here?</text:span></text:p>
      <text:p text:style-name="Text_20_body">No sé si es verdad o no. <text:span text:style-name="Grey">I don't know whether it is true or not.</text:span></text:p>
      <text:p text:style-name="Text_20_body">No sé si viene o no. <text:span text:style-name="Grey">I don't know whether he comes or not.</text:span></text:p>
      <text:p text:style-name="Text_20_body">No sé si es verdad. <text:span text:style-name="Grey">I don't know if it is true.</text:span></text:p>
      <text:p text:style-name="Text_20_body">No sé si todavía lo tengo. <text:span text:style-name="Grey">I don't know if I still have it.</text:span></text:p>
      <text:p text:style-name="Text_20_body">No sé si es amor. <text:span text:style-name="Grey">I wonder if this is love.</text:span></text:p>
      <text:p text:style-name="Text_20_body">Si hace buen tiempo, voy. <text:span text:style-name="Grey">I will go, provided the weather is clear.</text:span></text:p>
      <text:p text:style-name="Text_20_body">No sé si puedo hacerlo. <text:span text:style-name="Grey">I don't know if I can do it.</text:span></text:p>
      <text:p text:style-name="Text_20_body">Si quieres, puedes ir. <text:span text:style-name="Grey">You can go if you want to.</text:span></text:p>
      <text:p text:style-name="Text_20_body">Si quieres, puedes ir. <text:span text:style-name="Grey">If you wish, you can go.</text:span></text:p>
      <text:p text:style-name="Text_20_body">Puedes ir si quieres. <text:span text:style-name="Grey">You can go if you want to.</text:span></text:p>
      <text:p text:style-name="Text_20_body">No sé si vendrá o no. <text:span text:style-name="Grey">I don't know whether he will come or not.</text:span></text:p>
      <text:p text:style-name="Text_20_body">No sé si vendrá o no. <text:span text:style-name="Grey">I don't know whether he'll come or not.</text:span></text:p>
      <text:p text:style-name="Text_20_body">Importa poco si viene o no. <text:span text:style-name="Grey">It matters little whether he comes or not.</text:span></text:p>
      <text:p text:style-name="Text_20_body">Quiero saber si está cerca. <text:span text:style-name="Grey">I want to know if it's close.</text:span></text:p>
      <text:p text:style-name="Text_20_body">No sé si ir a la fiesta o no. <text:span text:style-name="Grey">I don't know whether to go to the party or not.</text:span></text:p>
      <text:p text:style-name="Text_20_body">No es seguro si vendrá o no. <text:span text:style-name="Grey">It is uncertain whether he is coming or not.</text:span></text:p>
      <text:p text:style-name="Text_20_body">No sé si ella vendrá. <text:span text:style-name="Grey">I don't know if she will come.</text:span></text:p>
      <text:p text:style-name="Text_20_body">Si tengo tiempo, lo haré. <text:span text:style-name="Grey">If I get time, I will.</text:span></text:p>
      <text:p text:style-name="Text_20_body">Si tengo tiempo, lo haré. <text:span text:style-name="Grey">If I have time, I'll do it.</text:span></text:p>
      <text:p text:style-name="Text_20_body">Si tengo tiempo lo haré. <text:span text:style-name="Grey">If I get time, I will.</text:span></text:p>
      <text:p text:style-name="Text_20_body">Si tengo tiempo lo haré. <text:span text:style-name="Grey">If I have time, I'll do it.</text:span></text:p>
      <text:p text:style-name="Text_20_body">Me preguntó si yo estaba bien. <text:span text:style-name="Grey">She asked me if I was all right.</text:span></text:p>
      <text:p text:style-name="Text_20_body">Hay café por ahí si quieres. <text:span text:style-name="Grey">There's coffee over there if you want it.</text:span></text:p>
      <text:h text:style-name="Heading_20_1" text:outline-level="1">77 BIEN </text:h>
      <text:p text:style-name="Text_20_body">No, no está bien. <text:span text:style-name="Grey">No, it's not right.</text:span></text:p>
      <text:p text:style-name="Text_20_body">Es por tu bien. <text:span text:style-name="Grey">This is for you.</text:span></text:p>
      <text:p text:style-name="Text_20_body">¡No, no ! Eso no está bien. <text:span text:style-name="Grey">No, no! That's not right.</text:span></text:p>
      <text:p text:style-name="Text_20_body">Algo no está bien. <text:span text:style-name="Grey">Something isn't right.</text:span></text:p>
      <text:p text:style-name="Text_20_body">A él le va bien. <text:span text:style-name="Grey">He is doing well.</text:span></text:p>
      <text:p text:style-name="Text_20_body">¿A qué hora te va bien ? <text:span text:style-name="Grey">What time is good for you?</text:span></text:p>
      <text:p text:style-name="Text_20_body">Todo está bien en casa. <text:span text:style-name="Grey">Everything is all right at home.</text:span></text:p>
      <text:p text:style-name="Text_20_body">Lo sé muy bien. <text:span text:style-name="Grey">I know it very well.</text:span></text:p>
      <text:p text:style-name="Text_20_body">Todo va a ir bien. <text:span text:style-name="Grey">It's all going to be OK.</text:span></text:p>
      <text:p text:style-name="Text_20_body">Algo no va bien. <text:span text:style-name="Grey">Something is not right.</text:span></text:p>
      <text:p text:style-name="Text_20_body">Mi padre nada muy bien. <text:span text:style-name="Grey">My father swims very well.</text:span></text:p>
      <text:p text:style-name="Text_20_body">Todo va a estar bien. <text:span text:style-name="Grey">Everything's going to be OK.</text:span></text:p>
      <text:p text:style-name="Text_20_body">¿Todo está bien ? <text:span text:style-name="Grey">Is everything all right?</text:span></text:p>
      <text:p text:style-name="Text_20_body">¿Está todo bien ? <text:span text:style-name="Grey">Is everything all right?</text:span></text:p>
      <text:p text:style-name="Text_20_body">¿Está todo bien ? <text:span text:style-name="Grey">Is everything okay?</text:span></text:p>
      <text:p text:style-name="Text_20_body">¿Todo está bien ? <text:span text:style-name="Grey">Is everything OK?</text:span></text:p>
      <text:p text:style-name="Text_20_body">¿Está todo bien ? <text:span text:style-name="Grey">Is everything OK?</text:span></text:p>
      <text:p text:style-name="Text_20_body">¿Todo está bien ? <text:span text:style-name="Grey">Everything all right?</text:span></text:p>
      <text:p text:style-name="Text_20_body">Todo está bien. <text:span text:style-name="Grey">It's all right.</text:span></text:p>
      <text:p text:style-name="Text_20_body">Todo está bien. <text:span text:style-name="Grey">Everything is OK.</text:span></text:p>
      <text:p text:style-name="Text_20_body">Todo está bien. <text:span text:style-name="Grey">Everything is fine.</text:span></text:p>
      <text:p text:style-name="Text_20_body">Todo está bien. <text:span text:style-name="Grey">Everything is all right.</text:span></text:p>
      <text:p text:style-name="Text_20_body">Todo está bien. <text:span text:style-name="Grey">Everything is alright.</text:span></text:p>
      <text:p text:style-name="Text_20_body">Todo está bien. <text:span text:style-name="Grey">Everything's fine.</text:span></text:p>
      <text:p text:style-name="Text_20_body">¿Nada le va bien ? <text:span text:style-name="Grey">Does nothing go well for him?</text:span></text:p>
      <text:p text:style-name="Text_20_body">Mi madre dijo que estaba bien. <text:span text:style-name="Grey">My mother said that she was all right.</text:span></text:p>
      <text:p text:style-name="Text_20_body">¿Todo está bien aquí ? <text:span text:style-name="Grey">Is everything OK here?</text:span></text:p>
      <text:p text:style-name="Text_20_body">Se te ve muy bien. <text:span text:style-name="Grey">It looks very good on you.</text:span></text:p>
      <text:p text:style-name="Text_20_body">No me siento bien. <text:span text:style-name="Grey">I don't feel well.</text:span></text:p>
      <text:p text:style-name="Text_20_body">No me siento bien. <text:span text:style-name="Grey">I'm not feeling well.</text:span></text:p>
      <text:h text:style-name="Heading_20_1" text:outline-level="1">78 O </text:h>
      <text:p text:style-name="Text_20_body">¿Vas por él o a por él ? <text:span text:style-name="Grey">Are you going in his place or are you going to pick him up?</text:span></text:p>
      <text:p text:style-name="Text_20_body">Es todo o nada. <text:span text:style-name="Grey">It's all or nothing.</text:span></text:p>
      <text:p text:style-name="Text_20_body">No sé si puedo ir ahí o no. <text:span text:style-name="Grey">I don't know whether I can go there or not.</text:span></text:p>
      <text:p text:style-name="Text_20_body">No sé si ella va a venir o no. <text:span text:style-name="Grey">I don't know if she will come or not.</text:span></text:p>
      <text:p text:style-name="Text_20_body">¿Eso es un gato o un perro ? <text:span text:style-name="Grey">Is that a cat or a dog?</text:span></text:p>
      <text:p text:style-name="Text_20_body">No sé si es verdad o no. <text:span text:style-name="Grey">I don't know whether it is true or not.</text:span></text:p>
      <text:p text:style-name="Text_20_body">¿No puedes o no quieres ? <text:span text:style-name="Grey">You can't or you won't?</text:span></text:p>
      <text:p text:style-name="Text_20_body">No sé si viene o no. <text:span text:style-name="Grey">I don't know whether he comes or not.</text:span></text:p>
      <text:p text:style-name="Text_20_body">¿A qué hora más o menos ? <text:span text:style-name="Grey">About what time?</text:span></text:p>
      <text:p text:style-name="Text_20_body">¿Eso es un sí o un no ? <text:span text:style-name="Grey">Is it a yes or a no?</text:span></text:p>
      <text:p text:style-name="Text_20_body">¿Quién es más joven, él o yo ? <text:span text:style-name="Grey">Who is younger, he or I?</text:span></text:p>
      <text:p text:style-name="Text_20_body">¿Quién es más joven, él o yo ? <text:span text:style-name="Grey">Who is younger, him or me?</text:span></text:p>
      <text:p text:style-name="Text_20_body">¿Estás solo o con alguien más ? <text:span text:style-name="Grey">Are you by yourself or with someone?</text:span></text:p>
      <text:p text:style-name="Text_20_body">¿Te gusta el té o el café ? <text:span text:style-name="Grey">Do you like tea or coffee?</text:span></text:p>
      <text:p text:style-name="Text_20_body">Te haré saber en un día o más. <text:span text:style-name="Grey">I'll let you know in a day or so.</text:span></text:p>
      <text:p text:style-name="Text_20_body">No sé si vendrá o no. <text:span text:style-name="Grey">I don't know whether he will come or not.</text:span></text:p>
      <text:p text:style-name="Text_20_body">No sé si vendrá o no. <text:span text:style-name="Grey">I don't know whether he'll come or not.</text:span></text:p>
      <text:p text:style-name="Text_20_body">¿Vas en tren o en auto ? <text:span text:style-name="Grey">Do you go by train or by car?</text:span></text:p>
      <text:p text:style-name="Text_20_body">¿Soy bueno o no ? <text:span text:style-name="Grey">Am I good or what?</text:span></text:p>
      <text:p text:style-name="Text_20_body">O vas tú, o voy yo. <text:span text:style-name="Grey">Either you go, or I go.</text:span></text:p>
      <text:p text:style-name="Text_20_body">Importa poco si viene o no. <text:span text:style-name="Grey">It matters little whether he comes or not.</text:span></text:p>
      <text:p text:style-name="Text_20_body">No sé si ir a la fiesta o no. <text:span text:style-name="Grey">I don't know whether to go to the party or not.</text:span></text:p>
      <text:p text:style-name="Text_20_body">¿Me vas a ayudar o qué ? <text:span text:style-name="Grey">Are you gonna help me or what?</text:span></text:p>
      <text:p text:style-name="Text_20_body">No es seguro si vendrá o no. <text:span text:style-name="Grey">It is uncertain whether he is coming or not.</text:span></text:p>
      <text:p text:style-name="Text_20_body">¿Quieres un té o un café ? <text:span text:style-name="Grey">Would you like some tea or some coffee?</text:span></text:p>
      <text:p text:style-name="Text_20_body">¿Querés el trabajo o no ? <text:span text:style-name="Grey">Do you want the job or not?</text:span></text:p>
      <text:p text:style-name="Text_20_body">Es ahora o nunca. <text:span text:style-name="Grey">It's now or never.</text:span></text:p>
      <text:p text:style-name="Text_20_body">¿Quieres hacerlo o no ? <text:span text:style-name="Grey">Do you want to do this or not?</text:span></text:p>
      <text:p text:style-name="Text_20_body">Tiene más o menos mi edad. <text:span text:style-name="Grey">He is about my age.</text:span></text:p>
      <text:p text:style-name="Text_20_body">Estoy más o menos feliz. <text:span text:style-name="Grey">I'm kind of happy.</text:span></text:p>
      <text:h text:style-name="Heading_20_1" text:outline-level="1">79 SIN </text:h>
      <text:p text:style-name="Text_20_body">No hay dos sin tres. <text:span text:style-name="Grey">Misfortunes always come in threes.</text:span></text:p>
      <text:p text:style-name="Text_20_body">No hay dos sin tres. <text:span text:style-name="Grey">All good things come in threes.</text:span></text:p>
      <text:p text:style-name="Text_20_body">Ella se fue sin decir nada. <text:span text:style-name="Grey">She went out without saying a word.</text:span></text:p>
      <text:p text:style-name="Text_20_body">Ella no puede vivir sin él. <text:span text:style-name="Grey">She can't live without him.</text:span></text:p>
      <text:p text:style-name="Text_20_body">No puedo vivir sin una mujer. <text:span text:style-name="Grey">I can't live without a woman.</text:span></text:p>
      <text:p text:style-name="Text_20_body">No puedo vivir sin ella. <text:span text:style-name="Grey">I can't live without her.</text:span></text:p>
      <text:p text:style-name="Text_20_body">No se puede vivir sin agua. <text:span text:style-name="Grey">It is impossible to live without water.</text:span></text:p>
      <text:p text:style-name="Text_20_body">No se puede vivir sin agua. <text:span text:style-name="Grey">One can't live without water.</text:span></text:p>
      <text:p text:style-name="Text_20_body">No se puede vivir sin agua. <text:span text:style-name="Grey">Life cannot exist without water.</text:span></text:p>
      <text:p text:style-name="Text_20_body">Es difícil vivir sin una casa. <text:span text:style-name="Grey">It's hard to live without a house.</text:span></text:p>
      <text:p text:style-name="Text_20_body">Soy un hombre sin mujer. <text:span text:style-name="Grey">I am a man without woman.</text:span></text:p>
      <text:p text:style-name="Text_20_body">Sin agua no hay vida. <text:span text:style-name="Grey">No water, no life.</text:span></text:p>
      <text:p text:style-name="Text_20_body">No hay vida sin agua. <text:span text:style-name="Grey">There is no life without water.</text:span></text:p>
      <text:p text:style-name="Text_20_body">No puedo estar sin ti. <text:span text:style-name="Grey">I can't be without you.</text:span></text:p>
      <text:p text:style-name="Text_20_body">No puedo estar sin ti. <text:span text:style-name="Grey">I cannot be without you.</text:span></text:p>
      <text:p text:style-name="Text_20_body">Sin ti no estoy bien. <text:span text:style-name="Grey">Without you, I am not well.</text:span></text:p>
      <text:p text:style-name="Text_20_body">Sin ti no soy nada. <text:span text:style-name="Grey">Without you I am nothing.</text:span></text:p>
      <text:p text:style-name="Text_20_body">Sin ti no soy nada. <text:span text:style-name="Grey">Without you, I am nothing.</text:span></text:p>
      <text:p text:style-name="Text_20_body">Sin ti no soy nada. <text:span text:style-name="Grey">Without you, I'm nothing.</text:span></text:p>
      <text:p text:style-name="Text_20_body">Él se quedó sin dinero. <text:span text:style-name="Grey">He ran out of money.</text:span></text:p>
      <text:p text:style-name="Text_20_body">Puedo vivir sin esto. <text:span text:style-name="Grey">I can do without this.</text:span></text:p>
      <text:p text:style-name="Text_20_body">Todo es mejor sin ti. <text:span text:style-name="Grey">Everything is better without you.</text:span></text:p>
      <text:p text:style-name="Text_20_body">Estoy sin dinero. <text:span text:style-name="Grey">I'm broke.</text:span></text:p>
      <text:p text:style-name="Text_20_body">Puedo vivir sin agua. <text:span text:style-name="Grey">I can live without water.</text:span></text:p>
      <text:p text:style-name="Text_20_body">No puedo hacerlo sin su ayuda. <text:span text:style-name="Grey">I can't do without her help.</text:span></text:p>
      <text:p text:style-name="Text_20_body">No puedo vivir sin ti. <text:span text:style-name="Grey">I can't live without you.</text:span></text:p>
      <text:p text:style-name="Text_20_body">Puedo hacerlo sin su ayuda. <text:span text:style-name="Grey">I can do it without her help.</text:span></text:p>
      <text:p text:style-name="Text_20_body">Puedo hacerlo sin su ayuda. <text:span text:style-name="Grey">I can do it without your help.</text:span></text:p>
      <text:p text:style-name="Text_20_body">Puedo hacerlo sin tu ayuda. <text:span text:style-name="Grey">I can do it without your help.</text:span></text:p>
      <text:p text:style-name="Text_20_body">¿Qué haría el mundo sin té ? <text:span text:style-name="Grey">What would the world do without tea?</text:span></text:p>
      <text:h text:style-name="Heading_20_1" text:outline-level="1">80 AQUÍ </text:h>
      <text:p text:style-name="Text_20_body">¿Por qué está aquí ? <text:span text:style-name="Grey">Why is he here?</text:span></text:p>
      <text:p text:style-name="Text_20_body">Su casa está por aquí. <text:span text:style-name="Grey">His house is somewhere around here.</text:span></text:p>
      <text:p text:style-name="Text_20_body">No te quiero aquí. <text:span text:style-name="Grey">I don't want you here.</text:span></text:p>
      <text:p text:style-name="Text_20_body">¿Por qué estoy aquí ? <text:span text:style-name="Grey">Why am I here?</text:span></text:p>
      <text:p text:style-name="Text_20_body">Mi casa está aquí. <text:span text:style-name="Grey">My house is here.</text:span></text:p>
      <text:p text:style-name="Text_20_body">Sé por qué estás aquí. <text:span text:style-name="Grey">I know why you're here.</text:span></text:p>
      <text:p text:style-name="Text_20_body">Él ya no está aquí. <text:span text:style-name="Grey">He is no longer here.</text:span></text:p>
      <text:p text:style-name="Text_20_body">¿Por qué estás aquí ? <text:span text:style-name="Grey">Why are you here?</text:span></text:p>
      <text:p text:style-name="Text_20_body">¿Por qué están aquí ? <text:span text:style-name="Grey">Why are they here?</text:span></text:p>
      <text:p text:style-name="Text_20_body">No por eso estoy aquí. <text:span text:style-name="Grey">It's not why I'm here.</text:span></text:p>
      <text:p text:style-name="Text_20_body">El libro está aquí. <text:span text:style-name="Grey">The book is here.</text:span></text:p>
      <text:p text:style-name="Text_20_body">Ella no está aquí. <text:span text:style-name="Grey">She's not here.</text:span></text:p>
      <text:p text:style-name="Text_20_body">¿Para qué estás aquí ? <text:span text:style-name="Grey">What are you here for?</text:span></text:p>
      <text:p text:style-name="Text_20_body">Aquí hay de todo. <text:span text:style-name="Grey">This place has everything.</text:span></text:p>
      <text:p text:style-name="Text_20_body">Me lo puedo comer aquí. <text:span text:style-name="Grey">I can eat it in here.</text:span></text:p>
      <text:p text:style-name="Text_20_body">Aquí está tu libro. <text:span text:style-name="Grey">Here is your book.</text:span></text:p>
      <text:p text:style-name="Text_20_body">Aquí está su perro. <text:span text:style-name="Grey">Your dog is here.</text:span></text:p>
      <text:p text:style-name="Text_20_body">Tu libro está aquí. <text:span text:style-name="Grey">Your book is here.</text:span></text:p>
      <text:p text:style-name="Text_20_body">Aquí no hay nada. <text:span text:style-name="Grey">There is nothing here.</text:span></text:p>
      <text:p text:style-name="Text_20_body">Aquí no hay nada. <text:span text:style-name="Grey">There's nothing here.</text:span></text:p>
      <text:p text:style-name="Text_20_body">¿Quién no estaba aquí ? <text:span text:style-name="Grey">Who was not here?</text:span></text:p>
      <text:p text:style-name="Text_20_body">Ya le dije que no está aquí. <text:span text:style-name="Grey">I already told you that she isn't here.</text:span></text:p>
      <text:p text:style-name="Text_20_body">Tu perro está aquí. <text:span text:style-name="Grey">Here is your dog.</text:span></text:p>
      <text:p text:style-name="Text_20_body">Aquí está tu perro. <text:span text:style-name="Grey">Here is your dog.</text:span></text:p>
      <text:p text:style-name="Text_20_body">Tu perro está aquí. <text:span text:style-name="Grey">Your dog is here.</text:span></text:p>
      <text:p text:style-name="Text_20_body">Aquí está tu perro. <text:span text:style-name="Grey">Your dog is here.</text:span></text:p>
      <text:p text:style-name="Text_20_body">¿Eres de por aquí ? <text:span text:style-name="Grey">Are you from around here?</text:span></text:p>
      <text:p text:style-name="Text_20_body">Yo como aquí todo el tiempo. <text:span text:style-name="Grey">I eat here all the time.</text:span></text:p>
      <text:p text:style-name="Text_20_body">¿Todo está bien aquí ? <text:span text:style-name="Grey">Is everything OK here?</text:span></text:p>
      <text:p text:style-name="Text_20_body">Aquí hay un poco de agua. <text:span text:style-name="Grey">Here's some water.</text:span></text:p>
      <text:h text:style-name="Heading_20_1" text:outline-level="1">81 ESTAR </text:h>
      <text:p text:style-name="Text_20_body">Me gusta estar en casa. <text:span text:style-name="Grey">I like to be at home.</text:span></text:p>
      <text:p text:style-name="Text_20_body">No me gusta estar solo. <text:span text:style-name="Grey">I dislike being alone.</text:span></text:p>
      <text:p text:style-name="Text_20_body">Todo va a estar bien. <text:span text:style-name="Grey">Everything's going to be OK.</text:span></text:p>
      <text:p text:style-name="Text_20_body">Me gusta estar solo. <text:span text:style-name="Grey">I like being alone.</text:span></text:p>
      <text:p text:style-name="Text_20_body">¿Te gusta estar solo ? <text:span text:style-name="Grey">Do you like to be alone?</text:span></text:p>
      <text:p text:style-name="Text_20_body">No quiero estar solo. <text:span text:style-name="Grey">I don't want to be alone.</text:span></text:p>
      <text:p text:style-name="Text_20_body">¿Le gusta estar solo ? <text:span text:style-name="Grey">Do you like to be alone?</text:span></text:p>
      <text:p text:style-name="Text_20_body">¿Quién más va a estar ahí ? <text:span text:style-name="Grey">Who else is going to be there?</text:span></text:p>
      <text:p text:style-name="Text_20_body">Es bueno estar en casa. <text:span text:style-name="Grey">It's good to be home.</text:span></text:p>
      <text:p text:style-name="Text_20_body">Ella ha de estar muy feliz. <text:span text:style-name="Grey">She must be very happy.</text:span></text:p>
      <text:p text:style-name="Text_20_body">¿Vas a estar bien ? <text:span text:style-name="Grey">Are you going to be OK?</text:span></text:p>
      <text:p text:style-name="Text_20_body">No quiero estar lejos de casa. <text:span text:style-name="Grey">I don't want to be away from home.</text:span></text:p>
      <text:p text:style-name="Text_20_body">¡Quiero estar solo ! <text:span text:style-name="Grey">I want to be alone!</text:span></text:p>
      <text:p text:style-name="Text_20_body">No puedo estar sin ti. <text:span text:style-name="Grey">I can't be without you.</text:span></text:p>
      <text:p text:style-name="Text_20_body">No puedo estar sin ti. <text:span text:style-name="Grey">I cannot be without you.</text:span></text:p>
      <text:p text:style-name="Text_20_body">No puedo estar más de acuerdo. <text:span text:style-name="Grey">I can't agree more.</text:span></text:p>
      <text:p text:style-name="Text_20_body">Parece estar muy feliz. <text:span text:style-name="Grey">He seems quite happy.</text:span></text:p>
      <text:p text:style-name="Text_20_body">Parece estar muy feliz. <text:span text:style-name="Grey">He seems to be very happy.</text:span></text:p>
      <text:p text:style-name="Text_20_body">Me alegro de estar aquí. <text:span text:style-name="Grey">I'm happy to be here.</text:span></text:p>
      <text:p text:style-name="Text_20_body">No puedes estar tan seguro. <text:span text:style-name="Grey">You can't be so sure.</text:span></text:p>
      <text:p text:style-name="Text_20_body">Me gustaría estar solo ahora. <text:span text:style-name="Grey">I'd like to be alone now.</text:span></text:p>
      <text:p text:style-name="Text_20_body">Yo quería estar ahí. <text:span text:style-name="Grey">I wanted to be there.</text:span></text:p>
      <text:p text:style-name="Text_20_body">Voy a estar en mi habitación. <text:span text:style-name="Grey">I'm going to be in my room.</text:span></text:p>
      <text:p text:style-name="Text_20_body">Ella parece estar feliz. <text:span text:style-name="Grey">She seems to be happy.</text:span></text:p>
      <text:p text:style-name="Text_20_body">Voy a estar ahí mañana. <text:span text:style-name="Grey">I'll be there tomorrow.</text:span></text:p>
      <text:p text:style-name="Text_20_body">Voy a estar ahí mañana. <text:span text:style-name="Grey">I will be there tomorrow.</text:span></text:p>
      <text:p text:style-name="Text_20_body">Quiero estar cerca de ti. <text:span text:style-name="Grey">I want to be near you.</text:span></text:p>
      <text:p text:style-name="Text_20_body">Ahora parece estar bien. <text:span text:style-name="Grey">She seems OK now.</text:span></text:p>
      <text:p text:style-name="Text_20_body">Voy a estar allí mañana. <text:span text:style-name="Grey">I'll be there tomorrow.</text:span></text:p>
      <text:p text:style-name="Text_20_body">Voy a estar allí mañana. <text:span text:style-name="Grey">I will be there tomorrow.</text:span></text:p>
      <text:h text:style-name="Heading_20_1" text:outline-level="1">82 DIJO </text:h>
      <text:p text:style-name="Text_20_body">¿Por qué no me lo dijo ? <text:span text:style-name="Grey">Why didn't she tell me?</text:span></text:p>
      <text:p text:style-name="Text_20_body">No me gusta lo que él dijo. <text:span text:style-name="Grey">I don't like what he said.</text:span></text:p>
      <text:p text:style-name="Text_20_body">Fue ella la que me lo dijo. <text:span text:style-name="Grey">It was her that told me.</text:span></text:p>
      <text:p text:style-name="Text_20_body">Él hizo lo que se le dijo. <text:span text:style-name="Grey">He did what they told him.</text:span></text:p>
      <text:p text:style-name="Text_20_body">Él dijo que él no lo hizo. <text:span text:style-name="Grey">He said he did not do it.</text:span></text:p>
      <text:p text:style-name="Text_20_body">Me lo dijo todo. <text:span text:style-name="Grey">He told me everything.</text:span></text:p>
      <text:p text:style-name="Text_20_body">Se lo dijo a todos. <text:span text:style-name="Grey">He told everyone.</text:span></text:p>
      <text:p text:style-name="Text_20_body">Le dijo que la quería. <text:span text:style-name="Grey">He told her that he loved her.</text:span></text:p>
      <text:p text:style-name="Text_20_body">Eso es lo que ella dijo. <text:span text:style-name="Grey">That's what she said.</text:span></text:p>
      <text:p text:style-name="Text_20_body">Ella se lo dijo a todos. <text:span text:style-name="Grey">She told everyone.</text:span></text:p>
      <text:p text:style-name="Text_20_body">Ella me dijo que me quería. <text:span text:style-name="Grey">She told me she loved me.</text:span></text:p>
      <text:p text:style-name="Text_20_body">Ella me dijo que me quería. <text:span text:style-name="Grey">She told me that she loved me.</text:span></text:p>
      <text:p text:style-name="Text_20_body">Esto es lo que dijo. <text:span text:style-name="Grey">This is what he said.</text:span></text:p>
      <text:p text:style-name="Text_20_body">Él no dijo nada. <text:span text:style-name="Grey">He didn't say a word.</text:span></text:p>
      <text:p text:style-name="Text_20_body">Él no dijo nada. <text:span text:style-name="Grey">He didn't say anything.</text:span></text:p>
      <text:p text:style-name="Text_20_body">Esto fue lo que él dijo. <text:span text:style-name="Grey">This is what he said.</text:span></text:p>
      <text:p text:style-name="Text_20_body">De verdad que sé lo que dijo. <text:span text:style-name="Grey">I really know what he said.</text:span></text:p>
      <text:p text:style-name="Text_20_body">Lo que dijo no es verdad. <text:span text:style-name="Grey">What he said is not true.</text:span></text:p>
      <text:p text:style-name="Text_20_body">Eso no lo dijo. <text:span text:style-name="Grey">He did not say so.</text:span></text:p>
      <text:p text:style-name="Text_20_body">Ella dijo que no más trabajo. <text:span text:style-name="Grey">She said no more work.</text:span></text:p>
      <text:p text:style-name="Text_20_body">Mi madre dijo que estaba bien. <text:span text:style-name="Grey">My mother said that she was all right.</text:span></text:p>
      <text:p text:style-name="Text_20_body">Lo que él dijo no era verdad. <text:span text:style-name="Grey">What he said was not true.</text:span></text:p>
      <text:p text:style-name="Text_20_body">No importa lo que él dijo. <text:span text:style-name="Grey">It doesn't matter what he said.</text:span></text:p>
      <text:p text:style-name="Text_20_body">No importa lo que él dijo. <text:span text:style-name="Grey">Never mind what he said.</text:span></text:p>
      <text:p text:style-name="Text_20_body">Ella no dijo nada. <text:span text:style-name="Grey">She did not say anything.</text:span></text:p>
      <text:p text:style-name="Text_20_body">Ella no dijo nada. <text:span text:style-name="Grey">She said nothing.</text:span></text:p>
      <text:p text:style-name="Text_20_body">Él nunca le dijo a nadie. <text:span text:style-name="Grey">He never told anyone.</text:span></text:p>
      <text:p text:style-name="Text_20_body">Ella le dijo algo. <text:span text:style-name="Grey">She said something to him.</text:span></text:p>
      <text:p text:style-name="Text_20_body">¿Qué dijo el niño ? <text:span text:style-name="Grey">What did the boy say?</text:span></text:p>
      <text:p text:style-name="Text_20_body">Nadie me lo dijo. <text:span text:style-name="Grey">No one told me.</text:span></text:p>
      <text:h text:style-name="Heading_20_1" text:outline-level="1">83 ESA </text:h>
      <text:p text:style-name="Text_20_body">Esa es su casa. <text:span text:style-name="Grey">That is her house.</text:span></text:p>
      <text:p text:style-name="Text_20_body">Esa es su casa. <text:span text:style-name="Grey">That's his house.</text:span></text:p>
      <text:p text:style-name="Text_20_body">Esa es la vida. <text:span text:style-name="Grey">That's life.</text:span></text:p>
      <text:p text:style-name="Text_20_body">No me gusta esa mujer. <text:span text:style-name="Grey">I don't like that woman.</text:span></text:p>
      <text:p text:style-name="Text_20_body">Yo sé quién vive en esa casa. <text:span text:style-name="Grey">I know who lives in this house.</text:span></text:p>
      <text:p text:style-name="Text_20_body">¿Quién vive en esa casa ? <text:span text:style-name="Grey">Who lives in that house?</text:span></text:p>
      <text:p text:style-name="Text_20_body">Esa no es mi idea de él. <text:span text:style-name="Grey">That is not my idea of him.</text:span></text:p>
      <text:p text:style-name="Text_20_body">Mi amigo vive en esa casa. <text:span text:style-name="Grey">My friend lives in that house.</text:span></text:p>
      <text:p text:style-name="Text_20_body">Él vive en esa casa de allí. <text:span text:style-name="Grey">He lives in that house over there.</text:span></text:p>
      <text:p text:style-name="Text_20_body">Esa no es tu taza. <text:span text:style-name="Grey">That is not your cup.</text:span></text:p>
      <text:p text:style-name="Text_20_body">¿Puedo ver esa ? <text:span text:style-name="Grey">Can I see that one?</text:span></text:p>
      <text:p text:style-name="Text_20_body">¿De quién es esa carta ? <text:span text:style-name="Grey">Whose letter is this?</text:span></text:p>
      <text:p text:style-name="Text_20_body">Esa no es mi esposa. <text:span text:style-name="Grey">That's not my wife.</text:span></text:p>
      <text:p text:style-name="Text_20_body">¿Qué hace esa gente ? <text:span text:style-name="Grey">What are those people doing?</text:span></text:p>
      <text:p text:style-name="Text_20_body">¿Vive alguien en esa casa ? <text:span text:style-name="Grey">Is there anyone living in that house?</text:span></text:p>
      <text:p text:style-name="Text_20_body">¿De quién fue esa idea ? <text:span text:style-name="Grey">Whose idea was it?</text:span></text:p>
      <text:p text:style-name="Text_20_body">Esa es una buena idea. <text:span text:style-name="Grey">That is a good idea.</text:span></text:p>
      <text:p text:style-name="Text_20_body">Esa es una buena idea. <text:span text:style-name="Grey">That's a good idea.</text:span></text:p>
      <text:p text:style-name="Text_20_body">Esa es la idea. <text:span text:style-name="Grey">That's the point.</text:span></text:p>
      <text:p text:style-name="Text_20_body">El otro día vi a esa niña. <text:span text:style-name="Grey">The other day I saw the girl.</text:span></text:p>
      <text:p text:style-name="Text_20_body">Esa persona es como yo. <text:span text:style-name="Grey">That person is like me.</text:span></text:p>
      <text:p text:style-name="Text_20_body">Sí, esa es mi casa. <text:span text:style-name="Grey">Yes, that's my house.</text:span></text:p>
      <text:p text:style-name="Text_20_body">Esa no es mi casa grande. <text:span text:style-name="Grey">That is not my big house.</text:span></text:p>
      <text:p text:style-name="Text_20_body">Esa es mi idea. <text:span text:style-name="Grey">That's my idea.</text:span></text:p>
      <text:p text:style-name="Text_20_body">Esa es la historia. <text:span text:style-name="Grey">That's the story.</text:span></text:p>
      <text:p text:style-name="Text_20_body">Esa niña no tiene madre. <text:span text:style-name="Grey">The girl has no mother.</text:span></text:p>
      <text:p text:style-name="Text_20_body">La mujer esa sabe dónde vivo. <text:span text:style-name="Grey">That woman knows where I live.</text:span></text:p>
      <text:p text:style-name="Text_20_body">Esa era la idea. <text:span text:style-name="Grey">That was the idea.</text:span></text:p>
      <text:p text:style-name="Text_20_body">Esa sí que es una buena idea. <text:span text:style-name="Grey">That's really a great idea.</text:span></text:p>
      <text:p text:style-name="Text_20_body">Esa persona me gusta. <text:span text:style-name="Grey">I like that person.</text:span></text:p>
      <text:h text:style-name="Heading_20_1" text:outline-level="1">84 HORA </text:h>
      <text:p text:style-name="Text_20_body">Es hora de ir a casa. <text:span text:style-name="Grey">It's time to go home.</text:span></text:p>
      <text:p text:style-name="Text_20_body">No sé qué hora es. <text:span text:style-name="Grey">I don't know what time it is.</text:span></text:p>
      <text:p text:style-name="Text_20_body">Ya es hora de ir a casa. <text:span text:style-name="Grey">It's already time to go home.</text:span></text:p>
      <text:p text:style-name="Text_20_body">Es hora de hacer algo. <text:span text:style-name="Grey">It's time to do something.</text:span></text:p>
      <text:p text:style-name="Text_20_body">Se fue hace una hora. <text:span text:style-name="Grey">He left an hour ago.</text:span></text:p>
      <text:p text:style-name="Text_20_body">¿A qué hora te va bien ? <text:span text:style-name="Grey">What time is good for you?</text:span></text:p>
      <text:p text:style-name="Text_20_body">Me voy en una hora. <text:span text:style-name="Grey">I leave in an hour.</text:span></text:p>
      <text:p text:style-name="Text_20_body">¿A qué hora te vas a casa ? <text:span text:style-name="Grey">What time do you go home?</text:span></text:p>
      <text:p text:style-name="Text_20_body">¿Tiene la hora ? <text:span text:style-name="Grey">Have you got the time?</text:span></text:p>
      <text:p text:style-name="Text_20_body">¿A qué hora te vas ? <text:span text:style-name="Grey">What time will you leave?</text:span></text:p>
      <text:p text:style-name="Text_20_body">Es hora de volver a casa. <text:span text:style-name="Grey">It's time to go home.</text:span></text:p>
      <text:p text:style-name="Text_20_body">¿A qué hora es la comida ? <text:span text:style-name="Grey">When's dinner served?</text:span></text:p>
      <text:p text:style-name="Text_20_body">Es hora de comer. <text:span text:style-name="Grey">Time for dinner.</text:span></text:p>
      <text:p text:style-name="Text_20_body">¿Me puede decir la hora ? <text:span text:style-name="Grey">Do you have the time?</text:span></text:p>
      <text:p text:style-name="Text_20_body">¿No es ya casi hora de comer ? <text:span text:style-name="Grey">Isn't it about time to eat?</text:span></text:p>
      <text:p text:style-name="Text_20_body">¿Su reloj está a la hora ? <text:span text:style-name="Grey">Is your watch correct?</text:span></text:p>
      <text:p text:style-name="Text_20_body">¿A qué hora se va a dormir ? <text:span text:style-name="Grey">What time do you go to bed?</text:span></text:p>
      <text:p text:style-name="Text_20_body">¿A qué hora más o menos ? <text:span text:style-name="Grey">About what time?</text:span></text:p>
      <text:p text:style-name="Text_20_body">Voy a salir en una hora. <text:span text:style-name="Grey">I'm going out in an hour.</text:span></text:p>
      <text:p text:style-name="Text_20_body">A esta hora viene él siempre. <text:span text:style-name="Grey">This is the time he normally arrives.</text:span></text:p>
      <text:p text:style-name="Text_20_body">¿Me da la hora, por favor ? <text:span text:style-name="Grey">Can you tell me the time, please?</text:span></text:p>
      <text:p text:style-name="Text_20_body">¿Alguien sabe qué hora es ? <text:span text:style-name="Grey">Does anyone know what time it is?</text:span></text:p>
      <text:p text:style-name="Text_20_body">Ya casi es hora. <text:span text:style-name="Grey">It's about time.</text:span></text:p>
      <text:p text:style-name="Text_20_body">Ya casi es hora. <text:span text:style-name="Grey">It's almost time.</text:span></text:p>
      <text:p text:style-name="Text_20_body">¿A qué hora vas a la escuela ? <text:span text:style-name="Grey">What time do you go to school?</text:span></text:p>
      <text:p text:style-name="Text_20_body">¿A qué hora puedes venir ? <text:span text:style-name="Grey">What time can you come?</text:span></text:p>
      <text:p text:style-name="Text_20_body">¿A qué hora te vas a la cama ? <text:span text:style-name="Grey">What time do you go to bed?</text:span></text:p>
      <text:p text:style-name="Text_20_body">Quiero saber a qué hora venir. <text:span text:style-name="Grey">I want to know what time to come.</text:span></text:p>
      <text:p text:style-name="Text_20_body">¿A qué hora te vas a dormir ? <text:span text:style-name="Grey">What time do you go to bed?</text:span></text:p>
      <text:p text:style-name="Text_20_body">¿Qué hora tienes ? <text:span text:style-name="Grey">What time do you have?</text:span></text:p>
      <text:h text:style-name="Heading_20_1" text:outline-level="1">85 DÓNDE </text:h>
      <text:p text:style-name="Text_20_body">Sé de dónde es él. <text:span text:style-name="Grey">I know where he comes from.</text:span></text:p>
      <text:p text:style-name="Text_20_body">No sé dónde está. <text:span text:style-name="Grey">I do not know where it is.</text:span></text:p>
      <text:p text:style-name="Text_20_body">¿A dónde fue él ? <text:span text:style-name="Grey">Where did he go?</text:span></text:p>
      <text:p text:style-name="Text_20_body">¿A dónde más te gustaría ir ? <text:span text:style-name="Grey">Where else would you like to go?</text:span></text:p>
      <text:p text:style-name="Text_20_body">No sé dónde estoy. <text:span text:style-name="Grey">I don't know where I am.</text:span></text:p>
      <text:p text:style-name="Text_20_body">¿De dónde es tu amigo ? <text:span text:style-name="Grey">Where is your friend from?</text:span></text:p>
      <text:p text:style-name="Text_20_body">No sé a dónde debería ir. <text:span text:style-name="Grey">I don't know where I should go.</text:span></text:p>
      <text:p text:style-name="Text_20_body">Yo no sé dónde están. <text:span text:style-name="Grey">I don't know where they are.</text:span></text:p>
      <text:p text:style-name="Text_20_body">¿En dónde lo quieres ? <text:span text:style-name="Grey">Where do you want it?</text:span></text:p>
      <text:p text:style-name="Text_20_body">No sé dónde vive. <text:span text:style-name="Grey">I don't know where he lives.</text:span></text:p>
      <text:p text:style-name="Text_20_body">Sé dónde está ella. <text:span text:style-name="Grey">I know where she is.</text:span></text:p>
      <text:p text:style-name="Text_20_body">¿A dónde quieres ir ? <text:span text:style-name="Grey">Where do you want to go?</text:span></text:p>
      <text:p text:style-name="Text_20_body">Yo sé dónde está ella. <text:span text:style-name="Grey">I know where she is.</text:span></text:p>
      <text:p text:style-name="Text_20_body">No sé dónde vive ella. <text:span text:style-name="Grey">I don't know where she lives.</text:span></text:p>
      <text:p text:style-name="Text_20_body">No sé de dónde viene. <text:span text:style-name="Grey">I don't know where he comes from.</text:span></text:p>
      <text:p text:style-name="Text_20_body">¿Para dónde va ? <text:span text:style-name="Grey">Where are you going?</text:span></text:p>
      <text:p text:style-name="Text_20_body">¿En dónde están todos ? <text:span text:style-name="Grey">Where's everyone?</text:span></text:p>
      <text:p text:style-name="Text_20_body">¿En dónde he estado ? <text:span text:style-name="Grey">Where have I been?</text:span></text:p>
      <text:p text:style-name="Text_20_body">No sé dónde está mi reloj. <text:span text:style-name="Grey">I don't know where my watch is.</text:span></text:p>
      <text:p text:style-name="Text_20_body">¿Quién estaba dónde ? <text:span text:style-name="Grey">Who was where?</text:span></text:p>
      <text:p text:style-name="Text_20_body">¿De dónde eres ? <text:span text:style-name="Grey">Where do you come from?</text:span></text:p>
      <text:p text:style-name="Text_20_body">¿De dónde eres ? <text:span text:style-name="Grey">Where are you from?</text:span></text:p>
      <text:p text:style-name="Text_20_body">No tengo idea de dónde vive. <text:span text:style-name="Grey">I have no idea where he lives.</text:span></text:p>
      <text:p text:style-name="Text_20_body">¿Él de dónde viene ? <text:span text:style-name="Grey">Where does he come from?</text:span></text:p>
      <text:p text:style-name="Text_20_body">Sé dónde ella vive. <text:span text:style-name="Grey">I know where she lives.</text:span></text:p>
      <text:p text:style-name="Text_20_body">¿De dónde vino ? <text:span text:style-name="Grey">Where did he come from?</text:span></text:p>
      <text:p text:style-name="Text_20_body">¿Para dónde vas ? <text:span text:style-name="Grey">Where are you going to?</text:span></text:p>
      <text:p text:style-name="Text_20_body">¿Para dónde vas ? <text:span text:style-name="Grey">Where are you going?</text:span></text:p>
      <text:p text:style-name="Text_20_body">¿Por dónde queda más cerca ? <text:span text:style-name="Grey">Which way is the nearest?</text:span></text:p>
      <text:p text:style-name="Text_20_body">Nadie sabe dónde vive. <text:span text:style-name="Grey">No one knows where he lives.</text:span></text:p>
      <text:h text:style-name="Heading_20_1" text:outline-level="1">86 YO </text:h>
      <text:p text:style-name="Text_20_body">Yo la quiero y ella me quiere. <text:span text:style-name="Grey">I love her and she loves me.</text:span></text:p>
      <text:p text:style-name="Text_20_body">Yo no tengo nada que ver. <text:span text:style-name="Grey">I've got nothing to do with it.</text:span></text:p>
      <text:p text:style-name="Text_20_body">Yo no sé lo que es el miedo. <text:span text:style-name="Grey">I don't know what fear is.</text:span></text:p>
      <text:p text:style-name="Text_20_body">Yo no sé lo que es el amor. <text:span text:style-name="Grey">I don't know what love is.</text:span></text:p>
      <text:p text:style-name="Text_20_body">Es lo que yo quiero saber. <text:span text:style-name="Grey">That's what I want to know.</text:span></text:p>
      <text:p text:style-name="Text_20_body">Él quiere ser como yo. <text:span text:style-name="Grey">He wants to be like me.</text:span></text:p>
      <text:p text:style-name="Text_20_body">Él tiene dos años más que yo. <text:span text:style-name="Grey">He is older than I by two years.</text:span></text:p>
      <text:p text:style-name="Text_20_body">Yo no lo he hecho. <text:span text:style-name="Grey">I didn't do it.</text:span></text:p>
      <text:p text:style-name="Text_20_body">Yo no quiero nada a nadie. <text:span text:style-name="Grey">I do not want anybody at all.</text:span></text:p>
      <text:p text:style-name="Text_20_body">Él es más alto que yo. <text:span text:style-name="Grey">He is taller than I.</text:span></text:p>
      <text:p text:style-name="Text_20_body">Él es más alto que yo. <text:span text:style-name="Grey">He's taller than me.</text:span></text:p>
      <text:p text:style-name="Text_20_body">Tiene dos años más que yo. <text:span text:style-name="Grey">He's two years older than me.</text:span></text:p>
      <text:p text:style-name="Text_20_body">No quiero ir yo solo. <text:span text:style-name="Grey">I don't want to go on my own.</text:span></text:p>
      <text:p text:style-name="Text_20_body">Yo lo quiero tal como es. <text:span text:style-name="Grey">I love him just as he is.</text:span></text:p>
      <text:p text:style-name="Text_20_body">Eso no fue lo que yo dije. <text:span text:style-name="Grey">That's not what I said.</text:span></text:p>
      <text:p text:style-name="Text_20_body">Yo no sé dónde están. <text:span text:style-name="Grey">I don't know where they are.</text:span></text:p>
      <text:p text:style-name="Text_20_body">Yo como aquí todo el tiempo. <text:span text:style-name="Grey">I eat here all the time.</text:span></text:p>
      <text:p text:style-name="Text_20_body">Él tiene tres años más que yo. <text:span text:style-name="Grey">He's three years older than I am.</text:span></text:p>
      <text:p text:style-name="Text_20_body">Yo sé quién vive en esa casa. <text:span text:style-name="Grey">I know who lives in this house.</text:span></text:p>
      <text:p text:style-name="Text_20_body">Yo no lo he visto por años. <text:span text:style-name="Grey">I haven't seen him for years.</text:span></text:p>
      <text:p text:style-name="Text_20_body">Tiene tres años más que yo. <text:span text:style-name="Grey">He is three years senior to me.</text:span></text:p>
      <text:p text:style-name="Text_20_body">¿Por qué siempre yo ? <text:span text:style-name="Grey">Why always me?</text:span></text:p>
      <text:p text:style-name="Text_20_body">Yo sé dónde está ella. <text:span text:style-name="Grey">I know where she is.</text:span></text:p>
      <text:p text:style-name="Text_20_body">Yo soy tu amigo, ¿no ? <text:span text:style-name="Grey">I am your friend, right?</text:span></text:p>
      <text:p text:style-name="Text_20_body">Yo no era una buena madre. <text:span text:style-name="Grey">I was not a good mother.</text:span></text:p>
      <text:p text:style-name="Text_20_body">Yo no quiero comer aquí. <text:span text:style-name="Grey">I don't want to eat here.</text:span></text:p>
      <text:p text:style-name="Text_20_body">¿Por qué no sabía yo esto ? <text:span text:style-name="Grey">Why did I not know this?</text:span></text:p>
      <text:p text:style-name="Text_20_body">Yo soy un hombre. <text:span text:style-name="Grey">I am a man.</text:span></text:p>
      <text:p text:style-name="Text_20_body">Yo soy un hombre. <text:span text:style-name="Grey">I'm a man.</text:span></text:p>
      <text:p text:style-name="Text_20_body">Yo no tengo ganas de hablar. <text:span text:style-name="Grey">I don't feel like talking anymore.</text:span></text:p>
      <text:h text:style-name="Heading_20_1" text:outline-level="1">87 USTED </text:h>
      <text:p text:style-name="Text_20_body">Usted sabe lo que quiero, ¿no ? <text:span text:style-name="Grey">You know what I want, don't you?</text:span></text:p>
      <text:p text:style-name="Text_20_body">¿A usted, qué le gusta hacer ? <text:span text:style-name="Grey">You, what do you like to do?</text:span></text:p>
      <text:p text:style-name="Text_20_body">Está usted en su casa. <text:span text:style-name="Grey">Make yourself at home.</text:span></text:p>
      <text:p text:style-name="Text_20_body">Este libro es para usted. <text:span text:style-name="Grey">This book is for you.</text:span></text:p>
      <text:p text:style-name="Text_20_body">Tengo algo para usted. <text:span text:style-name="Grey">I've got something for you.</text:span></text:p>
      <text:p text:style-name="Text_20_body">¿Por qué usted no vino ? <text:span text:style-name="Grey">Why didn't you come?</text:span></text:p>
      <text:p text:style-name="Text_20_body">¿Tiene usted un perro ? <text:span text:style-name="Grey">Do you have a dog?</text:span></text:p>
      <text:p text:style-name="Text_20_body">¿Habla usted a su perro ? <text:span text:style-name="Grey">Do you talk to your dog?</text:span></text:p>
      <text:p text:style-name="Text_20_body">Quiere hablar con usted. <text:span text:style-name="Grey">He wants to talk to you.</text:span></text:p>
      <text:p text:style-name="Text_20_body">Me importa más que a usted. <text:span text:style-name="Grey">It's more important to me than to you.</text:span></text:p>
      <text:p text:style-name="Text_20_body">¿Quién es usted ? <text:span text:style-name="Grey">Who are you?</text:span></text:p>
      <text:p text:style-name="Text_20_body">Usted es más alto que ella. <text:span text:style-name="Grey">You are taller than she.</text:span></text:p>
      <text:p text:style-name="Text_20_body">¿Por qué está usted tan feliz ? <text:span text:style-name="Grey">Why are you so happy?</text:span></text:p>
      <text:p text:style-name="Text_20_body">Usted es mi madre. <text:span text:style-name="Grey">You are my mother.</text:span></text:p>
      <text:p text:style-name="Text_20_body">No dije que usted estaba aquí. <text:span text:style-name="Grey">I didn't say you were here.</text:span></text:p>
      <text:p text:style-name="Text_20_body">¿Qué ha hecho usted ? <text:span text:style-name="Grey">What have you been doing?</text:span></text:p>
      <text:p text:style-name="Text_20_body">¿Tiene usted algo de dinero ? <text:span text:style-name="Grey">Have you got some money?</text:span></text:p>
      <text:p text:style-name="Text_20_body">Por algo me dice usted eso. <text:span text:style-name="Grey">You must have a reason for telling me.</text:span></text:p>
      <text:p text:style-name="Text_20_body">¿Es usted tan alto como yo ? <text:span text:style-name="Grey">Are you as tall as me?</text:span></text:p>
      <text:p text:style-name="Text_20_body">¿Tiene usted un coche ? <text:span text:style-name="Grey">Do you have a car?</text:span></text:p>
      <text:p text:style-name="Text_20_body">Usted sabe algo. <text:span text:style-name="Grey">You know something.</text:span></text:p>
      <text:p text:style-name="Text_20_body">¿Lo hizo usted solo ? <text:span text:style-name="Grey">Did you do this on your own?</text:span></text:p>
      <text:p text:style-name="Text_20_body">¿Lo hizo usted solo ? <text:span text:style-name="Grey">Did you make it for yourself?</text:span></text:p>
      <text:p text:style-name="Text_20_body">¿Lo hizo usted solo ? <text:span text:style-name="Grey">Did you do it by yourself?</text:span></text:p>
      <text:p text:style-name="Text_20_body">Aquí hay una carta para usted. <text:span text:style-name="Grey">Here is a letter for you.</text:span></text:p>
      <text:p text:style-name="Text_20_body">¿Qué hace usted esta tarde ? <text:span text:style-name="Grey">What are you doing this evening?</text:span></text:p>
      <text:p text:style-name="Text_20_body">¿Cómo es usted ? <text:span text:style-name="Grey">What do you look like?</text:span></text:p>
      <text:p text:style-name="Text_20_body">¿Cómo está usted ? <text:span text:style-name="Grey">How do you do?</text:span></text:p>
      <text:p text:style-name="Text_20_body">Yo voy a esperar por usted. <text:span text:style-name="Grey">I'm going to wait for you.</text:span></text:p>
      <text:p text:style-name="Text_20_body">Usted tiene vino. <text:span text:style-name="Grey">You have wine.</text:span></text:p>
      <text:h text:style-name="Heading_20_1" text:outline-level="1">88 ESE </text:h>
      <text:p text:style-name="Text_20_body">Ese no es mi trabajo. <text:span text:style-name="Grey">That's not my job.</text:span></text:p>
      <text:p text:style-name="Text_20_body">¿De quién es ese libro ? <text:span text:style-name="Grey">Whose book is this?</text:span></text:p>
      <text:p text:style-name="Text_20_body">¿De quién es ese libro ? <text:span text:style-name="Grey">Whose book is that?</text:span></text:p>
      <text:p text:style-name="Text_20_body">Ese es mi libro. <text:span text:style-name="Grey">That is my book.</text:span></text:p>
      <text:p text:style-name="Text_20_body">Ese es mi perro. <text:span text:style-name="Grey">That is my dog.</text:span></text:p>
      <text:p text:style-name="Text_20_body">Ese no es mi nombre. <text:span text:style-name="Grey">That's not my name.</text:span></text:p>
      <text:p text:style-name="Text_20_body">Ese niño se parece a su padre. <text:span text:style-name="Grey">That child resembles his father.</text:span></text:p>
      <text:p text:style-name="Text_20_body">Le gusta ese libro. <text:span text:style-name="Grey">He likes that book.</text:span></text:p>
      <text:p text:style-name="Text_20_body">No me gusta ese nombre. <text:span text:style-name="Grey">I don't like that name.</text:span></text:p>
      <text:p text:style-name="Text_20_body">Ese es tu trabajo. <text:span text:style-name="Grey">That's your job.</text:span></text:p>
      <text:p text:style-name="Text_20_body">Ese auto es de él. <text:span text:style-name="Grey">That car is his.</text:span></text:p>
      <text:p text:style-name="Text_20_body">¿Quién es ese hombre ? <text:span text:style-name="Grey">Who is that man?</text:span></text:p>
      <text:p text:style-name="Text_20_body">¿Quién es ese hombre ? <text:span text:style-name="Grey">Who's that man?</text:span></text:p>
      <text:p text:style-name="Text_20_body">Ese es su coche. <text:span text:style-name="Grey">That is his car.</text:span></text:p>
      <text:p text:style-name="Text_20_body">Ese es su coche. <text:span text:style-name="Grey">That is her car.</text:span></text:p>
      <text:p text:style-name="Text_20_body">¿De quién es ese auto ? <text:span text:style-name="Grey">Whose car is that?</text:span></text:p>
      <text:p text:style-name="Text_20_body">Ese no es un libro para niños. <text:span text:style-name="Grey">This is not a book for children.</text:span></text:p>
      <text:p text:style-name="Text_20_body">¿Puedo ver ese ? <text:span text:style-name="Grey">Can I see that one?</text:span></text:p>
      <text:p text:style-name="Text_20_body">Ese bebé se parece a su madre. <text:span text:style-name="Grey">The baby takes after his mother.</text:span></text:p>
      <text:p text:style-name="Text_20_body">Quiero ese libro. <text:span text:style-name="Grey">I want that book.</text:span></text:p>
      <text:p text:style-name="Text_20_body">Ese no es el problema. <text:span text:style-name="Grey">That's not the problem.</text:span></text:p>
      <text:p text:style-name="Text_20_body">No podía hablar bien ese día. <text:span text:style-name="Grey">I couldn't speak well that day.</text:span></text:p>
      <text:p text:style-name="Text_20_body">Ese no es mi problema. <text:span text:style-name="Grey">That's not my concern.</text:span></text:p>
      <text:p text:style-name="Text_20_body">Ese no es mi problema. <text:span text:style-name="Grey">It's no concern of mine.</text:span></text:p>
      <text:p text:style-name="Text_20_body">No quería ese trabajo. <text:span text:style-name="Grey">I didn't want that job.</text:span></text:p>
      <text:p text:style-name="Text_20_body">A ella le gusta ese bajo. <text:span text:style-name="Grey">She likes that bass.</text:span></text:p>
      <text:p text:style-name="Text_20_body">Es bueno para ese trabajo. <text:span text:style-name="Grey">He is a good man for the job.</text:span></text:p>
      <text:p text:style-name="Text_20_body">¿Quién es ese chico ? <text:span text:style-name="Grey">Who's that boy?</text:span></text:p>
      <text:p text:style-name="Text_20_body">Es mayor que ese niño de ahí. <text:span text:style-name="Grey">He is older than the boy who is over there.</text:span></text:p>
      <text:p text:style-name="Text_20_body">Ese trabajo está mal hecho. <text:span text:style-name="Grey">That work is poorly done.</text:span></text:p>
      <text:h text:style-name="Heading_20_1" text:outline-level="1">89 VIVE </text:h>
      <text:p text:style-name="Text_20_body">Sé quién vive en esta casa. <text:span text:style-name="Grey">I know who lives in this house.</text:span></text:p>
      <text:p text:style-name="Text_20_body">Ella no vive con él. <text:span text:style-name="Grey">She doesn't live with him.</text:span></text:p>
      <text:p text:style-name="Text_20_body">Mi amigo vive en esta casa. <text:span text:style-name="Grey">My friend lives in this house.</text:span></text:p>
      <text:p text:style-name="Text_20_body">Yo sé quién vive en esa casa. <text:span text:style-name="Grey">I know who lives in this house.</text:span></text:p>
      <text:p text:style-name="Text_20_body">¿Quién vive en esa casa ? <text:span text:style-name="Grey">Who lives in that house?</text:span></text:p>
      <text:p text:style-name="Text_20_body">Él vive con su madre. <text:span text:style-name="Grey">He lives with his mom.</text:span></text:p>
      <text:p text:style-name="Text_20_body">Él vive con su madre. <text:span text:style-name="Grey">He lives with his mother.</text:span></text:p>
      <text:p text:style-name="Text_20_body">No sé dónde vive. <text:span text:style-name="Grey">I don't know where he lives.</text:span></text:p>
      <text:p text:style-name="Text_20_body">Él ya no vive aquí. <text:span text:style-name="Grey">He no longer lives here.</text:span></text:p>
      <text:p text:style-name="Text_20_body">Él ya no vive aquí. <text:span text:style-name="Grey">He doesn't live there anymore.</text:span></text:p>
      <text:p text:style-name="Text_20_body">Él ya no vive aquí. <text:span text:style-name="Grey">He doesn't live here anymore.</text:span></text:p>
      <text:p text:style-name="Text_20_body">Ella vive con su padre. <text:span text:style-name="Grey">She lives with her dad.</text:span></text:p>
      <text:p text:style-name="Text_20_body">Mi amigo vive en esa casa. <text:span text:style-name="Grey">My friend lives in that house.</text:span></text:p>
      <text:p text:style-name="Text_20_body">Ella vive con él. <text:span text:style-name="Grey">She lives with him.</text:span></text:p>
      <text:p text:style-name="Text_20_body">No sé dónde vive ella. <text:span text:style-name="Grey">I don't know where she lives.</text:span></text:p>
      <text:p text:style-name="Text_20_body">Solo se vive una vez. <text:span text:style-name="Grey">You only live once.</text:span></text:p>
      <text:p text:style-name="Text_20_body">Él vive cerca de mi casa. <text:span text:style-name="Grey">He lives near my house.</text:span></text:p>
      <text:p text:style-name="Text_20_body">Nadie vive en esta casa. <text:span text:style-name="Grey">No one dwells in this house.</text:span></text:p>
      <text:p text:style-name="Text_20_body">Nadie vive en esta casa. <text:span text:style-name="Grey">Nobody lives in this house.</text:span></text:p>
      <text:p text:style-name="Text_20_body">Vive en su coche. <text:span text:style-name="Grey">He lives in his car.</text:span></text:p>
      <text:p text:style-name="Text_20_body">Él vive en esa casa de allí. <text:span text:style-name="Grey">He lives in that house over there.</text:span></text:p>
      <text:p text:style-name="Text_20_body">Ella ya no vive aquí. <text:span text:style-name="Grey">She doesn't live here any more.</text:span></text:p>
      <text:p text:style-name="Text_20_body">Él vive muy lejos de mi casa. <text:span text:style-name="Grey">He lives far away from my house.</text:span></text:p>
      <text:p text:style-name="Text_20_body">Ella vive muy cerca de aquí. <text:span text:style-name="Grey">She lives quite close by.</text:span></text:p>
      <text:p text:style-name="Text_20_body">No tengo idea de dónde vive. <text:span text:style-name="Grey">I have no idea where he lives.</text:span></text:p>
      <text:p text:style-name="Text_20_body">Ella no vive más ahí. <text:span text:style-name="Grey">She doesn't live there any more.</text:span></text:p>
      <text:p text:style-name="Text_20_body">Sé dónde ella vive. <text:span text:style-name="Grey">I know where she lives.</text:span></text:p>
      <text:p text:style-name="Text_20_body">¿Dónde vive él ? <text:span text:style-name="Grey">Where does he live?</text:span></text:p>
      <text:p text:style-name="Text_20_body">Él ya no vive ahí. <text:span text:style-name="Grey">He does not live there any more.</text:span></text:p>
      <text:p text:style-name="Text_20_body">Solo se vive dos veces. <text:span text:style-name="Grey">You only live twice.</text:span></text:p>
      <text:h text:style-name="Heading_20_1" text:outline-level="1">90 TRES </text:h>
      <text:p text:style-name="Text_20_body">Él es el más alto de los tres. <text:span text:style-name="Grey">He is the tallest of the three.</text:span></text:p>
      <text:p text:style-name="Text_20_body">No hay dos sin tres. <text:span text:style-name="Grey">Misfortunes always come in threes.</text:span></text:p>
      <text:p text:style-name="Text_20_body">No hay dos sin tres. <text:span text:style-name="Grey">All good things come in threes.</text:span></text:p>
      <text:p text:style-name="Text_20_body">Él tiene tres años más que yo. <text:span text:style-name="Grey">He's three years older than I am.</text:span></text:p>
      <text:p text:style-name="Text_20_body">Tiene tres años más que yo. <text:span text:style-name="Grey">He is three years senior to me.</text:span></text:p>
      <text:p text:style-name="Text_20_body">Soy el más mayor de los tres. <text:span text:style-name="Grey">I am the oldest of the three.</text:span></text:p>
      <text:p text:style-name="Text_20_body">Son las tres y diez. <text:span text:style-name="Grey">It's 3:10.</text:span></text:p>
      <text:p text:style-name="Text_20_body">Puedo venir a las tres. <text:span text:style-name="Grey">I can come at three.</text:span></text:p>
      <text:p text:style-name="Text_20_body">Son casi las tres. <text:span text:style-name="Grey">It is almost three.</text:span></text:p>
      <text:p text:style-name="Text_20_body">Casi son las tres. <text:span text:style-name="Grey">It is almost three.</text:span></text:p>
      <text:p text:style-name="Text_20_body">Él es tres años mayor que yo. <text:span text:style-name="Grey">He's three years older than I am.</text:span></text:p>
      <text:p text:style-name="Text_20_body">Mi padre murió hace tres años. <text:span text:style-name="Grey">My father has been dead for three years.</text:span></text:p>
      <text:p text:style-name="Text_20_body">Le vi hace tres años. <text:span text:style-name="Grey">I saw him three years ago.</text:span></text:p>
      <text:p text:style-name="Text_20_body">Lo hice hace tres años. <text:span text:style-name="Grey">I did it three years ago.</text:span></text:p>
      <text:p text:style-name="Text_20_body">Tiene tres años menos que yo. <text:span text:style-name="Grey">He is younger than me by three years.</text:span></text:p>
      <text:p text:style-name="Text_20_body">Es tres años mayor que yo. <text:span text:style-name="Grey">She is three years older than I am.</text:span></text:p>
      <text:p text:style-name="Text_20_body">La vi tres veces. <text:span text:style-name="Grey">I have seen her three times.</text:span></text:p>
      <text:p text:style-name="Text_20_body">Son un cuarto para las tres. <text:span text:style-name="Grey">It's a quarter to three.</text:span></text:p>
      <text:p text:style-name="Text_20_body">Tengo tres año menos que tú. <text:span text:style-name="Grey">I'm three years younger than you.</text:span></text:p>
      <text:p text:style-name="Text_20_body">Mi hermana tiene tres años. <text:span text:style-name="Grey">My sister is three years old.</text:span></text:p>
      <text:p text:style-name="Text_20_body">Murió hace tres años. <text:span text:style-name="Grey">He died three years ago.</text:span></text:p>
      <text:p text:style-name="Text_20_body">Él se fue hace tres días. <text:span text:style-name="Grey">He left three days ago.</text:span></text:p>
      <text:p text:style-name="Text_20_body">Hace tres días que no le veo. <text:span text:style-name="Grey">I haven't seen him in three days.</text:span></text:p>
      <text:p text:style-name="Text_20_body">Hace tres días que no le veo. <text:span text:style-name="Grey">I haven't seen her in three days.</text:span></text:p>
      <text:p text:style-name="Text_20_body">Uno más dos es igual a tres. <text:span text:style-name="Grey">One plus two equals three.</text:span></text:p>
      <text:p text:style-name="Text_20_body">Uno más dos es igual a tres. <text:span text:style-name="Grey">One plus two is equal to three.</text:span></text:p>
      <text:p text:style-name="Text_20_body">Él vendrá a las tres y cuarto. <text:span text:style-name="Grey">He'll come at quarter past three.</text:span></text:p>
      <text:p text:style-name="Text_20_body">Él gana tres veces más que yo. <text:span text:style-name="Grey">He earns three times more than I do.</text:span></text:p>
      <text:p text:style-name="Text_20_body">Él gana tres veces más que yo. <text:span text:style-name="Grey">He earns three times more than me.</text:span></text:p>
      <text:p text:style-name="Text_20_body">Él gana tres veces más que yo. <text:span text:style-name="Grey">He makes three times more money than I do.</text:span></text:p>
      <text:h text:style-name="Heading_20_1" text:outline-level="1">91 DEMASIADO </text:h>
      <text:p text:style-name="Text_20_body">No, no demasiado. <text:span text:style-name="Grey">No, not too much.</text:span></text:p>
      <text:p text:style-name="Text_20_body">Es demasiado tarde para él. <text:span text:style-name="Grey">It is too late for him.</text:span></text:p>
      <text:p text:style-name="Text_20_body">Es demasiado tarde para él. <text:span text:style-name="Grey">It's too late for him.</text:span></text:p>
      <text:p text:style-name="Text_20_body">Eso es demasiado. <text:span text:style-name="Grey">That's too much.</text:span></text:p>
      <text:p text:style-name="Text_20_body">No es demasiado tarde. <text:span text:style-name="Grey">It's not too late.</text:span></text:p>
      <text:p text:style-name="Text_20_body">Es demasiado tarde para ella. <text:span text:style-name="Grey">It is too late for her.</text:span></text:p>
      <text:p text:style-name="Text_20_body">Es demasiado tarde para ella. <text:span text:style-name="Grey">It's too late for her.</text:span></text:p>
      <text:p text:style-name="Text_20_body">No tengo demasiado dinero. <text:span text:style-name="Grey">I don't have a lot of money.</text:span></text:p>
      <text:p text:style-name="Text_20_body">Él habla demasiado. <text:span text:style-name="Grey">He talks too much.</text:span></text:p>
      <text:p text:style-name="Text_20_body">Ya es demasiado tarde. <text:span text:style-name="Grey">It is already too late.</text:span></text:p>
      <text:p text:style-name="Text_20_body">Ya es demasiado tarde. <text:span text:style-name="Grey">It's already too late.</text:span></text:p>
      <text:p text:style-name="Text_20_body">Es demasiado difícil. <text:span text:style-name="Grey">It's too difficult.</text:span></text:p>
      <text:p text:style-name="Text_20_body">Mi hermano habla demasiado. <text:span text:style-name="Grey">My brother talks too much.</text:span></text:p>
      <text:p text:style-name="Text_20_body">Él sabía demasiado. <text:span text:style-name="Grey">He knew too much.</text:span></text:p>
      <text:p text:style-name="Text_20_body">Ella habla demasiado. <text:span text:style-name="Grey">She talks a lot.</text:span></text:p>
      <text:p text:style-name="Text_20_body">Puede que sea demasiado tarde. <text:span text:style-name="Grey">Maybe it's too late.</text:span></text:p>
      <text:p text:style-name="Text_20_body">Puede que sea demasiado tarde. <text:span text:style-name="Grey">Perhaps it's too late.</text:span></text:p>
      <text:p text:style-name="Text_20_body">¿Es ese auto demasiado chico ? <text:span text:style-name="Grey">Is that car too small?</text:span></text:p>
      <text:p text:style-name="Text_20_body">Es demasiado tarde. <text:span text:style-name="Grey">It is too late.</text:span></text:p>
      <text:p text:style-name="Text_20_body">Ya era demasiado tarde. <text:span text:style-name="Grey">It was already very late.</text:span></text:p>
      <text:p text:style-name="Text_20_body">Ya era demasiado tarde. <text:span text:style-name="Grey">It was already too late.</text:span></text:p>
      <text:p text:style-name="Text_20_body">Él es demasiado viejo. <text:span text:style-name="Grey">He is too old.</text:span></text:p>
      <text:p text:style-name="Text_20_body">Soy demasiado viejo para ella. <text:span text:style-name="Grey">I'm too old for her.</text:span></text:p>
      <text:p text:style-name="Text_20_body">Está demasiado alto. <text:span text:style-name="Grey">It's too loud.</text:span></text:p>
      <text:p text:style-name="Text_20_body">Es demasiado difícil para mí. <text:span text:style-name="Grey">It's too difficult for me.</text:span></text:p>
      <text:p text:style-name="Text_20_body">Ella sabía demasiado. <text:span text:style-name="Grey">She knew too much.</text:span></text:p>
      <text:p text:style-name="Text_20_body">Soy demasiado viejo para esto. <text:span text:style-name="Grey">I'm too old for this.</text:span></text:p>
      <text:p text:style-name="Text_20_body">Es demasiado tarde para mí. <text:span text:style-name="Grey">It's too late for me.</text:span></text:p>
      <text:p text:style-name="Text_20_body">Es demasiado tarde para mí. <text:span text:style-name="Grey">It is too late for me.</text:span></text:p>
      <text:p text:style-name="Text_20_body">Puede que sea demasiado viejo. <text:span text:style-name="Grey">I may be too old.</text:span></text:p>
      <text:h text:style-name="Heading_20_1" text:outline-level="1">92 HABLA </text:h>
      <text:p text:style-name="Text_20_body">Él habla mucho de su padre. <text:span text:style-name="Grey">He talks a lot about his father.</text:span></text:p>
      <text:p text:style-name="Text_20_body">Él no habla mucho. <text:span text:style-name="Grey">He doesn't talk much.</text:span></text:p>
      <text:p text:style-name="Text_20_body">Ella no me habla. <text:span text:style-name="Grey">She doesn't speak to me.</text:span></text:p>
      <text:p text:style-name="Text_20_body">No me gusta cómo habla. <text:span text:style-name="Grey">I don't care for the way he talks.</text:span></text:p>
      <text:p text:style-name="Text_20_body">¿Con quién habla ? <text:span text:style-name="Grey">Who is he talking to?</text:span></text:p>
      <text:p text:style-name="Text_20_body">¿Con quién habla ? <text:span text:style-name="Grey">Who do you talk to?</text:span></text:p>
      <text:p text:style-name="Text_20_body">Habla un poco más alto. <text:span text:style-name="Grey">Speak a little louder.</text:span></text:p>
      <text:p text:style-name="Text_20_body">Él habla un poco de inglés. <text:span text:style-name="Grey">He speaks a little English.</text:span></text:p>
      <text:p text:style-name="Text_20_body">Ella nunca habla de eso. <text:span text:style-name="Grey">She never discusses that.</text:span></text:p>
      <text:p text:style-name="Text_20_body">Ella solo habla de trabajo. <text:span text:style-name="Grey">She speaks only about work.</text:span></text:p>
      <text:p text:style-name="Text_20_body">Él habla demasiado. <text:span text:style-name="Grey">He talks too much.</text:span></text:p>
      <text:p text:style-name="Text_20_body">Ella habla mucho. <text:span text:style-name="Grey">She talks a lot.</text:span></text:p>
      <text:p text:style-name="Text_20_body">Ella habla mucho. <text:span text:style-name="Grey">She talks so much.</text:span></text:p>
      <text:p text:style-name="Text_20_body">Aquí no se habla inglés. <text:span text:style-name="Grey">English is not spoken here.</text:span></text:p>
      <text:p text:style-name="Text_20_body">Él habla inglés mejor que yo. <text:span text:style-name="Grey">He speaks English better than I do.</text:span></text:p>
      <text:p text:style-name="Text_20_body">Él habla inglés mejor que yo. <text:span text:style-name="Grey">He speaks English better than me.</text:span></text:p>
      <text:p text:style-name="Text_20_body">Él habla muy bien inglés. <text:span text:style-name="Grey">He speaks English very well.</text:span></text:p>
      <text:p text:style-name="Text_20_body">Él habla inglés muy bien. <text:span text:style-name="Grey">He speaks English well.</text:span></text:p>
      <text:p text:style-name="Text_20_body">Nadie me habla. <text:span text:style-name="Grey">Nobody speaks to me.</text:span></text:p>
      <text:p text:style-name="Text_20_body">Él habla realmente bien. <text:span text:style-name="Grey">He speaks really well.</text:span></text:p>
      <text:p text:style-name="Text_20_body">Mi hermano habla demasiado. <text:span text:style-name="Grey">My brother talks too much.</text:span></text:p>
      <text:p text:style-name="Text_20_body">Mi madre no habla inglés. <text:span text:style-name="Grey">My mother does not speak English.</text:span></text:p>
      <text:p text:style-name="Text_20_body">Habla más alto, por favor. <text:span text:style-name="Grey">Speak louder, please.</text:span></text:p>
      <text:p text:style-name="Text_20_body">Por favor, habla más alto. <text:span text:style-name="Grey">They all burst out laughing.</text:span></text:p>
      <text:p text:style-name="Text_20_body">Ella habla demasiado. <text:span text:style-name="Grey">She talks a lot.</text:span></text:p>
      <text:p text:style-name="Text_20_body">Habla inglés mejor que yo. <text:span text:style-name="Grey">He speaks English better than I do.</text:span></text:p>
      <text:p text:style-name="Text_20_body">Habla inglés mejor que yo. <text:span text:style-name="Grey">He speaks English better than me.</text:span></text:p>
      <text:p text:style-name="Text_20_body">Ella siempre habla en inglés. <text:span text:style-name="Grey">She always speaks in English.</text:span></text:p>
      <text:p text:style-name="Text_20_body">Habla un poco más fuerte. <text:span text:style-name="Grey">Speak a little louder.</text:span></text:p>
      <text:p text:style-name="Text_20_body">¿Dónde se habla inglés ? <text:span text:style-name="Grey">Where is English spoken?</text:span></text:p>
      <text:h text:style-name="Heading_20_1" text:outline-level="1">93 PARECE </text:h>
      <text:p text:style-name="Text_20_body">Nada es lo que parece. <text:span text:style-name="Grey">Nothing is as it seems.</text:span></text:p>
      <text:p text:style-name="Text_20_body">Se parece mucho a su padre. <text:span text:style-name="Grey">He closely resembles his father.</text:span></text:p>
      <text:p text:style-name="Text_20_body">Él se parece a su padre. <text:span text:style-name="Grey">He resembles his father.</text:span></text:p>
      <text:p text:style-name="Text_20_body">Esto no es lo que parece. <text:span text:style-name="Grey">This isn't what it looks like.</text:span></text:p>
      <text:p text:style-name="Text_20_body">Se parece a su padre. <text:span text:style-name="Grey">He looks like his father.</text:span></text:p>
      <text:p text:style-name="Text_20_body">Se parece a su padre. <text:span text:style-name="Grey">He takes after his father.</text:span></text:p>
      <text:p text:style-name="Text_20_body">¿A quién se parece ? <text:span text:style-name="Grey">Who does he look like?</text:span></text:p>
      <text:p text:style-name="Text_20_body">El niño se parece a su padre. <text:span text:style-name="Grey">The boy takes after his father.</text:span></text:p>
      <text:p text:style-name="Text_20_body">El niño se parece a su padre. <text:span text:style-name="Grey">That boy takes after his father.</text:span></text:p>
      <text:p text:style-name="Text_20_body">Se parece mucho a su madre. <text:span text:style-name="Grey">She looks a lot like her mother.</text:span></text:p>
      <text:p text:style-name="Text_20_body">Parece que él sabe todo. <text:span text:style-name="Grey">It seems that he knows everything.</text:span></text:p>
      <text:p text:style-name="Text_20_body">Él se parece a su madre. <text:span text:style-name="Grey">He looks just like his mother.</text:span></text:p>
      <text:p text:style-name="Text_20_body">Nada es como parece. <text:span text:style-name="Grey">Nothing is as it seems.</text:span></text:p>
      <text:p text:style-name="Text_20_body">Ella se parece a su padre. <text:span text:style-name="Grey">She takes after her father.</text:span></text:p>
      <text:p text:style-name="Text_20_body">Se parece a su madre. <text:span text:style-name="Grey">He resembles his mother.</text:span></text:p>
      <text:p text:style-name="Text_20_body">¿Qué le parece ? <text:span text:style-name="Grey">What do you think of it?</text:span></text:p>
      <text:p text:style-name="Text_20_body">Me parece que algo va mal. <text:span text:style-name="Grey">It seems to me that something is wrong.</text:span></text:p>
      <text:p text:style-name="Text_20_body">Creo que se parece a su padre. <text:span text:style-name="Grey">I think he takes after his father.</text:span></text:p>
      <text:p text:style-name="Text_20_body">Ella se parece a su madre. <text:span text:style-name="Grey">She looks like her mother.</text:span></text:p>
      <text:p text:style-name="Text_20_body">Ese niño se parece a su padre. <text:span text:style-name="Grey">That child resembles his father.</text:span></text:p>
      <text:p text:style-name="Text_20_body">Parece ser una buena casa. <text:span text:style-name="Grey">It seems to be a good house.</text:span></text:p>
      <text:p text:style-name="Text_20_body">Parece que él sabe la verdad. <text:span text:style-name="Grey">It seems that he knows the truth.</text:span></text:p>
      <text:p text:style-name="Text_20_body">El parece ser un buen tipo. <text:span text:style-name="Grey">He seems to be a good guy.</text:span></text:p>
      <text:p text:style-name="Text_20_body">¿A ti no te lo parece ? <text:span text:style-name="Grey">Don't you think so?</text:span></text:p>
      <text:p text:style-name="Text_20_body">La niña se parece a su madre. <text:span text:style-name="Grey">The girl resembles her mother.</text:span></text:p>
      <text:p text:style-name="Text_20_body">Él parece ser un buen tipo. <text:span text:style-name="Grey">He seems to be a good guy.</text:span></text:p>
      <text:p text:style-name="Text_20_body">Ese bebé se parece a su madre. <text:span text:style-name="Grey">The baby takes after his mother.</text:span></text:p>
      <text:p text:style-name="Text_20_body">Parece que no queda dinero. <text:span text:style-name="Grey">It seems like there's no money left.</text:span></text:p>
      <text:p text:style-name="Text_20_body">Parece ser otro buen día. <text:span text:style-name="Grey">Looks like another nice day.</text:span></text:p>
      <text:p text:style-name="Text_20_body">Parece que pasó algo. <text:span text:style-name="Grey">It seems that something has happened.</text:span></text:p>
      <text:h text:style-name="Heading_20_1" text:outline-level="1">94 HAS </text:h>
      <text:p text:style-name="Text_20_body">¿Por qué lo has hecho ? <text:span text:style-name="Grey">Why did you do that?</text:span></text:p>
      <text:p text:style-name="Text_20_body">¿Sabe lo que has hecho ? <text:span text:style-name="Grey">Does he know what you did?</text:span></text:p>
      <text:p text:style-name="Text_20_body">¿Qué has hecho con mi libro ? <text:span text:style-name="Grey">What did you do with my book?</text:span></text:p>
      <text:p text:style-name="Text_20_body">Tú me has hecho lo que soy. <text:span text:style-name="Grey">You've made me what I am.</text:span></text:p>
      <text:p text:style-name="Text_20_body">No la has visto. <text:span text:style-name="Grey">You have not seen her.</text:span></text:p>
      <text:p text:style-name="Text_20_body">Lo has hecho muy bien. <text:span text:style-name="Grey">You've done it very well.</text:span></text:p>
      <text:p text:style-name="Text_20_body">No lo has visto. <text:span text:style-name="Grey">You didn't see him.</text:span></text:p>
      <text:p text:style-name="Text_20_body">No lo has visto. <text:span text:style-name="Grey">You have not seen it.</text:span></text:p>
      <text:p text:style-name="Text_20_body">Has hecho un muy buen trabajo. <text:span text:style-name="Grey">You have done a very good job.</text:span></text:p>
      <text:p text:style-name="Text_20_body">No has visto nada. <text:span text:style-name="Grey">You didn't see nothing.</text:span></text:p>
      <text:p text:style-name="Text_20_body">No has visto nada. <text:span text:style-name="Grey">You didn't see anything.</text:span></text:p>
      <text:p text:style-name="Text_20_body">¿Dónde los has visto ? <text:span text:style-name="Grey">Where did you see them?</text:span></text:p>
      <text:p text:style-name="Text_20_body">Tú no has visto nada. <text:span text:style-name="Grey">You didn't see nothing.</text:span></text:p>
      <text:p text:style-name="Text_20_body">Tú no has visto nada. <text:span text:style-name="Grey">You didn't see anything.</text:span></text:p>
      <text:p text:style-name="Text_20_body">¿Qué has hecho ? <text:span text:style-name="Grey">What have you been doing?</text:span></text:p>
      <text:p text:style-name="Text_20_body">¿Qué has hecho ? <text:span text:style-name="Grey">What have you done?</text:span></text:p>
      <text:p text:style-name="Text_20_body">¿Qué has hecho ? <text:span text:style-name="Grey">What've you done?</text:span></text:p>
      <text:p text:style-name="Text_20_body">¿Te lo has pasado bien ? <text:span text:style-name="Grey">Did you have a good time?</text:span></text:p>
      <text:p text:style-name="Text_20_body">¿No le has dicho nada ? <text:span text:style-name="Grey">You didn't tell him anything?</text:span></text:p>
      <text:p text:style-name="Text_20_body">¿Qué has hecho con los libros ? <text:span text:style-name="Grey">What have you done with the books?</text:span></text:p>
      <text:p text:style-name="Text_20_body">¿Cómo lo has hecho ? <text:span text:style-name="Grey">How did you do it?</text:span></text:p>
      <text:p text:style-name="Text_20_body">¿Lo has hecho tú solo ? <text:span text:style-name="Grey">Did you make it for yourself?</text:span></text:p>
      <text:p text:style-name="Text_20_body">¿Lo has hecho tú solo ? <text:span text:style-name="Grey">Did you do it by yourself?</text:span></text:p>
      <text:p text:style-name="Text_20_body">¿Lo has hecho tú solo ? <text:span text:style-name="Grey">Did you make it by yourself?</text:span></text:p>
      <text:p text:style-name="Text_20_body">¿Lo has hecho tú solo ? <text:span text:style-name="Grey">Did you do it yourself?</text:span></text:p>
      <text:p text:style-name="Text_20_body">¿Los has visto ? <text:span text:style-name="Grey">Have you seen them?</text:span></text:p>
      <text:p text:style-name="Text_20_body">¿Lo has hecho tú ? <text:span text:style-name="Grey">Did you make it?</text:span></text:p>
      <text:p text:style-name="Text_20_body">¿Las has visto ? <text:span text:style-name="Grey">Have you seen them?</text:span></text:p>
      <text:p text:style-name="Text_20_body">Aún no has visto nada. <text:span text:style-name="Grey">You ain't seen nothing yet.</text:span></text:p>
      <text:p text:style-name="Text_20_body">¿Esto lo has hecho tú ? <text:span text:style-name="Grey">Did you do this?</text:span></text:p>
      <text:h text:style-name="Heading_20_1" text:outline-level="1">95 LIBRO </text:h>
      <text:p text:style-name="Text_20_body">Todo lo que tengo es un libro. <text:span text:style-name="Grey">All I have is a book.</text:span></text:p>
      <text:p text:style-name="Text_20_body">No me gusta este libro. <text:span text:style-name="Grey">I don't like this book.</text:span></text:p>
      <text:p text:style-name="Text_20_body">A él le gusta este libro. <text:span text:style-name="Grey">He likes this book.</text:span></text:p>
      <text:p text:style-name="Text_20_body">Este es un libro. <text:span text:style-name="Grey">This is a book.</text:span></text:p>
      <text:p text:style-name="Text_20_body">Este es mi libro. <text:span text:style-name="Grey">This is my book.</text:span></text:p>
      <text:p text:style-name="Text_20_body">¿Eso es de un libro ? <text:span text:style-name="Grey">Is that from a book?</text:span></text:p>
      <text:p text:style-name="Text_20_body">¿De quién es este libro ? <text:span text:style-name="Grey">Whose book is this?</text:span></text:p>
      <text:p text:style-name="Text_20_body">¿De quién es este libro ? <text:span text:style-name="Grey">Whose textbook is this?</text:span></text:p>
      <text:p text:style-name="Text_20_body">¿De quién es este libro ? <text:span text:style-name="Grey">Whose is this book?</text:span></text:p>
      <text:p text:style-name="Text_20_body">Él tiene un libro. <text:span text:style-name="Grey">He has a book.</text:span></text:p>
      <text:p text:style-name="Text_20_body">No tengo este libro. <text:span text:style-name="Grey">I don't have this book.</text:span></text:p>
      <text:p text:style-name="Text_20_body">Él le dio un libro a ella. <text:span text:style-name="Grey">He gave her a book.</text:span></text:p>
      <text:p text:style-name="Text_20_body">¿Te gusta este libro ? <text:span text:style-name="Grey">Do you like this book?</text:span></text:p>
      <text:p text:style-name="Text_20_body">¿De quién es ese libro ? <text:span text:style-name="Grey">Whose book is this?</text:span></text:p>
      <text:p text:style-name="Text_20_body">¿De quién es ese libro ? <text:span text:style-name="Grey">Whose book is that?</text:span></text:p>
      <text:p text:style-name="Text_20_body">El libro está aquí. <text:span text:style-name="Grey">The book is here.</text:span></text:p>
      <text:p text:style-name="Text_20_body">Este libro es para usted. <text:span text:style-name="Grey">This book is for you.</text:span></text:p>
      <text:p text:style-name="Text_20_body">¿Dónde está el libro ? <text:span text:style-name="Grey">Where is the book?</text:span></text:p>
      <text:p text:style-name="Text_20_body">Ese es mi libro. <text:span text:style-name="Grey">That is my book.</text:span></text:p>
      <text:p text:style-name="Text_20_body">Tengo un libro. <text:span text:style-name="Grey">I have a book.</text:span></text:p>
      <text:p text:style-name="Text_20_body">Él le dio un libro. <text:span text:style-name="Grey">He gave her a book.</text:span></text:p>
      <text:p text:style-name="Text_20_body">Él le dio un libro. <text:span text:style-name="Grey">He gave him a book.</text:span></text:p>
      <text:p text:style-name="Text_20_body">¿Dónde está mi libro ? <text:span text:style-name="Grey">Where's my book?</text:span></text:p>
      <text:p text:style-name="Text_20_body">¿Dónde está mi libro ? <text:span text:style-name="Grey">Where is my book?</text:span></text:p>
      <text:p text:style-name="Text_20_body">Aquí está tu libro. <text:span text:style-name="Grey">Here is your book.</text:span></text:p>
      <text:p text:style-name="Text_20_body">Tu libro está aquí. <text:span text:style-name="Grey">Your book is here.</text:span></text:p>
      <text:p text:style-name="Text_20_body">Quiero un libro. <text:span text:style-name="Grey">I want a book.</text:span></text:p>
      <text:p text:style-name="Text_20_body">Quiero el libro. <text:span text:style-name="Grey">I want the book.</text:span></text:p>
      <text:p text:style-name="Text_20_body">¿Qué has hecho con mi libro ? <text:span text:style-name="Grey">What did you do with my book?</text:span></text:p>
      <text:p text:style-name="Text_20_body">Este es un libro muy nuevo. <text:span text:style-name="Grey">This is a very new book.</text:span></text:p>
      <text:h text:style-name="Heading_20_1" text:outline-level="1">96 ELLA </text:h>
      <text:p text:style-name="Text_20_body">Te quiero más que a ella. <text:span text:style-name="Grey">I love you more than I love her.</text:span></text:p>
      <text:p text:style-name="Text_20_body">A ella no le gusta. <text:span text:style-name="Grey">She does not like him.</text:span></text:p>
      <text:p text:style-name="Text_20_body">Fue ella la que me lo dijo. <text:span text:style-name="Grey">It was her that told me.</text:span></text:p>
      <text:p text:style-name="Text_20_body">¿Qué te gusta de ella ? <text:span text:style-name="Grey">What do you like about her?</text:span></text:p>
      <text:p text:style-name="Text_20_body">Ella no me gusta para nada. <text:span text:style-name="Grey">I don't really like her.</text:span></text:p>
      <text:p text:style-name="Text_20_body">Ella no me gusta. <text:span text:style-name="Grey">I don't like her.</text:span></text:p>
      <text:p text:style-name="Text_20_body">No, ella no lo hizo. <text:span text:style-name="Grey">No, she didn't.</text:span></text:p>
      <text:p text:style-name="Text_20_body">A ella le gusta él. <text:span text:style-name="Grey">She likes him.</text:span></text:p>
      <text:p text:style-name="Text_20_body">A ella le gusta él. <text:span text:style-name="Grey">She loves him.</text:span></text:p>
      <text:p text:style-name="Text_20_body">Ella lo es todo para él. <text:span text:style-name="Grey">She is everything to him.</text:span></text:p>
      <text:p text:style-name="Text_20_body">A ella le gusta. <text:span text:style-name="Grey">She likes him.</text:span></text:p>
      <text:p text:style-name="Text_20_body">A ella le gusta. <text:span text:style-name="Grey">She loves him.</text:span></text:p>
      <text:p text:style-name="Text_20_body">Ella es buena en lo que hace. <text:span text:style-name="Grey">She's good at what she does.</text:span></text:p>
      <text:p text:style-name="Text_20_body">Ella se fue a casa. <text:span text:style-name="Grey">She went home.</text:span></text:p>
      <text:p text:style-name="Text_20_body">No puedo con ella. <text:span text:style-name="Grey">I can't resist her.</text:span></text:p>
      <text:p text:style-name="Text_20_body">Yo la quiero y ella me quiere. <text:span text:style-name="Grey">I love her and she loves me.</text:span></text:p>
      <text:p text:style-name="Text_20_body">No quiero hablar de ella. <text:span text:style-name="Grey">I don't want to speak about her.</text:span></text:p>
      <text:p text:style-name="Text_20_body">Ella sabe lo que quiere. <text:span text:style-name="Grey">She knows what she wants.</text:span></text:p>
      <text:p text:style-name="Text_20_body">Ella está en el trabajo, ¿no ? <text:span text:style-name="Grey">She's at work, isn't she?</text:span></text:p>
      <text:p text:style-name="Text_20_body">Ella es todo para él. <text:span text:style-name="Grey">She is everything to him.</text:span></text:p>
      <text:p text:style-name="Text_20_body">No sé quién es ella. <text:span text:style-name="Grey">I don't know who she is.</text:span></text:p>
      <text:p text:style-name="Text_20_body">A ella le gusta el vino. <text:span text:style-name="Grey">She likes wine.</text:span></text:p>
      <text:p text:style-name="Text_20_body">¿Está ella en casa ? <text:span text:style-name="Grey">Is she at home?</text:span></text:p>
      <text:p text:style-name="Text_20_body">Ella me gusta mucho. <text:span text:style-name="Grey">I like her very much.</text:span></text:p>
      <text:p text:style-name="Text_20_body">Él lo hizo todo por ella. <text:span text:style-name="Grey">He did everything for her.</text:span></text:p>
      <text:p text:style-name="Text_20_body">Sé muy poco de ella. <text:span text:style-name="Grey">I know very little about her.</text:span></text:p>
      <text:p text:style-name="Text_20_body">Eso es lo que ella dijo. <text:span text:style-name="Grey">That's what she said.</text:span></text:p>
      <text:p text:style-name="Text_20_body">Él le dio un libro a ella. <text:span text:style-name="Grey">He gave her a book.</text:span></text:p>
      <text:p text:style-name="Text_20_body">Ella se lo dijo a todos. <text:span text:style-name="Grey">She told everyone.</text:span></text:p>
      <text:p text:style-name="Text_20_body">Ella fue con él. <text:span text:style-name="Grey">She went with him.</text:span></text:p>
      <text:h text:style-name="Heading_20_1" text:outline-level="1">97 YA </text:h>
      <text:p text:style-name="Text_20_body">Ya no sé lo que quiero. <text:span text:style-name="Grey">I don't know what I want anymore.</text:span></text:p>
      <text:p text:style-name="Text_20_body">Él ya no está en casa. <text:span text:style-name="Grey">He is no longer at home.</text:span></text:p>
      <text:p text:style-name="Text_20_body">Ya me tengo que ir. <text:span text:style-name="Grey">I have to leave now.</text:span></text:p>
      <text:p text:style-name="Text_20_body">Ya me tengo que ir. <text:span text:style-name="Grey">I have got to go now.</text:span></text:p>
      <text:p text:style-name="Text_20_body">Ya me tengo que ir. <text:span text:style-name="Grey">I must leave now.</text:span></text:p>
      <text:p text:style-name="Text_20_body">Ya me tengo que ir. <text:span text:style-name="Grey">Well, I have to go now.</text:span></text:p>
      <text:p text:style-name="Text_20_body">Ya me tengo que ir. <text:span text:style-name="Grey">I must be going now.</text:span></text:p>
      <text:p text:style-name="Text_20_body">Ya me tengo que ir. <text:span text:style-name="Grey">I've got to go now.</text:span></text:p>
      <text:p text:style-name="Text_20_body">Ya me tengo que ir. <text:span text:style-name="Grey">I have to go now.</text:span></text:p>
      <text:p text:style-name="Text_20_body">Ya me tengo que ir. <text:span text:style-name="Grey">I must be leaving now.</text:span></text:p>
      <text:p text:style-name="Text_20_body">Ya me tengo que ir. <text:span text:style-name="Grey">I must go now.</text:span></text:p>
      <text:p text:style-name="Text_20_body">Ya es hora de ir a casa. <text:span text:style-name="Grey">It's already time to go home.</text:span></text:p>
      <text:p text:style-name="Text_20_body">Ya no lo quiero. <text:span text:style-name="Grey">I don't want it anymore.</text:span></text:p>
      <text:p text:style-name="Text_20_body">Ya no te quiero. <text:span text:style-name="Grey">I don't love you anymore.</text:span></text:p>
      <text:p text:style-name="Text_20_body">Ya no le quiero. <text:span text:style-name="Grey">I do not love him any longer.</text:span></text:p>
      <text:p text:style-name="Text_20_body">Ya no le quiero. <text:span text:style-name="Grey">I no longer love him.</text:span></text:p>
      <text:p text:style-name="Text_20_body">Ya no me quiere. <text:span text:style-name="Grey">He doesn't love me anymore.</text:span></text:p>
      <text:p text:style-name="Text_20_body">Él ya no es un niño. <text:span text:style-name="Grey">He is no longer a child.</text:span></text:p>
      <text:p text:style-name="Text_20_body">Él ya no es un niño. <text:span text:style-name="Grey">He's not a boy anymore.</text:span></text:p>
      <text:p text:style-name="Text_20_body">Él ya no está aquí. <text:span text:style-name="Grey">He is no longer here.</text:span></text:p>
      <text:p text:style-name="Text_20_body">Ya no sé qué hacer. <text:span text:style-name="Grey">I don't know what to do anymore.</text:span></text:p>
      <text:p text:style-name="Text_20_body">Él ya es un hombre. <text:span text:style-name="Grey">He's already a man.</text:span></text:p>
      <text:p text:style-name="Text_20_body">Ya no es un niño. <text:span text:style-name="Grey">He's not a boy anymore.</text:span></text:p>
      <text:p text:style-name="Text_20_body">Ya estoy en casa. <text:span text:style-name="Grey">I am at home.</text:span></text:p>
      <text:p text:style-name="Text_20_body">Ya le dije que no está aquí. <text:span text:style-name="Grey">I already told you that she isn't here.</text:span></text:p>
      <text:p text:style-name="Text_20_body">Él ya no está solo. <text:span text:style-name="Grey">He isn't alone anymore.</text:span></text:p>
      <text:p text:style-name="Text_20_body">Ya te dije todo lo que sé. <text:span text:style-name="Grey">I already told you everything I know.</text:span></text:p>
      <text:p text:style-name="Text_20_body">Ya sé lo que vas a decir. <text:span text:style-name="Grey">I already know what you're going to say.</text:span></text:p>
      <text:p text:style-name="Text_20_body">¿No es ya casi hora de comer ? <text:span text:style-name="Grey">Isn't it about time to eat?</text:span></text:p>
      <text:p text:style-name="Text_20_body">Él ya se ha ido a casa. <text:span text:style-name="Grey">He has already gone home.</text:span></text:p>
      <text:h text:style-name="Heading_20_1" text:outline-level="1">98 DÍA </text:h>
      <text:p text:style-name="Text_20_body">No tengo todo el día. <text:span text:style-name="Grey">I don't have all day.</text:span></text:p>
      <text:p text:style-name="Text_20_body">Fue el mejor día de mi vida. <text:span text:style-name="Grey">It was the best day of my life.</text:span></text:p>
      <text:p text:style-name="Text_20_body">¿Qué día es otra vez ? <text:span text:style-name="Grey">What day is it again?</text:span></text:p>
      <text:p text:style-name="Text_20_body">Mañana es el día de la madre. <text:span text:style-name="Grey">Tomorrow is Mother's Day.</text:span></text:p>
      <text:p text:style-name="Text_20_body">¡El día está tan bueno ! <text:span text:style-name="Grey">The weather is so nice!</text:span></text:p>
      <text:p text:style-name="Text_20_body">¡El día está tan bueno ! <text:span text:style-name="Grey">Time is so beautiful.</text:span></text:p>
      <text:p text:style-name="Text_20_body">No tenemos todo el día. <text:span text:style-name="Grey">We don't have all day.</text:span></text:p>
      <text:p text:style-name="Text_20_body">Ha sido un buen día. <text:span text:style-name="Grey">It's been a good day.</text:span></text:p>
      <text:p text:style-name="Text_20_body">Lo vi el otro día. <text:span text:style-name="Grey">I met him the other day.</text:span></text:p>
      <text:p text:style-name="Text_20_body">Es un nuevo día. <text:span text:style-name="Grey">It's a brand new day.</text:span></text:p>
      <text:p text:style-name="Text_20_body">No puedo esperar todo el día. <text:span text:style-name="Grey">I can't wait all day.</text:span></text:p>
      <text:p text:style-name="Text_20_body">El bebé tiene un día. <text:span text:style-name="Grey">The baby is one day old.</text:span></text:p>
      <text:p text:style-name="Text_20_body">Ha pasado un día más. <text:span text:style-name="Grey">Another day passed.</text:span></text:p>
      <text:p text:style-name="Text_20_body">Siento lo del otro día. <text:span text:style-name="Grey">I'm sorry about the other day.</text:span></text:p>
      <text:p text:style-name="Text_20_body">No podía hablar bien ese día. <text:span text:style-name="Grey">I couldn't speak well that day.</text:span></text:p>
      <text:p text:style-name="Text_20_body">Te haré saber en un día o más. <text:span text:style-name="Grey">I'll let you know in a day or so.</text:span></text:p>
      <text:p text:style-name="Text_20_body">Es un buen día, ¿no crees ? <text:span text:style-name="Grey">It is a nice day, isn't it?</text:span></text:p>
      <text:p text:style-name="Text_20_body">Parece ser otro buen día. <text:span text:style-name="Grey">Looks like another nice day.</text:span></text:p>
      <text:p text:style-name="Text_20_body">¿Puedes hacerlo en un día ? <text:span text:style-name="Grey">Can you do it in one day?</text:span></text:p>
      <text:p text:style-name="Text_20_body">Solo necesito un día más. <text:span text:style-name="Grey">I just need one more day.</text:span></text:p>
      <text:p text:style-name="Text_20_body">¡Feliz día de la madre ! <text:span text:style-name="Grey">Happy Mother's Day!</text:span></text:p>
      <text:p text:style-name="Text_20_body">Tenía un mal día. <text:span text:style-name="Grey">I was having a bad day.</text:span></text:p>
      <text:p text:style-name="Text_20_body">Solo queda un día. <text:span text:style-name="Grey">There's just one day left.</text:span></text:p>
      <text:p text:style-name="Text_20_body">Hoy no es mi día. <text:span text:style-name="Grey">Today is not my day.</text:span></text:p>
      <text:p text:style-name="Text_20_body">Hoy no es tu día. <text:span text:style-name="Grey">Today is not your day.</text:span></text:p>
      <text:p text:style-name="Text_20_body">Hoy no es tu día. <text:span text:style-name="Grey">Today is not your lucky day.</text:span></text:p>
      <text:p text:style-name="Text_20_body">El otro día vi a esa niña. <text:span text:style-name="Grey">The other day I saw the girl.</text:span></text:p>
      <text:p text:style-name="Text_20_body">No sé qué día vendrá. <text:span text:style-name="Grey">I don't know what day he'll come.</text:span></text:p>
      <text:p text:style-name="Text_20_body">Él tuvo un mal día. <text:span text:style-name="Grey">He had a bad day.</text:span></text:p>
      <text:p text:style-name="Text_20_body">Hoy es un buen día. <text:span text:style-name="Grey">Today is a good day.</text:span></text:p>
      <text:h text:style-name="Heading_20_1" text:outline-level="1">99 PERRO </text:h>
      <text:p text:style-name="Text_20_body">El perro está en la casa. <text:span text:style-name="Grey">The dog is in the house.</text:span></text:p>
      <text:p text:style-name="Text_20_body">No tengo un perro, tengo dos. <text:span text:style-name="Grey">I have not a single dog, I have two.</text:span></text:p>
      <text:p text:style-name="Text_20_body">Me gusta el perro. <text:span text:style-name="Grey">I like the dog.</text:span></text:p>
      <text:p text:style-name="Text_20_body">Este es su perro. <text:span text:style-name="Grey">This is your dog.</text:span></text:p>
      <text:p text:style-name="Text_20_body">Él tiene un perro. <text:span text:style-name="Grey">He has a dog.</text:span></text:p>
      <text:p text:style-name="Text_20_body">¿Ella tiene un perro ? No. <text:span text:style-name="Grey">Does she have a dog? No.</text:span></text:p>
      <text:p text:style-name="Text_20_body">Me gusta este perro. <text:span text:style-name="Grey">I like this dog.</text:span></text:p>
      <text:p text:style-name="Text_20_body">Tengo un gato y un perro. <text:span text:style-name="Grey">I have a cat and a dog.</text:span></text:p>
      <text:p text:style-name="Text_20_body">Tengo un perro y un gato. <text:span text:style-name="Grey">I have a cat and a dog.</text:span></text:p>
      <text:p text:style-name="Text_20_body">Tengo un perro y un gato. <text:span text:style-name="Grey">I have a dog and a cat.</text:span></text:p>
      <text:p text:style-name="Text_20_body">¿Dónde está el perro ? <text:span text:style-name="Grey">Where is the dog?</text:span></text:p>
      <text:p text:style-name="Text_20_body">Ese es mi perro. <text:span text:style-name="Grey">That is my dog.</text:span></text:p>
      <text:p text:style-name="Text_20_body">Aquí está su perro. <text:span text:style-name="Grey">Your dog is here.</text:span></text:p>
      <text:p text:style-name="Text_20_body">¿Dónde está mi perro ? <text:span text:style-name="Grey">Where is my dog?</text:span></text:p>
      <text:p text:style-name="Text_20_body">Tu perro está aquí. <text:span text:style-name="Grey">Here is your dog.</text:span></text:p>
      <text:p text:style-name="Text_20_body">Aquí está tu perro. <text:span text:style-name="Grey">Here is your dog.</text:span></text:p>
      <text:p text:style-name="Text_20_body">Tu perro está aquí. <text:span text:style-name="Grey">Your dog is here.</text:span></text:p>
      <text:p text:style-name="Text_20_body">Aquí está tu perro. <text:span text:style-name="Grey">Your dog is here.</text:span></text:p>
      <text:p text:style-name="Text_20_body">Tengo un perro. <text:span text:style-name="Grey">I have a dog.</text:span></text:p>
      <text:p text:style-name="Text_20_body">¿Dónde está tu perro ? <text:span text:style-name="Grey">Where is your dog?</text:span></text:p>
      <text:p text:style-name="Text_20_body">¿Dónde está tu perro ? <text:span text:style-name="Grey">Where's your dog?</text:span></text:p>
      <text:p text:style-name="Text_20_body">¿Qué quieres ? Quiero un perro. <text:span text:style-name="Grey">What do you want? I want a dog.</text:span></text:p>
      <text:p text:style-name="Text_20_body">¿Tiene usted un perro ? <text:span text:style-name="Grey">Do you have a dog?</text:span></text:p>
      <text:p text:style-name="Text_20_body">¿Eso es un gato o un perro ? <text:span text:style-name="Grey">Is that a cat or a dog?</text:span></text:p>
      <text:p text:style-name="Text_20_body">¿Habla usted a su perro ? <text:span text:style-name="Grey">Do you talk to your dog?</text:span></text:p>
      <text:p text:style-name="Text_20_body">Él le compró un perro a ella. <text:span text:style-name="Grey">He bought her a dog.</text:span></text:p>
      <text:p text:style-name="Text_20_body">¿Cómo está el perro ? <text:span text:style-name="Grey">How's the dog?</text:span></text:p>
      <text:p text:style-name="Text_20_body">Esto es un perro. <text:span text:style-name="Grey">This is a dog.</text:span></text:p>
      <text:p text:style-name="Text_20_body">Él le compró un perro. <text:span text:style-name="Grey">He bought him/her a dog.</text:span></text:p>
      <text:p text:style-name="Text_20_body">Le dio el perro a sus amigos. <text:span text:style-name="Grey">She gave the dog to her friends.</text:span></text:p>
      <text:h text:style-name="Heading_20_1" text:outline-level="1">100 HOMBRE </text:h>
      <text:p text:style-name="Text_20_body">Él es el hombre de la casa. <text:span text:style-name="Grey">He's the man of the house.</text:span></text:p>
      <text:p text:style-name="Text_20_body">Soy el hombre de la casa. <text:span text:style-name="Grey">I'm the man of the house.</text:span></text:p>
      <text:p text:style-name="Text_20_body">Es un buen hombre. <text:span text:style-name="Grey">He's a good guy.</text:span></text:p>
      <text:p text:style-name="Text_20_body">Es un buen hombre. <text:span text:style-name="Grey">He's a good man.</text:span></text:p>
      <text:p text:style-name="Text_20_body">Él ya es un hombre. <text:span text:style-name="Grey">He's already a man.</text:span></text:p>
      <text:p text:style-name="Text_20_body">¿Hay un hombre en tu vida ? <text:span text:style-name="Grey">Is there a man in your life?</text:span></text:p>
      <text:p text:style-name="Text_20_body">El hombre es una mujer. <text:span text:style-name="Grey">The man is a woman.</text:span></text:p>
      <text:p text:style-name="Text_20_body">¿Quién es este hombre ? <text:span text:style-name="Grey">Who is this man?</text:span></text:p>
      <text:p text:style-name="Text_20_body">Hay un hombre en la puerta. <text:span text:style-name="Grey">There is a man at the door.</text:span></text:p>
      <text:p text:style-name="Text_20_body">Ella le hizo un hombre. <text:span text:style-name="Grey">She made a man of him.</text:span></text:p>
      <text:p text:style-name="Text_20_body">La mujer es el mal del hombre. <text:span text:style-name="Grey">A woman is the woe of man.</text:span></text:p>
      <text:p text:style-name="Text_20_body">¿Ha visto a este hombre ? <text:span text:style-name="Grey">Have you seen this man?</text:span></text:p>
      <text:p text:style-name="Text_20_body">Él es un hombre de verdad. <text:span text:style-name="Grey">He is a true man.</text:span></text:p>
      <text:p text:style-name="Text_20_body">¿Qué está haciendo el hombre ? <text:span text:style-name="Grey">What is the man doing?</text:span></text:p>
      <text:p text:style-name="Text_20_body">¿Quién es ese hombre ? <text:span text:style-name="Grey">Who is that man?</text:span></text:p>
      <text:p text:style-name="Text_20_body">¿Quién es ese hombre ? <text:span text:style-name="Grey">Who's that man?</text:span></text:p>
      <text:p text:style-name="Text_20_body">Yo soy un hombre. <text:span text:style-name="Grey">I am a man.</text:span></text:p>
      <text:p text:style-name="Text_20_body">Yo soy un hombre. <text:span text:style-name="Grey">I'm a man.</text:span></text:p>
      <text:p text:style-name="Text_20_body">Ella hizo del niño un hombre. <text:span text:style-name="Grey">She made a man of a boy.</text:span></text:p>
      <text:p text:style-name="Text_20_body">¿Qué tipo de hombre era él ? <text:span text:style-name="Grey">What kind of man was he?</text:span></text:p>
      <text:p text:style-name="Text_20_body">Eres un buen hombre. <text:span text:style-name="Grey">You're a good man.</text:span></text:p>
      <text:p text:style-name="Text_20_body">El hombre es alto. <text:span text:style-name="Grey">The man is tall.</text:span></text:p>
      <text:p text:style-name="Text_20_body">Soy un hombre sin mujer. <text:span text:style-name="Grey">I am a man without woman.</text:span></text:p>
      <text:p text:style-name="Text_20_body">Ella lo dejó por otro hombre. <text:span text:style-name="Grey">She left him for another man.</text:span></text:p>
      <text:p text:style-name="Text_20_body">Ella no se casó con el hombre. <text:span text:style-name="Grey">She did not marry the man.</text:span></text:p>
      <text:p text:style-name="Text_20_body">Era un hombre alto. <text:span text:style-name="Grey">He was a tall man.</text:span></text:p>
      <text:p text:style-name="Text_20_body">Bueno, tú tienes a un hombre. <text:span text:style-name="Grey">Well, you have a man.</text:span></text:p>
      <text:p text:style-name="Text_20_body">Creo que hay un hombre allí. <text:span text:style-name="Grey">I think that there is a man there.</text:span></text:p>
      <text:p text:style-name="Text_20_body">Ahora es un hombre. <text:span text:style-name="Grey">He's a man now.</text:span></text:p>
      <text:p text:style-name="Text_20_body">El hombre viejo dijo algo. <text:span text:style-name="Grey">The old man said something.</text:span></text:p>
      <text:h text:style-name="Heading_20_1" text:outline-level="1">101 VOY </text:h>
      <text:p text:style-name="Text_20_body">Me voy a mi casa. <text:span text:style-name="Grey">I'm going to my house.</text:span></text:p>
      <text:p text:style-name="Text_20_body">No voy a tu casa. <text:span text:style-name="Grey">I'm not going to your house.</text:span></text:p>
      <text:p text:style-name="Text_20_body">No me voy a ir si no quieres. <text:span text:style-name="Grey">I'm not going to leave if you don't want me to.</text:span></text:p>
      <text:p text:style-name="Text_20_body">Me voy en una hora. <text:span text:style-name="Grey">I leave in an hour.</text:span></text:p>
      <text:p text:style-name="Text_20_body">No te lo voy a decir. <text:span text:style-name="Grey">I'm not telling you.</text:span></text:p>
      <text:p text:style-name="Text_20_body">Se lo voy a decir a todos. <text:span text:style-name="Grey">I'm going to tell everybody.</text:span></text:p>
      <text:p text:style-name="Text_20_body">Voy a casa de mi amigo. <text:span text:style-name="Grey">I am going to my friend's house.</text:span></text:p>
      <text:p text:style-name="Text_20_body">No te voy a ver otra vez. <text:span text:style-name="Grey">I'm not going to see you again.</text:span></text:p>
      <text:p text:style-name="Text_20_body">¿Qué voy a hacer con su carta ? <text:span text:style-name="Grey">What shall I do with her letter?</text:span></text:p>
      <text:p text:style-name="Text_20_body">No te voy a decir mi nombre. <text:span text:style-name="Grey">I'm not going to tell you my name.</text:span></text:p>
      <text:p text:style-name="Text_20_body">No voy a decir nada. <text:span text:style-name="Grey">I won't say anything.</text:span></text:p>
      <text:p text:style-name="Text_20_body">No te voy a dejar. <text:span text:style-name="Grey">I am not leaving you.</text:span></text:p>
      <text:p text:style-name="Text_20_body">A veces voy y a veces no. <text:span text:style-name="Grey">Sometimes I go and sometimes I don't.</text:span></text:p>
      <text:p text:style-name="Text_20_body">No voy a comer eso. <text:span text:style-name="Grey">I'm not going to eat that.</text:span></text:p>
      <text:p text:style-name="Text_20_body">Voy a leer el libro. <text:span text:style-name="Grey">I'm going to read the book.</text:span></text:p>
      <text:p text:style-name="Text_20_body">Voy a hacer un poco de café. <text:span text:style-name="Grey">I'll make some coffee.</text:span></text:p>
      <text:p text:style-name="Text_20_body">Voy a salir en una hora. <text:span text:style-name="Grey">I'm going out in an hour.</text:span></text:p>
      <text:p text:style-name="Text_20_body">A veces voy, a veces no. <text:span text:style-name="Grey">Sometimes I go, sometimes I don't.</text:span></text:p>
      <text:p text:style-name="Text_20_body">Y ahora, ¿qué voy a hacer ? <text:span text:style-name="Grey">And now, what am I going to do?</text:span></text:p>
      <text:p text:style-name="Text_20_body">No voy a comer esto. <text:span text:style-name="Grey">I'm not going to eat this.</text:span></text:p>
      <text:p text:style-name="Text_20_body">Los voy a ver esta noche. <text:span text:style-name="Grey">I'm seeing them tonight.</text:span></text:p>
      <text:p text:style-name="Text_20_body">No voy a volver. <text:span text:style-name="Grey">I'm not going back.</text:span></text:p>
      <text:p text:style-name="Text_20_body">Voy a ver a un amigo mañana. <text:span text:style-name="Grey">I am seeing a friend tomorrow.</text:span></text:p>
      <text:p text:style-name="Text_20_body">Te voy a dar este libro. <text:span text:style-name="Grey">I will give you this book.</text:span></text:p>
      <text:p text:style-name="Text_20_body">Si hace buen tiempo, voy. <text:span text:style-name="Grey">I will go, provided the weather is clear.</text:span></text:p>
      <text:p text:style-name="Text_20_body">Yo voy a la escuela con él. <text:span text:style-name="Grey">I go to school with him.</text:span></text:p>
      <text:p text:style-name="Text_20_body">Ahora me voy a ir. <text:span text:style-name="Grey">I'm going to go now.</text:span></text:p>
      <text:p text:style-name="Text_20_body">No voy a trabajar con él. <text:span text:style-name="Grey">I won't work with him.</text:span></text:p>
      <text:p text:style-name="Text_20_body">Yo no voy a la escuela. <text:span text:style-name="Grey">I do not go to school.</text:span></text:p>
      <text:p text:style-name="Text_20_body">Le voy a ver mañana. <text:span text:style-name="Grey">I'm going to see him tomorrow.</text:span></text:p>
      <text:h text:style-name="Heading_20_1" text:outline-level="1">102 PADRE </text:h>
      <text:p text:style-name="Text_20_body">Mi padre no está en casa. <text:span text:style-name="Grey">My father isn't at home.</text:span></text:p>
      <text:p text:style-name="Text_20_body">Mi padre no está en casa. <text:span text:style-name="Grey">Father isn't at home.</text:span></text:p>
      <text:p text:style-name="Text_20_body">Mi padre no está en casa. <text:span text:style-name="Grey">My father isn't home.</text:span></text:p>
      <text:p text:style-name="Text_20_body">Él no es mi padre. <text:span text:style-name="Grey">He's not my father.</text:span></text:p>
      <text:p text:style-name="Text_20_body">Esta casa es de mi padre. <text:span text:style-name="Grey">This house is my father's.</text:span></text:p>
      <text:p text:style-name="Text_20_body">Él es un poco como su padre. <text:span text:style-name="Grey">He is a bit like his father.</text:span></text:p>
      <text:p text:style-name="Text_20_body">Él es un poco como su padre. <text:span text:style-name="Grey">He's a little like his father.</text:span></text:p>
      <text:p text:style-name="Text_20_body">Mi padre está en casa. <text:span text:style-name="Grey">My father is at home.</text:span></text:p>
      <text:p text:style-name="Text_20_body">Mi padre está en casa. <text:span text:style-name="Grey">My father is home.</text:span></text:p>
      <text:p text:style-name="Text_20_body">Se parece mucho a su padre. <text:span text:style-name="Grey">He closely resembles his father.</text:span></text:p>
      <text:p text:style-name="Text_20_body">Él se parece a su padre. <text:span text:style-name="Grey">He resembles his father.</text:span></text:p>
      <text:p text:style-name="Text_20_body">Él es mi padre. <text:span text:style-name="Grey">He is my father.</text:span></text:p>
      <text:p text:style-name="Text_20_body">Él es mi padre. <text:span text:style-name="Grey">He's my father.</text:span></text:p>
      <text:p text:style-name="Text_20_body">Se parece a su padre. <text:span text:style-name="Grey">He looks like his father.</text:span></text:p>
      <text:p text:style-name="Text_20_body">Se parece a su padre. <text:span text:style-name="Grey">He takes after his father.</text:span></text:p>
      <text:p text:style-name="Text_20_body">Él habla mucho de su padre. <text:span text:style-name="Grey">He talks a lot about his father.</text:span></text:p>
      <text:p text:style-name="Text_20_body">El niño se parece a su padre. <text:span text:style-name="Grey">The boy takes after his father.</text:span></text:p>
      <text:p text:style-name="Text_20_body">El niño se parece a su padre. <text:span text:style-name="Grey">That boy takes after his father.</text:span></text:p>
      <text:p text:style-name="Text_20_body">Ella se parece a su padre. <text:span text:style-name="Grey">She takes after her father.</text:span></text:p>
      <text:p text:style-name="Text_20_body">Él es más alto que su padre. <text:span text:style-name="Grey">He is taller than his father.</text:span></text:p>
      <text:p text:style-name="Text_20_body">Él es mi hermano, no mi padre. <text:span text:style-name="Grey">He is my brother, not father.</text:span></text:p>
      <text:p text:style-name="Text_20_body">Él es mi hermano, no mi padre. <text:span text:style-name="Grey">He is my brother, not my father.</text:span></text:p>
      <text:p text:style-name="Text_20_body">No es tan alto como su padre. <text:span text:style-name="Grey">He is not as tall as his father.</text:span></text:p>
      <text:p text:style-name="Text_20_body">¡Yo no soy el padre ! <text:span text:style-name="Grey">I'm not the father!</text:span></text:p>
      <text:p text:style-name="Text_20_body">Mi padre nada muy bien. <text:span text:style-name="Grey">My father swims very well.</text:span></text:p>
      <text:p text:style-name="Text_20_body">Esto es de mi padre. <text:span text:style-name="Grey">This is my father's.</text:span></text:p>
      <text:p text:style-name="Text_20_body">¿Qué hace tu padre ? <text:span text:style-name="Grey">What does your father do?</text:span></text:p>
      <text:p text:style-name="Text_20_body">Creo que se parece a su padre. <text:span text:style-name="Grey">I think he takes after his father.</text:span></text:p>
      <text:p text:style-name="Text_20_body">¿Dónde está tu padre ? <text:span text:style-name="Grey">Where is your father?</text:span></text:p>
      <text:p text:style-name="Text_20_body">Soy como mi padre. <text:span text:style-name="Grey">I am like my father.</text:span></text:p>
      <text:h text:style-name="Heading_20_1" text:outline-level="1">103 OTRA </text:h>
      <text:p text:style-name="Text_20_body">¿Dónde está la otra ? <text:span text:style-name="Grey">Where's the other one?</text:span></text:p>
      <text:p text:style-name="Text_20_body">No te voy a ver otra vez. <text:span text:style-name="Grey">I'm not going to see you again.</text:span></text:p>
      <text:p text:style-name="Text_20_body">Te lo dije una y otra vez. <text:span text:style-name="Grey">I told you again and again.</text:span></text:p>
      <text:p text:style-name="Text_20_body">¿Qué día es otra vez ? <text:span text:style-name="Grey">What day is it again?</text:span></text:p>
      <text:p text:style-name="Text_20_body">Lo vi con otra mujer. <text:span text:style-name="Grey">I saw him with another woman.</text:span></text:p>
      <text:p text:style-name="Text_20_body">Ya estás otra vez. <text:span text:style-name="Grey">There you go again.</text:span></text:p>
      <text:p text:style-name="Text_20_body">No quiero verte otra vez. <text:span text:style-name="Grey">I don't want to see you again.</text:span></text:p>
      <text:p text:style-name="Text_20_body">¿Tengo que hacerlo otra vez ? <text:span text:style-name="Grey">Do I have to do it over again?</text:span></text:p>
      <text:p text:style-name="Text_20_body">No quiero hacerlo otra vez. <text:span text:style-name="Grey">I don't want to do it again.</text:span></text:p>
      <text:p text:style-name="Text_20_body">Ella otra vez vino aquí. <text:span text:style-name="Grey">She came here once again.</text:span></text:p>
      <text:p text:style-name="Text_20_body">Él lo intentó una y otra vez. <text:span text:style-name="Grey">He tried it over and over again.</text:span></text:p>
      <text:p text:style-name="Text_20_body">Y una cosa lleva a la otra. <text:span text:style-name="Grey">And so one thing leads to another.</text:span></text:p>
      <text:p text:style-name="Text_20_body">Estoy feliz de verte otra vez. <text:span text:style-name="Grey">I am happy to see you again.</text:span></text:p>
      <text:p text:style-name="Text_20_body">¿Te gustaría otra taza de té ? <text:span text:style-name="Grey">Will you have another cup of tea?</text:span></text:p>
      <text:p text:style-name="Text_20_body">¿Te gustaría otra taza de té ? <text:span text:style-name="Grey">Would you like another cup of tea?</text:span></text:p>
      <text:p text:style-name="Text_20_body">¿Quiere usted otra taza de té ? <text:span text:style-name="Grey">Would you like another cup of tea?</text:span></text:p>
      <text:p text:style-name="Text_20_body">Lee el libro una y otra vez. <text:span text:style-name="Grey">Read the book again and again.</text:span></text:p>
      <text:p text:style-name="Text_20_body">Me gustaría otra taza de café. <text:span text:style-name="Grey">I'd like to have another cup of coffee.</text:span></text:p>
      <text:p text:style-name="Text_20_body">Me gustaría otra taza de café. <text:span text:style-name="Grey">I would like to have another cup of coffee.</text:span></text:p>
      <text:p text:style-name="Text_20_body">Esta camisa no, la otra. <text:span text:style-name="Grey">Not this shirt, the other one.</text:span></text:p>
      <text:p text:style-name="Text_20_body">Quiero otra taza de té. <text:span text:style-name="Grey">I want another cup of tea.</text:span></text:p>
      <text:p text:style-name="Text_20_body">Ella es ella misma otra vez. <text:span text:style-name="Grey">She is herself again.</text:span></text:p>
      <text:p text:style-name="Text_20_body">Quiero verte otra vez. <text:span text:style-name="Grey">I want to see you again.</text:span></text:p>
      <text:p text:style-name="Text_20_body">Quiero hacerlo otra vez. <text:span text:style-name="Grey">I want to do it again.</text:span></text:p>
      <text:p text:style-name="Text_20_body">Esa camisa no, la otra. <text:span text:style-name="Grey">Not that shirt, the other one.</text:span></text:p>
      <text:p text:style-name="Text_20_body">Me alegro de verte otra vez. <text:span text:style-name="Grey">I am happy to see you again.</text:span></text:p>
      <text:p text:style-name="Text_20_body">Quiero otra taza de café. <text:span text:style-name="Grey">I want another cup of coffee.</text:span></text:p>
      <text:p text:style-name="Text_20_body">No puedo hacer otra cosa. <text:span text:style-name="Grey">I can't do anything else.</text:span></text:p>
      <text:p text:style-name="Text_20_body">¿Quieres otra taza de té ? <text:span text:style-name="Grey">Do you want another cup of tea?</text:span></text:p>
      <text:p text:style-name="Text_20_body">Ni una cosa ni la otra. <text:span text:style-name="Grey">Neither the one nor the other.</text:span></text:p>
      <text:h text:style-name="Heading_20_1" text:outline-level="1">104 DIO </text:h>
      <text:p text:style-name="Text_20_body">Él le dio un libro a ella. <text:span text:style-name="Grey">He gave her a book.</text:span></text:p>
      <text:p text:style-name="Text_20_body">Él le dio un libro. <text:span text:style-name="Grey">He gave her a book.</text:span></text:p>
      <text:p text:style-name="Text_20_body">Él le dio un libro. <text:span text:style-name="Grey">He gave him a book.</text:span></text:p>
      <text:p text:style-name="Text_20_body">No me dio nada para comer. <text:span text:style-name="Grey">He didn't give me anything to eat.</text:span></text:p>
      <text:p text:style-name="Text_20_body">Él me dio algo de dinero. <text:span text:style-name="Grey">He gave me some money.</text:span></text:p>
      <text:p text:style-name="Text_20_body">Ella le dio un libro. <text:span text:style-name="Grey">She gave him a book.</text:span></text:p>
      <text:p text:style-name="Text_20_body">Él me dio todo su dinero. <text:span text:style-name="Grey">He gave me all his money.</text:span></text:p>
      <text:p text:style-name="Text_20_body">Él nunca dio nada a nadie. <text:span text:style-name="Grey">He never gave anything to anybody.</text:span></text:p>
      <text:p text:style-name="Text_20_body">Le dio el perro a sus amigos. <text:span text:style-name="Grey">She gave the dog to her friends.</text:span></text:p>
      <text:p text:style-name="Text_20_body">Ella le dio el coche. <text:span text:style-name="Grey">She gave him the car.</text:span></text:p>
      <text:p text:style-name="Text_20_body">Ella le dio algo de comida. <text:span text:style-name="Grey">She gave him some food.</text:span></text:p>
      <text:p text:style-name="Text_20_body">Ella le dio el dinero. <text:span text:style-name="Grey">She gave him the money.</text:span></text:p>
      <text:p text:style-name="Text_20_body">Ella le dio el dinero. <text:span text:style-name="Grey">She handed him the money.</text:span></text:p>
      <text:p text:style-name="Text_20_body">Mi tío me dio un libro. <text:span text:style-name="Grey">My uncle gave me a book.</text:span></text:p>
      <text:p text:style-name="Text_20_body">¿Quién te dio esto ? <text:span text:style-name="Grey">Who gave you this?</text:span></text:p>
      <text:p text:style-name="Text_20_body">Mi tío me dio su coche. <text:span text:style-name="Grey">My uncle gave his car to me.</text:span></text:p>
      <text:p text:style-name="Text_20_body">Mi tío me dio su coche. <text:span text:style-name="Grey">My uncle gave me his car.</text:span></text:p>
      <text:p text:style-name="Text_20_body">Ella le dio algo de beber. <text:span text:style-name="Grey">She gave him something to drink.</text:span></text:p>
      <text:p text:style-name="Text_20_body">Él me dio un reloj. <text:span text:style-name="Grey">He got me a watch.</text:span></text:p>
      <text:p text:style-name="Text_20_body">Ella dio a luz a un niño. <text:span text:style-name="Grey">She gave birth to a baby boy.</text:span></text:p>
      <text:p text:style-name="Text_20_body">Le dio un nuevo nombre. <text:span text:style-name="Grey">He gave it a new name.</text:span></text:p>
      <text:p text:style-name="Text_20_body">Él dio lo mejor que pudo. <text:span text:style-name="Grey">He did his best.</text:span></text:p>
      <text:p text:style-name="Text_20_body">Ella le dio leche a un gato. <text:span text:style-name="Grey">She gave a cat some milk.</text:span></text:p>
      <text:p text:style-name="Text_20_body">Ella dio con una buena idea. <text:span text:style-name="Grey">She hit upon a good idea.</text:span></text:p>
      <text:p text:style-name="Text_20_body">Ella me dio un reloj. <text:span text:style-name="Grey">She gave me a watch.</text:span></text:p>
      <text:p text:style-name="Text_20_body">Ella le dio un reloj. <text:span text:style-name="Grey">She gave him a watch.</text:span></text:p>
      <text:p text:style-name="Text_20_body">Él dio la vida por el país. <text:span text:style-name="Grey">He gave his life for his country.</text:span></text:p>
      <text:p text:style-name="Text_20_body">Él no dio una respuesta. <text:span text:style-name="Grey">He made no response.</text:span></text:p>
      <text:p text:style-name="Text_20_body">Él dio la vida por su país. <text:span text:style-name="Grey">He gave his life for his country.</text:span></text:p>
      <text:p text:style-name="Text_20_body">La mujer dio a luz a una niña. <text:span text:style-name="Grey">The woman gave birth to a baby girl.</text:span></text:p>
      <text:h text:style-name="Heading_20_1" text:outline-level="1">105 NUNCA </text:h>
      <text:p text:style-name="Text_20_body">No te quiero ver nunca más. <text:span text:style-name="Grey">I don't ever want to see you again.</text:span></text:p>
      <text:p text:style-name="Text_20_body">Él nunca se queda por mucho. <text:span text:style-name="Grey">He never stays long.</text:span></text:p>
      <text:p text:style-name="Text_20_body">Nunca estás en casa. <text:span text:style-name="Grey">You're never at home.</text:span></text:p>
      <text:p text:style-name="Text_20_body">Él nunca le dijo a nadie. <text:span text:style-name="Grey">He never told anyone.</text:span></text:p>
      <text:p text:style-name="Text_20_body">Nunca más la vi de nuevo. <text:span text:style-name="Grey">I never saw her again.</text:span></text:p>
      <text:p text:style-name="Text_20_body">Él nunca dio nada a nadie. <text:span text:style-name="Grey">He never gave anything to anybody.</text:span></text:p>
      <text:p text:style-name="Text_20_body">Nunca se lo dije a nadie. <text:span text:style-name="Grey">I've never told anyone.</text:span></text:p>
      <text:p text:style-name="Text_20_body">Ella nunca le ha visto. <text:span text:style-name="Grey">She has never seen him.</text:span></text:p>
      <text:p text:style-name="Text_20_body">Nunca he hecho eso en un auto. <text:span text:style-name="Grey">I've never done that in a car.</text:span></text:p>
      <text:p text:style-name="Text_20_body">Ella nunca habla de eso. <text:span text:style-name="Grey">She never discusses that.</text:span></text:p>
      <text:p text:style-name="Text_20_body">Nunca lo he visto. <text:span text:style-name="Grey">I've never seen this.</text:span></text:p>
      <text:p text:style-name="Text_20_body">Nunca hay que decir nunca. <text:span text:style-name="Grey">Never say never.</text:span></text:p>
      <text:p text:style-name="Text_20_body">No la había visto nunca. <text:span text:style-name="Grey">I had never seen her.</text:span></text:p>
      <text:p text:style-name="Text_20_body">Nunca he visto nada como esto. <text:span text:style-name="Grey">I've never seen anything quite like this.</text:span></text:p>
      <text:p text:style-name="Text_20_body">Nunca he estado mejor. <text:span text:style-name="Grey">I've never been better.</text:span></text:p>
      <text:p text:style-name="Text_20_body">Esto no ha pasado nunca. <text:span text:style-name="Grey">This never happened.</text:span></text:p>
      <text:p text:style-name="Text_20_body">Está más fuerte que nunca. <text:span text:style-name="Grey">He is stronger than ever.</text:span></text:p>
      <text:p text:style-name="Text_20_body">Nunca estoy de acuerdo con él. <text:span text:style-name="Grey">I never agree with him.</text:span></text:p>
      <text:p text:style-name="Text_20_body">Es ahora o nunca. <text:span text:style-name="Grey">It's now or never.</text:span></text:p>
      <text:p text:style-name="Text_20_body">Nunca se ha hecho antes. <text:span text:style-name="Grey">It has never been done before.</text:span></text:p>
      <text:p text:style-name="Text_20_body">Nunca se ha hecho antes. <text:span text:style-name="Grey">It's never been done before.</text:span></text:p>
      <text:p text:style-name="Text_20_body">No le había visto nunca antes. <text:span text:style-name="Grey">I had never seen him before.</text:span></text:p>
      <text:p text:style-name="Text_20_body">Nunca me dejes ir. <text:span text:style-name="Grey">Never let me go.</text:span></text:p>
      <text:p text:style-name="Text_20_body">Nunca la he visto cara a cara. <text:span text:style-name="Grey">I've never met her.</text:span></text:p>
      <text:p text:style-name="Text_20_body">Nunca le veo, pero soy feliz. <text:span text:style-name="Grey">I never see him but I am happy.</text:span></text:p>
      <text:p text:style-name="Text_20_body">Nunca he estado allí. <text:span text:style-name="Grey">I have never been there myself.</text:span></text:p>
      <text:p text:style-name="Text_20_body">Nunca se para a pensar. <text:span text:style-name="Grey">He never stops to think.</text:span></text:p>
      <text:p text:style-name="Text_20_body">Nunca dije nada. <text:span text:style-name="Grey">I never said anything.</text:span></text:p>
      <text:p text:style-name="Text_20_body">No le volveré a ver nunca. <text:span text:style-name="Grey">I'll never see him again.</text:span></text:p>
      <text:p text:style-name="Text_20_body">No se lo diré nunca a nadie. <text:span text:style-name="Grey">I will never tell it to anybody.</text:span></text:p>
      <text:h text:style-name="Heading_20_1" text:outline-level="1">106 GUSTARÍA </text:h>
      <text:p text:style-name="Text_20_body">¿A dónde más te gustaría ir ? <text:span text:style-name="Grey">Where else would you like to go?</text:span></text:p>
      <text:p text:style-name="Text_20_body">Me gustaría hacer más. <text:span text:style-name="Grey">I'd like to do more.</text:span></text:p>
      <text:p text:style-name="Text_20_body">¿Qué te gustaría hacer ? <text:span text:style-name="Grey">What would you like to do?</text:span></text:p>
      <text:p text:style-name="Text_20_body">¿Qué más te gustaría comer ? <text:span text:style-name="Grey">What else would you like to eat?</text:span></text:p>
      <text:p text:style-name="Text_20_body">Me gustaría ir. <text:span text:style-name="Grey">I'd like to go.</text:span></text:p>
      <text:p text:style-name="Text_20_body">¿Qué libro te gustaría ? <text:span text:style-name="Grey">Which book would you like?</text:span></text:p>
      <text:p text:style-name="Text_20_body">¿Te gustaría ir a tomar algo ? <text:span text:style-name="Grey">Would you like to go have a drink?</text:span></text:p>
      <text:p text:style-name="Text_20_body">¿Te gustaría ir ? <text:span text:style-name="Grey">Would you like to go?</text:span></text:p>
      <text:p text:style-name="Text_20_body">Me gustaría ver a mi hijo. <text:span text:style-name="Grey">I'd like to see my son.</text:span></text:p>
      <text:p text:style-name="Text_20_body">Sabía que te gustaría. <text:span text:style-name="Grey">I knew you'd like it.</text:span></text:p>
      <text:p text:style-name="Text_20_body">Me gustaría ver a tu hermana. <text:span text:style-name="Grey">I'd like to see your sister.</text:span></text:p>
      <text:p text:style-name="Text_20_body">Me gustaría ir a verte. <text:span text:style-name="Grey">I would like to come and see you.</text:span></text:p>
      <text:p text:style-name="Text_20_body">¿Te gustaría decir algo ? <text:span text:style-name="Grey">Would you like to say something?</text:span></text:p>
      <text:p text:style-name="Text_20_body">Me gustaría más agua. <text:span text:style-name="Grey">I'd like some more water.</text:span></text:p>
      <text:p text:style-name="Text_20_body">Me gustaría comprar un perro. <text:span text:style-name="Grey">I would like to buy a dog.</text:span></text:p>
      <text:p text:style-name="Text_20_body">También me gustaría ir. <text:span text:style-name="Grey">I'd like to go, too.</text:span></text:p>
      <text:p text:style-name="Text_20_body">Eso me gustaría. <text:span text:style-name="Grey">I'd like that.</text:span></text:p>
      <text:p text:style-name="Text_20_body">¿Te gustaría algo de café ? <text:span text:style-name="Grey">Would you like some coffee?</text:span></text:p>
      <text:p text:style-name="Text_20_body">Me gustaría tomar algo. <text:span text:style-name="Grey">I would like something to drink.</text:span></text:p>
      <text:p text:style-name="Text_20_body">Me gustaría un vaso de agua. <text:span text:style-name="Grey">I'd like a glass of water.</text:span></text:p>
      <text:p text:style-name="Text_20_body">Me gustaría un vaso de agua. <text:span text:style-name="Grey">I'd like to have a glass of water.</text:span></text:p>
      <text:p text:style-name="Text_20_body">Me gustaría saber su nombre. <text:span text:style-name="Grey">I would like to know her name.</text:span></text:p>
      <text:p text:style-name="Text_20_body">Me gustaría salir con ella. <text:span text:style-name="Grey">I'd like to go out with her.</text:span></text:p>
      <text:p text:style-name="Text_20_body">Me gustaría una taza de té. <text:span text:style-name="Grey">I'd like a tea.</text:span></text:p>
      <text:p text:style-name="Text_20_body">¿Te gustaría una taza de té ? <text:span text:style-name="Grey">Would you like to have a cup of tea?</text:span></text:p>
      <text:p text:style-name="Text_20_body">Me gustaría ser más joven. <text:span text:style-name="Grey">I wish I were younger.</text:span></text:p>
      <text:p text:style-name="Text_20_body">Me gustaría tener un gato. <text:span text:style-name="Grey">I'd like to have a cat.</text:span></text:p>
      <text:p text:style-name="Text_20_body">Me gustaría una taza de café. <text:span text:style-name="Grey">I'd like a cup of coffee.</text:span></text:p>
      <text:p text:style-name="Text_20_body">Me gustaría una taza de café. <text:span text:style-name="Grey">I would like a cup of coffee.</text:span></text:p>
      <text:p text:style-name="Text_20_body">No me gustaría vivir allí. <text:span text:style-name="Grey">I wouldn't like to live there.</text:span></text:p>
      <text:h text:style-name="Heading_20_1" text:outline-level="1">107 TIEMPO </text:h>
      <text:p text:style-name="Text_20_body">No la vi por mucho tiempo. <text:span text:style-name="Grey">I did not see her for a long time.</text:span></text:p>
      <text:p text:style-name="Text_20_body">Todo a su tiempo. <text:span text:style-name="Grey">All in good time.</text:span></text:p>
      <text:p text:style-name="Text_20_body">No tengo mucho tiempo. <text:span text:style-name="Grey">I do not have much time.</text:span></text:p>
      <text:p text:style-name="Text_20_body">No tengo mucho tiempo. <text:span text:style-name="Grey">I don't have much time.</text:span></text:p>
      <text:p text:style-name="Text_20_body">Hay un tiempo para todo. <text:span text:style-name="Grey">There is a time for everything.</text:span></text:p>
      <text:p text:style-name="Text_20_body">No quiero hablar del tiempo. <text:span text:style-name="Grey">I don't want to talk about the weather.</text:span></text:p>
      <text:p text:style-name="Text_20_body">No sé si tengo tiempo. <text:span text:style-name="Grey">I don't know if I have the time.</text:span></text:p>
      <text:p text:style-name="Text_20_body">No hay mucho tiempo. <text:span text:style-name="Grey">There isn't much time.</text:span></text:p>
      <text:p text:style-name="Text_20_body">No tengo tiempo para eso. <text:span text:style-name="Grey">I don't have time for that.</text:span></text:p>
      <text:p text:style-name="Text_20_body">Él no vino a tiempo. <text:span text:style-name="Grey">He didn't come on time.</text:span></text:p>
      <text:p text:style-name="Text_20_body">Yo como aquí todo el tiempo. <text:span text:style-name="Grey">I eat here all the time.</text:span></text:p>
      <text:p text:style-name="Text_20_body">No tengo tiempo. <text:span text:style-name="Grey">I have no time.</text:span></text:p>
      <text:p text:style-name="Text_20_body">No tengo tiempo. <text:span text:style-name="Grey">I am out of time.</text:span></text:p>
      <text:p text:style-name="Text_20_body">No tengo tiempo. <text:span text:style-name="Grey">I don't have time.</text:span></text:p>
      <text:p text:style-name="Text_20_body">¿Por mucho tiempo ? <text:span text:style-name="Grey">For very long?</text:span></text:p>
      <text:p text:style-name="Text_20_body">No tengo tiempo para leer. <text:span text:style-name="Grey">I have no leisure for reading.</text:span></text:p>
      <text:p text:style-name="Text_20_body">No tengo tiempo para leer. <text:span text:style-name="Grey">I have no time to read.</text:span></text:p>
      <text:p text:style-name="Text_20_body">No tengo tiempo para leer. <text:span text:style-name="Grey">I don't have time to read.</text:span></text:p>
      <text:p text:style-name="Text_20_body">No tengo tiempo para leer. <text:span text:style-name="Grey">I don't have time for reading.</text:span></text:p>
      <text:p text:style-name="Text_20_body">No tengo tiempo para leer. <text:span text:style-name="Grey">I have no time for reading.</text:span></text:p>
      <text:p text:style-name="Text_20_body">No tengo tiempo para esto. <text:span text:style-name="Grey">I don't have time for this.</text:span></text:p>
      <text:p text:style-name="Text_20_body">No tengo tiempo para jugar. <text:span text:style-name="Grey">I have no time for games.</text:span></text:p>
      <text:p text:style-name="Text_20_body">Necesito un poco de tu tiempo. <text:span text:style-name="Grey">I need a moment of your time.</text:span></text:p>
      <text:p text:style-name="Text_20_body">¿Cómo está el tiempo ? <text:span text:style-name="Grey">How's the weather?</text:span></text:p>
      <text:p text:style-name="Text_20_body">¿Cómo está el tiempo ? <text:span text:style-name="Grey">How is the weather?</text:span></text:p>
      <text:p text:style-name="Text_20_body">¿Cómo está el tiempo ? <text:span text:style-name="Grey">What is the weather like?</text:span></text:p>
      <text:p text:style-name="Text_20_body">Hizo muy buen tiempo. <text:span text:style-name="Grey">The weather was very good.</text:span></text:p>
      <text:p text:style-name="Text_20_body">No tenía tiempo para eso. <text:span text:style-name="Grey">I didn't have time for that.</text:span></text:p>
      <text:p text:style-name="Text_20_body">El tiempo es dinero. <text:span text:style-name="Grey">Time is money.</text:span></text:p>
      <text:p text:style-name="Text_20_body">Necesito un poco de tiempo. <text:span text:style-name="Grey">I need a little time.</text:span></text:p>
      <text:h text:style-name="Heading_20_1" text:outline-level="1">108 ESO </text:h>
      <text:p text:style-name="Text_20_body">Eso no es lo que quiero. <text:span text:style-name="Grey">That's not what I want.</text:span></text:p>
      <text:p text:style-name="Text_20_body">Eso es lo que quiero. <text:span text:style-name="Grey">That's what I want.</text:span></text:p>
      <text:p text:style-name="Text_20_body">Eso es todo lo que tengo. <text:span text:style-name="Grey">That is all I have.</text:span></text:p>
      <text:p text:style-name="Text_20_body">¡No, no ! Eso no está bien. <text:span text:style-name="Grey">No, no! That's not right.</text:span></text:p>
      <text:p text:style-name="Text_20_body">Eso es todo lo que sé. <text:span text:style-name="Grey">That's all I know.</text:span></text:p>
      <text:p text:style-name="Text_20_body">No sé qué es eso. <text:span text:style-name="Grey">I don't know what that is.</text:span></text:p>
      <text:p text:style-name="Text_20_body">¿Por qué tengo que hacer eso ? <text:span text:style-name="Grey">Why do I have to do that?</text:span></text:p>
      <text:p text:style-name="Text_20_body">No sé más que eso. <text:span text:style-name="Grey">I know only this.</text:span></text:p>
      <text:p text:style-name="Text_20_body">Él no tiene que hacer eso. <text:span text:style-name="Grey">He does not have to do this.</text:span></text:p>
      <text:p text:style-name="Text_20_body">No es por eso que lo hice. <text:span text:style-name="Grey">That's not why I did it.</text:span></text:p>
      <text:p text:style-name="Text_20_body">No tengo nada que ver con eso. <text:span text:style-name="Grey">I have nothing to do with it.</text:span></text:p>
      <text:p text:style-name="Text_20_body">No tengo nada que ver con eso. <text:span text:style-name="Grey">I have nothing to do with that.</text:span></text:p>
      <text:p text:style-name="Text_20_body">Eso no me gusta. <text:span text:style-name="Grey">That isn't to my liking.</text:span></text:p>
      <text:p text:style-name="Text_20_body">Él tiene algo que ver con eso. <text:span text:style-name="Grey">He has something to do with it.</text:span></text:p>
      <text:p text:style-name="Text_20_body">Eso no tiene nada que ver. <text:span text:style-name="Grey">That has nothing to do with it.</text:span></text:p>
      <text:p text:style-name="Text_20_body">Quiero más de eso. <text:span text:style-name="Grey">I want more of that.</text:span></text:p>
      <text:p text:style-name="Text_20_body">¿Qué tiene que ver eso ? <text:span text:style-name="Grey">What does that have to do with anything?</text:span></text:p>
      <text:p text:style-name="Text_20_body">No, eso es todo. <text:span text:style-name="Grey">No, that's all.</text:span></text:p>
      <text:p text:style-name="Text_20_body">Eso es lo que ella dijo. <text:span text:style-name="Grey">That's what she said.</text:span></text:p>
      <text:p text:style-name="Text_20_body">Eso es todo lo que vi. <text:span text:style-name="Grey">That's all I saw.</text:span></text:p>
      <text:p text:style-name="Text_20_body">¿Es eso lo que quieres hacer ? <text:span text:style-name="Grey">Is that what you want to do?</text:span></text:p>
      <text:p text:style-name="Text_20_body">¿Es eso lo que quieres ? <text:span text:style-name="Grey">Is that what you want?</text:span></text:p>
      <text:p text:style-name="Text_20_body">No por eso estoy aquí. <text:span text:style-name="Grey">It's not why I'm here.</text:span></text:p>
      <text:p text:style-name="Text_20_body">Eso no es lo que dije. <text:span text:style-name="Grey">That's not what I said.</text:span></text:p>
      <text:p text:style-name="Text_20_body">¿Qué la hizo hacer eso ? <text:span text:style-name="Grey">What made her do that?</text:span></text:p>
      <text:p text:style-name="Text_20_body">Ella no quiere hablar de eso. <text:span text:style-name="Grey">She doesn't want to talk about it.</text:span></text:p>
      <text:p text:style-name="Text_20_body">No tienes por qué hacer eso. <text:span text:style-name="Grey">You don't need to do that.</text:span></text:p>
      <text:p text:style-name="Text_20_body">Eso es lo que le dije. <text:span text:style-name="Grey">That's what I told her.</text:span></text:p>
      <text:p text:style-name="Text_20_body">Eso es lo que le dije. <text:span text:style-name="Grey">That's what I told him.</text:span></text:p>
      <text:p text:style-name="Text_20_body">¿Qué vas a hacer con eso ? <text:span text:style-name="Grey">What are you going to do with it?</text:span></text:p>
      <text:h text:style-name="Heading_20_1" text:outline-level="1">109 PUEDES </text:h>
      <text:p text:style-name="Text_20_body">¿Qué no puedes hacer ? <text:span text:style-name="Grey">What can't you do?</text:span></text:p>
      <text:p text:style-name="Text_20_body">Sé que lo puedes hacer mejor. <text:span text:style-name="Grey">I know you can make it better.</text:span></text:p>
      <text:p text:style-name="Text_20_body">¿Qué más puedes hacer ? <text:span text:style-name="Grey">What else can you do?</text:span></text:p>
      <text:p text:style-name="Text_20_body">¿No puedes o no quieres ? <text:span text:style-name="Grey">You can't or you won't?</text:span></text:p>
      <text:p text:style-name="Text_20_body">No puedes ser una mujer. <text:span text:style-name="Grey">You can't be a woman.</text:span></text:p>
      <text:p text:style-name="Text_20_body">¿Por qué no puedes venir ? <text:span text:style-name="Grey">Why can't you come?</text:span></text:p>
      <text:p text:style-name="Text_20_body">Aquí no puedes hacer eso. <text:span text:style-name="Grey">You can't do that here.</text:span></text:p>
      <text:p text:style-name="Text_20_body">No puedes hacer eso. <text:span text:style-name="Grey">It is impossible for you to do so.</text:span></text:p>
      <text:p text:style-name="Text_20_body">¿Qué puedes hacer ? <text:span text:style-name="Grey">What can you do?</text:span></text:p>
      <text:p text:style-name="Text_20_body">¿No puedes leer más ? <text:span text:style-name="Grey">You can't read anymore?</text:span></text:p>
      <text:p text:style-name="Text_20_body">Te puedes ir a casa ahora. <text:span text:style-name="Grey">You can go home now.</text:span></text:p>
      <text:p text:style-name="Text_20_body">¿A qué hora puedes venir ? <text:span text:style-name="Grey">What time can you come?</text:span></text:p>
      <text:p text:style-name="Text_20_body">No puedes comer aquí. <text:span text:style-name="Grey">You can't eat here.</text:span></text:p>
      <text:p text:style-name="Text_20_body">No puedes hacer esto. <text:span text:style-name="Grey">You cannot do this.</text:span></text:p>
      <text:p text:style-name="Text_20_body">No puedes esperar más que eso. <text:span text:style-name="Grey">You can't expect more than that.</text:span></text:p>
      <text:p text:style-name="Text_20_body">Si quieres, puedes ir. <text:span text:style-name="Grey">You can go if you want to.</text:span></text:p>
      <text:p text:style-name="Text_20_body">Si quieres, puedes ir. <text:span text:style-name="Grey">If you wish, you can go.</text:span></text:p>
      <text:p text:style-name="Text_20_body">Puedes ir si quieres. <text:span text:style-name="Grey">You can go if you want to.</text:span></text:p>
      <text:p text:style-name="Text_20_body">Solo lo puedes usar una vez. <text:span text:style-name="Grey">You can only use it once.</text:span></text:p>
      <text:p text:style-name="Text_20_body">¿No puedes comprar un coche ? <text:span text:style-name="Grey">Can't you buy a car?</text:span></text:p>
      <text:p text:style-name="Text_20_body">No puedes vivir solo de amor. <text:span text:style-name="Grey">You cannot live by love alone.</text:span></text:p>
      <text:p text:style-name="Text_20_body">Puedes leer este libro. <text:span text:style-name="Grey">You may read this book.</text:span></text:p>
      <text:p text:style-name="Text_20_body">Sé que puedes hacerlo mejor. <text:span text:style-name="Grey">I know you can make it better.</text:span></text:p>
      <text:p text:style-name="Text_20_body">¿Qué me puedes dar ? <text:span text:style-name="Grey">What can you give me?</text:span></text:p>
      <text:p text:style-name="Text_20_body">Tú puedes leer este libro. <text:span text:style-name="Grey">You can read this book.</text:span></text:p>
      <text:p text:style-name="Text_20_body">Sé que puedes hacerlo. <text:span text:style-name="Grey">I know you can make it.</text:span></text:p>
      <text:p text:style-name="Text_20_body">No puedes estar tan seguro. <text:span text:style-name="Grey">You can't be so sure.</text:span></text:p>
      <text:p text:style-name="Text_20_body">¿No puedes hablar inglés ? <text:span text:style-name="Grey">Can you not speak English?</text:span></text:p>
      <text:p text:style-name="Text_20_body">¿No puedes hablar inglés ? <text:span text:style-name="Grey">Can't you speak English?</text:span></text:p>
      <text:p text:style-name="Text_20_body">Puedes nadar, pero no puedo. <text:span text:style-name="Grey">You can swim, but I can't.</text:span></text:p>
      <text:h text:style-name="Heading_20_1" text:outline-level="1">110 TUS </text:h>
      <text:p text:style-name="Text_20_body">Lo puedo ver en tus ojos. <text:span text:style-name="Grey">I can see it in your eyes.</text:span></text:p>
      <text:p text:style-name="Text_20_body">No me gustan nada tus amigos. <text:span text:style-name="Grey">I don't like your friends at all.</text:span></text:p>
      <text:p text:style-name="Text_20_body">No me gustan tus amigos. <text:span text:style-name="Grey">I don't like your friends.</text:span></text:p>
      <text:p text:style-name="Text_20_body">Me gustan tus amigos. <text:span text:style-name="Grey">I like your friends.</text:span></text:p>
      <text:p text:style-name="Text_20_body">¡Me gustan tus ojos ! <text:span text:style-name="Grey">I like your eyes!</text:span></text:p>
      <text:p text:style-name="Text_20_body">No te olvides de tus cosas. <text:span text:style-name="Grey">Don't forget your things.</text:span></text:p>
      <text:p text:style-name="Text_20_body">¿Dónde están tus ojos ? <text:span text:style-name="Grey">Where are your eyes?</text:span></text:p>
      <text:p text:style-name="Text_20_body">¿Dónde están tus padres ? <text:span text:style-name="Grey">Where are your parents?</text:span></text:p>
      <text:p text:style-name="Text_20_body">¿Cómo están tus padres ? <text:span text:style-name="Grey">How are your parents?</text:span></text:p>
      <text:p text:style-name="Text_20_body">¿Cómo están tus padres ? <text:span text:style-name="Grey">How are your parents doing?</text:span></text:p>
      <text:p text:style-name="Text_20_body">¿Se lo dijiste a tus padres ? <text:span text:style-name="Grey">Have you told your parents?</text:span></text:p>
      <text:p text:style-name="Text_20_body">No te olvides tus cosas. <text:span text:style-name="Grey">Don't forget your things.</text:span></text:p>
      <text:p text:style-name="Text_20_body">No te olvides tus cosas. <text:span text:style-name="Grey">Don't forget your stuff.</text:span></text:p>
      <text:p text:style-name="Text_20_body">¿Qué hiciste con tus zapatos ? <text:span text:style-name="Grey">What did you do with your shoes?</text:span></text:p>
      <text:p text:style-name="Text_20_body">Está en tus manos. <text:span text:style-name="Grey">It's out of your hands.</text:span></text:p>
      <text:p text:style-name="Text_20_body">Tus zapatos están aquí. <text:span text:style-name="Grey">Your shoes are here.</text:span></text:p>
      <text:p text:style-name="Text_20_body">No olvides tus cosas. <text:span text:style-name="Grey">Don't forget your things.</text:span></text:p>
      <text:p text:style-name="Text_20_body">No olvides tus cosas. <text:span text:style-name="Grey">Don't forget your stuff.</text:span></text:p>
      <text:p text:style-name="Text_20_body">Sabía que eran tus amigos. <text:span text:style-name="Grey">I knew they were your friends.</text:span></text:p>
      <text:p text:style-name="Text_20_body">¿Dónde estaban tus padres ? <text:span text:style-name="Grey">Where were your parents?</text:span></text:p>
      <text:p text:style-name="Text_20_body">Me gustan tus perros. <text:span text:style-name="Grey">I like your dogs.</text:span></text:p>
      <text:h text:style-name="Heading_20_1" text:outline-level="1">111 TODOS </text:h>
      <text:p text:style-name="Text_20_body">Se lo dijo a todos. <text:span text:style-name="Grey">He told everyone.</text:span></text:p>
      <text:p text:style-name="Text_20_body">Se lo voy a decir a todos. <text:span text:style-name="Grey">I'm going to tell everybody.</text:span></text:p>
      <text:p text:style-name="Text_20_body">Él es el amigo de todos. <text:span text:style-name="Grey">He's everybody's friend.</text:span></text:p>
      <text:p text:style-name="Text_20_body">Ella se lo dijo a todos. <text:span text:style-name="Grey">She told everyone.</text:span></text:p>
      <text:p text:style-name="Text_20_body">Ella nos gusta a todos. <text:span text:style-name="Grey">All of us like her.</text:span></text:p>
      <text:p text:style-name="Text_20_body">Él es amigo de todos. <text:span text:style-name="Grey">He's everybody's friend.</text:span></text:p>
      <text:p text:style-name="Text_20_body">Todos están bien en casa. <text:span text:style-name="Grey">All are well at home.</text:span></text:p>
      <text:p text:style-name="Text_20_body">¿En dónde están todos ? <text:span text:style-name="Grey">Where's everyone?</text:span></text:p>
      <text:p text:style-name="Text_20_body">¿Cómo están todos en casa ? <text:span text:style-name="Grey">How's everybody at home?</text:span></text:p>
      <text:p text:style-name="Text_20_body">Es lo mismo para todos. <text:span text:style-name="Grey">It's the same for everyone.</text:span></text:p>
      <text:p text:style-name="Text_20_body">A todos les gusta ella. <text:span text:style-name="Grey">Everyone likes her.</text:span></text:p>
      <text:p text:style-name="Text_20_body">A todos les gusta ella. <text:span text:style-name="Grey">Everybody likes her.</text:span></text:p>
      <text:p text:style-name="Text_20_body">Me gustan todos. <text:span text:style-name="Grey">I like them all.</text:span></text:p>
      <text:p text:style-name="Text_20_body">Todos están bien. <text:span text:style-name="Grey">Everybody is fine.</text:span></text:p>
      <text:p text:style-name="Text_20_body">¿Dónde están todos ? <text:span text:style-name="Grey">Where is everybody?</text:span></text:p>
      <text:p text:style-name="Text_20_body">¿Dónde están todos ? <text:span text:style-name="Grey">Where's everyone?</text:span></text:p>
      <text:p text:style-name="Text_20_body">Todos están aquí menos él. <text:span text:style-name="Grey">Everyone is here except for him.</text:span></text:p>
      <text:p text:style-name="Text_20_body">Ella fue muy amable con todos. <text:span text:style-name="Grey">She was very kind to everyone.</text:span></text:p>
      <text:p text:style-name="Text_20_body">Esto es lo que todos hacen. <text:span text:style-name="Grey">That's what everyone does.</text:span></text:p>
      <text:p text:style-name="Text_20_body">Ella nos ama a todos. <text:span text:style-name="Grey">She likes all of us.</text:span></text:p>
      <text:p text:style-name="Text_20_body">¿Cómo están todos ? <text:span text:style-name="Grey">How is everyone?</text:span></text:p>
      <text:p text:style-name="Text_20_body">¿Cómo están todos ? <text:span text:style-name="Grey">How are you all?</text:span></text:p>
      <text:p text:style-name="Text_20_body">¿Cómo están todos ? <text:span text:style-name="Grey">How's everybody?</text:span></text:p>
      <text:p text:style-name="Text_20_body">Todos tenemos la culpa de eso. <text:span text:style-name="Grey">We're all to blame for that.</text:span></text:p>
      <text:p text:style-name="Text_20_body">Yo como aquí todos los días. <text:span text:style-name="Grey">I eat here every day.</text:span></text:p>
      <text:p text:style-name="Text_20_body">Todos te están esperando. <text:span text:style-name="Grey">Everybody is waiting for you.</text:span></text:p>
      <text:p text:style-name="Text_20_body">Todos tienen que comer. <text:span text:style-name="Grey">Everybody has to eat.</text:span></text:p>
      <text:p text:style-name="Text_20_body">Todos tienen miedo del tiempo. <text:span text:style-name="Grey">Everybody fears time.</text:span></text:p>
      <text:p text:style-name="Text_20_body">¿Por qué estáis todos aquí ? <text:span text:style-name="Grey">Why are you all here?</text:span></text:p>
      <text:p text:style-name="Text_20_body">¿Vas a comprar todos los días ? <text:span text:style-name="Grey">Do you go shopping every day?</text:span></text:p>
      <text:h text:style-name="Heading_20_1" text:outline-level="1">112 MEJOR </text:h>
      <text:p text:style-name="Text_20_body">Esta es la mejor. <text:span text:style-name="Grey">This is the best.</text:span></text:p>
      <text:p text:style-name="Text_20_body">Algo es mejor que nada. <text:span text:style-name="Grey">Something is better than nothing.</text:span></text:p>
      <text:p text:style-name="Text_20_body">No tengo nada mejor que hacer. <text:span text:style-name="Grey">I have nothing better to do.</text:span></text:p>
      <text:p text:style-name="Text_20_body">Es mejor que nada. <text:span text:style-name="Grey">Better than nothing.</text:span></text:p>
      <text:p text:style-name="Text_20_body">Fue el mejor día de mi vida. <text:span text:style-name="Grey">It was the best day of my life.</text:span></text:p>
      <text:p text:style-name="Text_20_body">Estoy mejor que él. <text:span text:style-name="Grey">I'm better than him.</text:span></text:p>
      <text:p text:style-name="Text_20_body">Sé que lo puedes hacer mejor. <text:span text:style-name="Grey">I know you can make it better.</text:span></text:p>
      <text:p text:style-name="Text_20_body">Él es mucho mejor que tú. <text:span text:style-name="Grey">He is much better than you.</text:span></text:p>
      <text:p text:style-name="Text_20_body">Mi mejor amigo es un libro. <text:span text:style-name="Grey">My best friend is a book.</text:span></text:p>
      <text:p text:style-name="Text_20_body">¿Qué libro es mejor ? <text:span text:style-name="Grey">Which book is better?</text:span></text:p>
      <text:p text:style-name="Text_20_body">Eso es mejor, ¿o no ? <text:span text:style-name="Grey">That's better, isn't it?</text:span></text:p>
      <text:p text:style-name="Text_20_body">Nada puede ser mejor que eso. <text:span text:style-name="Grey">Nothing can be better than that.</text:span></text:p>
      <text:p text:style-name="Text_20_body">Él es mi mejor amigo. <text:span text:style-name="Grey">He is my best friend.</text:span></text:p>
      <text:p text:style-name="Text_20_body">Él es mi mejor amigo. <text:span text:style-name="Grey">He's my best friend.</text:span></text:p>
      <text:p text:style-name="Text_20_body">Quiero lo mejor. <text:span text:style-name="Grey">I want the best.</text:span></text:p>
      <text:p text:style-name="Text_20_body">Es lo mejor que tenemos. <text:span text:style-name="Grey">It's the best we have.</text:span></text:p>
      <text:p text:style-name="Text_20_body">Él solo quiere lo mejor. <text:span text:style-name="Grey">He wants only the best.</text:span></text:p>
      <text:p text:style-name="Text_20_body">Él es mejor que yo en inglés. <text:span text:style-name="Grey">He is superior to me in English.</text:span></text:p>
      <text:p text:style-name="Text_20_body">Yo soy el mejor. <text:span text:style-name="Grey">I am the best.</text:span></text:p>
      <text:p text:style-name="Text_20_body">Fue la mejor noche de mi vida. <text:span text:style-name="Grey">It was the best night of my life.</text:span></text:p>
      <text:p text:style-name="Text_20_body">Mejor no hablar. <text:span text:style-name="Grey">You'd better not speak.</text:span></text:p>
      <text:p text:style-name="Text_20_body">Quiero ser mejor. <text:span text:style-name="Grey">I want to be better.</text:span></text:p>
      <text:p text:style-name="Text_20_body">Quiero algo mejor. <text:span text:style-name="Grey">I want something better.</text:span></text:p>
      <text:p text:style-name="Text_20_body">Ya me siento mucho mejor. <text:span text:style-name="Grey">I feel much better already.</text:span></text:p>
      <text:p text:style-name="Text_20_body">Me siento mucho mejor. <text:span text:style-name="Grey">I feel much better.</text:span></text:p>
      <text:p text:style-name="Text_20_body">Esta es por lejos la mejor. <text:span text:style-name="Grey">This is by far the best.</text:span></text:p>
      <text:p text:style-name="Text_20_body">Lo mejor es decir la verdad. <text:span text:style-name="Grey">The best thing is to tell the truth.</text:span></text:p>
      <text:p text:style-name="Text_20_body">Esto es mucho mejor. <text:span text:style-name="Grey">This is better by far.</text:span></text:p>
      <text:p text:style-name="Text_20_body">Él lo hizo lo mejor que pudo. <text:span text:style-name="Grey">He did his best.</text:span></text:p>
      <text:p text:style-name="Text_20_body">Eres mejor que yo. <text:span text:style-name="Grey">You are better than me.</text:span></text:p>
      <text:h text:style-name="Heading_20_1" text:outline-level="1">113 HECHO </text:h>
      <text:p text:style-name="Text_20_body">¿De qué está hecho ? <text:span text:style-name="Grey">What is it made of?</text:span></text:p>
      <text:p text:style-name="Text_20_body">Sé que él lo ha hecho. <text:span text:style-name="Grey">I know he did it.</text:span></text:p>
      <text:p text:style-name="Text_20_body">Sé que lo ha hecho él. <text:span text:style-name="Grey">I know he did it.</text:span></text:p>
      <text:p text:style-name="Text_20_body">¿Sabe lo que ha hecho ? <text:span text:style-name="Grey">Does he know what you did?</text:span></text:p>
      <text:p text:style-name="Text_20_body">Sé lo que ha hecho. <text:span text:style-name="Grey">I know what he did.</text:span></text:p>
      <text:p text:style-name="Text_20_body">¿Por qué lo he hecho ? <text:span text:style-name="Grey">Why have I done it?</text:span></text:p>
      <text:p text:style-name="Text_20_body">¿Por qué lo he hecho ? <text:span text:style-name="Grey">Why did I do that?</text:span></text:p>
      <text:p text:style-name="Text_20_body">Es algo que mi madre ha hecho. <text:span text:style-name="Grey">It is something my mother made.</text:span></text:p>
      <text:p text:style-name="Text_20_body">Él, de hecho, lo hizo. <text:span text:style-name="Grey">He actually did it.</text:span></text:p>
      <text:p text:style-name="Text_20_body">¿Por qué lo has hecho ? <text:span text:style-name="Grey">Why did you do that?</text:span></text:p>
      <text:p text:style-name="Text_20_body">De hecho no lo sabía. <text:span text:style-name="Grey">In fact I did not know it.</text:span></text:p>
      <text:p text:style-name="Text_20_body">Yo no lo he hecho. <text:span text:style-name="Grey">I didn't do it.</text:span></text:p>
      <text:p text:style-name="Text_20_body">¿Sabe lo que has hecho ? <text:span text:style-name="Grey">Does he know what you did?</text:span></text:p>
      <text:p text:style-name="Text_20_body">Lo tiene todo hecho. <text:span text:style-name="Grey">He's got it all worked out.</text:span></text:p>
      <text:p text:style-name="Text_20_body">¿Qué has hecho con mi libro ? <text:span text:style-name="Grey">What did you do with my book?</text:span></text:p>
      <text:p text:style-name="Text_20_body">De hecho, es mucho trabajo. <text:span text:style-name="Grey">It's quite a lot of work, actually.</text:span></text:p>
      <text:p text:style-name="Text_20_body">Tú me has hecho lo que soy. <text:span text:style-name="Grey">You've made me what I am.</text:span></text:p>
      <text:p text:style-name="Text_20_body">Lo has hecho muy bien. <text:span text:style-name="Grey">You've done it very well.</text:span></text:p>
      <text:p text:style-name="Text_20_body">Él lo ha hecho en el pasado. <text:span text:style-name="Grey">He's done it in the past.</text:span></text:p>
      <text:p text:style-name="Text_20_body">Lo hecho, hecho está. <text:span text:style-name="Grey">What is done cannot be undone.</text:span></text:p>
      <text:p text:style-name="Text_20_body">Lo hecho, hecho está. <text:span text:style-name="Grey">What's done cannot be undone.</text:span></text:p>
      <text:p text:style-name="Text_20_body">Lo hecho, hecho está. <text:span text:style-name="Grey">What's done is done.</text:span></text:p>
      <text:p text:style-name="Text_20_body">Lo hecho, hecho está. <text:span text:style-name="Grey">It's no use crying over spilt milk.</text:span></text:p>
      <text:p text:style-name="Text_20_body">¿Qué ha hecho usted ? <text:span text:style-name="Grey">What have you been doing?</text:span></text:p>
      <text:p text:style-name="Text_20_body">No estoy hecho de dinero. <text:span text:style-name="Grey">I'm not made of money.</text:span></text:p>
      <text:p text:style-name="Text_20_body">Lo he hecho yo. <text:span text:style-name="Grey">I made it myself.</text:span></text:p>
      <text:p text:style-name="Text_20_body">Has hecho un muy buen trabajo. <text:span text:style-name="Grey">You have done a very good job.</text:span></text:p>
      <text:p text:style-name="Text_20_body">El trabajo está hecho. <text:span text:style-name="Grey">The work is done.</text:span></text:p>
      <text:p text:style-name="Text_20_body">Ya está hecho el trabajo. <text:span text:style-name="Grey">The job has already been done.</text:span></text:p>
      <text:p text:style-name="Text_20_body">De hecho, no sabía eso. <text:span text:style-name="Grey">Actually, I didn't know that.</text:span></text:p>
      <text:h text:style-name="Heading_20_1" text:outline-level="1">114 VEZ </text:h>
      <text:p text:style-name="Text_20_body">De vez en cuando sé de él. <text:span text:style-name="Grey">I hear from him once in a while.</text:span></text:p>
      <text:p text:style-name="Text_20_body">No te voy a ver otra vez. <text:span text:style-name="Grey">I'm not going to see you again.</text:span></text:p>
      <text:p text:style-name="Text_20_body">Te lo dije una y otra vez. <text:span text:style-name="Grey">I told you again and again.</text:span></text:p>
      <text:p text:style-name="Text_20_body">A él lo veo de vez en cuando. <text:span text:style-name="Grey">I see him once in a while.</text:span></text:p>
      <text:p text:style-name="Text_20_body">¿Qué día es otra vez ? <text:span text:style-name="Grey">What day is it again?</text:span></text:p>
      <text:p text:style-name="Text_20_body">Solo se vive una vez. <text:span text:style-name="Grey">You only live once.</text:span></text:p>
      <text:p text:style-name="Text_20_body">Quiero ir ahí una vez más. <text:span text:style-name="Grey">I want to go there once more.</text:span></text:p>
      <text:p text:style-name="Text_20_body">Solo lo vi una vez. <text:span text:style-name="Grey">I only saw him once.</text:span></text:p>
      <text:p text:style-name="Text_20_body">Una vez más, por favor. <text:span text:style-name="Grey">Once more, please.</text:span></text:p>
      <text:p text:style-name="Text_20_body">Él se ve más feliz esta vez. <text:span text:style-name="Grey">He looks happier this time.</text:span></text:p>
      <text:p text:style-name="Text_20_body">Solo lo puedes usar una vez. <text:span text:style-name="Grey">You can only use it once.</text:span></text:p>
      <text:p text:style-name="Text_20_body">Sólo lo he visto una vez. <text:span text:style-name="Grey">I've only seen it once.</text:span></text:p>
      <text:p text:style-name="Text_20_body">Sólo lo he visto una vez. <text:span text:style-name="Grey">I've only seen him once.</text:span></text:p>
      <text:p text:style-name="Text_20_body">Ya estás otra vez. <text:span text:style-name="Grey">There you go again.</text:span></text:p>
      <text:p text:style-name="Text_20_body">No quiero verte otra vez. <text:span text:style-name="Grey">I don't want to see you again.</text:span></text:p>
      <text:p text:style-name="Text_20_body">Sólo le he visto una vez. <text:span text:style-name="Grey">I saw him but once.</text:span></text:p>
      <text:p text:style-name="Text_20_body">Sólo le he visto una vez. <text:span text:style-name="Grey">I've only seen it once.</text:span></text:p>
      <text:p text:style-name="Text_20_body">Sólo le he visto una vez. <text:span text:style-name="Grey">I've only seen him once.</text:span></text:p>
      <text:p text:style-name="Text_20_body">He estado una vez ahí. <text:span text:style-name="Grey">I've been there once.</text:span></text:p>
      <text:p text:style-name="Text_20_body">¿Tengo que hacerlo otra vez ? <text:span text:style-name="Grey">Do I have to do it over again?</text:span></text:p>
      <text:p text:style-name="Text_20_body">No quiero hacerlo otra vez. <text:span text:style-name="Grey">I don't want to do it again.</text:span></text:p>
      <text:p text:style-name="Text_20_body">Quiero hacerlo bien esta vez. <text:span text:style-name="Grey">I want to do it right this time.</text:span></text:p>
      <text:p text:style-name="Text_20_body">Ella otra vez vino aquí. <text:span text:style-name="Grey">She came here once again.</text:span></text:p>
      <text:p text:style-name="Text_20_body">Él lo intentó una y otra vez. <text:span text:style-name="Grey">He tried it over and over again.</text:span></text:p>
      <text:p text:style-name="Text_20_body">Sólo se vive una vez. <text:span text:style-name="Grey">You only live once.</text:span></text:p>
      <text:p text:style-name="Text_20_body">Me junto con él de vez en vez. <text:span text:style-name="Grey">I meet him from time to time.</text:span></text:p>
      <text:p text:style-name="Text_20_body">La vida es cada vez más cara. <text:span text:style-name="Grey">Life is more and more expensive.</text:span></text:p>
      <text:p text:style-name="Text_20_body">Ella llegó tarde una vez más. <text:span text:style-name="Grey">She was late once again.</text:span></text:p>
      <text:p text:style-name="Text_20_body">Sólo le vi una vez. <text:span text:style-name="Grey">I saw him but once.</text:span></text:p>
      <text:p text:style-name="Text_20_body">Sólo le vi una vez. <text:span text:style-name="Grey">I only saw him once.</text:span></text:p>
      <text:h text:style-name="Heading_20_1" text:outline-level="1">115 QUERÍA </text:h>
      <text:p text:style-name="Text_20_body">Le dijo que la quería. <text:span text:style-name="Grey">He told her that he loved her.</text:span></text:p>
      <text:p text:style-name="Text_20_body">No se quería ir. <text:span text:style-name="Grey">He didn't want to leave.</text:span></text:p>
      <text:p text:style-name="Text_20_body">Ella me dijo que me quería. <text:span text:style-name="Grey">She told me she loved me.</text:span></text:p>
      <text:p text:style-name="Text_20_body">Ella me dijo que me quería. <text:span text:style-name="Grey">She told me that she loved me.</text:span></text:p>
      <text:p text:style-name="Text_20_body">Esto es lo que quería. <text:span text:style-name="Grey">This is what I wanted.</text:span></text:p>
      <text:p text:style-name="Text_20_body">Te quería mucho. <text:span text:style-name="Grey">I wanted you so much.</text:span></text:p>
      <text:p text:style-name="Text_20_body">Yo no quería el trabajo. <text:span text:style-name="Grey">I didn't want the job.</text:span></text:p>
      <text:p text:style-name="Text_20_body">No te quería decir. <text:span text:style-name="Grey">I didn't want to tell you.</text:span></text:p>
      <text:p text:style-name="Text_20_body">Yo no quería eso. <text:span text:style-name="Grey">I didn't want that.</text:span></text:p>
      <text:p text:style-name="Text_20_body">Nadie quería hablar de eso. <text:span text:style-name="Grey">No one wanted to talk about it.</text:span></text:p>
      <text:p text:style-name="Text_20_body">No quería ese trabajo. <text:span text:style-name="Grey">I didn't want that job.</text:span></text:p>
      <text:p text:style-name="Text_20_body">La quería de verdad. <text:span text:style-name="Grey">I truly loved her.</text:span></text:p>
      <text:p text:style-name="Text_20_body">Es justo lo que quería. <text:span text:style-name="Grey">This is just what I wanted.</text:span></text:p>
      <text:p text:style-name="Text_20_body">Es justo lo que quería. <text:span text:style-name="Grey">That is just what I wanted.</text:span></text:p>
      <text:p text:style-name="Text_20_body">Es justo lo que quería. <text:span text:style-name="Grey">It's just what I wanted.</text:span></text:p>
      <text:p text:style-name="Text_20_body">Es justo lo que quería. <text:span text:style-name="Grey">It's exactly what I wanted.</text:span></text:p>
      <text:p text:style-name="Text_20_body">Su madre no quería hacerlo. <text:span text:style-name="Grey">His mother didn't want to do it.</text:span></text:p>
      <text:p text:style-name="Text_20_body">Quería comprar el libro. <text:span text:style-name="Grey">He wanted to buy the book.</text:span></text:p>
      <text:p text:style-name="Text_20_body">Quería comprar el libro. <text:span text:style-name="Grey">I wanted to buy the book.</text:span></text:p>
      <text:p text:style-name="Text_20_body">No quería saber. <text:span text:style-name="Grey">I didn't want to know.</text:span></text:p>
      <text:p text:style-name="Text_20_body">Yo era joven y quería vivir. <text:span text:style-name="Grey">I was young, and I wanted to live.</text:span></text:p>
      <text:p text:style-name="Text_20_body">Ella no quería hacerlo. <text:span text:style-name="Grey">She didn't want to do it.</text:span></text:p>
      <text:p text:style-name="Text_20_body">Yo quería estar ahí. <text:span text:style-name="Grey">I wanted to be there.</text:span></text:p>
      <text:p text:style-name="Text_20_body">Yo quería ir allí. <text:span text:style-name="Grey">I wanted to go there.</text:span></text:p>
      <text:p text:style-name="Text_20_body">Su familia me quería. <text:span text:style-name="Grey">His family loved me.</text:span></text:p>
      <text:p text:style-name="Text_20_body">Su familia me quería. <text:span text:style-name="Grey">Her family loved me.</text:span></text:p>
      <text:p text:style-name="Text_20_body">No les quería decir. <text:span text:style-name="Grey">I didn't want to tell you.</text:span></text:p>
      <text:p text:style-name="Text_20_body">Realmente quería ir. <text:span text:style-name="Grey">I really wanted to go.</text:span></text:p>
      <text:p text:style-name="Text_20_body">Ella sabía que John la quería. <text:span text:style-name="Grey">She knew that John loved her.</text:span></text:p>
      <text:p text:style-name="Text_20_body">Yo también quería saber. <text:span text:style-name="Grey">I also wanted to know.</text:span></text:p>
      <text:h text:style-name="Heading_20_1" text:outline-level="1">116 BUENA </text:h>
      <text:p text:style-name="Text_20_body">Ella es buena en lo que hace. <text:span text:style-name="Grey">She's good at what she does.</text:span></text:p>
      <text:p text:style-name="Text_20_body">Esta es una buena casa. <text:span text:style-name="Grey">This is a good house.</text:span></text:p>
      <text:p text:style-name="Text_20_body">Esta casa es muy buena. <text:span text:style-name="Grey">This house is very good.</text:span></text:p>
      <text:p text:style-name="Text_20_body">Tengo una vida muy buena. <text:span text:style-name="Grey">I have a great life.</text:span></text:p>
      <text:p text:style-name="Text_20_body">Parece ser una buena casa. <text:span text:style-name="Grey">It seems to be a good house.</text:span></text:p>
      <text:p text:style-name="Text_20_body">Yo no era una buena madre. <text:span text:style-name="Grey">I was not a good mother.</text:span></text:p>
      <text:p text:style-name="Text_20_body">La comida no era tan buena. <text:span text:style-name="Grey">The food wasn't that great.</text:span></text:p>
      <text:p text:style-name="Text_20_body">El agua está buena. <text:span text:style-name="Grey">Water is good.</text:span></text:p>
      <text:p text:style-name="Text_20_body">Él no es una buena persona. <text:span text:style-name="Grey">He's not a good person.</text:span></text:p>
      <text:p text:style-name="Text_20_body">Él no es una buena persona. <text:span text:style-name="Grey">He is not a good person.</text:span></text:p>
      <text:p text:style-name="Text_20_body">La gente es buena. <text:span text:style-name="Grey">People are good.</text:span></text:p>
      <text:p text:style-name="Text_20_body">No es una buena idea. <text:span text:style-name="Grey">This is not a good idea.</text:span></text:p>
      <text:p text:style-name="Text_20_body">Ella no es una buena persona. <text:span text:style-name="Grey">She is not a good person.</text:span></text:p>
      <text:p text:style-name="Text_20_body">Ella no es una buena persona. <text:span text:style-name="Grey">She's not a good person.</text:span></text:p>
      <text:p text:style-name="Text_20_body">La comida es buena. <text:span text:style-name="Grey">Food is good.</text:span></text:p>
      <text:p text:style-name="Text_20_body">La comida está buena. <text:span text:style-name="Grey">The food is good.</text:span></text:p>
      <text:p text:style-name="Text_20_body">Ella tiene una voz muy buena. <text:span text:style-name="Grey">She has a very good voice.</text:span></text:p>
      <text:p text:style-name="Text_20_body">Él es una buena persona. <text:span text:style-name="Grey">He's a good person.</text:span></text:p>
      <text:p text:style-name="Text_20_body">Creo que es una buena idea. <text:span text:style-name="Grey">I think it's a good idea.</text:span></text:p>
      <text:p text:style-name="Text_20_body">Esa es una buena idea. <text:span text:style-name="Grey">That is a good idea.</text:span></text:p>
      <text:p text:style-name="Text_20_body">Esa es una buena idea. <text:span text:style-name="Grey">That's a good idea.</text:span></text:p>
      <text:p text:style-name="Text_20_body">Ella dio con una buena idea. <text:span text:style-name="Grey">She hit upon a good idea.</text:span></text:p>
      <text:p text:style-name="Text_20_body">Esta agua es buena para beber. <text:span text:style-name="Grey">This water is good to drink.</text:span></text:p>
      <text:p text:style-name="Text_20_body">No soy una buena persona. <text:span text:style-name="Grey">I'm not a good person.</text:span></text:p>
      <text:p text:style-name="Text_20_body">Yo no fui una buena madre. <text:span text:style-name="Grey">I was not a good mother.</text:span></text:p>
      <text:p text:style-name="Text_20_body">No es buena idea. <text:span text:style-name="Grey">It's not a good idea.</text:span></text:p>
      <text:p text:style-name="Text_20_body">¡Es una buena idea ! <text:span text:style-name="Grey">That's a good idea!</text:span></text:p>
      <text:p text:style-name="Text_20_body">Es una buena idea. <text:span text:style-name="Grey">That's a brilliant idea.</text:span></text:p>
      <text:p text:style-name="Text_20_body">¡Esto es una buena idea ! <text:span text:style-name="Grey">That's a good idea!</text:span></text:p>
      <text:p text:style-name="Text_20_body">Esa sí que es una buena idea. <text:span text:style-name="Grey">That's really a great idea.</text:span></text:p>
      <text:h text:style-name="Heading_20_1" text:outline-level="1">117 ERES </text:h>
      <text:p text:style-name="Text_20_body">¡No, no lo soy ! ¡Lo eres tú ! <text:span text:style-name="Grey">No I'm not; you are!</text:span></text:p>
      <text:p text:style-name="Text_20_body">Ya no eres más mi amigo. <text:span text:style-name="Grey">You're not my friend anymore.</text:span></text:p>
      <text:p text:style-name="Text_20_body">Sé muy bien quién eres. <text:span text:style-name="Grey">I know very well who you are.</text:span></text:p>
      <text:p text:style-name="Text_20_body">Ya no eres más solo un niño. <text:span text:style-name="Grey">You are no longer a mere child.</text:span></text:p>
      <text:p text:style-name="Text_20_body">Ya no eres un niño. <text:span text:style-name="Grey">You are no longer a child.</text:span></text:p>
      <text:p text:style-name="Text_20_body">Ya no eres un niño. <text:span text:style-name="Grey">You're not a child anymore.</text:span></text:p>
      <text:p text:style-name="Text_20_body">Ya no eres mi amigo. <text:span text:style-name="Grey">You're not my friend anymore.</text:span></text:p>
      <text:p text:style-name="Text_20_body">Eres un buen hombre. <text:span text:style-name="Grey">You're a good man.</text:span></text:p>
      <text:p text:style-name="Text_20_body">Te quiero tal como eres. <text:span text:style-name="Grey">I love the way you are.</text:span></text:p>
      <text:p text:style-name="Text_20_body">¡Tú no eres mi padre ! <text:span text:style-name="Grey">You're not my father!</text:span></text:p>
      <text:p text:style-name="Text_20_body">Tú no eres mi padre. <text:span text:style-name="Grey">You're not my father.</text:span></text:p>
      <text:p text:style-name="Text_20_body">¿De dónde eres ? <text:span text:style-name="Grey">Where do you come from?</text:span></text:p>
      <text:p text:style-name="Text_20_body">¿De dónde eres ? <text:span text:style-name="Grey">Where are you from?</text:span></text:p>
      <text:p text:style-name="Text_20_body">Eres el amor de mi vida. <text:span text:style-name="Grey">You're the love of my life.</text:span></text:p>
      <text:p text:style-name="Text_20_body">Eres mejor que yo. <text:span text:style-name="Grey">You are better than me.</text:span></text:p>
      <text:p text:style-name="Text_20_body">Eres más alto que yo. <text:span text:style-name="Grey">You are taller than I.</text:span></text:p>
      <text:p text:style-name="Text_20_body">Eres más alto que yo. <text:span text:style-name="Grey">You're taller than me.</text:span></text:p>
      <text:p text:style-name="Text_20_body">Eres más alto que yo. <text:span text:style-name="Grey">You are taller than me.</text:span></text:p>
      <text:p text:style-name="Text_20_body">Eres más alto que yo. <text:span text:style-name="Grey">You're taller than I am.</text:span></text:p>
      <text:p text:style-name="Text_20_body">Tú eres el amor de mi vida. <text:span text:style-name="Grey">You're the love of my life.</text:span></text:p>
      <text:p text:style-name="Text_20_body">¿Amigo de quién eres ? <text:span text:style-name="Grey">Whose friend are you?</text:span></text:p>
      <text:p text:style-name="Text_20_body">No eres más joven que yo. <text:span text:style-name="Grey">You are no younger than I am.</text:span></text:p>
      <text:p text:style-name="Text_20_body">Creo que no eres mi tipo. <text:span text:style-name="Grey">I think you're not my type.</text:span></text:p>
      <text:p text:style-name="Text_20_body">Sabe quién eres. <text:span text:style-name="Grey">She knows who you are.</text:span></text:p>
      <text:p text:style-name="Text_20_body">Tú eres más alto que ella. <text:span text:style-name="Grey">You are taller than she.</text:span></text:p>
      <text:p text:style-name="Text_20_body">Tú eres más alto que ella. <text:span text:style-name="Grey">You are taller than she is.</text:span></text:p>
      <text:p text:style-name="Text_20_body">Tú eres tan alto que yo. <text:span text:style-name="Grey">You are as tall as I am.</text:span></text:p>
      <text:p text:style-name="Text_20_body">Eres el mejor padre del mundo. <text:span text:style-name="Grey">You're the best dad in the world.</text:span></text:p>
      <text:p text:style-name="Text_20_body">Tú eres el más alto. <text:span text:style-name="Grey">You are the tallest one.</text:span></text:p>
      <text:p text:style-name="Text_20_body">No eres tan bajo como yo. <text:span text:style-name="Grey">You are not as short as I.</text:span></text:p>
      <text:h text:style-name="Heading_20_1" text:outline-level="1">118 SIEMPRE </text:h>
      <text:p text:style-name="Text_20_body">Siempre hace lo que quiere. <text:span text:style-name="Grey">He always does as he pleases.</text:span></text:p>
      <text:p text:style-name="Text_20_body">Nada es para siempre. <text:span text:style-name="Grey">Nothing lasts forever.</text:span></text:p>
      <text:p text:style-name="Text_20_body">Nada es para siempre. <text:span text:style-name="Grey">Nothing is forever.</text:span></text:p>
      <text:p text:style-name="Text_20_body">Siempre hay algo que hacer. <text:span text:style-name="Grey">There is always something to do.</text:span></text:p>
      <text:p text:style-name="Text_20_body">¿Por qué siempre yo ? <text:span text:style-name="Grey">Why always me?</text:span></text:p>
      <text:p text:style-name="Text_20_body">No quiero vivir por siempre. <text:span text:style-name="Grey">I don't want to live forever.</text:span></text:p>
      <text:p text:style-name="Text_20_body">A esta hora viene él siempre. <text:span text:style-name="Grey">This is the time he normally arrives.</text:span></text:p>
      <text:p text:style-name="Text_20_body">Sé que no siempre es fácil. <text:span text:style-name="Grey">I know it isn't always easy.</text:span></text:p>
      <text:p text:style-name="Text_20_body">Siempre me dijo la verdad. <text:span text:style-name="Grey">He always told me the truth.</text:span></text:p>
      <text:p text:style-name="Text_20_body">No siempre es feliz. <text:span text:style-name="Grey">He is not always happy.</text:span></text:p>
      <text:p text:style-name="Text_20_body">Quiero vivir para siempre. <text:span text:style-name="Grey">I want to live forever.</text:span></text:p>
      <text:p text:style-name="Text_20_body">Te veré a la hora de siempre. <text:span text:style-name="Grey">I'll meet you at the usual time.</text:span></text:p>
      <text:p text:style-name="Text_20_body">No puedo esperar para siempre. <text:span text:style-name="Grey">I can't wait forever.</text:span></text:p>
      <text:p text:style-name="Text_20_body">Ella siempre dice no. <text:span text:style-name="Grey">She always says no.</text:span></text:p>
      <text:p text:style-name="Text_20_body">Nadie vive para siempre. <text:span text:style-name="Grey">Nobody lives forever.</text:span></text:p>
      <text:p text:style-name="Text_20_body">Él siempre está feliz. <text:span text:style-name="Grey">He is always happy.</text:span></text:p>
      <text:p text:style-name="Text_20_body">¿Por qué siempre me haces eso ? <text:span text:style-name="Grey">Why do you always do that to me?</text:span></text:p>
      <text:p text:style-name="Text_20_body">Él siempre trabaja mucho. <text:span text:style-name="Grey">He always works a lot.</text:span></text:p>
      <text:p text:style-name="Text_20_body">Siempre uno los dos. <text:span text:style-name="Grey">I always unite those two.</text:span></text:p>
      <text:p text:style-name="Text_20_body">Es siempre lo mismo. <text:span text:style-name="Grey">It's the same every time.</text:span></text:p>
      <text:p text:style-name="Text_20_body">Él siempre dice la verdad. <text:span text:style-name="Grey">He always tells the truth.</text:span></text:p>
      <text:p text:style-name="Text_20_body">Ella siempre habla en inglés. <text:span text:style-name="Grey">She always speaks in English.</text:span></text:p>
      <text:p text:style-name="Text_20_body">Ella siempre trabaja mucho. <text:span text:style-name="Grey">She always works hard.</text:span></text:p>
      <text:p text:style-name="Text_20_body">No siempre es fácil. <text:span text:style-name="Grey">It's not always easy.</text:span></text:p>
      <text:p text:style-name="Text_20_body">Siempre que llamo está fuera. <text:span text:style-name="Grey">Whenever I call, he is out.</text:span></text:p>
      <text:p text:style-name="Text_20_body">Siempre te creo. <text:span text:style-name="Grey">I always believe you.</text:span></text:p>
      <text:p text:style-name="Text_20_body">Ella llegó tarde como siempre. <text:span text:style-name="Grey">She arrived late as usual.</text:span></text:p>
      <text:p text:style-name="Text_20_body">Mi padre siempre está ocupado. <text:span text:style-name="Grey">My father is always busy.</text:span></text:p>
      <text:p text:style-name="Text_20_body">Siempre tiene miedo. <text:span text:style-name="Grey">He is always scared.</text:span></text:p>
      <text:p text:style-name="Text_20_body">Sí, siempre que puedo. <text:span text:style-name="Grey">Yes. Always when I can.</text:span></text:p>
      <text:h text:style-name="Heading_20_1" text:outline-level="1">119 SOLO </text:h>
      <text:p text:style-name="Text_20_body">Él estaba solo en la casa. <text:span text:style-name="Grey">He was alone in the house.</text:span></text:p>
      <text:p text:style-name="Text_20_body">No me gusta estar solo. <text:span text:style-name="Grey">I dislike being alone.</text:span></text:p>
      <text:p text:style-name="Text_20_body">No quiero ir solo. <text:span text:style-name="Grey">I don't want to go alone.</text:span></text:p>
      <text:p text:style-name="Text_20_body">Él ya no está solo. <text:span text:style-name="Grey">He isn't alone anymore.</text:span></text:p>
      <text:p text:style-name="Text_20_body">No quiero ir yo solo. <text:span text:style-name="Grey">I don't want to go on my own.</text:span></text:p>
      <text:p text:style-name="Text_20_body">Lo puedo hacer solo. <text:span text:style-name="Grey">I can do this on my own.</text:span></text:p>
      <text:p text:style-name="Text_20_body">Él es solo un niño. <text:span text:style-name="Grey">He is but a child.</text:span></text:p>
      <text:p text:style-name="Text_20_body">Él es solo un niño. <text:span text:style-name="Grey">He is a mere child.</text:span></text:p>
      <text:p text:style-name="Text_20_body">Él es solo un niño. <text:span text:style-name="Grey">He is only a child.</text:span></text:p>
      <text:p text:style-name="Text_20_body">Él es solo un niño. <text:span text:style-name="Grey">He is merely a child.</text:span></text:p>
      <text:p text:style-name="Text_20_body">Ya no está solo. <text:span text:style-name="Grey">He isn't alone anymore.</text:span></text:p>
      <text:p text:style-name="Text_20_body">Ya no está solo. <text:span text:style-name="Grey">He isn't lonely anymore.</text:span></text:p>
      <text:p text:style-name="Text_20_body">Me gusta estar solo. <text:span text:style-name="Grey">I like being alone.</text:span></text:p>
      <text:p text:style-name="Text_20_body">¿Te gusta estar solo ? <text:span text:style-name="Grey">Do you like to be alone?</text:span></text:p>
      <text:p text:style-name="Text_20_body">No quiero estar solo. <text:span text:style-name="Grey">I don't want to be alone.</text:span></text:p>
      <text:p text:style-name="Text_20_body">No puedo hacer eso solo. <text:span text:style-name="Grey">I can't do this all on my own.</text:span></text:p>
      <text:p text:style-name="Text_20_body">¿Le gusta estar solo ? <text:span text:style-name="Grey">Do you like to be alone?</text:span></text:p>
      <text:p text:style-name="Text_20_body">Él solo quiere lo mejor. <text:span text:style-name="Grey">He wants only the best.</text:span></text:p>
      <text:p text:style-name="Text_20_body">Ya no eres más solo un niño. <text:span text:style-name="Grey">You are no longer a mere child.</text:span></text:p>
      <text:p text:style-name="Text_20_body">Solo se vive una vez. <text:span text:style-name="Grey">You only live once.</text:span></text:p>
      <text:p text:style-name="Text_20_body">Solo es un niño. <text:span text:style-name="Grey">He is just a kid.</text:span></text:p>
      <text:p text:style-name="Text_20_body">Sé que solo es un sueño. <text:span text:style-name="Grey">I know it's only a dream.</text:span></text:p>
      <text:p text:style-name="Text_20_body">Solo lo vi una vez. <text:span text:style-name="Grey">I only saw him once.</text:span></text:p>
      <text:p text:style-name="Text_20_body">¿Lo hizo usted solo ? <text:span text:style-name="Grey">Did you do this on your own?</text:span></text:p>
      <text:p text:style-name="Text_20_body">¿Lo hizo usted solo ? <text:span text:style-name="Grey">Did you make it for yourself?</text:span></text:p>
      <text:p text:style-name="Text_20_body">¿Lo hizo usted solo ? <text:span text:style-name="Grey">Did you do it by yourself?</text:span></text:p>
      <text:p text:style-name="Text_20_body">Eso fue hace solo un año. <text:span text:style-name="Grey">That was only a year ago.</text:span></text:p>
      <text:p text:style-name="Text_20_body">Sé que solo era un sueño. <text:span text:style-name="Grey">I know it was just a dream.</text:span></text:p>
      <text:p text:style-name="Text_20_body">Tengo miedo de ir solo. <text:span text:style-name="Grey">I'm afraid to go alone.</text:span></text:p>
      <text:p text:style-name="Text_20_body">Ella lo dejó ir solo. <text:span text:style-name="Grey">She allowed him to go alone.</text:span></text:p>
      <text:h text:style-name="Heading_20_1" text:outline-level="1">120 TIENES </text:h>
      <text:p text:style-name="Text_20_body">No, no tienes por qué. <text:span text:style-name="Grey">No, you don't have to.</text:span></text:p>
      <text:p text:style-name="Text_20_body">¿Es todo lo que tienes ? <text:span text:style-name="Grey">That all you've got?</text:span></text:p>
      <text:p text:style-name="Text_20_body">¿Eso es todo lo que tienes ? <text:span text:style-name="Grey">Is that all you have?</text:span></text:p>
      <text:p text:style-name="Text_20_body">¿Eso es todo lo que tienes ? <text:span text:style-name="Grey">That all you've got?</text:span></text:p>
      <text:p text:style-name="Text_20_body">¿No tienes nada que hacer ? <text:span text:style-name="Grey">Don't you have anything to do?</text:span></text:p>
      <text:p text:style-name="Text_20_body">No tienes por qué hacer eso. <text:span text:style-name="Grey">You don't need to do that.</text:span></text:p>
      <text:p text:style-name="Text_20_body">¿No tienes nada más que decir ? <text:span text:style-name="Grey">Don't you have more to say?</text:span></text:p>
      <text:p text:style-name="Text_20_body">¿Qué no tienes ? <text:span text:style-name="Grey">What don't you have?</text:span></text:p>
      <text:p text:style-name="Text_20_body">¿No tienes nada que decir ? <text:span text:style-name="Grey">Do you have nothing to say?</text:span></text:p>
      <text:p text:style-name="Text_20_body">No tienes que hablar tan alto. <text:span text:style-name="Grey">You don't have to talk so loud.</text:span></text:p>
      <text:p text:style-name="Text_20_body">Aquí tienes un poco de agua. <text:span text:style-name="Grey">Here's some water.</text:span></text:p>
      <text:p text:style-name="Text_20_body">Tienes algo de dinero, ¿no ? <text:span text:style-name="Grey">You have some money, don't you?</text:span></text:p>
      <text:p text:style-name="Text_20_body">¿Lo tienes todo ? <text:span text:style-name="Grey">Do you have everything?</text:span></text:p>
      <text:p text:style-name="Text_20_body">No tienes que venir aquí. <text:span text:style-name="Grey">You do not have to come here.</text:span></text:p>
      <text:p text:style-name="Text_20_body">¿Por qué tienes que hacerlo ? <text:span text:style-name="Grey">Why do you have to do it?</text:span></text:p>
      <text:p text:style-name="Text_20_body">No tienes que venir. <text:span text:style-name="Grey">You don't need to come.</text:span></text:p>
      <text:p text:style-name="Text_20_body">¿Qué hora tienes ? <text:span text:style-name="Grey">What time do you have?</text:span></text:p>
      <text:p text:style-name="Text_20_body">Tienes perro, ¿no ? <text:span text:style-name="Grey">You keep a dog, don't you?</text:span></text:p>
      <text:p text:style-name="Text_20_body">Tienes que estudiar mucho más. <text:span text:style-name="Grey">You must study much harder.</text:span></text:p>
      <text:p text:style-name="Text_20_body">Sabes lo que tienes que hacer. <text:span text:style-name="Grey">You know what you have to do.</text:span></text:p>
      <text:p text:style-name="Text_20_body">Sabes lo que tienes que hacer. <text:span text:style-name="Grey">You know what you must do.</text:span></text:p>
      <text:p text:style-name="Text_20_body">Tú lo tienes todo. <text:span text:style-name="Grey">You have everything.</text:span></text:p>
      <text:p text:style-name="Text_20_body">Bueno, tú tienes a un hombre. <text:span text:style-name="Grey">Well, you have a man.</text:span></text:p>
      <text:p text:style-name="Text_20_body">¿Qué tienes que hacer ahora ? <text:span text:style-name="Grey">What must you do now?</text:span></text:p>
      <text:p text:style-name="Text_20_body">¿Por qué tienes miedo ? <text:span text:style-name="Grey">Why are you afraid?</text:span></text:p>
      <text:p text:style-name="Text_20_body">¿Qué hora tienes tú ? <text:span text:style-name="Grey">What time is it by your watch?</text:span></text:p>
      <text:p text:style-name="Text_20_body">¿Por qué no tienes familia ? <text:span text:style-name="Grey">Why don't you have a family?</text:span></text:p>
      <text:p text:style-name="Text_20_body">No tienes que estudiar. <text:span text:style-name="Grey">You don't have to study.</text:span></text:p>
      <text:p text:style-name="Text_20_body">Tienes que hablar inglés aquí. <text:span text:style-name="Grey">You have to speak English here.</text:span></text:p>
      <text:p text:style-name="Text_20_body">Tienes que estudiar más. <text:span text:style-name="Grey">You must study more.</text:span></text:p>
      <text:h text:style-name="Heading_20_1" text:outline-level="1">121 VI </text:h>
      <text:p text:style-name="Text_20_body">No la vi por mucho tiempo. <text:span text:style-name="Grey">I did not see her for a long time.</text:span></text:p>
      <text:p text:style-name="Text_20_body">Eso es todo lo que vi. <text:span text:style-name="Grey">That's all I saw.</text:span></text:p>
      <text:p text:style-name="Text_20_body">No vi nada de nada. <text:span text:style-name="Grey">I saw nothing at all.</text:span></text:p>
      <text:p text:style-name="Text_20_body">No, no vi a nadie. <text:span text:style-name="Grey">No, I didn't see anyone.</text:span></text:p>
      <text:p text:style-name="Text_20_body">Lo vi hace poco. <text:span text:style-name="Grey">I saw him recently.</text:span></text:p>
      <text:p text:style-name="Text_20_body">Nunca más la vi de nuevo. <text:span text:style-name="Grey">I never saw her again.</text:span></text:p>
      <text:p text:style-name="Text_20_body">Le vi hace poco. <text:span text:style-name="Grey">I saw him recently.</text:span></text:p>
      <text:p text:style-name="Text_20_body">Solo lo vi una vez. <text:span text:style-name="Grey">I only saw him once.</text:span></text:p>
      <text:p text:style-name="Text_20_body">Lo vi el otro día. <text:span text:style-name="Grey">I met him the other day.</text:span></text:p>
      <text:p text:style-name="Text_20_body">Lo vi con otra mujer. <text:span text:style-name="Grey">I saw him with another woman.</text:span></text:p>
      <text:p text:style-name="Text_20_body">Vi una casa a lo lejos. <text:span text:style-name="Grey">I saw a house in the distance.</text:span></text:p>
      <text:p text:style-name="Text_20_body">Le vi hace tres años. <text:span text:style-name="Grey">I saw him three years ago.</text:span></text:p>
      <text:p text:style-name="Text_20_body">Fue aquí donde la vi. <text:span text:style-name="Grey">It was here that I saw her.</text:span></text:p>
      <text:p text:style-name="Text_20_body">La vi tres veces. <text:span text:style-name="Grey">I have seen her three times.</text:span></text:p>
      <text:p text:style-name="Text_20_body">El otro día vi a esa niña. <text:span text:style-name="Grey">The other day I saw the girl.</text:span></text:p>
      <text:p text:style-name="Text_20_body">Sólo le vi una vez. <text:span text:style-name="Grey">I saw him but once.</text:span></text:p>
      <text:p text:style-name="Text_20_body">Sólo le vi una vez. <text:span text:style-name="Grey">I only saw him once.</text:span></text:p>
      <text:p text:style-name="Text_20_body">Vi lo que hiciste. <text:span text:style-name="Grey">I saw what you did.</text:span></text:p>
      <text:p text:style-name="Text_20_body">Vi allí a mi hermana. <text:span text:style-name="Grey">I saw my sister there.</text:span></text:p>
      <text:p text:style-name="Text_20_body">Lo vi yo mismo. <text:span text:style-name="Grey">I myself saw it.</text:span></text:p>
      <text:p text:style-name="Text_20_body">¿Viste lo que yo vi ? <text:span text:style-name="Grey">Did you see what I did?</text:span></text:p>
      <text:p text:style-name="Text_20_body">Lo vi venir hacia aquí. <text:span text:style-name="Grey">I observed him come along here.</text:span></text:p>
      <text:p text:style-name="Text_20_body">La vi hace una semana. <text:span text:style-name="Grey">I saw her a week ago.</text:span></text:p>
      <text:p text:style-name="Text_20_body">Hoy hace una semana que la vi. <text:span text:style-name="Grey">I saw her a week ago today.</text:span></text:p>
      <text:p text:style-name="Text_20_body">Yo misma lo vi. <text:span text:style-name="Grey">I myself saw it.</text:span></text:p>
      <text:p text:style-name="Text_20_body">No los vi por ningún lado. <text:span text:style-name="Grey">I haven't seen them anywhere.</text:span></text:p>
      <text:p text:style-name="Text_20_body">Lo vi muchas veces. <text:span text:style-name="Grey">I have seen him many times.</text:span></text:p>
      <text:p text:style-name="Text_20_body">La vi en la fiesta. <text:span text:style-name="Grey">I saw her at the party.</text:span></text:p>
      <text:p text:style-name="Text_20_body">Te vi con un muchacho alto. <text:span text:style-name="Grey">I saw you with a tall boy.</text:span></text:p>
      <text:p text:style-name="Text_20_body">Ya vi esa película. <text:span text:style-name="Grey">I've already seen that movie.</text:span></text:p>
      <text:h text:style-name="Heading_20_1" text:outline-level="1">122 QUIERES </text:h>
      <text:p text:style-name="Text_20_body">¿Qué es lo que más quieres ? <text:span text:style-name="Grey">What is it you want most?</text:span></text:p>
      <text:p text:style-name="Text_20_body">Sé qué es lo que quieres. <text:span text:style-name="Grey">I know what you want.</text:span></text:p>
      <text:p text:style-name="Text_20_body">No tiene que ir si no quieres. <text:span text:style-name="Grey">If you don't want to go, you don't have to.</text:span></text:p>
      <text:p text:style-name="Text_20_body">No me voy a ir si no quieres. <text:span text:style-name="Grey">I'm not going to leave if you don't want me to.</text:span></text:p>
      <text:p text:style-name="Text_20_body">¿Por qué me quieres ? <text:span text:style-name="Grey">Why do you love me?</text:span></text:p>
      <text:p text:style-name="Text_20_body">Tengo todo lo que quieres. <text:span text:style-name="Grey">I've got everything that you want.</text:span></text:p>
      <text:p text:style-name="Text_20_body">¿Es eso lo que quieres hacer ? <text:span text:style-name="Grey">Is that what you want to do?</text:span></text:p>
      <text:p text:style-name="Text_20_body">¿Es eso lo que quieres ? <text:span text:style-name="Grey">Is that what you want?</text:span></text:p>
      <text:p text:style-name="Text_20_body">¿Para qué lo quieres ? <text:span text:style-name="Grey">What do you want it for?</text:span></text:p>
      <text:p text:style-name="Text_20_body">Sé lo que quieres. <text:span text:style-name="Grey">I know what you want.</text:span></text:p>
      <text:p text:style-name="Text_20_body">No sé a quién quieres ver. <text:span text:style-name="Grey">I don't know whom you want to see.</text:span></text:p>
      <text:p text:style-name="Text_20_body">No sé a quién quieres ver. <text:span text:style-name="Grey">I don't know who you want to see.</text:span></text:p>
      <text:p text:style-name="Text_20_body">No sé a quién quieres ver. <text:span text:style-name="Grey">I don't know who you want to meet.</text:span></text:p>
      <text:p text:style-name="Text_20_body">¿Sabe que le quieres ? <text:span text:style-name="Grey">Does he know that you love him?</text:span></text:p>
      <text:p text:style-name="Text_20_body">No sé qué quieres hacer. <text:span text:style-name="Grey">I don't know what you want to do.</text:span></text:p>
      <text:p text:style-name="Text_20_body">¿Qué quieres ? Quiero un perro. <text:span text:style-name="Grey">What do you want? I want a dog.</text:span></text:p>
      <text:p text:style-name="Text_20_body">¡Ya sé lo que quieres ! <text:span text:style-name="Grey">I already know what you want!</text:span></text:p>
      <text:p text:style-name="Text_20_body">¿Esto es lo que quieres ? <text:span text:style-name="Grey">Is this what you want?</text:span></text:p>
      <text:p text:style-name="Text_20_body">¿Es esto lo que quieres ? <text:span text:style-name="Grey">Is this what you want?</text:span></text:p>
      <text:p text:style-name="Text_20_body">¿Que quieres qué ? <text:span text:style-name="Grey">Do you want that?</text:span></text:p>
      <text:p text:style-name="Text_20_body">¿En dónde lo quieres ? <text:span text:style-name="Grey">Where do you want it?</text:span></text:p>
      <text:p text:style-name="Text_20_body">¿Qué más quieres hacer ? <text:span text:style-name="Grey">What else do you want to do?</text:span></text:p>
      <text:p text:style-name="Text_20_body">¿No puedes o no quieres ? <text:span text:style-name="Grey">You can't or you won't?</text:span></text:p>
      <text:p text:style-name="Text_20_body">¿No quieres venir a mi casa ? <text:span text:style-name="Grey">Won't you come over to my place?</text:span></text:p>
      <text:p text:style-name="Text_20_body">Sé con quién quieres hablar. <text:span text:style-name="Grey">I know who you want to talk to.</text:span></text:p>
      <text:p text:style-name="Text_20_body">Sé lo que quieres decir. <text:span text:style-name="Grey">I know what you mean.</text:span></text:p>
      <text:p text:style-name="Text_20_body">¿A dónde quieres ir ? <text:span text:style-name="Grey">Where do you want to go?</text:span></text:p>
      <text:p text:style-name="Text_20_body">¿Qué me quieres decir con eso ? <text:span text:style-name="Grey">What are you hinting at?</text:span></text:p>
      <text:p text:style-name="Text_20_body">¿Qué es lo que quieres de mí ? <text:span text:style-name="Grey">What is it you want from me?</text:span></text:p>
      <text:p text:style-name="Text_20_body">¿Qué más quieres ? <text:span text:style-name="Grey">What else do you want?</text:span></text:p>
      <text:h text:style-name="Heading_20_1" text:outline-level="1">123 ESTADO </text:h>
      <text:p text:style-name="Text_20_body">Ha estado muy bien. <text:span text:style-name="Grey">You've been great.</text:span></text:p>
      <text:p text:style-name="Text_20_body">¿En dónde he estado ? <text:span text:style-name="Grey">Where have I been?</text:span></text:p>
      <text:p text:style-name="Text_20_body">Este auto está en buen estado. <text:span text:style-name="Grey">This car is in good condition.</text:span></text:p>
      <text:p text:style-name="Text_20_body">El Estado soy yo. <text:span text:style-name="Grey">I am the State!</text:span></text:p>
      <text:p text:style-name="Text_20_body">El Estado soy yo. <text:span text:style-name="Grey">I am the state.</text:span></text:p>
      <text:p text:style-name="Text_20_body">Yo ya he estado aquí. <text:span text:style-name="Grey">I've been here before.</text:span></text:p>
      <text:p text:style-name="Text_20_body">He estado aquí dos veces. <text:span text:style-name="Grey">I've been there twice.</text:span></text:p>
      <text:p text:style-name="Text_20_body">He estado una vez ahí. <text:span text:style-name="Grey">I've been there once.</text:span></text:p>
      <text:p text:style-name="Text_20_body">¿Dónde he estado ? <text:span text:style-name="Grey">Where have I been?</text:span></text:p>
      <text:p text:style-name="Text_20_body">Nunca he estado mejor. <text:span text:style-name="Grey">I've never been better.</text:span></text:p>
      <text:p text:style-name="Text_20_body">El camino está en mal estado. <text:span text:style-name="Grey">The road's in bad condition.</text:span></text:p>
      <text:p text:style-name="Text_20_body">Eso ha estado cerca. <text:span text:style-name="Grey">That was a close call.</text:span></text:p>
      <text:p text:style-name="Text_20_body">Te he estado buscando. <text:span text:style-name="Grey">I have been looking for you.</text:span></text:p>
      <text:p text:style-name="Text_20_body">Te he estado buscando. <text:span text:style-name="Grey">I've been looking for you.</text:span></text:p>
      <text:p text:style-name="Text_20_body">He estado aquí a menudo. <text:span text:style-name="Grey">I have often been here.</text:span></text:p>
      <text:p text:style-name="Text_20_body">He estado aquí por una semana. <text:span text:style-name="Grey">I have been here for a week.</text:span></text:p>
      <text:p text:style-name="Text_20_body">Él ya había estado allí. <text:span text:style-name="Grey">He had been there before.</text:span></text:p>
      <text:p text:style-name="Text_20_body">Ya he estado allí. <text:span text:style-name="Grey">I've been there already.</text:span></text:p>
      <text:p text:style-name="Text_20_body">Nunca he estado allí. <text:span text:style-name="Grey">I have never been there myself.</text:span></text:p>
      <text:p text:style-name="Text_20_body">Me alegro de haber estado ahí. <text:span text:style-name="Grey">I'm glad I was there.</text:span></text:p>
      <text:p text:style-name="Text_20_body">He estado leyendo este libro. <text:span text:style-name="Grey">I have been reading this book.</text:span></text:p>
      <text:p text:style-name="Text_20_body">He estado leyendo este libro. <text:span text:style-name="Grey">I've been reading this book.</text:span></text:p>
      <text:p text:style-name="Text_20_body">A menudo he estado ahí. <text:span text:style-name="Grey">I have often been there.</text:span></text:p>
      <text:p text:style-name="Text_20_body">He estado aquí antes. <text:span text:style-name="Grey">I've been here before.</text:span></text:p>
      <text:p text:style-name="Text_20_body">¿Ha estado ella allí antes ? <text:span text:style-name="Grey">Had she been there before?</text:span></text:p>
      <text:p text:style-name="Text_20_body">Él ha estado ocupado. <text:span text:style-name="Grey">He has been busy.</text:span></text:p>
      <text:p text:style-name="Text_20_body">He estado ahí muchas veces. <text:span text:style-name="Grey">I have been there scores of times.</text:span></text:p>
      <text:p text:style-name="Text_20_body">Me lo he estado pensando. <text:span text:style-name="Grey">I've been thinking about it.</text:span></text:p>
      <text:p text:style-name="Text_20_body">¿Usted ya ha estado en Tokio ? <text:span text:style-name="Grey">Have you ever been to Tokyo?</text:span></text:p>
      <text:p text:style-name="Text_20_body">No he estado nunca en París. <text:span text:style-name="Grey">I've never been to Paris.</text:span></text:p>
      <text:h text:style-name="Heading_20_1" text:outline-level="1">124 CASI </text:h>
      <text:p text:style-name="Text_20_body">No sé casi nada de eso. <text:span text:style-name="Grey">I know almost nothing about it.</text:span></text:p>
      <text:p text:style-name="Text_20_body">¿No es ya casi hora de comer ? <text:span text:style-name="Grey">Isn't it about time to eat?</text:span></text:p>
      <text:p text:style-name="Text_20_body">No sé casi nada. <text:span text:style-name="Grey">I know next to nothing.</text:span></text:p>
      <text:p text:style-name="Text_20_body">Él es casi tan alto como yo. <text:span text:style-name="Grey">He's almost as tall as me.</text:span></text:p>
      <text:p text:style-name="Text_20_body">Son casi las tres. <text:span text:style-name="Grey">It is almost three.</text:span></text:p>
      <text:p text:style-name="Text_20_body">Casi son las tres. <text:span text:style-name="Grey">It is almost three.</text:span></text:p>
      <text:p text:style-name="Text_20_body">Ya casi es hora. <text:span text:style-name="Grey">It's about time.</text:span></text:p>
      <text:p text:style-name="Text_20_body">Ya casi es hora. <text:span text:style-name="Grey">It's almost time.</text:span></text:p>
      <text:p text:style-name="Text_20_body">Soy casi tan alto como ella. <text:span text:style-name="Grey">I am nearly as tall as she.</text:span></text:p>
      <text:p text:style-name="Text_20_body">Casi no nos queda tiempo. <text:span text:style-name="Grey">We're nearly out of time.</text:span></text:p>
      <text:p text:style-name="Text_20_body">Casi es hora de ir al colegio. <text:span text:style-name="Grey">It's about time to go to school.</text:span></text:p>
      <text:p text:style-name="Text_20_body">Casi no queda vino. <text:span text:style-name="Grey">There is little wine left.</text:span></text:p>
      <text:p text:style-name="Text_20_body">Casi le cuesta la vida. <text:span text:style-name="Grey">It nearly cost her her life.</text:span></text:p>
      <text:p text:style-name="Text_20_body">Ahora casi no tengo dinero. <text:span text:style-name="Grey">I have almost no money now.</text:span></text:p>
      <text:p text:style-name="Text_20_body">Casi es tan alta como tú. <text:span text:style-name="Grey">She is almost as tall as you.</text:span></text:p>
      <text:p text:style-name="Text_20_body">El trabajo está casi listo. <text:span text:style-name="Grey">The job is practically done.</text:span></text:p>
      <text:p text:style-name="Text_20_body">El trabajo está casi listo. <text:span text:style-name="Grey">The job is almost finished.</text:span></text:p>
      <text:p text:style-name="Text_20_body">Él es casi de tu misma edad. <text:span text:style-name="Grey">He's about the same age as you.</text:span></text:p>
      <text:p text:style-name="Text_20_body">Ya casi ni siento el dolor. <text:span text:style-name="Grey">I barely feel the pain anymore.</text:span></text:p>
      <text:p text:style-name="Text_20_body">Fui casi como un sueño. <text:span text:style-name="Grey">It was almost like a dream.</text:span></text:p>
      <text:p text:style-name="Text_20_body">Ya casi son las seis. <text:span text:style-name="Grey">It's almost six.</text:span></text:p>
      <text:p text:style-name="Text_20_body">Ya casi es hora de irse. <text:span text:style-name="Grey">It's almost time to go.</text:span></text:p>
      <text:p text:style-name="Text_20_body">Casi nadie la cree. <text:span text:style-name="Grey">Almost no one believes her.</text:span></text:p>
      <text:p text:style-name="Text_20_body">Casi me olvidé de todo eso. <text:span text:style-name="Grey">I almost forgot all about that.</text:span></text:p>
      <text:p text:style-name="Text_20_body">Soy casi otra persona. <text:span text:style-name="Grey">I'm almost another person.</text:span></text:p>
      <text:p text:style-name="Text_20_body">Son casi las seis. <text:span text:style-name="Grey">It's almost six o'clock.</text:span></text:p>
      <text:p text:style-name="Text_20_body">Son casi las seis. <text:span text:style-name="Grey">It's nearly six o'clock.</text:span></text:p>
      <text:p text:style-name="Text_20_body">Son casi las seis. <text:span text:style-name="Grey">It's almost six.</text:span></text:p>
      <text:p text:style-name="Text_20_body">Casi nunca abre un libro. <text:span text:style-name="Grey">He hardly ever opens a book.</text:span></text:p>
      <text:p text:style-name="Text_20_body">Son casi las seis en punto. <text:span text:style-name="Grey">It's almost six o'clock.</text:span></text:p>
      <text:h text:style-name="Heading_20_1" text:outline-level="1">125 GUSTAN </text:h>
      <text:p text:style-name="Text_20_body">Me gustan los dos. <text:span text:style-name="Grey">I like both.</text:span></text:p>
      <text:p text:style-name="Text_20_body">No me gustan nada tus amigos. <text:span text:style-name="Grey">I don't like your friends at all.</text:span></text:p>
      <text:p text:style-name="Text_20_body">Me gustan todos. <text:span text:style-name="Grey">I like them all.</text:span></text:p>
      <text:p text:style-name="Text_20_body">No me gustan tus amigos. <text:span text:style-name="Grey">I don't like your friends.</text:span></text:p>
      <text:p text:style-name="Text_20_body">No me gustan mucho las flores. <text:span text:style-name="Grey">I don't care for flowers very much.</text:span></text:p>
      <text:p text:style-name="Text_20_body">Me gustan mis amigos. <text:span text:style-name="Grey">I like my friends.</text:span></text:p>
      <text:p text:style-name="Text_20_body">Me gustan tus amigos. <text:span text:style-name="Grey">I like your friends.</text:span></text:p>
      <text:p text:style-name="Text_20_body">¡Me gustan tus ojos ! <text:span text:style-name="Grey">I like your eyes!</text:span></text:p>
      <text:p text:style-name="Text_20_body">Dice que le gustan las flores. <text:span text:style-name="Grey">He says he likes flowers.</text:span></text:p>
      <text:p text:style-name="Text_20_body">No les gustan mis amigos. <text:span text:style-name="Grey">They don't like my friends.</text:span></text:p>
      <text:p text:style-name="Text_20_body">Me gustan el pan y la leche. <text:span text:style-name="Grey">I like milk and bread.</text:span></text:p>
      <text:p text:style-name="Text_20_body">Las manzanas no me gustan. <text:span text:style-name="Grey">I don't like apples.</text:span></text:p>
      <text:p text:style-name="Text_20_body">No me gustan las manzanas. <text:span text:style-name="Grey">I don't like apples.</text:span></text:p>
      <text:p text:style-name="Text_20_body">¿No te gustan las manzanas ? <text:span text:style-name="Grey">Don't you like apples?</text:span></text:p>
      <text:p text:style-name="Text_20_body">¿Qué zapatos le gustan ? <text:span text:style-name="Grey">What shoes do you like?</text:span></text:p>
      <text:p text:style-name="Text_20_body">¿Qué zapatos le gustan ? <text:span text:style-name="Grey">Which shoes do you like?</text:span></text:p>
      <text:p text:style-name="Text_20_body">Me gustan mucho los perros. <text:span text:style-name="Grey">I like dogs very much.</text:span></text:p>
      <text:p text:style-name="Text_20_body">¿No te gustan los gatos ? <text:span text:style-name="Grey">Don't you love cats?</text:span></text:p>
      <text:p text:style-name="Text_20_body">No le gustan los gatos. <text:span text:style-name="Grey">He does not like cats.</text:span></text:p>
      <text:p text:style-name="Text_20_body">Me gustan los perros. <text:span text:style-name="Grey">I like dogs.</text:span></text:p>
      <text:p text:style-name="Text_20_body">Me gustan las manzanas. <text:span text:style-name="Grey">I like apples.</text:span></text:p>
      <text:p text:style-name="Text_20_body">¿Te gustan las manzanas ? <text:span text:style-name="Grey">Do you like apples?</text:span></text:p>
      <text:p text:style-name="Text_20_body">A ella le gustan estos gatos. <text:span text:style-name="Grey">She likes these cats.</text:span></text:p>
      <text:p text:style-name="Text_20_body">Me gustan tus perros. <text:span text:style-name="Grey">I like your dogs.</text:span></text:p>
      <text:h text:style-name="Heading_20_1" text:outline-level="1">126 SOBRE </text:h>
      <text:p text:style-name="Text_20_body">Quiero hablar sobre algo más. <text:span text:style-name="Grey">I want to talk about something else.</text:span></text:p>
      <text:p text:style-name="Text_20_body">No sé nada sobre ella. <text:span text:style-name="Grey">I know nothing about her.</text:span></text:p>
      <text:p text:style-name="Text_20_body">No sé nada sobre ella. <text:span text:style-name="Grey">I don't know a thing about her.</text:span></text:p>
      <text:p text:style-name="Text_20_body">Ya tengo un sobre. <text:span text:style-name="Grey">I already have an envelope.</text:span></text:p>
      <text:p text:style-name="Text_20_body">Él no sabe todo sobre el plan. <text:span text:style-name="Grey">He doesn't know everything about the plan.</text:span></text:p>
      <text:p text:style-name="Text_20_body">Esto no es sobre dinero. <text:span text:style-name="Grey">This is not about money.</text:span></text:p>
      <text:p text:style-name="Text_20_body">El libro está sobre la mesa. <text:span text:style-name="Grey">The book is on the table.</text:span></text:p>
      <text:p text:style-name="Text_20_body">No sé nada sobre su plan. <text:span text:style-name="Grey">I don't know anything about their plan.</text:span></text:p>
      <text:p text:style-name="Text_20_body">Hay un libro sobre la mesa. <text:span text:style-name="Grey">There is a book on the table.</text:span></text:p>
      <text:p text:style-name="Text_20_body">El gato está sobre la mesa. <text:span text:style-name="Grey">The cat is on the table.</text:span></text:p>
      <text:p text:style-name="Text_20_body">El dinero está sobre la mesa. <text:span text:style-name="Grey">The money is on the table.</text:span></text:p>
      <text:p text:style-name="Text_20_body">El gato estaba sobre la mesa. <text:span text:style-name="Grey">The cat was on the table.</text:span></text:p>
      <text:p text:style-name="Text_20_body">El gato estaba sobre la mesa. <text:span text:style-name="Grey">The car jack was on the table.</text:span></text:p>
      <text:p text:style-name="Text_20_body">Este libro es sobre mí. <text:span text:style-name="Grey">This book is above me.</text:span></text:p>
      <text:p text:style-name="Text_20_body">¿Hay un gato sobre la mesa ? <text:span text:style-name="Grey">Is there a cat on the table?</text:span></text:p>
      <text:p text:style-name="Text_20_body">Puso el libro sobre la mesa. <text:span text:style-name="Grey">He put down the book on the table.</text:span></text:p>
      <text:p text:style-name="Text_20_body">Dejó el libro sobre la mesa. <text:span text:style-name="Grey">He left the book on the table.</text:span></text:p>
      <text:p text:style-name="Text_20_body">La taza está sobre la mesa. <text:span text:style-name="Grey">The cup is on the table.</text:span></text:p>
      <text:p text:style-name="Text_20_body">Él está sobre mí. <text:span text:style-name="Grey">He is above me.</text:span></text:p>
      <text:p text:style-name="Text_20_body">Había un gato sobre la mesa. <text:span text:style-name="Grey">On the table there was a cat.</text:span></text:p>
      <text:p text:style-name="Text_20_body">Sobre la mesa había un gato. <text:span text:style-name="Grey">On the table there was a cat.</text:span></text:p>
      <text:p text:style-name="Text_20_body">Había un gato sobre la mesa. <text:span text:style-name="Grey">There was a cat on the table.</text:span></text:p>
      <text:p text:style-name="Text_20_body">Había un gato sobre la mesa. <text:span text:style-name="Grey">A cat was on the table.</text:span></text:p>
      <text:p text:style-name="Text_20_body">Sobre la mesa había un gato. <text:span text:style-name="Grey">There was a cat on the table.</text:span></text:p>
      <text:p text:style-name="Text_20_body">Sobre la mesa había un gato. <text:span text:style-name="Grey">A cat was on the table.</text:span></text:p>
      <text:p text:style-name="Text_20_body">Hay una taza sobre la mesa. <text:span text:style-name="Grey">There is a cup on the table.</text:span></text:p>
      <text:p text:style-name="Text_20_body">Necesito un sobre. <text:span text:style-name="Grey">I need an envelope.</text:span></text:p>
      <text:p text:style-name="Text_20_body">Hay un vaso sobre la mesa. <text:span text:style-name="Grey">There is a glass on the table.</text:span></text:p>
      <text:p text:style-name="Text_20_body">Todo el mundo habló sobre eso. <text:span text:style-name="Grey">Everyone talked about it.</text:span></text:p>
      <text:p text:style-name="Text_20_body">¿Qué sabes sobre él ? <text:span text:style-name="Grey">What do you know about him?</text:span></text:p>
      <text:h text:style-name="Heading_20_1" text:outline-level="1">127 VIDA </text:h>
      <text:p text:style-name="Text_20_body">Me gusta mi vida. <text:span text:style-name="Grey">I like my life.</text:span></text:p>
      <text:p text:style-name="Text_20_body">¿Hay un hombre en tu vida ? <text:span text:style-name="Grey">Is there a man in your life?</text:span></text:p>
      <text:p text:style-name="Text_20_body">Fue el mejor día de mi vida. <text:span text:style-name="Grey">It was the best day of my life.</text:span></text:p>
      <text:p text:style-name="Text_20_body">Esa es la vida. <text:span text:style-name="Grey">That's life.</text:span></text:p>
      <text:p text:style-name="Text_20_body">¿Hay una mujer en tu vida ? <text:span text:style-name="Grey">Is there a woman in your life?</text:span></text:p>
      <text:p text:style-name="Text_20_body">Tengo una vida muy buena. <text:span text:style-name="Grey">I have a great life.</text:span></text:p>
      <text:p text:style-name="Text_20_body">Ella es el amor de mi vida. <text:span text:style-name="Grey">She's the love of my life.</text:span></text:p>
      <text:p text:style-name="Text_20_body">Fue la mejor noche de mi vida. <text:span text:style-name="Grey">It was the best night of my life.</text:span></text:p>
      <text:p text:style-name="Text_20_body">Eres el amor de mi vida. <text:span text:style-name="Grey">You're the love of my life.</text:span></text:p>
      <text:p text:style-name="Text_20_body">La vida es un sueño. <text:span text:style-name="Grey">Life is a dream.</text:span></text:p>
      <text:p text:style-name="Text_20_body">A él le debo mi vida. <text:span text:style-name="Grey">I owe him my life.</text:span></text:p>
      <text:p text:style-name="Text_20_body">Me encanta mi vida. <text:span text:style-name="Grey">I love my life.</text:span></text:p>
      <text:p text:style-name="Text_20_body">Sin agua no hay vida. <text:span text:style-name="Grey">No water, no life.</text:span></text:p>
      <text:p text:style-name="Text_20_body">No hay vida sin agua. <text:span text:style-name="Grey">There is no life without water.</text:span></text:p>
      <text:p text:style-name="Text_20_body">Tú eres el amor de mi vida. <text:span text:style-name="Grey">You're the love of my life.</text:span></text:p>
      <text:p text:style-name="Text_20_body">La vida no es fácil. <text:span text:style-name="Grey">In life there are ups and downs.</text:span></text:p>
      <text:p text:style-name="Text_20_body">La vida no es fácil. <text:span text:style-name="Grey">Life ain't easy.</text:span></text:p>
      <text:p text:style-name="Text_20_body">La vida no es fácil. <text:span text:style-name="Grey">Life is no bed of roses.</text:span></text:p>
      <text:p text:style-name="Text_20_body">La vida no es fácil. <text:span text:style-name="Grey">Life isn't easy.</text:span></text:p>
      <text:p text:style-name="Text_20_body">Tengo un seguro de vida. <text:span text:style-name="Grey">I have life insurance.</text:span></text:p>
      <text:p text:style-name="Text_20_body">La vida es sueño. <text:span text:style-name="Grey">Life is a dream.</text:span></text:p>
      <text:p text:style-name="Text_20_body">La vida es cada vez más cara. <text:span text:style-name="Grey">Life is more and more expensive.</text:span></text:p>
      <text:p text:style-name="Text_20_body">Tú eres mi vida. <text:span text:style-name="Grey">You are my life.</text:span></text:p>
      <text:p text:style-name="Text_20_body">Casi le cuesta la vida. <text:span text:style-name="Grey">It nearly cost her her life.</text:span></text:p>
      <text:p text:style-name="Text_20_body">Él dio la vida por el país. <text:span text:style-name="Grey">He gave his life for his country.</text:span></text:p>
      <text:p text:style-name="Text_20_body">Él dio la vida por su país. <text:span text:style-name="Grey">He gave his life for his country.</text:span></text:p>
      <text:p text:style-name="Text_20_body">La vida podría ser un sueño. <text:span text:style-name="Grey">Life could be a dream.</text:span></text:p>
      <text:p text:style-name="Text_20_body">Él dio su vida por su país. <text:span text:style-name="Grey">He gave up his life for his country.</text:span></text:p>
      <text:p text:style-name="Text_20_body">Le debo la vida. <text:span text:style-name="Grey">I owe him my life.</text:span></text:p>
      <text:p text:style-name="Text_20_body">¿No es hermosa la vida ? <text:span text:style-name="Grey">Isn't life beautiful?</text:span></text:p>
      <text:h text:style-name="Heading_20_1" text:outline-level="1">128 TENÍA </text:h>
      <text:p text:style-name="Text_20_body">Tenía que hacer algo. <text:span text:style-name="Grey">I had to do something.</text:span></text:p>
      <text:p text:style-name="Text_20_body">No tenía tiempo para eso. <text:span text:style-name="Grey">I didn't have time for that.</text:span></text:p>
      <text:p text:style-name="Text_20_body">Tenía miedo de decir que no. <text:span text:style-name="Grey">I was afraid to say no.</text:span></text:p>
      <text:p text:style-name="Text_20_body">Dijo que tenía mucho dinero. <text:span text:style-name="Grey">He said that he had a lot of money.</text:span></text:p>
      <text:p text:style-name="Text_20_body">Ella tenía algo de dinero. <text:span text:style-name="Grey">She had a little money.</text:span></text:p>
      <text:p text:style-name="Text_20_body">Él no tenía dinero. <text:span text:style-name="Grey">He had no money.</text:span></text:p>
      <text:p text:style-name="Text_20_body">No tenía ni idea de quién era. <text:span text:style-name="Grey">I had no idea who she was.</text:span></text:p>
      <text:p text:style-name="Text_20_body">Tenía un mal día. <text:span text:style-name="Grey">I was having a bad day.</text:span></text:p>
      <text:p text:style-name="Text_20_body">Ella no tenía dinero. <text:span text:style-name="Grey">She had no money.</text:span></text:p>
      <text:p text:style-name="Text_20_body">Ella tenía miedo del perro. <text:span text:style-name="Grey">She was afraid of the dog.</text:span></text:p>
      <text:p text:style-name="Text_20_body">Le tenía miedo a su esposa. <text:span text:style-name="Grey">He was afraid of his wife.</text:span></text:p>
      <text:p text:style-name="Text_20_body">Pero yo no tenía miedo. <text:span text:style-name="Grey">But I wasn't afraid.</text:span></text:p>
      <text:p text:style-name="Text_20_body">Tenía cosas que hacer. <text:span text:style-name="Grey">I had stuff to do.</text:span></text:p>
      <text:p text:style-name="Text_20_body">No tenía nada que hacer ayer. <text:span text:style-name="Grey">She had nothing to do yesterday.</text:span></text:p>
      <text:p text:style-name="Text_20_body">Pero no tenía miedo. <text:span text:style-name="Grey">But I wasn't afraid.</text:span></text:p>
      <text:p text:style-name="Text_20_body">Yo tenía tu edad. <text:span text:style-name="Grey">I was your age.</text:span></text:p>
      <text:p text:style-name="Text_20_body">Perdí todo lo que tenía. <text:span text:style-name="Grey">I lost everything I had.</text:span></text:p>
      <text:p text:style-name="Text_20_body">Él tenía una hija. <text:span text:style-name="Grey">He had one daughter.</text:span></text:p>
      <text:p text:style-name="Text_20_body">Tenía que estudiar inglés. <text:span text:style-name="Grey">I had to study English.</text:span></text:p>
      <text:p text:style-name="Text_20_body">Tenía que ir ahí ayer. <text:span text:style-name="Grey">I had to go there yesterday.</text:span></text:p>
      <text:p text:style-name="Text_20_body">Él le dijo que tenía razón. <text:span text:style-name="Grey">She has a good heart.</text:span></text:p>
      <text:p text:style-name="Text_20_body">Pensé que tenía que hacerlo. <text:span text:style-name="Grey">I didn't say it made sense.</text:span></text:p>
      <text:p text:style-name="Text_20_body">No tenía dinero suficiente. <text:span text:style-name="Grey">He told her that she was right.</text:span></text:p>
      <text:p text:style-name="Text_20_body">No tenía más de cinco dólares. <text:span text:style-name="Grey">I thought I must do it.</text:span></text:p>
      <text:p text:style-name="Text_20_body">Ella tenía un buen corazón. <text:span text:style-name="Grey">He did not have enough money.</text:span></text:p>
      <text:p text:style-name="Text_20_body">Yo no dije que tenía sentido. <text:span text:style-name="Grey">I had no more than five dollars.</text:span></text:p>
      <text:h text:style-name="Heading_20_1" text:outline-level="1">129 COMER </text:h>
      <text:p text:style-name="Text_20_body">No tengo nada que comer. <text:span text:style-name="Grey">I have nothing to eat.</text:span></text:p>
      <text:p text:style-name="Text_20_body">Me lo quiero comer. <text:span text:style-name="Grey">I want to eat it.</text:span></text:p>
      <text:p text:style-name="Text_20_body">No quiero comer nada más. <text:span text:style-name="Grey">I don't want to eat any more.</text:span></text:p>
      <text:p text:style-name="Text_20_body">No puedo comer más. <text:span text:style-name="Grey">I can't eat more.</text:span></text:p>
      <text:p text:style-name="Text_20_body">¿Qué te gusta comer ? <text:span text:style-name="Grey">What do you like to eat?</text:span></text:p>
      <text:p text:style-name="Text_20_body">Me lo puedo comer aquí. <text:span text:style-name="Grey">I can eat it in here.</text:span></text:p>
      <text:p text:style-name="Text_20_body">No me dio nada para comer. <text:span text:style-name="Grey">He didn't give me anything to eat.</text:span></text:p>
      <text:p text:style-name="Text_20_body">Tengo algo de comer. <text:span text:style-name="Grey">I have some food.</text:span></text:p>
      <text:p text:style-name="Text_20_body">Es hora de comer. <text:span text:style-name="Grey">Time for dinner.</text:span></text:p>
      <text:p text:style-name="Text_20_body">¿No es ya casi hora de comer ? <text:span text:style-name="Grey">Isn't it about time to eat?</text:span></text:p>
      <text:p text:style-name="Text_20_body">¿Qué más te gustaría comer ? <text:span text:style-name="Grey">What else would you like to eat?</text:span></text:p>
      <text:p text:style-name="Text_20_body">¿Puedo comer un poco ? <text:span text:style-name="Grey">May I eat a little of it?</text:span></text:p>
      <text:p text:style-name="Text_20_body">No quiero comer nada. <text:span text:style-name="Grey">I don't want to eat anything.</text:span></text:p>
      <text:p text:style-name="Text_20_body">Quiero algo para comer. <text:span text:style-name="Grey">I want something to eat.</text:span></text:p>
      <text:p text:style-name="Text_20_body">Me gusta comer. <text:span text:style-name="Grey">I like to eat.</text:span></text:p>
      <text:p text:style-name="Text_20_body">No quiero comer aquí. <text:span text:style-name="Grey">I don't want to eat here.</text:span></text:p>
      <text:p text:style-name="Text_20_body">Yo no quiero comer aquí. <text:span text:style-name="Grey">I don't want to eat here.</text:span></text:p>
      <text:p text:style-name="Text_20_body">No voy a comer eso. <text:span text:style-name="Grey">I'm not going to eat that.</text:span></text:p>
      <text:p text:style-name="Text_20_body">No voy a comer esto. <text:span text:style-name="Grey">I'm not going to eat this.</text:span></text:p>
      <text:p text:style-name="Text_20_body">¿Tienes algo de comer ? <text:span text:style-name="Grey">Do you have anything to eat?</text:span></text:p>
      <text:p text:style-name="Text_20_body">¿Quieres algo de comer ? <text:span text:style-name="Grey">Do you want anything to eat?</text:span></text:p>
      <text:p text:style-name="Text_20_body">¿Qué quiere comer ? <text:span text:style-name="Grey">What do you want to eat?</text:span></text:p>
      <text:p text:style-name="Text_20_body">¿Qué quiere comer ? <text:span text:style-name="Grey">What would you like to eat?</text:span></text:p>
      <text:p text:style-name="Text_20_body">¿Qué quieres para comer ? <text:span text:style-name="Grey">What do you want for lunch?</text:span></text:p>
      <text:p text:style-name="Text_20_body">No tengo ganas de comer. <text:span text:style-name="Grey">I don't feel like eating.</text:span></text:p>
      <text:p text:style-name="Text_20_body">¿Quieres comer en casa ? <text:span text:style-name="Grey">Fancy to eat at my place?</text:span></text:p>
      <text:p text:style-name="Text_20_body">Yo tengo que comer también. <text:span text:style-name="Grey">I have to eat, too.</text:span></text:p>
      <text:p text:style-name="Text_20_body">Quiero comer algo. <text:span text:style-name="Grey">I want to eat something.</text:span></text:p>
      <text:p text:style-name="Text_20_body">No puedes comer aquí. <text:span text:style-name="Grey">You can't eat here.</text:span></text:p>
      <text:p text:style-name="Text_20_body">Necesito ir a comer algo. <text:span text:style-name="Grey">I need to go eat something.</text:span></text:p>
      <text:h text:style-name="Heading_20_1" text:outline-level="1">130 VISTO </text:h>
      <text:p text:style-name="Text_20_body">No la he visto en años. <text:span text:style-name="Grey">I haven't seen her for ages.</text:span></text:p>
      <text:p text:style-name="Text_20_body">¿Ha visto a este hombre ? <text:span text:style-name="Grey">Have you seen this man?</text:span></text:p>
      <text:p text:style-name="Text_20_body">No la has visto. <text:span text:style-name="Grey">You have not seen her.</text:span></text:p>
      <text:p text:style-name="Text_20_body">No lo he visto por años. <text:span text:style-name="Grey">I haven't seen him for years.</text:span></text:p>
      <text:p text:style-name="Text_20_body">Yo no lo he visto por años. <text:span text:style-name="Grey">I haven't seen him for years.</text:span></text:p>
      <text:p text:style-name="Text_20_body">No lo has visto. <text:span text:style-name="Grey">You didn't see him.</text:span></text:p>
      <text:p text:style-name="Text_20_body">No lo has visto. <text:span text:style-name="Grey">You have not seen it.</text:span></text:p>
      <text:p text:style-name="Text_20_body">No ha visto a nadie. <text:span text:style-name="Grey">He didn't see anybody.</text:span></text:p>
      <text:p text:style-name="Text_20_body">No he visto nada. <text:span text:style-name="Grey">I didn't see anything.</text:span></text:p>
      <text:p text:style-name="Text_20_body">No he visto nada. <text:span text:style-name="Grey">I haven't seen anything.</text:span></text:p>
      <text:p text:style-name="Text_20_body">No lo he visto por diez años. <text:span text:style-name="Grey">I hadn't seen him for ten years.</text:span></text:p>
      <text:p text:style-name="Text_20_body">Ella nunca le ha visto. <text:span text:style-name="Grey">She has never seen him.</text:span></text:p>
      <text:p text:style-name="Text_20_body">No has visto nada. <text:span text:style-name="Grey">You didn't see nothing.</text:span></text:p>
      <text:p text:style-name="Text_20_body">No has visto nada. <text:span text:style-name="Grey">You didn't see anything.</text:span></text:p>
      <text:p text:style-name="Text_20_body">Nunca lo he visto. <text:span text:style-name="Grey">I've never seen this.</text:span></text:p>
      <text:p text:style-name="Text_20_body">No la había visto nunca. <text:span text:style-name="Grey">I had never seen her.</text:span></text:p>
      <text:p text:style-name="Text_20_body">Nunca he visto nada como esto. <text:span text:style-name="Grey">I've never seen anything quite like this.</text:span></text:p>
      <text:p text:style-name="Text_20_body">¿Dónde los has visto ? <text:span text:style-name="Grey">Where did you see them?</text:span></text:p>
      <text:p text:style-name="Text_20_body">Tú no has visto nada. <text:span text:style-name="Grey">You didn't see nothing.</text:span></text:p>
      <text:p text:style-name="Text_20_body">Tú no has visto nada. <text:span text:style-name="Grey">You didn't see anything.</text:span></text:p>
      <text:p text:style-name="Text_20_body">¿Has visto a mi hijo ? <text:span text:style-name="Grey">Have you seen my son?</text:span></text:p>
      <text:p text:style-name="Text_20_body">Sólo lo he visto una vez. <text:span text:style-name="Grey">I've only seen it once.</text:span></text:p>
      <text:p text:style-name="Text_20_body">Sólo lo he visto una vez. <text:span text:style-name="Grey">I've only seen him once.</text:span></text:p>
      <text:p text:style-name="Text_20_body">¿Los has visto ? <text:span text:style-name="Grey">Have you seen them?</text:span></text:p>
      <text:p text:style-name="Text_20_body">¿Las has visto ? <text:span text:style-name="Grey">Have you seen them?</text:span></text:p>
      <text:p text:style-name="Text_20_body">Sólo le he visto una vez. <text:span text:style-name="Grey">I saw him but once.</text:span></text:p>
      <text:p text:style-name="Text_20_body">Sólo le he visto una vez. <text:span text:style-name="Grey">I've only seen it once.</text:span></text:p>
      <text:p text:style-name="Text_20_body">Sólo le he visto una vez. <text:span text:style-name="Grey">I've only seen him once.</text:span></text:p>
      <text:p text:style-name="Text_20_body">Aún no has visto nada. <text:span text:style-name="Grey">You ain't seen nothing yet.</text:span></text:p>
      <text:p text:style-name="Text_20_body">¿Has visto a alguien aquí ? <text:span text:style-name="Grey">Did you see anybody there?</text:span></text:p>
      <text:h text:style-name="Heading_20_1" text:outline-level="1">131 MURIÓ </text:h>
      <text:p text:style-name="Text_20_body">¿Se murió mi padre de verdad ? <text:span text:style-name="Grey">Did my father really die?</text:span></text:p>
      <text:p text:style-name="Text_20_body">Mi padre murió hace dos años. <text:span text:style-name="Grey">My father passed away two years ago.</text:span></text:p>
      <text:p text:style-name="Text_20_body">Mi padre murió hace tres años. <text:span text:style-name="Grey">My father has been dead for three years.</text:span></text:p>
      <text:p text:style-name="Text_20_body">Su padre murió. <text:span text:style-name="Grey">Her father died.</text:span></text:p>
      <text:p text:style-name="Text_20_body">Murió hace un año. <text:span text:style-name="Grey">He died one year ago.</text:span></text:p>
      <text:p text:style-name="Text_20_body">Mi padre murió hace diez años. <text:span text:style-name="Grey">My father died ten years ago.</text:span></text:p>
      <text:p text:style-name="Text_20_body">Mi tío murió hace un año. <text:span text:style-name="Grey">My uncle died a year ago.</text:span></text:p>
      <text:p text:style-name="Text_20_body">Su padre murió el año pasado. <text:span text:style-name="Grey">His father died last year.</text:span></text:p>
      <text:p text:style-name="Text_20_body">Su padre murió el año pasado. <text:span text:style-name="Grey">His father passed away last year.</text:span></text:p>
      <text:p text:style-name="Text_20_body">Se murió el año pasado. <text:span text:style-name="Grey">He died last year.</text:span></text:p>
      <text:p text:style-name="Text_20_body">Su madre murió el año pasado. <text:span text:style-name="Grey">Her mother passed away last year.</text:span></text:p>
      <text:p text:style-name="Text_20_body">Murió hace tres años. <text:span text:style-name="Grey">He died three years ago.</text:span></text:p>
      <text:p text:style-name="Text_20_body">¿Quién murió y te hizo rey ? <text:span text:style-name="Grey">Who died and made you king?</text:span></text:p>
      <text:p text:style-name="Text_20_body">Su hijo murió el año pasado. <text:span text:style-name="Grey">His son died last year.</text:span></text:p>
      <text:p text:style-name="Text_20_body">¿Cómo murió su hijo ? <text:span text:style-name="Grey">How did his son die?</text:span></text:p>
      <text:p text:style-name="Text_20_body">Murió hace diez años. <text:span text:style-name="Grey">He died ten years ago.</text:span></text:p>
      <text:p text:style-name="Text_20_body">Él murió por mi mano. <text:span text:style-name="Grey">He was killed by my hand.</text:span></text:p>
      <text:p text:style-name="Text_20_body">Murió de viejo el año pasado. <text:span text:style-name="Grey">He died last year of old age.</text:span></text:p>
      <text:p text:style-name="Text_20_body">Su tío murió hace cinco años. <text:span text:style-name="Grey">His uncle died five years ago.</text:span></text:p>
      <text:p text:style-name="Text_20_body">¿Sabes cómo murió su padre ? <text:span text:style-name="Grey">Do you know how his father died?</text:span></text:p>
      <text:p text:style-name="Text_20_body">Él murió dos horas más tarde. <text:span text:style-name="Grey">He died two hours later.</text:span></text:p>
      <text:p text:style-name="Text_20_body">Murió en la cama. <text:span text:style-name="Grey">He died in his bed.</text:span></text:p>
      <text:p text:style-name="Text_20_body">Ella murió ayer por la tarde. <text:span text:style-name="Grey">She died yesterday afternoon.</text:span></text:p>
      <text:p text:style-name="Text_20_body">Él murió en la guerra. <text:span text:style-name="Grey">He was killed in the war.</text:span></text:p>
      <text:p text:style-name="Text_20_body">Murió por falta de aire. <text:span text:style-name="Grey">She died for lack of air.</text:span></text:p>
      <text:p text:style-name="Text_20_body">No fuiste tú el que murió. <text:span text:style-name="Grey">You're not the one who died.</text:span></text:p>
      <text:p text:style-name="Text_20_body">Mi amigo murió de una herida. <text:span text:style-name="Grey">My friend died from a wound.</text:span></text:p>
      <text:p text:style-name="Text_20_body">Mi amigo murió de una herida. <text:span text:style-name="Grey">My friend died from an injury.</text:span></text:p>
      <text:p text:style-name="Text_20_body">Murió ayer por la noche. <text:span text:style-name="Grey">He died last night.</text:span></text:p>
      <text:p text:style-name="Text_20_body">Esa persona murió. <text:span text:style-name="Grey">That person died.</text:span></text:p>
      <text:h text:style-name="Heading_20_1" text:outline-level="1">132 GRAN </text:h>
      <text:p text:style-name="Text_20_body">Ella hizo un gran trabajo. <text:span text:style-name="Grey">She did a great job.</text:span></text:p>
      <text:p text:style-name="Text_20_body">Hizo un gran trabajo. <text:span text:style-name="Grey">He did a great job.</text:span></text:p>
      <text:p text:style-name="Text_20_body">Es una gran verdad. <text:span text:style-name="Grey">It's a big truth.</text:span></text:p>
      <text:p text:style-name="Text_20_body">¡Eres un gran amigo ! <text:span text:style-name="Grey">You're a wonderful friend.</text:span></text:p>
      <text:p text:style-name="Text_20_body">Es una gran idea. <text:span text:style-name="Grey">That's a great idea.</text:span></text:p>
      <text:p text:style-name="Text_20_body">Hoy es el gran día. <text:span text:style-name="Grey">Today's the big day.</text:span></text:p>
      <text:p text:style-name="Text_20_body">Tengo un gran problema. <text:span text:style-name="Grey">I have a big problem.</text:span></text:p>
      <text:p text:style-name="Text_20_body">¿Te puedo pedir un gran favor ? <text:span text:style-name="Grey">May I ask a very special favor of you?</text:span></text:p>
      <text:p text:style-name="Text_20_body">Fue de gran ayuda para mí. <text:span text:style-name="Grey">That was of great help to me.</text:span></text:p>
      <text:p text:style-name="Text_20_body">Había una vez un gran rey. <text:span text:style-name="Grey">Once there lived a great king.</text:span></text:p>
      <text:p text:style-name="Text_20_body">Necesito un gran favor. <text:span text:style-name="Grey">I need a big favor.</text:span></text:p>
      <text:p text:style-name="Text_20_body">Has sido una gran ayuda. <text:span text:style-name="Grey">You've been a great help.</text:span></text:p>
      <text:p text:style-name="Text_20_body">Nos espera un gran día. <text:span text:style-name="Grey">A big day awaits us.</text:span></text:p>
      <text:p text:style-name="Text_20_body">Haces un gran trabajo. <text:span text:style-name="Grey">You do a great job.</text:span></text:p>
      <text:p text:style-name="Text_20_body">Vivo en una gran ciudad. <text:span text:style-name="Grey">I live in a big city.</text:span></text:p>
      <text:p text:style-name="Text_20_body">Él tiene un gran corazón. <text:span text:style-name="Grey">He has a big heart.</text:span></text:p>
      <text:p text:style-name="Text_20_body">Ella tiene un gran corazón. <text:span text:style-name="Grey">She has a big heart.</text:span></text:p>
      <text:p text:style-name="Text_20_body">Es un gran placer estar aquí. <text:span text:style-name="Grey">It is a great pleasure to be here.</text:span></text:p>
      <text:p text:style-name="Text_20_body">Ha tenido usted una gran idea. <text:span text:style-name="Grey">You've had a great idea.</text:span></text:p>
      <text:p text:style-name="Text_20_body">Ya que él era un gran músico. <text:span text:style-name="Grey">Because he was a great musician.</text:span></text:p>
      <text:p text:style-name="Text_20_body">Fue una gran fiesta. <text:span text:style-name="Grey">That was a great party.</text:span></text:p>
      <text:h text:style-name="Heading_20_1" text:outline-level="1">133 VAS </text:h>
      <text:p text:style-name="Text_20_body">¿A qué hora te vas a casa ? <text:span text:style-name="Grey">What time do you go home?</text:span></text:p>
      <text:p text:style-name="Text_20_body">¿A qué hora te vas ? <text:span text:style-name="Grey">What time will you leave?</text:span></text:p>
      <text:p text:style-name="Text_20_body">¿Qué vas a ser ? <text:span text:style-name="Grey">What are you going to be?</text:span></text:p>
      <text:p text:style-name="Text_20_body">¿Qué vas a hacer con eso ? <text:span text:style-name="Grey">What are you going to do with it?</text:span></text:p>
      <text:p text:style-name="Text_20_body">¿Qué vas a hacer ? <text:span text:style-name="Grey">What are you going to do?</text:span></text:p>
      <text:p text:style-name="Text_20_body">Ya sé lo que vas a decir. <text:span text:style-name="Grey">I already know what you're going to say.</text:span></text:p>
      <text:p text:style-name="Text_20_body">¿Qué vas a ver ? <text:span text:style-name="Grey">What are you going to see?</text:span></text:p>
      <text:p text:style-name="Text_20_body">¿Lo vas a hacer de nuevo ? <text:span text:style-name="Grey">Are you going to do it over again?</text:span></text:p>
      <text:p text:style-name="Text_20_body">¿No vas a decir nada ? <text:span text:style-name="Grey">Are you not saying anything?</text:span></text:p>
      <text:p text:style-name="Text_20_body">¿Qué vas a ser tú ? <text:span text:style-name="Grey">What are you gonna be?</text:span></text:p>
      <text:p text:style-name="Text_20_body">¿Qué vas a hacer esta tarde ? <text:span text:style-name="Grey">What are you doing this evening?</text:span></text:p>
      <text:p text:style-name="Text_20_body">¿Qué vas a hacer esta tarde ? <text:span text:style-name="Grey">What are you going to do this evening?</text:span></text:p>
      <text:p text:style-name="Text_20_body">¿Qué vas a hacer esta noche ? <text:span text:style-name="Grey">What are you going to do tonight?</text:span></text:p>
      <text:p text:style-name="Text_20_body">¿Qué vas a hacer esta noche ? <text:span text:style-name="Grey">What are you doing tonight?</text:span></text:p>
      <text:p text:style-name="Text_20_body">¿A qué hora vas a la escuela ? <text:span text:style-name="Grey">What time do you go to school?</text:span></text:p>
      <text:p text:style-name="Text_20_body">¿Con quién vas a venir ? <text:span text:style-name="Grey">Whom are you going to come with?</text:span></text:p>
      <text:p text:style-name="Text_20_body">¿A qué hora te vas a la cama ? <text:span text:style-name="Grey">What time do you go to bed?</text:span></text:p>
      <text:p text:style-name="Text_20_body">¿A qué hora te vas a dormir ? <text:span text:style-name="Grey">What time do you go to bed?</text:span></text:p>
      <text:p text:style-name="Text_20_body">¿Qué le vas a dar ? <text:span text:style-name="Grey">What will you give her?</text:span></text:p>
      <text:p text:style-name="Text_20_body">¿Tú le vas a decir ? <text:span text:style-name="Grey">Are you going to tell him?</text:span></text:p>
      <text:p text:style-name="Text_20_body">¿A qué hora vas a trabajar ? <text:span text:style-name="Grey">What time do you get to work?</text:span></text:p>
      <text:p text:style-name="Text_20_body">¿Qué vas a hacer ahora ? <text:span text:style-name="Grey">What are you going to do now?</text:span></text:p>
      <text:p text:style-name="Text_20_body">¿Qué vas a hacer ahora ? <text:span text:style-name="Grey">What are you going to make now?</text:span></text:p>
      <text:p text:style-name="Text_20_body">¿Para dónde vas ? <text:span text:style-name="Grey">Where are you going to?</text:span></text:p>
      <text:p text:style-name="Text_20_body">¿Para dónde vas ? <text:span text:style-name="Grey">Where are you going?</text:span></text:p>
      <text:p text:style-name="Text_20_body">O vas tú, o voy yo. <text:span text:style-name="Grey">Either you go, or I go.</text:span></text:p>
      <text:p text:style-name="Text_20_body">¿Cómo vas a llegar a casa ? <text:span text:style-name="Grey">How are you going to get home?</text:span></text:p>
      <text:p text:style-name="Text_20_body">¿Qué vas a tocar ? <text:span text:style-name="Grey">What are you going to play?</text:span></text:p>
      <text:p text:style-name="Text_20_body">¿Por qué no vas en mi lugar ? <text:span text:style-name="Grey">Will you go in place of me?</text:span></text:p>
      <text:p text:style-name="Text_20_body">¿Me vas a ayudar o qué ? <text:span text:style-name="Grey">Are you gonna help me or what?</text:span></text:p>
      <text:h text:style-name="Heading_20_1" text:outline-level="1">134 VINO </text:h>
      <text:p text:style-name="Text_20_body">No me gusta el vino. <text:span text:style-name="Grey">I don't care for wine.</text:span></text:p>
      <text:p text:style-name="Text_20_body">No me gusta el vino. <text:span text:style-name="Grey">I don't like wine.</text:span></text:p>
      <text:p text:style-name="Text_20_body">¿Por qué él no vino ? <text:span text:style-name="Grey">Why didn't he come?</text:span></text:p>
      <text:p text:style-name="Text_20_body">A ella le gusta el vino. <text:span text:style-name="Grey">She likes wine.</text:span></text:p>
      <text:p text:style-name="Text_20_body">¿Por qué no vino ? <text:span text:style-name="Grey">Why didn't she come?</text:span></text:p>
      <text:p text:style-name="Text_20_body">Él vino a mi casa. <text:span text:style-name="Grey">He came to my house.</text:span></text:p>
      <text:p text:style-name="Text_20_body">¿Por qué usted no vino ? <text:span text:style-name="Grey">Why didn't you come?</text:span></text:p>
      <text:p text:style-name="Text_20_body">¿Por qué vino con ella ? <text:span text:style-name="Grey">Why did he come with her?</text:span></text:p>
      <text:p text:style-name="Text_20_body">Él no vino a tiempo. <text:span text:style-name="Grey">He didn't come on time.</text:span></text:p>
      <text:p text:style-name="Text_20_body">Mi padre vino a casa. <text:span text:style-name="Grey">Father came home.</text:span></text:p>
      <text:p text:style-name="Text_20_body">¿Ella vino con él ? <text:span text:style-name="Grey">Did she come with him?</text:span></text:p>
      <text:p text:style-name="Text_20_body">Ella vino muy tarde a casa. <text:span text:style-name="Grey">She came home very late.</text:span></text:p>
      <text:p text:style-name="Text_20_body">¿Qué tipo de vino tiene ? <text:span text:style-name="Grey">What kind of wine do you have?</text:span></text:p>
      <text:p text:style-name="Text_20_body">¿De dónde vino ? <text:span text:style-name="Grey">Where did he come from?</text:span></text:p>
      <text:p text:style-name="Text_20_body">Usted tiene vino. <text:span text:style-name="Grey">You have wine.</text:span></text:p>
      <text:p text:style-name="Text_20_body">No puedo tomar vino. <text:span text:style-name="Grey">I am not able to drink wine.</text:span></text:p>
      <text:p text:style-name="Text_20_body">Ella tiene vino. <text:span text:style-name="Grey">She has wine.</text:span></text:p>
      <text:p text:style-name="Text_20_body">Ella otra vez vino aquí. <text:span text:style-name="Grey">She came here once again.</text:span></text:p>
      <text:p text:style-name="Text_20_body">Este vino es bueno. <text:span text:style-name="Grey">This wine tastes good.</text:span></text:p>
      <text:p text:style-name="Text_20_body">Casi no queda vino. <text:span text:style-name="Grey">There is little wine left.</text:span></text:p>
      <text:p text:style-name="Text_20_body">¿Por qué vino pronto a casa ? <text:span text:style-name="Grey">Why did she come home early?</text:span></text:p>
      <text:p text:style-name="Text_20_body">Me vino una idea. <text:span text:style-name="Grey">An idea came to me.</text:span></text:p>
      <text:p text:style-name="Text_20_body">Vino de muy lejos. <text:span text:style-name="Grey">He came from far away.</text:span></text:p>
      <text:p text:style-name="Text_20_body">Él vino en persona. <text:span text:style-name="Grey">He came in person.</text:span></text:p>
      <text:p text:style-name="Text_20_body">¿Cuándo vino a casa tu padre ? <text:span text:style-name="Grey">When did your father come home?</text:span></text:p>
      <text:p text:style-name="Text_20_body">Nadie vino en mi ayuda. <text:span text:style-name="Grey">Nobody came to my rescue.</text:span></text:p>
      <text:p text:style-name="Text_20_body">Mi hijo vino a mi cuarto. <text:span text:style-name="Grey">My son came to my room.</text:span></text:p>
      <text:p text:style-name="Text_20_body">Ella vino a verme el otro día. <text:span text:style-name="Grey">She came to see me the other day.</text:span></text:p>
      <text:p text:style-name="Text_20_body">Él vino a mi habitación. <text:span text:style-name="Grey">He came into my room.</text:span></text:p>
      <text:p text:style-name="Text_20_body">¿Quién más vino a la fiesta ? <text:span text:style-name="Grey">Who else came to the party?</text:span></text:p>
      <text:h text:style-name="Heading_20_1" text:outline-level="1">135 SIENTO </text:h>
      <text:p text:style-name="Text_20_body">Lo siento, no está en casa. <text:span text:style-name="Grey">I'm sorry, but he isn't home.</text:span></text:p>
      <text:p text:style-name="Text_20_body">Lo siento, me tengo que ir. <text:span text:style-name="Grey">Sorry, I got to go.</text:span></text:p>
      <text:p text:style-name="Text_20_body">Lo siento, te quiero. <text:span text:style-name="Grey">I'm sorry, I love you.</text:span></text:p>
      <text:p text:style-name="Text_20_body">Me siento muy mal por él. <text:span text:style-name="Grey">I feel very sorry for him.</text:span></text:p>
      <text:p text:style-name="Text_20_body">No me siento bien. <text:span text:style-name="Grey">I don't feel well.</text:span></text:p>
      <text:p text:style-name="Text_20_body">No me siento bien. <text:span text:style-name="Grey">I'm not feeling well.</text:span></text:p>
      <text:p text:style-name="Text_20_body">¿Está bien si me siento aquí ? <text:span text:style-name="Grey">Is it OK if I sit here?</text:span></text:p>
      <text:p text:style-name="Text_20_body">¡Me siento muy bien ! <text:span text:style-name="Grey">I feel so good!</text:span></text:p>
      <text:p text:style-name="Text_20_body">Me siento muy bien. <text:span text:style-name="Grey">I feel very good.</text:span></text:p>
      <text:p text:style-name="Text_20_body">Me siento mal por lo que dije. <text:span text:style-name="Grey">I feel bad about what I said.</text:span></text:p>
      <text:p text:style-name="Text_20_body">Me siento mal por él. <text:span text:style-name="Grey">I feel bad for him.</text:span></text:p>
      <text:p text:style-name="Text_20_body">Lo siento, no tengo dinero. <text:span text:style-name="Grey">Sorry, I don't have any money.</text:span></text:p>
      <text:p text:style-name="Text_20_body">¡Lo siento mucho ! <text:span text:style-name="Grey">I'm really sorry!</text:span></text:p>
      <text:p text:style-name="Text_20_body">Lo siento mucho. <text:span text:style-name="Grey">I'm very sorry.</text:span></text:p>
      <text:p text:style-name="Text_20_body">Ya me siento mucho mejor. <text:span text:style-name="Grey">I feel much better already.</text:span></text:p>
      <text:p text:style-name="Text_20_body">Me siento mal por ella. <text:span text:style-name="Grey">I feel bad for her.</text:span></text:p>
      <text:p text:style-name="Text_20_body">Me siento mucho mejor. <text:span text:style-name="Grey">I feel much better.</text:span></text:p>
      <text:p text:style-name="Text_20_body">Me siento muy mal. <text:span text:style-name="Grey">I feel very sick.</text:span></text:p>
      <text:p text:style-name="Text_20_body">Ya me siento bien. <text:span text:style-name="Grey">I'm feeling fine now.</text:span></text:p>
      <text:p text:style-name="Text_20_body">Me siento bien. <text:span text:style-name="Grey">I feel fine.</text:span></text:p>
      <text:p text:style-name="Text_20_body">Me siento bien. <text:span text:style-name="Grey">I feel well.</text:span></text:p>
      <text:p text:style-name="Text_20_body">Me siento bien. <text:span text:style-name="Grey">I feel good.</text:span></text:p>
      <text:p text:style-name="Text_20_body">Siento lo del otro día. <text:span text:style-name="Grey">I'm sorry about the other day.</text:span></text:p>
      <text:p text:style-name="Text_20_body">Nadie sabe cómo me siento. <text:span text:style-name="Grey">Nobody knows how I feel.</text:span></text:p>
      <text:p text:style-name="Text_20_body">Me siento mejor. <text:span text:style-name="Grey">I feel better.</text:span></text:p>
      <text:p text:style-name="Text_20_body">Lo siento, no tengo ni idea. <text:span text:style-name="Grey">I'm sorry, I have no idea.</text:span></text:p>
      <text:p text:style-name="Text_20_body">Lo siento de verdad. <text:span text:style-name="Grey">I'm terribly sorry.</text:span></text:p>
      <text:p text:style-name="Text_20_body">Lo siento de verdad. <text:span text:style-name="Grey">I am really sorry.</text:span></text:p>
      <text:p text:style-name="Text_20_body">Me siento solo. <text:span text:style-name="Grey">I'm lonely.</text:span></text:p>
      <text:p text:style-name="Text_20_body">Me siento solo. <text:span text:style-name="Grey">I feel lonely.</text:span></text:p>
      <text:h text:style-name="Heading_20_1" text:outline-level="1">136 SABÍA </text:h>
      <text:p text:style-name="Text_20_body">Él no lo sabía. <text:span text:style-name="Grey">He didn't know that.</text:span></text:p>
      <text:p text:style-name="Text_20_body">De hecho no lo sabía. <text:span text:style-name="Grey">In fact I did not know it.</text:span></text:p>
      <text:p text:style-name="Text_20_body">No sabía qué era. <text:span text:style-name="Grey">I didn't know what it was.</text:span></text:p>
      <text:p text:style-name="Text_20_body">No sabía qué hacer. <text:span text:style-name="Grey">I didn't know what to do.</text:span></text:p>
      <text:p text:style-name="Text_20_body">No sabía qué hacer. <text:span text:style-name="Grey">She didn't know what to do.</text:span></text:p>
      <text:p text:style-name="Text_20_body">No sabía qué hacer. <text:span text:style-name="Grey">He was unsure of what to do.</text:span></text:p>
      <text:p text:style-name="Text_20_body">Ella no sabía qué hacer. <text:span text:style-name="Grey">She didn't know what to do.</text:span></text:p>
      <text:p text:style-name="Text_20_body">¿Por qué no sabía yo esto ? <text:span text:style-name="Grey">Why did I not know this?</text:span></text:p>
      <text:p text:style-name="Text_20_body">Él no sabía qué decir. <text:span text:style-name="Grey">He did not know what to say.</text:span></text:p>
      <text:p text:style-name="Text_20_body">Sabía que te gustaría. <text:span text:style-name="Grey">I knew you'd like it.</text:span></text:p>
      <text:p text:style-name="Text_20_body">No sabía que él estaba ahí. <text:span text:style-name="Grey">I didn't know that he was there.</text:span></text:p>
      <text:p text:style-name="Text_20_body">De hecho, no sabía eso. <text:span text:style-name="Grey">Actually, I didn't know that.</text:span></text:p>
      <text:p text:style-name="Text_20_body">Sabía que algo estaba mal. <text:span text:style-name="Grey">I knew something was wrong.</text:span></text:p>
      <text:p text:style-name="Text_20_body">Él no sabía eso. <text:span text:style-name="Grey">He didn't know that.</text:span></text:p>
      <text:p text:style-name="Text_20_body">No sabía qué decir. <text:span text:style-name="Grey">I didn't know what to say.</text:span></text:p>
      <text:p text:style-name="Text_20_body">No sabía qué decir. <text:span text:style-name="Grey">He didn't know what to say.</text:span></text:p>
      <text:p text:style-name="Text_20_body">No sabía que estaba ahí. <text:span text:style-name="Grey">I didn't know it was there</text:span></text:p>
      <text:p text:style-name="Text_20_body">No sabía eso hasta hace poco. <text:span text:style-name="Grey">I didn't know about that until quite recently.</text:span></text:p>
      <text:p text:style-name="Text_20_body">Yo no sabía eso. <text:span text:style-name="Grey">I didn't know that.</text:span></text:p>
      <text:p text:style-name="Text_20_body">Él sabía demasiado. <text:span text:style-name="Grey">He knew too much.</text:span></text:p>
      <text:p text:style-name="Text_20_body">Él no sabía nadar. <text:span text:style-name="Grey">He could not swim.</text:span></text:p>
      <text:p text:style-name="Text_20_body">No sabía que estabas en casa. <text:span text:style-name="Grey">I didn't know you were home.</text:span></text:p>
      <text:p text:style-name="Text_20_body">Nadie sabía qué decir. <text:span text:style-name="Grey">Nobody knew what to say.</text:span></text:p>
      <text:p text:style-name="Text_20_body">Nadie lo sabía. <text:span text:style-name="Grey">No one knew it.</text:span></text:p>
      <text:p text:style-name="Text_20_body">Sabía que algo no iba bien. <text:span text:style-name="Grey">I knew something wasn't right.</text:span></text:p>
      <text:p text:style-name="Text_20_body">Ella sabía demasiado. <text:span text:style-name="Grey">She knew too much.</text:span></text:p>
      <text:p text:style-name="Text_20_body">Ella sabía que John la quería. <text:span text:style-name="Grey">She knew that John loved her.</text:span></text:p>
      <text:p text:style-name="Text_20_body">Sabía que os gustaría. <text:span text:style-name="Grey">I knew you'd like it.</text:span></text:p>
      <text:p text:style-name="Text_20_body">Él respondió que no lo sabía. <text:span text:style-name="Grey">He replied that he did not know.</text:span></text:p>
      <text:p text:style-name="Text_20_body">No sabía que estabas aquí. <text:span text:style-name="Grey">I didn't know you were here.</text:span></text:p>
      <text:h text:style-name="Heading_20_1" text:outline-level="1">137 DECIR </text:h>
      <text:p text:style-name="Text_20_body">No puedo decir lo que es. <text:span text:style-name="Grey">I can't tell what it is.</text:span></text:p>
      <text:p text:style-name="Text_20_body">Te tengo que decir que no. <text:span text:style-name="Grey">I must say no to you.</text:span></text:p>
      <text:p text:style-name="Text_20_body">Te tengo que decir que no. <text:span text:style-name="Grey">I have to say no to you.</text:span></text:p>
      <text:p text:style-name="Text_20_body">¿No tiene nada más que decir ? <text:span text:style-name="Grey">Don't you have more to say?</text:span></text:p>
      <text:p text:style-name="Text_20_body">No tengo nada más que decir. <text:span text:style-name="Grey">I have nothing further to say.</text:span></text:p>
      <text:p text:style-name="Text_20_body">No tengo nada más que decir. <text:span text:style-name="Grey">I have nothing more to say.</text:span></text:p>
      <text:p text:style-name="Text_20_body">No tengo nada más que decir. <text:span text:style-name="Grey">I have nothing left to say.</text:span></text:p>
      <text:p text:style-name="Text_20_body">No te lo voy a decir. <text:span text:style-name="Grey">I'm not telling you.</text:span></text:p>
      <text:p text:style-name="Text_20_body">No te puedo decir qué hacer. <text:span text:style-name="Grey">I can't tell you what to do.</text:span></text:p>
      <text:p text:style-name="Text_20_body">Hay algo que tengo que decir. <text:span text:style-name="Grey">There's something I've got to say.</text:span></text:p>
      <text:p text:style-name="Text_20_body">No te puedo decir nada más. <text:span text:style-name="Grey">There's nothing more I can tell you.</text:span></text:p>
      <text:p text:style-name="Text_20_body">No sé que más decir. <text:span text:style-name="Grey">I don't know what else to say.</text:span></text:p>
      <text:p text:style-name="Text_20_body">¡Eso es lo que quiero decir ! <text:span text:style-name="Grey">That's what I want to say!</text:span></text:p>
      <text:p text:style-name="Text_20_body">¿Qué puedo decir de él ? <text:span text:style-name="Grey">What can I say about him?</text:span></text:p>
      <text:p text:style-name="Text_20_body">No tengo nada que decir. <text:span text:style-name="Grey">I have nothing to say.</text:span></text:p>
      <text:p text:style-name="Text_20_body">No tengo nada que decir. <text:span text:style-name="Grey">I don't have anything to say.</text:span></text:p>
      <text:p text:style-name="Text_20_body">No hay mucho que decir. <text:span text:style-name="Grey">There's not much to say.</text:span></text:p>
      <text:p text:style-name="Text_20_body">No hay mucho que decir. <text:span text:style-name="Grey">There's not much to tell.</text:span></text:p>
      <text:p text:style-name="Text_20_body">Se lo voy a decir a todos. <text:span text:style-name="Grey">I'm going to tell everybody.</text:span></text:p>
      <text:p text:style-name="Text_20_body">No lo puedo decir. <text:span text:style-name="Grey">I can't say.</text:span></text:p>
      <text:p text:style-name="Text_20_body">Lo que quiero decir es esto. <text:span text:style-name="Grey">What I mean is this.</text:span></text:p>
      <text:p text:style-name="Text_20_body">Lo que quiero decir es esto. <text:span text:style-name="Grey">What I want to say is this.</text:span></text:p>
      <text:p text:style-name="Text_20_body">¿No tienes nada más que decir ? <text:span text:style-name="Grey">Don't you have more to say?</text:span></text:p>
      <text:p text:style-name="Text_20_body">¿Me puede decir la hora ? <text:span text:style-name="Grey">Do you have the time?</text:span></text:p>
      <text:p text:style-name="Text_20_body">Ya sé lo que vas a decir. <text:span text:style-name="Grey">I already know what you're going to say.</text:span></text:p>
      <text:p text:style-name="Text_20_body">Tengo algo que decir. <text:span text:style-name="Grey">I have something to say.</text:span></text:p>
      <text:p text:style-name="Text_20_body">Tengo algo que decir. <text:span text:style-name="Grey">I've got something to say.</text:span></text:p>
      <text:p text:style-name="Text_20_body">No sé qué decir. <text:span text:style-name="Grey">I don't know what to say.</text:span></text:p>
      <text:p text:style-name="Text_20_body">No te voy a decir mi nombre. <text:span text:style-name="Grey">I'm not going to tell you my name.</text:span></text:p>
      <text:p text:style-name="Text_20_body">No voy a decir nada. <text:span text:style-name="Grey">I won't say anything.</text:span></text:p>
      <text:h text:style-name="Heading_20_1" text:outline-level="1">138 NIÑO </text:h>
      <text:p text:style-name="Text_20_body">No quiero hablar de mi niño. <text:span text:style-name="Grey">I don't want to talk about my child.</text:span></text:p>
      <text:p text:style-name="Text_20_body">Él ya no es un niño. <text:span text:style-name="Grey">He is no longer a child.</text:span></text:p>
      <text:p text:style-name="Text_20_body">Él ya no es un niño. <text:span text:style-name="Grey">He's not a boy anymore.</text:span></text:p>
      <text:p text:style-name="Text_20_body">El niño se parece a su padre. <text:span text:style-name="Grey">The boy takes after his father.</text:span></text:p>
      <text:p text:style-name="Text_20_body">El niño se parece a su padre. <text:span text:style-name="Grey">That boy takes after his father.</text:span></text:p>
      <text:p text:style-name="Text_20_body">Ya no es un niño. <text:span text:style-name="Grey">He's not a boy anymore.</text:span></text:p>
      <text:p text:style-name="Text_20_body">Ese niño se parece a su padre. <text:span text:style-name="Grey">That child resembles his father.</text:span></text:p>
      <text:p text:style-name="Text_20_body">Él es solo un niño. <text:span text:style-name="Grey">He is but a child.</text:span></text:p>
      <text:p text:style-name="Text_20_body">Él es solo un niño. <text:span text:style-name="Grey">He is a mere child.</text:span></text:p>
      <text:p text:style-name="Text_20_body">Él es solo un niño. <text:span text:style-name="Grey">He is only a child.</text:span></text:p>
      <text:p text:style-name="Text_20_body">Él es solo un niño. <text:span text:style-name="Grey">He is merely a child.</text:span></text:p>
      <text:p text:style-name="Text_20_body">Ya no soy un niño. <text:span text:style-name="Grey">I am no longer a child.</text:span></text:p>
      <text:p text:style-name="Text_20_body">¿Dónde está el niño ? <text:span text:style-name="Grey">Where is the boy?</text:span></text:p>
      <text:p text:style-name="Text_20_body">¿Qué dijo el niño ? <text:span text:style-name="Grey">What did the boy say?</text:span></text:p>
      <text:p text:style-name="Text_20_body">Ya no eres más solo un niño. <text:span text:style-name="Grey">You are no longer a mere child.</text:span></text:p>
      <text:p text:style-name="Text_20_body">Solo es un niño. <text:span text:style-name="Grey">He is just a kid.</text:span></text:p>
      <text:p text:style-name="Text_20_body">Ella hizo del niño un hombre. <text:span text:style-name="Grey">She made a man of a boy.</text:span></text:p>
      <text:p text:style-name="Text_20_body">Ya no eres un niño. <text:span text:style-name="Grey">You are no longer a child.</text:span></text:p>
      <text:p text:style-name="Text_20_body">Ya no eres un niño. <text:span text:style-name="Grey">You're not a child anymore.</text:span></text:p>
      <text:p text:style-name="Text_20_body">Hasta un niño lo sabe. <text:span text:style-name="Grey">Even a child knows that.</text:span></text:p>
      <text:p text:style-name="Text_20_body">Soy un buen niño. <text:span text:style-name="Grey">I am a good boy.</text:span></text:p>
      <text:p text:style-name="Text_20_body">Esto es un niño. <text:span text:style-name="Grey">This is a boy.</text:span></text:p>
      <text:p text:style-name="Text_20_body">Necesito algo para un niño. <text:span text:style-name="Grey">I need something for a child.</text:span></text:p>
      <text:p text:style-name="Text_20_body">Ya no es ningún niño. <text:span text:style-name="Grey">He's not a child anymore.</text:span></text:p>
      <text:p text:style-name="Text_20_body">Es mayor que ese niño de ahí. <text:span text:style-name="Grey">He is older than the boy who is over there.</text:span></text:p>
      <text:p text:style-name="Text_20_body">Hasta un niño puede leer eso. <text:span text:style-name="Grey">Even a child can read this.</text:span></text:p>
      <text:p text:style-name="Text_20_body">Ella dio a luz a un niño. <text:span text:style-name="Grey">She gave birth to a baby boy.</text:span></text:p>
      <text:p text:style-name="Text_20_body">El niño está allí. <text:span text:style-name="Grey">The boy is over there.</text:span></text:p>
      <text:p text:style-name="Text_20_body">¿Qué será del niño ? <text:span text:style-name="Grey">What will become of the child?</text:span></text:p>
      <text:p text:style-name="Text_20_body">Ya no eres ningún niño. <text:span text:style-name="Grey">You are not a child any more.</text:span></text:p>
      <text:h text:style-name="Heading_20_1" text:outline-level="1">139 MAL </text:h>
      <text:p text:style-name="Text_20_body">Lo que él hizo no está mal. <text:span text:style-name="Grey">What he did is not wrong.</text:span></text:p>
      <text:p text:style-name="Text_20_body">Lo que él hizo no está mal. <text:span text:style-name="Grey">What he did wasn't wrong.</text:span></text:p>
      <text:p text:style-name="Text_20_body">Sé que está mal. <text:span text:style-name="Grey">I know it's wrong.</text:span></text:p>
      <text:p text:style-name="Text_20_body">Me parece que algo va mal. <text:span text:style-name="Grey">It seems to me that something is wrong.</text:span></text:p>
      <text:p text:style-name="Text_20_body">Me siento muy mal por él. <text:span text:style-name="Grey">I feel very sorry for him.</text:span></text:p>
      <text:p text:style-name="Text_20_body">La mujer es el mal del hombre. <text:span text:style-name="Grey">A woman is the woe of man.</text:span></text:p>
      <text:p text:style-name="Text_20_body">Sé que no hice nada mal. <text:span text:style-name="Grey">I know that I didn't do anything wrong.</text:span></text:p>
      <text:p text:style-name="Text_20_body">Me siento mal por lo que dije. <text:span text:style-name="Grey">I feel bad about what I said.</text:span></text:p>
      <text:p text:style-name="Text_20_body">Me siento mal por él. <text:span text:style-name="Grey">I feel bad for him.</text:span></text:p>
      <text:p text:style-name="Text_20_body">No veo qué está mal con eso. <text:span text:style-name="Grey">I don't see what's wrong with that.</text:span></text:p>
      <text:p text:style-name="Text_20_body">Todo va muy mal. <text:span text:style-name="Grey">Everything is going very badly.</text:span></text:p>
      <text:p text:style-name="Text_20_body">Sabía que algo estaba mal. <text:span text:style-name="Grey">I knew something was wrong.</text:span></text:p>
      <text:p text:style-name="Text_20_body">No he hecho nada mal. <text:span text:style-name="Grey">I've done nothing wrong.</text:span></text:p>
      <text:p text:style-name="Text_20_body">No sé qué hice mal. <text:span text:style-name="Grey">I don't know what I did wrong.</text:span></text:p>
      <text:p text:style-name="Text_20_body">No se te da mal esto. <text:span text:style-name="Grey">You're not bad at this.</text:span></text:p>
      <text:p text:style-name="Text_20_body">Me siento mal por ella. <text:span text:style-name="Grey">I feel bad for her.</text:span></text:p>
      <text:p text:style-name="Text_20_body">Me siento muy mal. <text:span text:style-name="Grey">I feel very sick.</text:span></text:p>
      <text:p text:style-name="Text_20_body">Eso está todo mal. <text:span text:style-name="Grey">That's all wrong.</text:span></text:p>
      <text:p text:style-name="Text_20_body">Esto está muy mal. <text:span text:style-name="Grey">This is very bad.</text:span></text:p>
      <text:p text:style-name="Text_20_body">A veces todo va mal. <text:span text:style-name="Grey">Sometimes everything goes wrong.</text:span></text:p>
      <text:p text:style-name="Text_20_body">¿Quieres saber qué está mal ? <text:span text:style-name="Grey">Do you want to know what's wrong?</text:span></text:p>
      <text:p text:style-name="Text_20_body">Estoy mal de dinero. <text:span text:style-name="Grey">I am short of money.</text:span></text:p>
      <text:p text:style-name="Text_20_body">Estoy mal de dinero. <text:span text:style-name="Grey">I'm in dire need of money.</text:span></text:p>
      <text:p text:style-name="Text_20_body">Ese trabajo está mal hecho. <text:span text:style-name="Grey">That work is poorly done.</text:span></text:p>
      <text:p text:style-name="Text_20_body">Tenía un mal día. <text:span text:style-name="Grey">I was having a bad day.</text:span></text:p>
      <text:p text:style-name="Text_20_body">¡Lo estás haciendo mal ! <text:span text:style-name="Grey">You're doing it wrong!</text:span></text:p>
      <text:p text:style-name="Text_20_body">Lo estás haciendo mal. <text:span text:style-name="Grey">You are doing it in the wrong way.</text:span></text:p>
      <text:p text:style-name="Text_20_body">Lo estás haciendo mal. <text:span text:style-name="Grey">You're doing it wrong.</text:span></text:p>
      <text:p text:style-name="Text_20_body">Lo que hizo estuvo mal. <text:span text:style-name="Grey">What he did was wrong.</text:span></text:p>
      <text:p text:style-name="Text_20_body">¿Por qué huele mal el perro ? <text:span text:style-name="Grey">Why does the dog smell bad?</text:span></text:p>
      <text:h text:style-name="Heading_20_1" text:outline-level="1">140 MUCHOS </text:h>
      <text:p text:style-name="Text_20_body">No tiene muchos amigos. <text:span text:style-name="Grey">She doesn't have many friends.</text:span></text:p>
      <text:p text:style-name="Text_20_body">No tengo muchos amigos. <text:span text:style-name="Grey">I don't have many friends.</text:span></text:p>
      <text:p text:style-name="Text_20_body">Mi padre tiene muchos libros. <text:span text:style-name="Grey">My father has many books.</text:span></text:p>
      <text:p text:style-name="Text_20_body">Mi padre tiene muchos libros. <text:span text:style-name="Grey">My father has a lot of books.</text:span></text:p>
      <text:p text:style-name="Text_20_body">Tengo muchos amigos aquí. <text:span text:style-name="Grey">I have a lot of friends here.</text:span></text:p>
      <text:p text:style-name="Text_20_body">¿Tiene él muchos libros ? <text:span text:style-name="Grey">Does he have many books?</text:span></text:p>
      <text:p text:style-name="Text_20_body">Es bueno leer muchos libros. <text:span text:style-name="Grey">Reading a lot of books is a good thing.</text:span></text:p>
      <text:p text:style-name="Text_20_body">¿Tiene muchos amigos ? <text:span text:style-name="Grey">Do you have many friends?</text:span></text:p>
      <text:p text:style-name="Text_20_body">Tengo muchos amigos. <text:span text:style-name="Grey">I have many friends.</text:span></text:p>
      <text:p text:style-name="Text_20_body">Tengo muchos amigos. <text:span text:style-name="Grey">I've got plenty of friends.</text:span></text:p>
      <text:p text:style-name="Text_20_body">Tengo muchos amigos. <text:span text:style-name="Grey">I have a lot of friends.</text:span></text:p>
      <text:p text:style-name="Text_20_body">Tiene muchos libros. <text:span text:style-name="Grey">She has plenty of books.</text:span></text:p>
      <text:p text:style-name="Text_20_body">Tú tienes muchos libros. <text:span text:style-name="Grey">You have many books.</text:span></text:p>
      <text:p text:style-name="Text_20_body">Tú tienes muchos libros. <text:span text:style-name="Grey">You have a lot of books.</text:span></text:p>
      <text:p text:style-name="Text_20_body">Tengo muchos libros. <text:span text:style-name="Grey">I have many books.</text:span></text:p>
      <text:p text:style-name="Text_20_body">Tengo muchos libros. <text:span text:style-name="Grey">I have a lot of books.</text:span></text:p>
      <text:p text:style-name="Text_20_body">¿Tienes muchos amigos ? <text:span text:style-name="Grey">Do you have many friends?</text:span></text:p>
      <text:p text:style-name="Text_20_body">Hice muchos amigos. <text:span text:style-name="Grey">I've made lots of friends.</text:span></text:p>
      <text:p text:style-name="Text_20_body">Tienes muchos libros. <text:span text:style-name="Grey">You have many books.</text:span></text:p>
      <text:p text:style-name="Text_20_body">Yo compré muchos libros. <text:span text:style-name="Grey">I bought lots of books.</text:span></text:p>
      <text:p text:style-name="Text_20_body">Tenemos muchos amigos. <text:span text:style-name="Grey">We have a lot of friends.</text:span></text:p>
      <text:h text:style-name="Heading_20_1" text:outline-level="1">141 TRABAJO </text:h>
      <text:p text:style-name="Text_20_body">No me gusta mi trabajo. <text:span text:style-name="Grey">I don't like my job.</text:span></text:p>
      <text:p text:style-name="Text_20_body">Ella está en el trabajo, ¿no ? <text:span text:style-name="Grey">She's at work, isn't she?</text:span></text:p>
      <text:p text:style-name="Text_20_body">No es mi trabajo. <text:span text:style-name="Grey">It's not my job.</text:span></text:p>
      <text:p text:style-name="Text_20_body">Me gusta mucho mi trabajo. <text:span text:style-name="Grey">I like my job very much.</text:span></text:p>
      <text:p text:style-name="Text_20_body">¿Qué es tu trabajo ? <text:span text:style-name="Grey">What's your job?</text:span></text:p>
      <text:p text:style-name="Text_20_body">Ese no es mi trabajo. <text:span text:style-name="Grey">That's not my job.</text:span></text:p>
      <text:p text:style-name="Text_20_body">Me gusta tu trabajo. <text:span text:style-name="Grey">I like your work.</text:span></text:p>
      <text:p text:style-name="Text_20_body">Me gusta tu trabajo. <text:span text:style-name="Grey">I like your job.</text:span></text:p>
      <text:p text:style-name="Text_20_body">Este es mi trabajo. <text:span text:style-name="Grey">This is my job.</text:span></text:p>
      <text:p text:style-name="Text_20_body">Le gusta su trabajo. <text:span text:style-name="Grey">He is pleased with his work.</text:span></text:p>
      <text:p text:style-name="Text_20_body">Tengo más trabajo por hacer. <text:span text:style-name="Grey">I have more work to do.</text:span></text:p>
      <text:p text:style-name="Text_20_body">Tengo mucho trabajo que hacer. <text:span text:style-name="Grey">I have a lot of work to do.</text:span></text:p>
      <text:p text:style-name="Text_20_body">Tengo mucho trabajo que hacer. <text:span text:style-name="Grey">I've got a lot of work to do.</text:span></text:p>
      <text:p text:style-name="Text_20_body">Ella dijo que no más trabajo. <text:span text:style-name="Grey">She said no more work.</text:span></text:p>
      <text:p text:style-name="Text_20_body">Él se puso con el trabajo. <text:span text:style-name="Grey">He set about the work.</text:span></text:p>
      <text:p text:style-name="Text_20_body">De hecho, es mucho trabajo. <text:span text:style-name="Grey">It's quite a lot of work, actually.</text:span></text:p>
      <text:p text:style-name="Text_20_body">¿Cómo te va en el trabajo ? <text:span text:style-name="Grey">How's your job?</text:span></text:p>
      <text:p text:style-name="Text_20_body">Hay mucho trabajo que hacer. <text:span text:style-name="Grey">There’s a lot of work to do.</text:span></text:p>
      <text:p text:style-name="Text_20_body">Quiero hacer un buen trabajo. <text:span text:style-name="Grey">I want to do a good job.</text:span></text:p>
      <text:p text:style-name="Text_20_body">Creo que te gusta tu trabajo. <text:span text:style-name="Grey">I believe you like your job.</text:span></text:p>
      <text:p text:style-name="Text_20_body">Él hizo un buen trabajo. <text:span text:style-name="Grey">He did a good job.</text:span></text:p>
      <text:p text:style-name="Text_20_body">Ese es tu trabajo. <text:span text:style-name="Grey">That's your job.</text:span></text:p>
      <text:p text:style-name="Text_20_body">Quiero hacer mi trabajo. <text:span text:style-name="Grey">I want to do my job.</text:span></text:p>
      <text:p text:style-name="Text_20_body">Es un amigo del trabajo. <text:span text:style-name="Grey">He's a friend from work.</text:span></text:p>
      <text:p text:style-name="Text_20_body">Yo no quería el trabajo. <text:span text:style-name="Grey">I didn't want the job.</text:span></text:p>
      <text:p text:style-name="Text_20_body">Has hecho un muy buen trabajo. <text:span text:style-name="Grey">You have done a very good job.</text:span></text:p>
      <text:p text:style-name="Text_20_body">El trabajo está hecho. <text:span text:style-name="Grey">The work is done.</text:span></text:p>
      <text:p text:style-name="Text_20_body">Es mucho trabajo. <text:span text:style-name="Grey">It's a lot of work.</text:span></text:p>
      <text:p text:style-name="Text_20_body">Él va al trabajo en tren. <text:span text:style-name="Grey">He goes to work by train.</text:span></text:p>
      <text:p text:style-name="Text_20_body">Ya está hecho el trabajo. <text:span text:style-name="Grey">The job has already been done.</text:span></text:p>
      <text:h text:style-name="Heading_20_1" text:outline-level="1">142 CÓMO </text:h>
      <text:p text:style-name="Text_20_body">No me gusta cómo habla. <text:span text:style-name="Grey">I don't care for the way he talks.</text:span></text:p>
      <text:p text:style-name="Text_20_body">No puedo decir cómo se hace. <text:span text:style-name="Grey">I cannot tell how this is done.</text:span></text:p>
      <text:p text:style-name="Text_20_body">No sé cómo se llama. <text:span text:style-name="Grey">I don't know her name.</text:span></text:p>
      <text:p text:style-name="Text_20_body">Nadie sabe cómo me siento. <text:span text:style-name="Grey">Nobody knows how I feel.</text:span></text:p>
      <text:p text:style-name="Text_20_body">No sé cómo lo hiciste. <text:span text:style-name="Grey">I don't know how you did it.</text:span></text:p>
      <text:p text:style-name="Text_20_body">Sé cómo se llama. <text:span text:style-name="Grey">I know what his name is.</text:span></text:p>
      <text:p text:style-name="Text_20_body">Sé cómo se llama. <text:span text:style-name="Grey">I know his name.</text:span></text:p>
      <text:p text:style-name="Text_20_body">Ella me dijo cómo nadar. <text:span text:style-name="Grey">She told me how to swim.</text:span></text:p>
      <text:p text:style-name="Text_20_body">¿Quieres saber cómo lo hice ? <text:span text:style-name="Grey">Do you want to know how I did it?</text:span></text:p>
      <text:p text:style-name="Text_20_body">No sé cómo debería hacerlo. <text:span text:style-name="Grey">I don't know how I should do it.</text:span></text:p>
      <text:p text:style-name="Text_20_body">La niña no sabe cómo hacerlo. <text:span text:style-name="Grey">The girl doesn't know how to do it.</text:span></text:p>
      <text:p text:style-name="Text_20_body">Quiero saber cómo lo hiciste. <text:span text:style-name="Grey">I want to know how you did it.</text:span></text:p>
      <text:p text:style-name="Text_20_body">No sé cómo se dice en francés. <text:span text:style-name="Grey">I don't know how to say that in French.</text:span></text:p>
      <text:p text:style-name="Text_20_body">¿Sabes cómo murió su padre ? <text:span text:style-name="Grey">Do you know how his father died?</text:span></text:p>
      <text:p text:style-name="Text_20_body">No sé muy bien cómo ocurrió. <text:span text:style-name="Grey">I don't quite know how it happened.</text:span></text:p>
      <text:p text:style-name="Text_20_body">¿Querés saber cómo me siento ? <text:span text:style-name="Grey">Do you want to know how I feel?</text:span></text:p>
      <text:p text:style-name="Text_20_body">Quiero saber cómo sabes eso. <text:span text:style-name="Grey">I want to know how you know that.</text:span></text:p>
      <text:p text:style-name="Text_20_body">Tú sabes cómo es. <text:span text:style-name="Grey">You know how it is.</text:span></text:p>
      <text:p text:style-name="Text_20_body">¿Sabe ella cómo te sientes ? <text:span text:style-name="Grey">Does she know how you feel?</text:span></text:p>
      <text:p text:style-name="Text_20_body">¿Sabes cómo se llama ? <text:span text:style-name="Grey">Do you know her name?</text:span></text:p>
      <text:p text:style-name="Text_20_body">Me gusta cómo hablas. <text:span text:style-name="Grey">I know how to drive a car.</text:span></text:p>
      <text:p text:style-name="Text_20_body">Sé cómo se conduce un coche. <text:span text:style-name="Grey">They do not know how to do it.</text:span></text:p>
      <text:p text:style-name="Text_20_body">No saben cómo hacerlo. <text:span text:style-name="Grey">Does he know how you feel?</text:span></text:p>
      <text:p text:style-name="Text_20_body">¿Sabe cómo te sientes ? <text:span text:style-name="Grey">I know how you feel.</text:span></text:p>
      <text:p text:style-name="Text_20_body">Sé cómo te sientes. <text:span text:style-name="Grey">She's forgotten how to do it.</text:span></text:p>
      <text:p text:style-name="Text_20_body">Ha olvidado cómo se hace. <text:span text:style-name="Grey">He told me how to get to the museum.</text:span></text:p>
      <text:p text:style-name="Text_20_body">Me dijo cómo llegar al museo. <text:span text:style-name="Grey">I don't like the way he looks at you.</text:span></text:p>
      <text:p text:style-name="Text_20_body">No me gusta cómo te mira. <text:span text:style-name="Grey">I can't remember how to go there.</text:span></text:p>
      <text:p text:style-name="Text_20_body">No recuerdo cómo ir ahí. <text:span text:style-name="Grey">I like the way you talk.</text:span></text:p>
      <text:h text:style-name="Heading_20_1" text:outline-level="1">143 GATO </text:h>
      <text:p text:style-name="Text_20_body">Hay un gato en mi casa. <text:span text:style-name="Grey">There's a cat in my house.</text:span></text:p>
      <text:p text:style-name="Text_20_body">¡Lo quiero para mi gato ! <text:span text:style-name="Grey">I want it for my cat!</text:span></text:p>
      <text:p text:style-name="Text_20_body">Tengo un gato y un perro. <text:span text:style-name="Grey">I have a cat and a dog.</text:span></text:p>
      <text:p text:style-name="Text_20_body">Tengo un perro y un gato. <text:span text:style-name="Grey">I have a cat and a dog.</text:span></text:p>
      <text:p text:style-name="Text_20_body">Tengo un perro y un gato. <text:span text:style-name="Grey">I have a dog and a cat.</text:span></text:p>
      <text:p text:style-name="Text_20_body">Este es mi gato. <text:span text:style-name="Grey">This is my cat.</text:span></text:p>
      <text:p text:style-name="Text_20_body">No hay un gato. <text:span text:style-name="Grey">There isn't a cat.</text:span></text:p>
      <text:p text:style-name="Text_20_body">¿Eso es un gato o un perro ? <text:span text:style-name="Grey">Is that a cat or a dog?</text:span></text:p>
      <text:p text:style-name="Text_20_body">¿Qué quiere el gato ? <text:span text:style-name="Grey">What does the cat want?</text:span></text:p>
      <text:p text:style-name="Text_20_body">¿Dónde está el gato ? <text:span text:style-name="Grey">Where's the cat?</text:span></text:p>
      <text:p text:style-name="Text_20_body">¿Dónde está el gato ? <text:span text:style-name="Grey">Where is the cat?</text:span></text:p>
      <text:p text:style-name="Text_20_body">¿Eso es un gato ? <text:span text:style-name="Grey">Is that a cat?</text:span></text:p>
      <text:p text:style-name="Text_20_body">¿Es eso un gato ? <text:span text:style-name="Grey">Is that a cat?</text:span></text:p>
      <text:p text:style-name="Text_20_body">Ella tiene un gato. <text:span text:style-name="Grey">She has one cat.</text:span></text:p>
      <text:p text:style-name="Text_20_body">Yo no tengo gato. <text:span text:style-name="Grey">I do not have a cat.</text:span></text:p>
      <text:p text:style-name="Text_20_body">Yo no tengo gato. <text:span text:style-name="Grey">I don't have a cat.</text:span></text:p>
      <text:p text:style-name="Text_20_body">Tenemos un perro y un gato. <text:span text:style-name="Grey">We own a dog and a cat.</text:span></text:p>
      <text:p text:style-name="Text_20_body">Tenemos un gato y un perro. <text:span text:style-name="Grey">We have a cat and a dog.</text:span></text:p>
      <text:p text:style-name="Text_20_body">Un gato no es una persona. <text:span text:style-name="Grey">A cat is not a person!</text:span></text:p>
      <text:p text:style-name="Text_20_body">Un gato no es una persona. <text:span text:style-name="Grey">A cat is not a person.</text:span></text:p>
      <text:p text:style-name="Text_20_body">El gato parece muy feliz. <text:span text:style-name="Grey">The cat seems extremely happy.</text:span></text:p>
      <text:p text:style-name="Text_20_body">Este gato no es nuestro. <text:span text:style-name="Grey">This cat is not ours.</text:span></text:p>
      <text:p text:style-name="Text_20_body">Ella le dio leche a un gato. <text:span text:style-name="Grey">She gave a cat some milk.</text:span></text:p>
      <text:p text:style-name="Text_20_body">Me gustaría tener un gato. <text:span text:style-name="Grey">I'd like to have a cat.</text:span></text:p>
      <text:p text:style-name="Text_20_body">¿Tu esposa tiene un gato ? <text:span text:style-name="Grey">Does your wife have a cat?</text:span></text:p>
      <text:p text:style-name="Text_20_body">No tengo ningún gato. <text:span text:style-name="Grey">I don't have a cat.</text:span></text:p>
      <text:p text:style-name="Text_20_body">Hay un gato ahí. <text:span text:style-name="Grey">There's a cat there.</text:span></text:p>
      <text:p text:style-name="Text_20_body">El gato está leyendo un libro. <text:span text:style-name="Grey">The cat is reading a book.</text:span></text:p>
      <text:p text:style-name="Text_20_body">El gato está sobre la mesa. <text:span text:style-name="Grey">The cat is on the table.</text:span></text:p>
      <text:p text:style-name="Text_20_body">Al gato le gusta dormir. <text:span text:style-name="Grey">The cat likes sleeping.</text:span></text:p>
      <text:h text:style-name="Heading_20_1" text:outline-level="1">144 PUSO </text:h>
      <text:p text:style-name="Text_20_body">Él se puso con el trabajo. <text:span text:style-name="Grey">He set about the work.</text:span></text:p>
      <text:p text:style-name="Text_20_body">Ella lo puso en la caja. <text:span text:style-name="Grey">She put it in the box.</text:span></text:p>
      <text:p text:style-name="Text_20_body">Puso su dinero en la caja. <text:span text:style-name="Grey">He put his money in the box.</text:span></text:p>
      <text:p text:style-name="Text_20_body">Puso el libro sobre la mesa. <text:span text:style-name="Grey">He put down the book on the table.</text:span></text:p>
      <text:p text:style-name="Text_20_body">Él puso el libro a un lado. <text:span text:style-name="Grey">He put aside the book.</text:span></text:p>
      <text:p text:style-name="Text_20_body">Mi madre puso la mesa. <text:span text:style-name="Grey">My mother set the table.</text:span></text:p>
      <text:p text:style-name="Text_20_body">Él puso la caja sobre la mesa. <text:span text:style-name="Grey">He put the box on the table.</text:span></text:p>
      <text:p text:style-name="Text_20_body">Él puso su dinero en la bolsa. <text:span text:style-name="Grey">He put his money in the bag.</text:span></text:p>
      <text:p text:style-name="Text_20_body">El hombre se puso de pie. <text:span text:style-name="Grey">The man stood up.</text:span></text:p>
      <text:p text:style-name="Text_20_body">Él la vio y se puso rojo. <text:span text:style-name="Grey">He saw her and blushed.</text:span></text:p>
      <text:p text:style-name="Text_20_body">Él se puso de pie. <text:span text:style-name="Grey">He stood up.</text:span></text:p>
      <text:p text:style-name="Text_20_body">Él se puso su sombrero. <text:span text:style-name="Grey">He put on his hat.</text:span></text:p>
      <text:p text:style-name="Text_20_body">Ella se puso el sombrero. <text:span text:style-name="Grey">She put on her hat.</text:span></text:p>
      <text:h text:style-name="Heading_20_1" text:outline-level="1">145 DA </text:h>
      <text:p text:style-name="Text_20_body">Esto no se me da bien. <text:span text:style-name="Grey">I'm not good at this.</text:span></text:p>
      <text:p text:style-name="Text_20_body">No se te da mal esto. <text:span text:style-name="Grey">You're not bad at this.</text:span></text:p>
      <text:p text:style-name="Text_20_body">¿Me da la hora, por favor ? <text:span text:style-name="Grey">Can you tell me the time, please?</text:span></text:p>
      <text:p text:style-name="Text_20_body">A él le da lo mismo el dinero. <text:span text:style-name="Grey">He doesn't care about money.</text:span></text:p>
      <text:p text:style-name="Text_20_body">Ya veo que esto se te da bien. <text:span text:style-name="Grey">I can see you're good at this.</text:span></text:p>
      <text:p text:style-name="Text_20_body">Se me da bien la historia. <text:span text:style-name="Grey">I am good at history.</text:span></text:p>
      <text:p text:style-name="Text_20_body">Da tiempo al tiempo. <text:span text:style-name="Grey">Give it time and you'll see.</text:span></text:p>
      <text:p text:style-name="Text_20_body">Ya me da lo mismo. <text:span text:style-name="Grey">I don't mind anymore.</text:span></text:p>
      <text:p text:style-name="Text_20_body">¿Me da una taza de café ? <text:span text:style-name="Grey">Could I have a cup of coffee?</text:span></text:p>
      <text:p text:style-name="Text_20_body">Me da lo mismo. <text:span text:style-name="Grey">I'm not bothered.</text:span></text:p>
      <text:p text:style-name="Text_20_body">A él le da igual lo que come. <text:span text:style-name="Grey">He is indifferent to what he eats.</text:span></text:p>
      <text:p text:style-name="Text_20_body">Da igual si te gusta o no. <text:span text:style-name="Grey">Whether you like it or not doesn't matter.</text:span></text:p>
      <text:p text:style-name="Text_20_body">Me da la gana de ir. <text:span text:style-name="Grey">I'm going because I want to.</text:span></text:p>
      <text:p text:style-name="Text_20_body">¡Por favor, da la luz ! <text:span text:style-name="Grey">Please, turn on the light!</text:span></text:p>
      <text:p text:style-name="Text_20_body">Me da igual lo que él haga. <text:span text:style-name="Grey">I don't care what he does.</text:span></text:p>
      <text:p text:style-name="Text_20_body">Yo hago lo que me da la gana. <text:span text:style-name="Grey">I do anything I feel like.</text:span></text:p>
      <text:p text:style-name="Text_20_body">Él nos da clase de historia. <text:span text:style-name="Grey">He teaches us history.</text:span></text:p>
      <text:p text:style-name="Text_20_body">Mi habitación da al este. <text:span text:style-name="Grey">My room faces east.</text:span></text:p>
      <text:p text:style-name="Text_20_body">No me da la gana hacerlo. <text:span text:style-name="Grey">I don't feel like doing it.</text:span></text:p>
      <text:p text:style-name="Text_20_body">¿Me da la cuenta, por favor ? <text:span text:style-name="Grey">May I have the check, please?</text:span></text:p>
      <text:p text:style-name="Text_20_body">¿Me da la cuenta, por favor ? <text:span text:style-name="Grey">Could I have the bill, please?</text:span></text:p>
      <text:p text:style-name="Text_20_body">El sol nos da luz y calor. <text:span text:style-name="Grey">The sun gives us light and heat.</text:span></text:p>
      <text:p text:style-name="Text_20_body">Se me da bien tocar el piano. <text:span text:style-name="Grey">I'm good at playing the piano.</text:span></text:p>
      <text:p text:style-name="Text_20_body">Me da igual que venga o no. <text:span text:style-name="Grey">It makes no difference to me whether he comes or not.</text:span></text:p>
      <text:p text:style-name="Text_20_body">A mí me da igual. <text:span text:style-name="Grey">It doesn't matter to me.</text:span></text:p>
      <text:p text:style-name="Text_20_body">El autobús me da miedo. <text:span text:style-name="Grey">I'm afraid of the bus.</text:span></text:p>
      <text:p text:style-name="Text_20_body">¿Me da la cuenta ? <text:span text:style-name="Grey">Could I have the check?</text:span></text:p>
      <text:p text:style-name="Text_20_body">Me da gusto verte de nuevo. <text:span text:style-name="Grey">I am pleased to see you again.</text:span></text:p>
      <text:p text:style-name="Text_20_body">Me da igual si vienes o no. <text:span text:style-name="Grey">It makes no difference to me whether you come or not.</text:span></text:p>
      <text:p text:style-name="Text_20_body">Ese niño da mucha guerra. <text:span text:style-name="Grey">That child caused a lot of trouble.</text:span></text:p>
      <text:h text:style-name="Heading_20_1" text:outline-level="1">146 DEJÓ </text:h>
      <text:p text:style-name="Text_20_body">Él dejó de leer un libro. <text:span text:style-name="Grey">He stopped reading a book.</text:span></text:p>
      <text:p text:style-name="Text_20_body">Ella lo dejó ir solo. <text:span text:style-name="Grey">She allowed him to go alone.</text:span></text:p>
      <text:p text:style-name="Text_20_body">Ella dejó de hablar. <text:span text:style-name="Grey">She stopped talking.</text:span></text:p>
      <text:p text:style-name="Text_20_body">Dejó que me fuera. <text:span text:style-name="Grey">He let me go.</text:span></text:p>
      <text:p text:style-name="Text_20_body">Ella lo dejó por otro hombre. <text:span text:style-name="Grey">She left him for another man.</text:span></text:p>
      <text:p text:style-name="Text_20_body">Dejó a su mujer. <text:span text:style-name="Grey">He left his wife.</text:span></text:p>
      <text:p text:style-name="Text_20_body">Dejó el libro en la mesa. <text:span text:style-name="Grey">He left the book on the table.</text:span></text:p>
      <text:p text:style-name="Text_20_body">Mi padre dejó de beber. <text:span text:style-name="Grey">Father stopped drinking.</text:span></text:p>
      <text:p text:style-name="Text_20_body">Mi padre dejó de beber. <text:span text:style-name="Grey">My father stopped drinking.</text:span></text:p>
      <text:p text:style-name="Text_20_body">Mi padre dejó de beber. <text:span text:style-name="Grey">My father is on the wagon.</text:span></text:p>
      <text:p text:style-name="Text_20_body">Dejó el libro sobre la mesa. <text:span text:style-name="Grey">He left the book on the table.</text:span></text:p>
      <text:p text:style-name="Text_20_body">Dejó a su esposa. <text:span text:style-name="Grey">He left his wife.</text:span></text:p>
      <text:p text:style-name="Text_20_body">Él me dejó esperando. <text:span text:style-name="Grey">He kept me waiting.</text:span></text:p>
      <text:p text:style-name="Text_20_body">Mi padre dejó de fumar. <text:span text:style-name="Grey">My father gave up smoking.</text:span></text:p>
      <text:p text:style-name="Text_20_body">El maestro le dejó ir a casa. <text:span text:style-name="Grey">The teacher let him go home.</text:span></text:p>
      <text:p text:style-name="Text_20_body">Él nunca dejó de escribir. <text:span text:style-name="Grey">He never stopped writing.</text:span></text:p>
      <text:p text:style-name="Text_20_body">De repente dejó de hablar. <text:span text:style-name="Grey">He suddenly stopped talking.</text:span></text:p>
      <text:p text:style-name="Text_20_body">Dejó de fumar el año pasado. <text:span text:style-name="Grey">He stopped smoking last year.</text:span></text:p>
      <text:p text:style-name="Text_20_body">Él dejó de fumar. <text:span text:style-name="Grey">He stopped smoking.</text:span></text:p>
      <text:p text:style-name="Text_20_body">Él dejó de fumar. <text:span text:style-name="Grey">He has stopped smoking.</text:span></text:p>
      <text:p text:style-name="Text_20_body">Ella dejó de fumar. <text:span text:style-name="Grey">She stopped smoking.</text:span></text:p>
      <text:p text:style-name="Text_20_body">Ella dejó la habitación. <text:span text:style-name="Grey">She gave up smoking.</text:span></text:p>
      <text:p text:style-name="Text_20_body">La niña dejó al pájaro libre. <text:span text:style-name="Grey">She quit smoking.</text:span></text:p>
      <text:p text:style-name="Text_20_body">¿Quién lo dejó entrar ? <text:span text:style-name="Grey">She left the room.</text:span></text:p>
      <text:p text:style-name="Text_20_body">Ella dejó de fumar. <text:span text:style-name="Grey">The girl let the bird loose.</text:span></text:p>
      <text:p text:style-name="Text_20_body">Ella dejó de fumar. <text:span text:style-name="Grey">Who allowed him in?</text:span></text:p>
      <text:h text:style-name="Heading_20_1" text:outline-level="1">147 MADRE </text:h>
      <text:p text:style-name="Text_20_body">Mi madre no está en casa. <text:span text:style-name="Grey">My mother is out.</text:span></text:p>
      <text:p text:style-name="Text_20_body">Mi madre no está en casa. <text:span text:style-name="Grey">My mother isn't at home.</text:span></text:p>
      <text:p text:style-name="Text_20_body">Madre no hay más que una. <text:span text:style-name="Grey">Mother is no more than one.</text:span></text:p>
      <text:p text:style-name="Text_20_body">Es algo que mi madre ha hecho. <text:span text:style-name="Grey">It is something my mother made.</text:span></text:p>
      <text:p text:style-name="Text_20_body">¿Está tu madre en casa ? <text:span text:style-name="Grey">Is your mother at home?</text:span></text:p>
      <text:p text:style-name="Text_20_body">¿Está tu madre en casa ? <text:span text:style-name="Grey">Is your mother at home now?</text:span></text:p>
      <text:p text:style-name="Text_20_body">¿Está tu madre en casa ? <text:span text:style-name="Grey">Is your mum at home?</text:span></text:p>
      <text:p text:style-name="Text_20_body">Se parece mucho a su madre. <text:span text:style-name="Grey">She looks a lot like her mother.</text:span></text:p>
      <text:p text:style-name="Text_20_body">Él se parece a su madre. <text:span text:style-name="Grey">He looks just like his mother.</text:span></text:p>
      <text:p text:style-name="Text_20_body">Esta es mi madre. <text:span text:style-name="Grey">This is my mother.</text:span></text:p>
      <text:p text:style-name="Text_20_body">Esta es mi madre. <text:span text:style-name="Grey">This is my mom.</text:span></text:p>
      <text:p text:style-name="Text_20_body">Se parece a su madre. <text:span text:style-name="Grey">He resembles his mother.</text:span></text:p>
      <text:p text:style-name="Text_20_body">Quiero ver a tu madre. <text:span text:style-name="Grey">I want to see your mother.</text:span></text:p>
      <text:p text:style-name="Text_20_body">Ella se parece a su madre. <text:span text:style-name="Grey">She looks like her mother.</text:span></text:p>
      <text:p text:style-name="Text_20_body">Mi madre dijo que estaba bien. <text:span text:style-name="Grey">My mother said that she was all right.</text:span></text:p>
      <text:p text:style-name="Text_20_body">Él vive con su madre. <text:span text:style-name="Grey">He lives with his mom.</text:span></text:p>
      <text:p text:style-name="Text_20_body">Él vive con su madre. <text:span text:style-name="Grey">He lives with his mother.</text:span></text:p>
      <text:p text:style-name="Text_20_body">No soy tu madre. <text:span text:style-name="Grey">I'm not your mother.</text:span></text:p>
      <text:p text:style-name="Text_20_body">Usted es mi madre. <text:span text:style-name="Grey">You are my mother.</text:span></text:p>
      <text:p text:style-name="Text_20_body">¿Esa es tu madre ? <text:span text:style-name="Grey">Is that your mother?</text:span></text:p>
      <text:p text:style-name="Text_20_body">Yo no era una buena madre. <text:span text:style-name="Grey">I was not a good mother.</text:span></text:p>
      <text:p text:style-name="Text_20_body">¿Ella es tu madre ? <text:span text:style-name="Grey">Is she your mother?</text:span></text:p>
      <text:p text:style-name="Text_20_body">No se lo digas a tu madre. <text:span text:style-name="Grey">Don't tell your mother.</text:span></text:p>
      <text:p text:style-name="Text_20_body">Soy como mi madre. <text:span text:style-name="Grey">I am like my mother.</text:span></text:p>
      <text:p text:style-name="Text_20_body">Mañana es el día de la madre. <text:span text:style-name="Grey">Tomorrow is Mother's Day.</text:span></text:p>
      <text:p text:style-name="Text_20_body">A mi madre le encanta el té. <text:span text:style-name="Grey">My mother likes tea very much.</text:span></text:p>
      <text:p text:style-name="Text_20_body">La niña se parece a su madre. <text:span text:style-name="Grey">The girl resembles her mother.</text:span></text:p>
      <text:p text:style-name="Text_20_body">¿Ahora está tu madre en casa ? <text:span text:style-name="Grey">Is your mother at home now?</text:span></text:p>
      <text:p text:style-name="Text_20_body">¡No le digas eso a tu madre ! <text:span text:style-name="Grey">Don't say that to your mother!</text:span></text:p>
      <text:p text:style-name="Text_20_body">¿Cómo está tu madre ? <text:span text:style-name="Grey">How is your mother?</text:span></text:p>
      <text:h text:style-name="Heading_20_1" text:outline-level="1">148 NECESITA </text:h>
      <text:p text:style-name="Text_20_body">No tengo lo que él necesita. <text:span text:style-name="Grey">I don't have what he's looking for.</text:span></text:p>
      <text:p text:style-name="Text_20_body">Se necesita más. <text:span text:style-name="Grey">More is needed.</text:span></text:p>
      <text:p text:style-name="Text_20_body">¿Por qué necesita este dinero ? <text:span text:style-name="Grey">Why do you need this money?</text:span></text:p>
      <text:p text:style-name="Text_20_body">El bebé necesita a su madre. <text:span text:style-name="Grey">The baby needs its mother.</text:span></text:p>
      <text:p text:style-name="Text_20_body">El bebé necesita a su madre. <text:span text:style-name="Grey">The baby needs his mother.</text:span></text:p>
      <text:p text:style-name="Text_20_body">Usted lo necesita. <text:span text:style-name="Grey">You need it.</text:span></text:p>
      <text:p text:style-name="Text_20_body">¿Qué libro necesita ? <text:span text:style-name="Grey">Which book do you need?</text:span></text:p>
      <text:p text:style-name="Text_20_body">Usted necesita comer algo. <text:span text:style-name="Grey">You must eat something.</text:span></text:p>
      <text:p text:style-name="Text_20_body">Ella necesita el dinero. <text:span text:style-name="Grey">She needs the money.</text:span></text:p>
      <text:p text:style-name="Text_20_body">Se necesita mucha agua. <text:span text:style-name="Grey">Much water is needed.</text:span></text:p>
      <text:p text:style-name="Text_20_body">Un niño necesita amor. <text:span text:style-name="Grey">A child needs love.</text:span></text:p>
      <text:p text:style-name="Text_20_body">Él necesita dinero. <text:span text:style-name="Grey">He is in need of money.</text:span></text:p>
      <text:p text:style-name="Text_20_body">Él necesita dinero. <text:span text:style-name="Grey">He needs money.</text:span></text:p>
      <text:p text:style-name="Text_20_body">Él no necesita trabajar. <text:span text:style-name="Grey">There is no need for him to work.</text:span></text:p>
      <text:p text:style-name="Text_20_body">Él no necesita trabajar. <text:span text:style-name="Grey">He doesn't need to work.</text:span></text:p>
      <text:p text:style-name="Text_20_body">Ella necesita esto. <text:span text:style-name="Grey">She needs this.</text:span></text:p>
      <text:p text:style-name="Text_20_body">Es rico, ¡no necesita dinero ! <text:span text:style-name="Grey">He's rich. He doesn't need money!</text:span></text:p>
      <text:p text:style-name="Text_20_body">Ella necesita ayuda. <text:span text:style-name="Grey">She needs help.</text:span></text:p>
      <text:p text:style-name="Text_20_body">Ella necesita ayuda. <text:span text:style-name="Grey">She is in need of help.</text:span></text:p>
      <text:p text:style-name="Text_20_body">Ella necesita ayuda. <text:span text:style-name="Grey">She needs assistance.</text:span></text:p>
      <text:h text:style-name="Heading_20_1" text:outline-level="1">149 NI </text:h>
      <text:p text:style-name="Text_20_body">Él no es tu amigo ni mi amigo. <text:span text:style-name="Grey">He is not your friend or my friend.</text:span></text:p>
      <text:p text:style-name="Text_20_body">Yo no tengo tiempo ni dinero. <text:span text:style-name="Grey">I have neither time nor money.</text:span></text:p>
      <text:p text:style-name="Text_20_body">No tengo tiempo ni dinero. <text:span text:style-name="Grey">I have neither time nor money.</text:span></text:p>
      <text:p text:style-name="Text_20_body">No tenía ni idea de quién era. <text:span text:style-name="Grey">I had no idea who she was.</text:span></text:p>
      <text:p text:style-name="Text_20_body">Ni lo sé ni me importa. <text:span text:style-name="Grey">I don't know, nor do I care.</text:span></text:p>
      <text:p text:style-name="Text_20_body">No tengo ni tiempo ni dinero. <text:span text:style-name="Grey">I have neither time nor money.</text:span></text:p>
      <text:p text:style-name="Text_20_body">No tengo ni tiempo ni dinero. <text:span text:style-name="Grey">I don't have the time or the money.</text:span></text:p>
      <text:p text:style-name="Text_20_body">Lo siento, no tengo ni idea. <text:span text:style-name="Grey">I'm sorry, I have no idea.</text:span></text:p>
      <text:p text:style-name="Text_20_body">No estoy ni ahí. <text:span text:style-name="Grey">I don't give a damn about it.</text:span></text:p>
      <text:p text:style-name="Text_20_body">No estoy ni ahí. <text:span text:style-name="Grey">I don't give a fuck.</text:span></text:p>
      <text:p text:style-name="Text_20_body">Ni siquiera sé qué es eso. <text:span text:style-name="Grey">I don't even know what that is.</text:span></text:p>
      <text:p text:style-name="Text_20_body">Ni me lo digas. <text:span text:style-name="Grey">Don't tell me.</text:span></text:p>
      <text:p text:style-name="Text_20_body">No tengo ni idea. <text:span text:style-name="Grey">I don't have a clue.</text:span></text:p>
      <text:p text:style-name="Text_20_body">No sé adónde ir ni qué hacer. <text:span text:style-name="Grey">I don't know where to go or what to do.</text:span></text:p>
      <text:p text:style-name="Text_20_body">Ni siquiera sé quién es ella. <text:span text:style-name="Grey">I don't even know who she is.</text:span></text:p>
      <text:p text:style-name="Text_20_body">Ya ni tengo ganas. <text:span text:style-name="Grey">I don't even feel like it anymore.</text:span></text:p>
      <text:p text:style-name="Text_20_body">Ni uno ni lo otro. <text:span text:style-name="Grey">Neither the one nor the other.</text:span></text:p>
      <text:p text:style-name="Text_20_body">Ya casi ni siento el dolor. <text:span text:style-name="Grey">I barely feel the pain anymore.</text:span></text:p>
      <text:p text:style-name="Text_20_body">Ni una cosa ni la otra. <text:span text:style-name="Grey">Neither the one nor the other.</text:span></text:p>
      <text:p text:style-name="Text_20_body">Yo ni siquiera sé tu nombre. <text:span text:style-name="Grey">I didn't even know your name.</text:span></text:p>
      <text:p text:style-name="Text_20_body">No sabe ni leer ni escribir. <text:span text:style-name="Grey">He knows neither how to read nor write.</text:span></text:p>
      <text:p text:style-name="Text_20_body">No estaba ni un poco cansado. <text:span text:style-name="Grey">I was not a bit tired.</text:span></text:p>
      <text:p text:style-name="Text_20_body">No había ni dios. <text:span text:style-name="Grey">There was not a bloody soul.</text:span></text:p>
      <text:p text:style-name="Text_20_body">No es ni bueno ni malo. <text:span text:style-name="Grey">It's neither good nor bad.</text:span></text:p>
      <text:p text:style-name="Text_20_body">No es ni bueno ni malo. <text:span text:style-name="Grey">It is neither good nor bad.</text:span></text:p>
      <text:p text:style-name="Text_20_body">Él ni siquiera estaba allí. <text:span text:style-name="Grey">He wasn't even there.</text:span></text:p>
      <text:p text:style-name="Text_20_body">No voy a decir ni una palabra. <text:span text:style-name="Grey">I won't say a word.</text:span></text:p>
      <text:p text:style-name="Text_20_body">Ella ni siquiera estaba allí. <text:span text:style-name="Grey">She wasn't even there.</text:span></text:p>
      <text:p text:style-name="Text_20_body">Ni siquiera saben por qué. <text:span text:style-name="Grey">They don't even know why.</text:span></text:p>
      <text:p text:style-name="Text_20_body">Ella ni siquiera me miró. <text:span text:style-name="Grey">She did not so much as look at me.</text:span></text:p>
      <text:h text:style-name="Heading_20_1" text:outline-level="1">150 AMIGO </text:h>
      <text:p text:style-name="Text_20_body">Estoy en la casa de un amigo. <text:span text:style-name="Grey">I am staying with a friend.</text:span></text:p>
      <text:p text:style-name="Text_20_body">Este es para mi amigo. <text:span text:style-name="Grey">This is for my friend.</text:span></text:p>
      <text:p text:style-name="Text_20_body">Me gusta mucho tu amigo. <text:span text:style-name="Grey">I like your friend very much.</text:span></text:p>
      <text:p text:style-name="Text_20_body">Él es el amigo de todos. <text:span text:style-name="Grey">He's everybody's friend.</text:span></text:p>
      <text:p text:style-name="Text_20_body">¿De dónde es tu amigo ? <text:span text:style-name="Grey">Where is your friend from?</text:span></text:p>
      <text:p text:style-name="Text_20_body">Voy a casa de mi amigo. <text:span text:style-name="Grey">I am going to my friend's house.</text:span></text:p>
      <text:p text:style-name="Text_20_body">¿Él es amigo de quién ? <text:span text:style-name="Grey">Whose friend is he?</text:span></text:p>
      <text:p text:style-name="Text_20_body">¿Es él un amigo ? <text:span text:style-name="Grey">Is he a friend?</text:span></text:p>
      <text:p text:style-name="Text_20_body">Lo que necesito es a un amigo. <text:span text:style-name="Grey">What I need is to have a friend.</text:span></text:p>
      <text:p text:style-name="Text_20_body">¿Es él mi amigo ? <text:span text:style-name="Grey">Is he my friend?</text:span></text:p>
      <text:p text:style-name="Text_20_body">Él es su amigo. <text:span text:style-name="Grey">He's her friend.</text:span></text:p>
      <text:p text:style-name="Text_20_body">Él es su amigo. <text:span text:style-name="Grey">He is her friend.</text:span></text:p>
      <text:p text:style-name="Text_20_body">Él es su amigo. <text:span text:style-name="Grey">He is his friend.</text:span></text:p>
      <text:p text:style-name="Text_20_body">Él es un amigo de mi hermano. <text:span text:style-name="Grey">He is a friend of my brother's.</text:span></text:p>
      <text:p text:style-name="Text_20_body">Mi amigo vive en esta casa. <text:span text:style-name="Grey">My friend lives in this house.</text:span></text:p>
      <text:p text:style-name="Text_20_body">Él es amigo de ella. <text:span text:style-name="Grey">He's her friend.</text:span></text:p>
      <text:p text:style-name="Text_20_body">Él es amigo de ella. <text:span text:style-name="Grey">He is her friend.</text:span></text:p>
      <text:p text:style-name="Text_20_body">Esta es la carta de mi amigo. <text:span text:style-name="Grey">This is my friend's letter.</text:span></text:p>
      <text:p text:style-name="Text_20_body">Esta es la carta de mi amigo. <text:span text:style-name="Grey">This is the letter from my friend.</text:span></text:p>
      <text:p text:style-name="Text_20_body">Mi mejor amigo es un libro. <text:span text:style-name="Grey">My best friend is a book.</text:span></text:p>
      <text:p text:style-name="Text_20_body">Él no es tu amigo ni mi amigo. <text:span text:style-name="Grey">He is not your friend or my friend.</text:span></text:p>
      <text:p text:style-name="Text_20_body">Él es amigo de todos. <text:span text:style-name="Grey">He's everybody's friend.</text:span></text:p>
      <text:p text:style-name="Text_20_body">¿A tu amigo le gusta el té ? <text:span text:style-name="Grey">Does your friend like tea?</text:span></text:p>
      <text:p text:style-name="Text_20_body">Él es mi mejor amigo. <text:span text:style-name="Grey">He is my best friend.</text:span></text:p>
      <text:p text:style-name="Text_20_body">Él es mi mejor amigo. <text:span text:style-name="Grey">He's my best friend.</text:span></text:p>
      <text:p text:style-name="Text_20_body">Mi amigo vive en esa casa. <text:span text:style-name="Grey">My friend lives in that house.</text:span></text:p>
      <text:p text:style-name="Text_20_body">Estoy aquí como tu amigo. <text:span text:style-name="Grey">I'm here as a friend.</text:span></text:p>
      <text:p text:style-name="Text_20_body">No soy tu amigo. <text:span text:style-name="Grey">I'm not your friend.</text:span></text:p>
      <text:p text:style-name="Text_20_body">Ya no eres más mi amigo. <text:span text:style-name="Grey">You're not my friend anymore.</text:span></text:p>
      <text:p text:style-name="Text_20_body">Yo soy tu amigo, ¿no ? <text:span text:style-name="Grey">I am your friend, right?</text:span></text:p>
      <text:h text:style-name="Heading_20_1" text:outline-level="1">151 HICE </text:h>
      <text:p text:style-name="Text_20_body">No es por eso que lo hice. <text:span text:style-name="Grey">That's not why I did it.</text:span></text:p>
      <text:p text:style-name="Text_20_body">No sé por qué hice eso. <text:span text:style-name="Grey">I don't know why I did that.</text:span></text:p>
      <text:p text:style-name="Text_20_body">Sé que no hice nada mal. <text:span text:style-name="Grey">I know that I didn't do anything wrong.</text:span></text:p>
      <text:p text:style-name="Text_20_body">Me hice amigo de él. <text:span text:style-name="Grey">I became his friend.</text:span></text:p>
      <text:p text:style-name="Text_20_body">Lo hice por ella. <text:span text:style-name="Grey">I did it for her.</text:span></text:p>
      <text:p text:style-name="Text_20_body">No lo hice por dinero. <text:span text:style-name="Grey">I didn't do that for the money.</text:span></text:p>
      <text:p text:style-name="Text_20_body">No sé qué hice mal. <text:span text:style-name="Grey">I don't know what I did wrong.</text:span></text:p>
      <text:p text:style-name="Text_20_body">Yo hice todo el trabajo. <text:span text:style-name="Grey">I did all the work.</text:span></text:p>
      <text:p text:style-name="Text_20_body">Hice todo el trabajo yo solo. <text:span text:style-name="Grey">I did the whole of the work by myself.</text:span></text:p>
      <text:p text:style-name="Text_20_body">Lo hice lo mejor que pude. <text:span text:style-name="Grey">I did my best.</text:span></text:p>
      <text:p text:style-name="Text_20_body">Hice todo el trabajo. <text:span text:style-name="Grey">I did all the work.</text:span></text:p>
      <text:p text:style-name="Text_20_body">Yo hice lo que usted pidió. <text:span text:style-name="Grey">I did what you asked.</text:span></text:p>
      <text:p text:style-name="Text_20_body">Lo hice hace tres años. <text:span text:style-name="Grey">I did it three years ago.</text:span></text:p>
      <text:p text:style-name="Text_20_body">Hice todo lo que pude. <text:span text:style-name="Grey">I did all I could.</text:span></text:p>
      <text:p text:style-name="Text_20_body">Hice todo lo que pude. <text:span text:style-name="Grey">I did everything I could.</text:span></text:p>
      <text:p text:style-name="Text_20_body">Te hice un favor. <text:span text:style-name="Grey">I did you a favor.</text:span></text:p>
      <text:p text:style-name="Text_20_body">No lo hice por ti. <text:span text:style-name="Grey">I didn't do it for you.</text:span></text:p>
      <text:p text:style-name="Text_20_body">Hice mi trabajo. <text:span text:style-name="Grey">I did my job.</text:span></text:p>
      <text:p text:style-name="Text_20_body">¿Quieres saber cómo lo hice ? <text:span text:style-name="Grey">Do you want to know how I did it?</text:span></text:p>
      <text:p text:style-name="Text_20_body">Todavía no lo hice. <text:span text:style-name="Grey">I still haven't done it.</text:span></text:p>
      <text:p text:style-name="Text_20_body">Yo lo hice hacerlo. <text:span text:style-name="Grey">I made him do so.</text:span></text:p>
      <text:p text:style-name="Text_20_body">¿Te hice esperar mucho ? <text:span text:style-name="Grey">Did I keep you waiting long?</text:span></text:p>
      <text:p text:style-name="Text_20_body">Lo hice yo mismo. <text:span text:style-name="Grey">I made it myself.</text:span></text:p>
      <text:p text:style-name="Text_20_body">Hice el trabajo en tres días. <text:span text:style-name="Grey">I did the job in three days.</text:span></text:p>
      <text:p text:style-name="Text_20_body">Le hice abrir la puerta. <text:span text:style-name="Grey">I made him open the door.</text:span></text:p>
      <text:p text:style-name="Text_20_body">Lo hice por primera vez. <text:span text:style-name="Grey">I made it for the first time.</text:span></text:p>
      <text:p text:style-name="Text_20_body">Hice esta comida yo mismo. <text:span text:style-name="Grey">I made this food myself.</text:span></text:p>
      <text:p text:style-name="Text_20_body">Lo hice en un par de días. <text:span text:style-name="Grey">I did it in a couple of days.</text:span></text:p>
      <text:p text:style-name="Text_20_body">Hice esto por ti. <text:span text:style-name="Grey">I did this for you.</text:span></text:p>
      <text:p text:style-name="Text_20_body">Lo hice por mi cuenta. <text:span text:style-name="Grey">I myself did it.</text:span></text:p>
      <text:h text:style-name="Heading_20_1" text:outline-level="1">152 QUEDA </text:h>
      <text:p text:style-name="Text_20_body">No queda nada que hacer. <text:span text:style-name="Grey">There's nothing else to do.</text:span></text:p>
      <text:p text:style-name="Text_20_body">Él nunca se queda por mucho. <text:span text:style-name="Grey">He never stays long.</text:span></text:p>
      <text:p text:style-name="Text_20_body">Queda poco por hacer. <text:span text:style-name="Grey">Little remains to be done.</text:span></text:p>
      <text:p text:style-name="Text_20_body">Nos queda muy poco tiempo. <text:span text:style-name="Grey">We have not much time.</text:span></text:p>
      <text:p text:style-name="Text_20_body">Parece que no queda dinero. <text:span text:style-name="Grey">It seems like there's no money left.</text:span></text:p>
      <text:p text:style-name="Text_20_body">Casi no nos queda tiempo. <text:span text:style-name="Grey">We're nearly out of time.</text:span></text:p>
      <text:p text:style-name="Text_20_body">Aún queda mucho por hacer. <text:span text:style-name="Grey">Much still remains to be done.</text:span></text:p>
      <text:p text:style-name="Text_20_body">Aún queda mucho por hacer. <text:span text:style-name="Grey">There still remains much to be done.</text:span></text:p>
      <text:p text:style-name="Text_20_body">Aún queda mucho por hacer. <text:span text:style-name="Grey">There's still plenty that needs to be done.</text:span></text:p>
      <text:p text:style-name="Text_20_body">Aún queda mucho por hacer. <text:span text:style-name="Grey">There's still much to do.</text:span></text:p>
      <text:p text:style-name="Text_20_body">Aún queda mucho por hacer. <text:span text:style-name="Grey">There's still a lot to be done.</text:span></text:p>
      <text:p text:style-name="Text_20_body">Solo queda un día. <text:span text:style-name="Grey">There's just one day left.</text:span></text:p>
      <text:p text:style-name="Text_20_body">¿Por dónde queda más cerca ? <text:span text:style-name="Grey">Which way is the nearest?</text:span></text:p>
      <text:p text:style-name="Text_20_body">Casi no queda vino. <text:span text:style-name="Grey">There is little wine left.</text:span></text:p>
      <text:p text:style-name="Text_20_body">Todavía queda mucho por hacer. <text:span text:style-name="Grey">Much still remains to be done.</text:span></text:p>
      <text:p text:style-name="Text_20_body">Todavía queda mucho por hacer. <text:span text:style-name="Grey">There still remains much to be done.</text:span></text:p>
      <text:p text:style-name="Text_20_body">Todavía queda mucho por hacer. <text:span text:style-name="Grey">There's still plenty that needs to be done.</text:span></text:p>
      <text:p text:style-name="Text_20_body">Todavía queda mucho por hacer. <text:span text:style-name="Grey">There's still much to do.</text:span></text:p>
      <text:p text:style-name="Text_20_body">Todavía queda mucho por hacer. <text:span text:style-name="Grey">There's still a lot to be done.</text:span></text:p>
      <text:p text:style-name="Text_20_body">Todavía queda mucho por hacer. <text:span text:style-name="Grey">A lot still remains to be done.</text:span></text:p>
      <text:p text:style-name="Text_20_body">Todavía queda mucho por hacer. <text:span text:style-name="Grey">There are still a lot of things that have to be done.</text:span></text:p>
      <text:p text:style-name="Text_20_body">Todavía queda mucho por hacer. <text:span text:style-name="Grey">There are still a lot of things to do.</text:span></text:p>
      <text:p text:style-name="Text_20_body">Me temo que no nos queda. <text:span text:style-name="Grey">I'm afraid we don't have any left.</text:span></text:p>
      <text:p text:style-name="Text_20_body">No nos queda té. <text:span text:style-name="Grey">We've run out of tea.</text:span></text:p>
      <text:p text:style-name="Text_20_body">No nos queda té. <text:span text:style-name="Grey">We're out of tea.</text:span></text:p>
      <text:p text:style-name="Text_20_body">Queda poco tiempo. <text:span text:style-name="Grey">There is little time left.</text:span></text:p>
      <text:p text:style-name="Text_20_body">No queda nada que perder. <text:span text:style-name="Grey">There's nothing left to lose.</text:span></text:p>
      <text:p text:style-name="Text_20_body">¿Le queda bien la camisa ? <text:span text:style-name="Grey">Does the shirt fit you well?</text:span></text:p>
      <text:p text:style-name="Text_20_body">Sólo queda un poco de leche. <text:span text:style-name="Grey">There's only a little milk left.</text:span></text:p>
      <text:p text:style-name="Text_20_body">¿Le queda bien el vestido ? <text:span text:style-name="Grey">Does the dress fit well?</text:span></text:p>
      <text:h text:style-name="Heading_20_1" text:outline-level="1">153 LEER </text:h>
      <text:p text:style-name="Text_20_body">Quiero un libro que leer. <text:span text:style-name="Grey">I want a book to read.</text:span></text:p>
      <text:p text:style-name="Text_20_body">No quiero leer más. <text:span text:style-name="Grey">I don't want to read more.</text:span></text:p>
      <text:p text:style-name="Text_20_body">A ella le gusta leer. <text:span text:style-name="Grey">She likes to read.</text:span></text:p>
      <text:p text:style-name="Text_20_body">No tengo tiempo para leer. <text:span text:style-name="Grey">I have no leisure for reading.</text:span></text:p>
      <text:p text:style-name="Text_20_body">No tengo tiempo para leer. <text:span text:style-name="Grey">I have no time to read.</text:span></text:p>
      <text:p text:style-name="Text_20_body">No tengo tiempo para leer. <text:span text:style-name="Grey">I don't have time to read.</text:span></text:p>
      <text:p text:style-name="Text_20_body">No tengo tiempo para leer. <text:span text:style-name="Grey">I don't have time for reading.</text:span></text:p>
      <text:p text:style-name="Text_20_body">No tengo tiempo para leer. <text:span text:style-name="Grey">I have no time for reading.</text:span></text:p>
      <text:p text:style-name="Text_20_body">Quiere un libro para leer. <text:span text:style-name="Grey">He wants a book to read.</text:span></text:p>
      <text:p text:style-name="Text_20_body">No quiero leer este libro. <text:span text:style-name="Grey">I don't want to read this book.</text:span></text:p>
      <text:p text:style-name="Text_20_body">Voy a leer el libro. <text:span text:style-name="Grey">I'm going to read the book.</text:span></text:p>
      <text:p text:style-name="Text_20_body">Él dejó de leer un libro. <text:span text:style-name="Grey">He stopped reading a book.</text:span></text:p>
      <text:p text:style-name="Text_20_body">Quiero algo para leer. <text:span text:style-name="Grey">I want something to read.</text:span></text:p>
      <text:p text:style-name="Text_20_body">¿No puedes leer más ? <text:span text:style-name="Grey">You can't read anymore?</text:span></text:p>
      <text:p text:style-name="Text_20_body">Ella sabe leer muy bien. <text:span text:style-name="Grey">She can read very well.</text:span></text:p>
      <text:p text:style-name="Text_20_body">Ella quiere leer un libro. <text:span text:style-name="Grey">She wants to read a book.</text:span></text:p>
      <text:p text:style-name="Text_20_body">Él sabe leer bien. <text:span text:style-name="Grey">He is well able to read.</text:span></text:p>
      <text:p text:style-name="Text_20_body">Él sabe leer bien. <text:span text:style-name="Grey">He can read well.</text:span></text:p>
      <text:p text:style-name="Text_20_body">Quiero leer este libro. <text:span text:style-name="Grey">I want to read this book.</text:span></text:p>
      <text:p text:style-name="Text_20_body">A él le gusta leer libros. <text:span text:style-name="Grey">He likes to read books.</text:span></text:p>
      <text:p text:style-name="Text_20_body">¿Tienes algo para leer ? <text:span text:style-name="Grey">Do you have anything to read?</text:span></text:p>
      <text:p text:style-name="Text_20_body">Quiero leer ese libro. <text:span text:style-name="Grey">I want to read the book.</text:span></text:p>
      <text:p text:style-name="Text_20_body">Hasta un niño puede leer eso. <text:span text:style-name="Grey">Even a child can read this.</text:span></text:p>
      <text:p text:style-name="Text_20_body">Necesito un libro para leer. <text:span text:style-name="Grey">I need a book to read.</text:span></text:p>
      <text:p text:style-name="Text_20_body">Este libro es fácil de leer. <text:span text:style-name="Grey">It is easy to read this book.</text:span></text:p>
      <text:p text:style-name="Text_20_body">Puedes leer este libro. <text:span text:style-name="Grey">You may read this book.</text:span></text:p>
      <text:p text:style-name="Text_20_body">Tú puedes leer este libro. <text:span text:style-name="Grey">You can read this book.</text:span></text:p>
      <text:p text:style-name="Text_20_body">Yo puedo leer en inglés. <text:span text:style-name="Grey">I am able to read English.</text:span></text:p>
      <text:p text:style-name="Text_20_body">Debería leer el libro. <text:span text:style-name="Grey">I should read the book.</text:span></text:p>
      <text:p text:style-name="Text_20_body">No tengo ganas de leer ahora. <text:span text:style-name="Grey">I am in no humor for reading now.</text:span></text:p>
      <text:h text:style-name="Heading_20_1" text:outline-level="1">154 COCHE </text:h>
      <text:p text:style-name="Text_20_body">Este no es mi coche. <text:span text:style-name="Grey">This is not my car.</text:span></text:p>
      <text:p text:style-name="Text_20_body">¿De quién es este coche ? <text:span text:style-name="Grey">Whose car is that?</text:span></text:p>
      <text:p text:style-name="Text_20_body">Me gusta su coche. <text:span text:style-name="Grey">I like your car.</text:span></text:p>
      <text:p text:style-name="Text_20_body">Estoy en el coche. <text:span text:style-name="Grey">I'm in the car.</text:span></text:p>
      <text:p text:style-name="Text_20_body">Me gusta tu coche. <text:span text:style-name="Grey">I like your car.</text:span></text:p>
      <text:p text:style-name="Text_20_body">¿Quién estaba en el coche ? <text:span text:style-name="Grey">Who was in the car?</text:span></text:p>
      <text:p text:style-name="Text_20_body">Este es mi coche. <text:span text:style-name="Grey">This is my car.</text:span></text:p>
      <text:p text:style-name="Text_20_body">¿Este es tu coche ? <text:span text:style-name="Grey">Is this your car?</text:span></text:p>
      <text:p text:style-name="Text_20_body">Él tiene un coche. <text:span text:style-name="Grey">He has a car.</text:span></text:p>
      <text:p text:style-name="Text_20_body">Ese es su coche. <text:span text:style-name="Grey">That is his car.</text:span></text:p>
      <text:p text:style-name="Text_20_body">Ese es su coche. <text:span text:style-name="Grey">That is her car.</text:span></text:p>
      <text:p text:style-name="Text_20_body">¿Dónde está mi coche ? <text:span text:style-name="Grey">Where is my car?</text:span></text:p>
      <text:p text:style-name="Text_20_body">¿Dónde está mi coche ? <text:span text:style-name="Grey">Where's my car?</text:span></text:p>
      <text:p text:style-name="Text_20_body">Vive en su coche. <text:span text:style-name="Grey">He lives in his car.</text:span></text:p>
      <text:p text:style-name="Text_20_body">Algo le ha pasado a mi coche. <text:span text:style-name="Grey">Something has happened to my car.</text:span></text:p>
      <text:p text:style-name="Text_20_body">¿Tiene usted un coche ? <text:span text:style-name="Grey">Do you have a car?</text:span></text:p>
      <text:p text:style-name="Text_20_body">El coche no es para tanto. <text:span text:style-name="Grey">It isn't much of a car.</text:span></text:p>
      <text:p text:style-name="Text_20_body">Él no puede comprar un coche. <text:span text:style-name="Grey">He isn't able to buy a car.</text:span></text:p>
      <text:p text:style-name="Text_20_body">Él no puede comprar un coche. <text:span text:style-name="Grey">He can't buy a car.</text:span></text:p>
      <text:p text:style-name="Text_20_body">Ella le dio el coche. <text:span text:style-name="Grey">She gave him the car.</text:span></text:p>
      <text:p text:style-name="Text_20_body">Tengo un coche. <text:span text:style-name="Grey">I have a car.</text:span></text:p>
      <text:p text:style-name="Text_20_body">Mi coche es más viejo que yo. <text:span text:style-name="Grey">My car is older than me.</text:span></text:p>
      <text:p text:style-name="Text_20_body">No tengo coche. <text:span text:style-name="Grey">I don't have a car.</text:span></text:p>
      <text:p text:style-name="Text_20_body">Esto es un coche. <text:span text:style-name="Grey">This is a car.</text:span></text:p>
      <text:p text:style-name="Text_20_body">¿Va a comprar el coche ? <text:span text:style-name="Grey">Are you going to buy the car?</text:span></text:p>
      <text:p text:style-name="Text_20_body">El coche estaba como nuevo. <text:span text:style-name="Grey">The car looked as good as new.</text:span></text:p>
      <text:p text:style-name="Text_20_body">Le pasa algo a mi coche. <text:span text:style-name="Grey">There is something wrong with my car.</text:span></text:p>
      <text:p text:style-name="Text_20_body">Le pasa algo a mi coche. <text:span text:style-name="Grey">Something is wrong with my car.</text:span></text:p>
      <text:p text:style-name="Text_20_body">Él quiere un coche nuevo. <text:span text:style-name="Grey">He wants a new car.</text:span></text:p>
      <text:p text:style-name="Text_20_body">Me encanta tu coche. <text:span text:style-name="Grey">I love your car.</text:span></text:p>
      <text:h text:style-name="Heading_20_1" text:outline-level="1">155 FUERA </text:h>
      <text:p text:style-name="Text_20_body">Te quiero fuera de mi casa. <text:span text:style-name="Grey">I want you out of my house.</text:span></text:p>
      <text:p text:style-name="Text_20_body">Él está fuera de casa. <text:span text:style-name="Grey">He is away from home.</text:span></text:p>
      <text:p text:style-name="Text_20_body">Le dije que no se fuera. <text:span text:style-name="Grey">I told her not to go.</text:span></text:p>
      <text:p text:style-name="Text_20_body">No quiero ir fuera. <text:span text:style-name="Grey">I don't want to go outside.</text:span></text:p>
      <text:p text:style-name="Text_20_body">Dejó que me fuera. <text:span text:style-name="Grey">He let me go.</text:span></text:p>
      <text:p text:style-name="Text_20_body">Quiero ir fuera. <text:span text:style-name="Grey">I wanna go out.</text:span></text:p>
      <text:p text:style-name="Text_20_body">Mi madre está ahí fuera. <text:span text:style-name="Grey">My mother is out there.</text:span></text:p>
      <text:p text:style-name="Text_20_body">Él vive fuera de la ciudad. <text:span text:style-name="Grey">He lives outside the city.</text:span></text:p>
      <text:p text:style-name="Text_20_body">Está fuera de la ciudad. <text:span text:style-name="Grey">He's out of town.</text:span></text:p>
      <text:p text:style-name="Text_20_body">Si yo fuera tú no lo haría. <text:span text:style-name="Grey">If I were in your place, I would not do so.</text:span></text:p>
      <text:p text:style-name="Text_20_body">Si yo fuera tú no lo haría. <text:span text:style-name="Grey">I wouldn't do that if I were you.</text:span></text:p>
      <text:p text:style-name="Text_20_body">Si yo fuera tú no lo haría. <text:span text:style-name="Grey">I wouldn't do it if I were you.</text:span></text:p>
      <text:p text:style-name="Text_20_body">Siempre que llamo está fuera. <text:span text:style-name="Grey">Whenever I call, he is out.</text:span></text:p>
      <text:p text:style-name="Text_20_body">Haría lo que fuera por amor. <text:span text:style-name="Grey">I would do anything for love.</text:span></text:p>
      <text:p text:style-name="Text_20_body">Suena como si fuera un sueño. <text:span text:style-name="Grey">It sounds like a dream.</text:span></text:p>
      <text:p text:style-name="Text_20_body">No haría eso si fuera tú. <text:span text:style-name="Grey">I wouldn't do that if I were you.</text:span></text:p>
      <text:p text:style-name="Text_20_body">Él habla como si fuera rico. <text:span text:style-name="Grey">He talks as if he were rich.</text:span></text:p>
      <text:p text:style-name="Text_20_body">Él habla como si fuera rico. <text:span text:style-name="Grey">He speaks as if he were rich.</text:span></text:p>
      <text:p text:style-name="Text_20_body">Él le aconsejó que no fuera. <text:span text:style-name="Grey">She was advised by him not to go.</text:span></text:p>
      <text:p text:style-name="Text_20_body">Le dije que fuera mejor sola. <text:span text:style-name="Grey">I suggested that she go alone.</text:span></text:p>
      <text:p text:style-name="Text_20_body">Duerme como si fuera un bebé. <text:span text:style-name="Grey">It is cold outside.</text:span></text:p>
      <text:p text:style-name="Text_20_body">Hace frío fuera. <text:span text:style-name="Grey">She advised him not to go.</text:span></text:p>
      <text:p text:style-name="Text_20_body">Ella le aconsejó que no fuera. <text:span text:style-name="Grey">Can I sleep out?</text:span></text:p>
      <text:p text:style-name="Text_20_body">¿Puedo dormir fuera ? <text:span text:style-name="Grey">A fish out of water.</text:span></text:p>
      <text:p text:style-name="Text_20_body">Un pez fuera del agua. <text:span text:style-name="Grey">She pleaded with him to not leave.</text:span></text:p>
      <text:p text:style-name="Text_20_body">Ella le rogó que no se fuera. <text:span text:style-name="Grey">He is playing outdoors.</text:span></text:p>
      <text:p text:style-name="Text_20_body">Está jugando fuera. <text:span text:style-name="Grey">I asked him to go there tomorrow.</text:span></text:p>
      <text:p text:style-name="Text_20_body">Le pedí que fuera allá mañana. <text:span text:style-name="Grey">He advised me to go there.</text:span></text:p>
      <text:p text:style-name="Text_20_body">Él me aconsejó que fuera allí. <text:span text:style-name="Grey">He's sleeping like a baby.</text:span></text:p>
      <text:h text:style-name="Heading_20_1" text:outline-level="1">156 HABER </text:h>
      <text:p text:style-name="Text_20_body">Él se debe haber ido. <text:span text:style-name="Grey">He must have left.</text:span></text:p>
      <text:p text:style-name="Text_20_body">No puede haber dicho eso. <text:span text:style-name="Grey">She can't have said so.</text:span></text:p>
      <text:p text:style-name="Text_20_body">Él no pudo haber hecho eso. <text:span text:style-name="Grey">He can not have done that.</text:span></text:p>
      <text:p text:style-name="Text_20_body">Él puede haber dicho eso. <text:span text:style-name="Grey">He may have said so.</text:span></text:p>
      <text:p text:style-name="Text_20_body">Él debe haber perdido el tren. <text:span text:style-name="Grey">He must have missed the train.</text:span></text:p>
      <text:p text:style-name="Text_20_body">Me alegro de haber estado ahí. <text:span text:style-name="Grey">I'm glad I was there.</text:span></text:p>
      <text:p text:style-name="Text_20_body">Eso puede haber sido verdad. <text:span text:style-name="Grey">That might have been true.</text:span></text:p>
      <text:p text:style-name="Text_20_body">Alguien debe haber visto algo. <text:span text:style-name="Grey">Somebody must have seen something.</text:span></text:p>
      <text:p text:style-name="Text_20_body">Ella parece haber sido feliz. <text:span text:style-name="Grey">She seems to have been happy.</text:span></text:p>
      <text:p text:style-name="Text_20_body">Él no pudo haber dicho eso. <text:span text:style-name="Grey">He cannot have said that.</text:span></text:p>
      <text:p text:style-name="Text_20_body">Ella no pudo haber dicho eso. <text:span text:style-name="Grey">She cannot have said that.</text:span></text:p>
      <text:p text:style-name="Text_20_body">Ella no pudo haber dicho eso. <text:span text:style-name="Grey">She couldn't have said that.</text:span></text:p>
      <text:p text:style-name="Text_20_body">Algo debe haber pasado. <text:span text:style-name="Grey">Something must've happened.</text:span></text:p>
      <text:p text:style-name="Text_20_body">Usted podría haber dicho algo. <text:span text:style-name="Grey">You could've said something.</text:span></text:p>
      <text:p text:style-name="Text_20_body">Debería haber dicho algo. <text:span text:style-name="Grey">I should have said something.</text:span></text:p>
      <text:p text:style-name="Text_20_body">No deberías haber ido allí. <text:span text:style-name="Grey">You shouldn't have gone there.</text:span></text:p>
      <text:p text:style-name="Text_20_body">Se me debe de haber olvidado. <text:span text:style-name="Grey">I must have forgotten it.</text:span></text:p>
      <text:p text:style-name="Text_20_body">Deberías haber leído el libro. <text:span text:style-name="Grey">You ought to have read the book.</text:span></text:p>
      <text:p text:style-name="Text_20_body">Él ya debería haber llegado. <text:span text:style-name="Grey">He should have arrived already.</text:span></text:p>
      <text:p text:style-name="Text_20_body">No debería haber comido tanto. <text:span text:style-name="Grey">I shouldn't have eaten so much.</text:span></text:p>
      <text:p text:style-name="Text_20_body">Debe de haber sido muy guapa. <text:span text:style-name="Grey">She must have been very beautiful.</text:span></text:p>
      <text:h text:style-name="Heading_20_1" text:outline-level="1">157 ESTO </text:h>
      <text:p text:style-name="Text_20_body">Esto es todo lo que sé de él. <text:span text:style-name="Grey">This is all that I know about him.</text:span></text:p>
      <text:p text:style-name="Text_20_body">Esto es lo que quiero. <text:span text:style-name="Grey">This is what I want.</text:span></text:p>
      <text:p text:style-name="Text_20_body">Esto es todo lo que tengo. <text:span text:style-name="Grey">It's all I have.</text:span></text:p>
      <text:p text:style-name="Text_20_body">Esto no es lo que parece. <text:span text:style-name="Grey">This isn't what it looks like.</text:span></text:p>
      <text:p text:style-name="Text_20_body">Esto es todo lo que sé. <text:span text:style-name="Grey">This is all I know.</text:span></text:p>
      <text:p text:style-name="Text_20_body">Esto es todo lo que sé. <text:span text:style-name="Grey">This is all that I know.</text:span></text:p>
      <text:p text:style-name="Text_20_body">Esto es lo que dijo. <text:span text:style-name="Grey">This is what he said.</text:span></text:p>
      <text:p text:style-name="Text_20_body">Esto fue lo que él dijo. <text:span text:style-name="Grey">This is what he said.</text:span></text:p>
      <text:p text:style-name="Text_20_body">No me gusta esto. <text:span text:style-name="Grey">I don't like this.</text:span></text:p>
      <text:p text:style-name="Text_20_body">Esto es de mi padre. <text:span text:style-name="Grey">This is my father's.</text:span></text:p>
      <text:p text:style-name="Text_20_body">Lo que quiero decir es esto. <text:span text:style-name="Grey">What I mean is this.</text:span></text:p>
      <text:p text:style-name="Text_20_body">Lo que quiero decir es esto. <text:span text:style-name="Grey">What I want to say is this.</text:span></text:p>
      <text:p text:style-name="Text_20_body">¿Para qué es esto ? <text:span text:style-name="Grey">What is this for?</text:span></text:p>
      <text:p text:style-name="Text_20_body">Esto es lo que quería. <text:span text:style-name="Grey">This is what I wanted.</text:span></text:p>
      <text:p text:style-name="Text_20_body">¿Es esto lo que quieres ? <text:span text:style-name="Grey">Is this what you want?</text:span></text:p>
      <text:p text:style-name="Text_20_body">¿De quién es esto ? <text:span text:style-name="Grey">Whose is this?</text:span></text:p>
      <text:p text:style-name="Text_20_body">¿De quién es esto ? <text:span text:style-name="Grey">Who does this belong to?</text:span></text:p>
      <text:p text:style-name="Text_20_body">¿Por qué quiere hacer esto ? <text:span text:style-name="Grey">Why do you want to do this?</text:span></text:p>
      <text:p text:style-name="Text_20_body">¿Qué es todo esto ? <text:span text:style-name="Grey">What is all this?</text:span></text:p>
      <text:p text:style-name="Text_20_body">Esto no se me da bien. <text:span text:style-name="Grey">I'm not good at this.</text:span></text:p>
      <text:p text:style-name="Text_20_body">Esto no está bien. <text:span text:style-name="Grey">This is not okay.</text:span></text:p>
      <text:p text:style-name="Text_20_body">No tengo tiempo para esto. <text:span text:style-name="Grey">I don't have time for this.</text:span></text:p>
      <text:p text:style-name="Text_20_body">¿Por qué no sabía yo esto ? <text:span text:style-name="Grey">Why did I not know this?</text:span></text:p>
      <text:p text:style-name="Text_20_body">Esto es un libro. <text:span text:style-name="Grey">This is a book.</text:span></text:p>
      <text:p text:style-name="Text_20_body">No quiero hacer esto aquí. <text:span text:style-name="Grey">I don't want to do this here.</text:span></text:p>
      <text:p text:style-name="Text_20_body">Esto es un perro. <text:span text:style-name="Grey">This is a dog.</text:span></text:p>
      <text:p text:style-name="Text_20_body">Esto es para mi amigo. <text:span text:style-name="Grey">This is for my friend.</text:span></text:p>
      <text:p text:style-name="Text_20_body">¿Quieres un poco de esto ? <text:span text:style-name="Grey">Do you want some of this?</text:span></text:p>
      <text:p text:style-name="Text_20_body">No sé quién hizo esto. <text:span text:style-name="Grey">I don't know who did this.</text:span></text:p>
      <text:p text:style-name="Text_20_body">Ya no puedo hacer esto. <text:span text:style-name="Grey">I can't do this anymore.</text:span></text:p>
      <text:h text:style-name="Heading_20_1" text:outline-level="1">158 NADIE </text:h>
      <text:p text:style-name="Text_20_body">Te quiero más que a nadie. <text:span text:style-name="Grey">I love you more than anyone else.</text:span></text:p>
      <text:p text:style-name="Text_20_body">Te quiero más que a nadie. <text:span text:style-name="Grey">I love you more than I love any other person.</text:span></text:p>
      <text:p text:style-name="Text_20_body">No hay nadie en la casa. <text:span text:style-name="Grey">There's nobody home.</text:span></text:p>
      <text:p text:style-name="Text_20_body">Te quiero más que nadie. <text:span text:style-name="Grey">I love you more than anyone else.</text:span></text:p>
      <text:p text:style-name="Text_20_body">No quiero ver a nadie. <text:span text:style-name="Grey">I don't want to see anybody.</text:span></text:p>
      <text:p text:style-name="Text_20_body">A nadie le gusta. <text:span text:style-name="Grey">Nobody likes it.</text:span></text:p>
      <text:p text:style-name="Text_20_body">Yo no quiero nada a nadie. <text:span text:style-name="Grey">I do not want anybody at all.</text:span></text:p>
      <text:p text:style-name="Text_20_body">¿No hay nadie en casa ? <text:span text:style-name="Grey">Nobody at home?</text:span></text:p>
      <text:p text:style-name="Text_20_body">No, no vi a nadie. <text:span text:style-name="Grey">No, I didn't see anyone.</text:span></text:p>
      <text:p text:style-name="Text_20_body">Nadie sabe qué ha sido de él. <text:span text:style-name="Grey">Nobody knows what has become of him.</text:span></text:p>
      <text:p text:style-name="Text_20_body">No había nadie en la casa. <text:span text:style-name="Grey">There wasn't anybody in the house.</text:span></text:p>
      <text:p text:style-name="Text_20_body">No ha visto a nadie. <text:span text:style-name="Grey">He didn't see anybody.</text:span></text:p>
      <text:p text:style-name="Text_20_body">Él nunca le dijo a nadie. <text:span text:style-name="Grey">He never told anyone.</text:span></text:p>
      <text:p text:style-name="Text_20_body">Nadie sabe por qué. <text:span text:style-name="Grey">Nobody knows why.</text:span></text:p>
      <text:p text:style-name="Text_20_body">Nadie sabe por qué. <text:span text:style-name="Grey">No one knows why.</text:span></text:p>
      <text:p text:style-name="Text_20_body">No hay nadie más. <text:span text:style-name="Grey">There isn't anybody else.</text:span></text:p>
      <text:p text:style-name="Text_20_body">Nadie vive en esta casa. <text:span text:style-name="Grey">No one dwells in this house.</text:span></text:p>
      <text:p text:style-name="Text_20_body">Nadie vive en esta casa. <text:span text:style-name="Grey">Nobody lives in this house.</text:span></text:p>
      <text:p text:style-name="Text_20_body">Nadie me lo dijo. <text:span text:style-name="Grey">No one told me.</text:span></text:p>
      <text:p text:style-name="Text_20_body">Él nunca dio nada a nadie. <text:span text:style-name="Grey">He never gave anything to anybody.</text:span></text:p>
      <text:p text:style-name="Text_20_body">Nunca se lo dije a nadie. <text:span text:style-name="Grey">I've never told anyone.</text:span></text:p>
      <text:p text:style-name="Text_20_body">No había nadie en casa. <text:span text:style-name="Grey">Nobody was home.</text:span></text:p>
      <text:p text:style-name="Text_20_body">Nadie me dijo nada. <text:span text:style-name="Grey">No one said anything to me.</text:span></text:p>
      <text:p text:style-name="Text_20_body">Nadie se sabe su nombre. <text:span text:style-name="Grey">Nobody knows his name.</text:span></text:p>
      <text:p text:style-name="Text_20_body">No se lo digas a nadie. <text:span text:style-name="Grey">Don't breathe a word of it to anyone.</text:span></text:p>
      <text:p text:style-name="Text_20_body">No se lo digas a nadie. <text:span text:style-name="Grey">Don't tell anyone this.</text:span></text:p>
      <text:p text:style-name="Text_20_body">Yo no trabajo para nadie. <text:span text:style-name="Grey">I don't work for nobody.</text:span></text:p>
      <text:p text:style-name="Text_20_body">Nadie me quiere. <text:span text:style-name="Grey">Nobody loves me.</text:span></text:p>
      <text:p text:style-name="Text_20_body">Nadie lo quiere. <text:span text:style-name="Grey">Nobody wants it.</text:span></text:p>
      <text:p text:style-name="Text_20_body">No había nadie en el auto. <text:span text:style-name="Grey">No one was in the car.</text:span></text:p>
      <text:h text:style-name="Heading_20_1" text:outline-level="1">159 DIEZ </text:h>
      <text:p text:style-name="Text_20_body">Son las tres y diez. <text:span text:style-name="Grey">It's 3:10.</text:span></text:p>
      <text:p text:style-name="Text_20_body">No lo he visto por diez años. <text:span text:style-name="Grey">I hadn't seen him for ten years.</text:span></text:p>
      <text:p text:style-name="Text_20_body">Ya son las diez de la noche. <text:span text:style-name="Grey">It's already ten o'clock at night.</text:span></text:p>
      <text:p text:style-name="Text_20_body">Volvió a casa a las diez. <text:span text:style-name="Grey">He came home at ten.</text:span></text:p>
      <text:p text:style-name="Text_20_body">No tengo más que diez libros. <text:span text:style-name="Grey">I have no more than ten books.</text:span></text:p>
      <text:p text:style-name="Text_20_body">¿Son cerca de las diez ? <text:span text:style-name="Grey">Is it about ten o'clock?</text:span></text:p>
      <text:p text:style-name="Text_20_body">Diez años es mucho tiempo. <text:span text:style-name="Grey">Ten years is a long time.</text:span></text:p>
      <text:p text:style-name="Text_20_body">Mi padre murió hace diez años. <text:span text:style-name="Grey">My father died ten years ago.</text:span></text:p>
      <text:p text:style-name="Text_20_body">Él es diez años mayor que tú. <text:span text:style-name="Grey">He's ten years older than you.</text:span></text:p>
      <text:p text:style-name="Text_20_body">Él fue allí hace diez años. <text:span text:style-name="Grey">He went there ten years ago.</text:span></text:p>
      <text:p text:style-name="Text_20_body">Mi hijo tiene diez años. <text:span text:style-name="Grey">My son is ten years old.</text:span></text:p>
      <text:p text:style-name="Text_20_body">¿Estabas en casa a las diez ? <text:span text:style-name="Grey">Were you home at ten?</text:span></text:p>
      <text:p text:style-name="Text_20_body">Murió hace diez años. <text:span text:style-name="Grey">He died ten years ago.</text:span></text:p>
      <text:p text:style-name="Text_20_body">Él tiene diez niños. <text:span text:style-name="Grey">He has ten children.</text:span></text:p>
      <text:p text:style-name="Text_20_body">Son las diez en punto. <text:span text:style-name="Grey">It's ten o'clock sharp.</text:span></text:p>
      <text:p text:style-name="Text_20_body">Tengo al menos diez libros. <text:span text:style-name="Grey">I have at least ten books.</text:span></text:p>
      <text:p text:style-name="Text_20_body">El tren llegará a las diez. <text:span text:style-name="Grey">The train will arrive at ten o'clock.</text:span></text:p>
      <text:p text:style-name="Text_20_body">¿Tienes diez años ? <text:span text:style-name="Grey">Are you ten years old?</text:span></text:p>
      <text:p text:style-name="Text_20_body">Él lo esperó hasta las diez. <text:span text:style-name="Grey">He waited for him until 10.</text:span></text:p>
      <text:p text:style-name="Text_20_body">Han pasado diez años. <text:span text:style-name="Grey">Ten years have gone by.</text:span></text:p>
      <text:p text:style-name="Text_20_body">La clase empieza a las diez. <text:span text:style-name="Grey">It was close to 10 o'clock.</text:span></text:p>
      <text:p text:style-name="Text_20_body">Eran cerca de las diez. <text:span text:style-name="Grey">Count from one to ten.</text:span></text:p>
      <text:p text:style-name="Text_20_body">Cuenta de uno a diez. <text:span text:style-name="Grey">Come at ten o'clock sharp.</text:span></text:p>
      <text:p text:style-name="Text_20_body">Ven a las diez en punto. <text:span text:style-name="Grey">He leaves for Tokyo at ten.</text:span></text:p>
      <text:p text:style-name="Text_20_body">Él parte a las diez a Tokio. <text:span text:style-name="Grey">The meeting started at ten.</text:span></text:p>
      <text:p text:style-name="Text_20_body">La reunión empezó a las diez. <text:span text:style-name="Grey">I'll be back at ten.</text:span></text:p>
      <text:p text:style-name="Text_20_body">Volveré a las diez. <text:span text:style-name="Grey">The party ended at ten o'clock.</text:span></text:p>
      <text:p text:style-name="Text_20_body">La fiesta terminó a las diez. <text:span text:style-name="Grey">He slept at ten o'clock yesterday.</text:span></text:p>
      <text:p text:style-name="Text_20_body">Él durmió a las diez ayer. <text:span text:style-name="Grey">The class start at ten.</text:span></text:p>
      <text:h text:style-name="Heading_20_1" text:outline-level="1">160 TÚ </text:h>
      <text:p text:style-name="Text_20_body">¡No, no lo soy ! ¡Lo eres tú ! <text:span text:style-name="Grey">No I'm not; you are!</text:span></text:p>
      <text:p text:style-name="Text_20_body">Él es un poco más alto que tú. <text:span text:style-name="Grey">He's a little taller than you are.</text:span></text:p>
      <text:p text:style-name="Text_20_body">Él es mucho mejor que tú. <text:span text:style-name="Grey">He is much better than you.</text:span></text:p>
      <text:p text:style-name="Text_20_body">Tú me has hecho lo que soy. <text:span text:style-name="Grey">You've made me what I am.</text:span></text:p>
      <text:p text:style-name="Text_20_body">Él es mucho más alto que tú. <text:span text:style-name="Grey">He's much taller than you.</text:span></text:p>
      <text:p text:style-name="Text_20_body">Soy un poco más alto que tú. <text:span text:style-name="Grey">I'm a little taller than you.</text:span></text:p>
      <text:p text:style-name="Text_20_body">No es tan alto como tú. <text:span text:style-name="Grey">He is not so tall as you.</text:span></text:p>
      <text:p text:style-name="Text_20_body">Sé tan poco como tú. <text:span text:style-name="Grey">I know as little as you do.</text:span></text:p>
      <text:p text:style-name="Text_20_body">¿Qué vas a ser tú ? <text:span text:style-name="Grey">What are you gonna be?</text:span></text:p>
      <text:p text:style-name="Text_20_body">Te quiero más que tú a mí. <text:span text:style-name="Grey">I love you more than you love me.</text:span></text:p>
      <text:p text:style-name="Text_20_body">Tú no eres mi padre. <text:span text:style-name="Grey">You're not my father.</text:span></text:p>
      <text:p text:style-name="Text_20_body">La culpa la tiene él, no tú. <text:span text:style-name="Grey">It is not you but he that is to blame.</text:span></text:p>
      <text:p text:style-name="Text_20_body">No soy tan alto como tú. <text:span text:style-name="Grey">I'm not as tall as you.</text:span></text:p>
      <text:p text:style-name="Text_20_body">Estoy bien, ¿y tú ? <text:span text:style-name="Grey">I am fine, and you?</text:span></text:p>
      <text:p text:style-name="Text_20_body">Tú eres el amor de mi vida. <text:span text:style-name="Grey">You're the love of my life.</text:span></text:p>
      <text:p text:style-name="Text_20_body">Tú no has visto nada. <text:span text:style-name="Grey">You didn't see nothing.</text:span></text:p>
      <text:p text:style-name="Text_20_body">Tú no has visto nada. <text:span text:style-name="Grey">You didn't see anything.</text:span></text:p>
      <text:p text:style-name="Text_20_body">Soy mejor que tú. <text:span text:style-name="Grey">I am better than you.</text:span></text:p>
      <text:p text:style-name="Text_20_body">Y tú, ¿qué tal estás ? <text:span text:style-name="Grey">And you, how are you?</text:span></text:p>
      <text:p text:style-name="Text_20_body">Y tú, ¿qué tal estás ? <text:span text:style-name="Grey">And you, how's it going?</text:span></text:p>
      <text:p text:style-name="Text_20_body">Tú lo tienes todo. <text:span text:style-name="Grey">You have everything.</text:span></text:p>
      <text:p text:style-name="Text_20_body">Puedo nadar tan bien como tú. <text:span text:style-name="Grey">I can swim as well as you.</text:span></text:p>
      <text:p text:style-name="Text_20_body">Tú eres más alto que ella. <text:span text:style-name="Grey">You are taller than she.</text:span></text:p>
      <text:p text:style-name="Text_20_body">Tú eres más alto que ella. <text:span text:style-name="Grey">You are taller than she is.</text:span></text:p>
      <text:p text:style-name="Text_20_body">Él lo hace más rápido que tú. <text:span text:style-name="Grey">He does it faster than you.</text:span></text:p>
      <text:p text:style-name="Text_20_body">Él es dos años mayor que tú. <text:span text:style-name="Grey">He is two years older than you.</text:span></text:p>
      <text:p text:style-name="Text_20_body">Bueno, tú tienes a un hombre. <text:span text:style-name="Grey">Well, you have a man.</text:span></text:p>
      <text:p text:style-name="Text_20_body">Tú eres tan alto que yo. <text:span text:style-name="Grey">You are as tall as I am.</text:span></text:p>
      <text:p text:style-name="Text_20_body">¿Lo has hecho tú solo ? <text:span text:style-name="Grey">Did you make it for yourself?</text:span></text:p>
      <text:p text:style-name="Text_20_body">¿Lo has hecho tú solo ? <text:span text:style-name="Grey">Did you do it by yourself?</text:span></text:p>
      <text:h text:style-name="Heading_20_1" text:outline-level="1">161 CUANDO </text:h>
      <text:p text:style-name="Text_20_body">De vez en cuando sé de él. <text:span text:style-name="Grey">I hear from him once in a while.</text:span></text:p>
      <text:p text:style-name="Text_20_body">A él lo veo de vez en cuando. <text:span text:style-name="Grey">I see him once in a while.</text:span></text:p>
      <text:p text:style-name="Text_20_body">Era de noche cuando se fue. <text:span text:style-name="Grey">It was night when he parted.</text:span></text:p>
      <text:p text:style-name="Text_20_body">Va allí de cuando en cuando. <text:span text:style-name="Grey">He goes there now and again.</text:span></text:p>
      <text:p text:style-name="Text_20_body">Sí, pasa de vez en cuando. <text:span text:style-name="Grey">Yes, it happens from time to time.</text:span></text:p>
      <text:p text:style-name="Text_20_body">Él llegó justo cuando me iba. <text:span text:style-name="Grey">He came just as I was leaving.</text:span></text:p>
      <text:p text:style-name="Text_20_body">Ven a verme de vez en cuando. <text:span text:style-name="Grey">Come and see me once in a while.</text:span></text:p>
      <text:p text:style-name="Text_20_body">Ella era hermosa cuando joven. <text:span text:style-name="Grey">She was beautiful when she was young.</text:span></text:p>
      <text:p text:style-name="Text_20_body">Cuando llegó hice café. <text:span text:style-name="Grey">When he arrived, I made coffee.</text:span></text:p>
      <text:p text:style-name="Text_20_body">Veo la tele de vez en cuando. <text:span text:style-name="Grey">I watch TV off and on.</text:span></text:p>
      <text:h text:style-name="Heading_20_1" text:outline-level="1">162 JUGAR </text:h>
      <text:p text:style-name="Text_20_body">Él no tiene con quién jugar. <text:span text:style-name="Grey">He does not have anyone to play with.</text:span></text:p>
      <text:p text:style-name="Text_20_body">No tengo tiempo para jugar. <text:span text:style-name="Grey">I have no time for games.</text:span></text:p>
      <text:p text:style-name="Text_20_body">¿A qué vamos a jugar ? <text:span text:style-name="Grey">What shall we play?</text:span></text:p>
      <text:p text:style-name="Text_20_body">¿Puedo salir a jugar ? <text:span text:style-name="Grey">May I go out to play?</text:span></text:p>
      <text:p text:style-name="Text_20_body">No puedo jugar tenis muy bien. <text:span text:style-name="Grey">I can't play tennis very well.</text:span></text:p>
      <text:p text:style-name="Text_20_body">Me gusta jugar al tenis. <text:span text:style-name="Grey">I like to play tennis.</text:span></text:p>
      <text:p text:style-name="Text_20_body">Me gusta jugar al tenis. <text:span text:style-name="Grey">I like playing tennis.</text:span></text:p>
      <text:p text:style-name="Text_20_body">Le gusta jugar al tenis. <text:span text:style-name="Grey">He is fond of playing tennis.</text:span></text:p>
      <text:p text:style-name="Text_20_body">Les gusta jugar en la nieve. <text:span text:style-name="Grey">They like to play in the snow.</text:span></text:p>
      <text:p text:style-name="Text_20_body">Voy a jugar al tenis. <text:span text:style-name="Grey">I am going to play tennis.</text:span></text:p>
      <text:p text:style-name="Text_20_body">Los niños quieren jugar. <text:span text:style-name="Grey">I'd like to play tennis.</text:span></text:p>
      <text:p text:style-name="Text_20_body">Me gustaría jugar al tenis. <text:span text:style-name="Grey">You need to stop playing.</text:span></text:p>
      <text:p text:style-name="Text_20_body">Debes dejar de jugar. <text:span text:style-name="Grey">Two can play at that game.</text:span></text:p>
      <text:p text:style-name="Text_20_body">Dos pueden jugar ese juego. <text:span text:style-name="Grey">I can play tennis.</text:span></text:p>
      <text:p text:style-name="Text_20_body">Sé jugar al tenis. <text:span text:style-name="Grey">He can play tennis.</text:span></text:p>
      <text:p text:style-name="Text_20_body">Él sabe jugar tenis. <text:span text:style-name="Grey">I am going to play tennis.</text:span></text:p>
      <text:p text:style-name="Text_20_body">Voy a jugar tenis. <text:span text:style-name="Grey">Playing tennis is easy for me.</text:span></text:p>
      <text:p text:style-name="Text_20_body">Para mí es fácil jugar tenis. <text:span text:style-name="Grey">It is easy for me to play tennis.</text:span></text:p>
      <text:p text:style-name="Text_20_body">Para mí es fácil jugar tenis. <text:span text:style-name="Grey">Kids want to play.</text:span></text:p>
      <text:h text:style-name="Heading_20_1" text:outline-level="1">163 MUJER </text:h>
      <text:p text:style-name="Text_20_body">El hombre es una mujer. <text:span text:style-name="Grey">The man is a woman.</text:span></text:p>
      <text:p text:style-name="Text_20_body">No me gusta esa mujer. <text:span text:style-name="Grey">I don't like that woman.</text:span></text:p>
      <text:p text:style-name="Text_20_body">La mujer es el mal del hombre. <text:span text:style-name="Grey">A woman is the woe of man.</text:span></text:p>
      <text:p text:style-name="Text_20_body">¿Hay una mujer en tu vida ? <text:span text:style-name="Grey">Is there a woman in your life?</text:span></text:p>
      <text:p text:style-name="Text_20_body">No puedes ser una mujer. <text:span text:style-name="Grey">You can't be a woman.</text:span></text:p>
      <text:p text:style-name="Text_20_body">¿Quién es esta mujer ? <text:span text:style-name="Grey">Who is this woman?</text:span></text:p>
      <text:p text:style-name="Text_20_body">No puedo vivir sin una mujer. <text:span text:style-name="Grey">I can't live without a woman.</text:span></text:p>
      <text:p text:style-name="Text_20_body">Soy un hombre sin mujer. <text:span text:style-name="Grey">I am a man without woman.</text:span></text:p>
      <text:p text:style-name="Text_20_body">Lo vi con otra mujer. <text:span text:style-name="Grey">I saw him with another woman.</text:span></text:p>
      <text:p text:style-name="Text_20_body">Me alegro de no ser una mujer. <text:span text:style-name="Grey">I'm glad I'm not a woman.</text:span></text:p>
      <text:p text:style-name="Text_20_body">Dejó a su mujer. <text:span text:style-name="Grey">He left his wife.</text:span></text:p>
      <text:p text:style-name="Text_20_body">Yo soy una mujer. <text:span text:style-name="Grey">I am a woman.</text:span></text:p>
      <text:p text:style-name="Text_20_body">Yo soy una mujer. <text:span text:style-name="Grey">I'm a woman.</text:span></text:p>
      <text:p text:style-name="Text_20_body">¿Cómo está tu mujer ? <text:span text:style-name="Grey">How's your wife?</text:span></text:p>
      <text:p text:style-name="Text_20_body">¿Dónde vio a la mujer ? <text:span text:style-name="Grey">Where did you see the woman?</text:span></text:p>
      <text:p text:style-name="Text_20_body">Ahora él es una mujer. <text:span text:style-name="Grey">He's a woman now.</text:span></text:p>
      <text:p text:style-name="Text_20_body">La mujer dio a luz a una niña. <text:span text:style-name="Grey">The woman gave birth to a baby girl.</text:span></text:p>
      <text:p text:style-name="Text_20_body">Ahora es una mujer. <text:span text:style-name="Grey">She's a woman now.</text:span></text:p>
      <text:p text:style-name="Text_20_body">La mujer esa sabe dónde vivo. <text:span text:style-name="Grey">That woman knows where I live.</text:span></text:p>
      <text:p text:style-name="Text_20_body">Le diré a la mujer lo que sé. <text:span text:style-name="Grey">I will tell the woman what I know.</text:span></text:p>
      <text:p text:style-name="Text_20_body">Mi mujer estaba allí. <text:span text:style-name="Grey">My wife was there.</text:span></text:p>
      <text:p text:style-name="Text_20_body">Esa mujer es su esposa, creo. <text:span text:style-name="Grey">That woman is his wife, I think.</text:span></text:p>
      <text:p text:style-name="Text_20_body">Es la mujer más hermosa. <text:span text:style-name="Grey">She's the most beautiful woman.</text:span></text:p>
      <text:p text:style-name="Text_20_body">¿Dónde viste a la mujer ? <text:span text:style-name="Grey">Where did you see the woman?</text:span></text:p>
      <text:p text:style-name="Text_20_body">Ella es una mujer hermosa. <text:span text:style-name="Grey">She's a beautiful woman.</text:span></text:p>
      <text:p text:style-name="Text_20_body">Ella es una hermosa mujer. <text:span text:style-name="Grey">She is a beautiful woman.</text:span></text:p>
      <text:p text:style-name="Text_20_body">Por fin rompió con esa mujer. <text:span text:style-name="Grey">He finally broke up with that woman.</text:span></text:p>
      <text:p text:style-name="Text_20_body">Yo conozco a esta mujer. <text:span text:style-name="Grey">I know this woman.</text:span></text:p>
      <text:p text:style-name="Text_20_body">¿Dónde viste a esta mujer ? <text:span text:style-name="Grey">Where did you see that woman?</text:span></text:p>
      <text:p text:style-name="Text_20_body">Eres una mujer tan hermosa. <text:span text:style-name="Grey">You're such a beautiful woman.</text:span></text:p>
      <text:h text:style-name="Heading_20_1" text:outline-level="1">164 ENCANTA </text:h>
      <text:p text:style-name="Text_20_body">A mi madre le encanta el té. <text:span text:style-name="Grey">My mother likes tea very much.</text:span></text:p>
      <text:p text:style-name="Text_20_body">Me encanta mi vida. <text:span text:style-name="Grey">I love my life.</text:span></text:p>
      <text:p text:style-name="Text_20_body">Me encanta mi trabajo. <text:span text:style-name="Grey">I love my job.</text:span></text:p>
      <text:p text:style-name="Text_20_body">Me encanta tu coche. <text:span text:style-name="Grey">I love your car.</text:span></text:p>
      <text:p text:style-name="Text_20_body">Me encanta este trabajo. <text:span text:style-name="Grey">I love this job.</text:span></text:p>
      <text:p text:style-name="Text_20_body">Me encanta tu nombre. <text:span text:style-name="Grey">I love your name.</text:span></text:p>
      <text:p text:style-name="Text_20_body">A él le encanta su escuela. <text:span text:style-name="Grey">He dearly loves his school.</text:span></text:p>
      <text:p text:style-name="Text_20_body">A él le encanta su escuela. <text:span text:style-name="Grey">He likes his school a lot.</text:span></text:p>
      <text:p text:style-name="Text_20_body">Me encanta vivir aquí. <text:span text:style-name="Grey">I like living here.</text:span></text:p>
      <text:p text:style-name="Text_20_body">Me encanta el sol mucho. <text:span text:style-name="Grey">I really love the sun.</text:span></text:p>
      <text:p text:style-name="Text_20_body">Me encanta el café. <text:span text:style-name="Grey">I love coffee.</text:span></text:p>
      <text:p text:style-name="Text_20_body">Le encanta el café. <text:span text:style-name="Grey">He loves coffee.</text:span></text:p>
      <text:p text:style-name="Text_20_body">Le encanta el café. <text:span text:style-name="Grey">She loves coffee.</text:span></text:p>
      <text:p text:style-name="Text_20_body">Me encanta leer. <text:span text:style-name="Grey">I love reading.</text:span></text:p>
      <text:p text:style-name="Text_20_body">A ella le encanta la música. <text:span text:style-name="Grey">She has a love of music.</text:span></text:p>
      <text:p text:style-name="Text_20_body">A mi abuelo le encanta leer. <text:span text:style-name="Grey">My grandfather loves to read.</text:span></text:p>
      <text:p text:style-name="Text_20_body">A él le encanta viajar. <text:span text:style-name="Grey">He loves taking trips.</text:span></text:p>
      <text:p text:style-name="Text_20_body">Me encanta esta foto. <text:span text:style-name="Grey">I love this picture.</text:span></text:p>
      <text:p text:style-name="Text_20_body">Me encanta esta foto. <text:span text:style-name="Grey">I love this photo.</text:span></text:p>
      <text:p text:style-name="Text_20_body">Esta ciudad me encanta. <text:span text:style-name="Grey">I like this city very much.</text:span></text:p>
      <text:p text:style-name="Text_20_body">Me encanta leer libros. <text:span text:style-name="Grey">I love reading books.</text:span></text:p>
      <text:p text:style-name="Text_20_body">Me encanta ir al cine. <text:span text:style-name="Grey">I love to go to the movies.</text:span></text:p>
      <text:p text:style-name="Text_20_body">Me encanta ir al cine. <text:span text:style-name="Grey">I love going to the cinema.</text:span></text:p>
      <text:p text:style-name="Text_20_body">A las mujeres les encanta eso. <text:span text:style-name="Grey">Women love that.</text:span></text:p>
      <text:p text:style-name="Text_20_body">Me encanta esa camisa. <text:span text:style-name="Grey">I love that shirt.</text:span></text:p>
      <text:p text:style-name="Text_20_body">Me encanta la música. <text:span text:style-name="Grey">I like music very much.</text:span></text:p>
      <text:p text:style-name="Text_20_body">Me encanta esta canción. <text:span text:style-name="Grey">I love this song.</text:span></text:p>
      <text:p text:style-name="Text_20_body">Sí, me encanta. <text:span text:style-name="Grey">Yes, I love this.</text:span></text:p>
      <text:p text:style-name="Text_20_body">Me encanta el café francés. <text:span text:style-name="Grey">I love French coffee.</text:span></text:p>
      <text:p text:style-name="Text_20_body">Me encanta la nieve. <text:span text:style-name="Grey">I love snow.</text:span></text:p>
      <text:h text:style-name="Heading_20_1" text:outline-level="1">165 OTRO </text:h>
      <text:p text:style-name="Text_20_body">¿Dónde está el otro ? <text:span text:style-name="Grey">Where's the other one?</text:span></text:p>
      <text:p text:style-name="Text_20_body">Lo vi el otro día. <text:span text:style-name="Grey">I met him the other day.</text:span></text:p>
      <text:p text:style-name="Text_20_body">Uno se quedó y el otro se fue. <text:span text:style-name="Grey">One stayed and the other went away.</text:span></text:p>
      <text:p text:style-name="Text_20_body">Ella lo dejó por otro hombre. <text:span text:style-name="Grey">She left him for another man.</text:span></text:p>
      <text:p text:style-name="Text_20_body">Siento lo del otro día. <text:span text:style-name="Grey">I'm sorry about the other day.</text:span></text:p>
      <text:p text:style-name="Text_20_body">Parece ser otro buen día. <text:span text:style-name="Grey">Looks like another nice day.</text:span></text:p>
      <text:p text:style-name="Text_20_body">No somos el uno para el otro. <text:span text:style-name="Grey">We are not made for each other.</text:span></text:p>
      <text:p text:style-name="Text_20_body">¿Qué tal el otro ? <text:span text:style-name="Grey">What about the other one?</text:span></text:p>
      <text:p text:style-name="Text_20_body">El otro día vi a esa niña. <text:span text:style-name="Grey">The other day I saw the girl.</text:span></text:p>
      <text:p text:style-name="Text_20_body">Él tiene otro hijo. <text:span text:style-name="Grey">He has another son.</text:span></text:p>
      <text:p text:style-name="Text_20_body">Compré este libro el otro día. <text:span text:style-name="Grey">I bought this book the other day.</text:span></text:p>
      <text:p text:style-name="Text_20_body">Que lo haga otro, por favor. <text:span text:style-name="Grey">Please have someone else do it.</text:span></text:p>
      <text:p text:style-name="Text_20_body">Me gustaría otro de estos. <text:span text:style-name="Grey">I'd like another one of these.</text:span></text:p>
      <text:p text:style-name="Text_20_body">Nos queremos el uno al otro. <text:span text:style-name="Grey">We love each other.</text:span></text:p>
      <text:p text:style-name="Text_20_body">Ni uno ni lo otro. <text:span text:style-name="Grey">Neither the one nor the other.</text:span></text:p>
      <text:p text:style-name="Text_20_body">Ella fue al cine el otro día. <text:span text:style-name="Grey">She went to the cinema the other day.</text:span></text:p>
      <text:p text:style-name="Text_20_body">El otro día ella fue al cine. <text:span text:style-name="Grey">She went to a movie the other day.</text:span></text:p>
      <text:p text:style-name="Text_20_body">Ella vino a verme el otro día. <text:span text:style-name="Grey">She came to see me the other day.</text:span></text:p>
      <text:p text:style-name="Text_20_body">Ella fue a verlo el otro día. <text:span text:style-name="Grey">She went to see him the other day.</text:span></text:p>
      <text:p text:style-name="Text_20_body">Él está con otro teléfono. <text:span text:style-name="Grey">He is on another phone.</text:span></text:p>
      <text:p text:style-name="Text_20_body">Eso es otro problema. <text:span text:style-name="Grey">That is another matter.</text:span></text:p>
      <text:p text:style-name="Text_20_body">Él vino de otro país. <text:span text:style-name="Grey">He came from another country.</text:span></text:p>
      <text:p text:style-name="Text_20_body">No hay otro camino. <text:span text:style-name="Grey">There is no other way.</text:span></text:p>
      <text:p text:style-name="Text_20_body">El otro día compré una cámara. <text:span text:style-name="Grey">I bought a camera the other day.</text:span></text:p>
      <text:p text:style-name="Text_20_body">El otro día compré una cámara. <text:span text:style-name="Grey">The other day, I bought a camera.</text:span></text:p>
      <text:p text:style-name="Text_20_body">Solo se tenían el uno al otro. <text:span text:style-name="Grey">All they had was one another.</text:span></text:p>
      <text:p text:style-name="Text_20_body">Solo se tenían el uno al otro. <text:span text:style-name="Grey">All they had was each other.</text:span></text:p>
      <text:p text:style-name="Text_20_body">Mañana será otro día. <text:span text:style-name="Grey">Tomorrow is another day.</text:span></text:p>
      <text:p text:style-name="Text_20_body">Mañana será otro día. <text:span text:style-name="Grey">Tomorrow will be another day.</text:span></text:p>
      <text:p text:style-name="Text_20_body">Quiero estar en el otro grupo. <text:span text:style-name="Grey">I want to be in the other group.</text:span></text:p>
      <text:h text:style-name="Heading_20_1" text:outline-level="1">166 TODA </text:h>
      <text:p text:style-name="Text_20_body">Toda su familia está muy bien. <text:span text:style-name="Grey">His family are all very well.</text:span></text:p>
      <text:p text:style-name="Text_20_body">Él come a toda hora. <text:span text:style-name="Grey">He eats around the clock.</text:span></text:p>
      <text:p text:style-name="Text_20_body">No tenemos toda la tarde. <text:span text:style-name="Grey">We don't have all afternoon.</text:span></text:p>
      <text:p text:style-name="Text_20_body">La familia está toda bien. <text:span text:style-name="Grey">All my family is very well.</text:span></text:p>
      <text:p text:style-name="Text_20_body">No tenemos toda la noche. <text:span text:style-name="Grey">We don't have all night.</text:span></text:p>
      <text:p text:style-name="Text_20_body">Él trabaja toda la noche. <text:span text:style-name="Grey">He works all night.</text:span></text:p>
      <text:p text:style-name="Text_20_body">Ella trabaja toda la noche. <text:span text:style-name="Grey">She works all night.</text:span></text:p>
      <text:p text:style-name="Text_20_body">Él tiene toda clase de libros. <text:span text:style-name="Grey">He has all kinds of books.</text:span></text:p>
      <text:p text:style-name="Text_20_body">Pero ellos son toda la gente. <text:span text:style-name="Grey">But they are all people.</text:span></text:p>
      <text:p text:style-name="Text_20_body">No dormí en toda la noche. <text:span text:style-name="Grey">I didn't sleep all night.</text:span></text:p>
      <text:p text:style-name="Text_20_body">Él se comió toda la manzana. <text:span text:style-name="Grey">He ate all of the apple.</text:span></text:p>
      <text:p text:style-name="Text_20_body">Debes estudiar toda tu vida. <text:span text:style-name="Grey">You must study your whole life.</text:span></text:p>
      <text:p text:style-name="Text_20_body">Llevó toda la tarde. <text:span text:style-name="Grey">It took all evening.</text:span></text:p>
      <text:p text:style-name="Text_20_body">Ha vivido aquí toda su vida. <text:span text:style-name="Grey">He's lived here his entire life.</text:span></text:p>
      <text:p text:style-name="Text_20_body">He vivido aquí toda mi vida. <text:span text:style-name="Grey">I've lived here my entire life.</text:span></text:p>
      <text:p text:style-name="Text_20_body">El bebé lloró toda la noche. <text:span text:style-name="Grey">The baby cried all night.</text:span></text:p>
      <text:p text:style-name="Text_20_body">¿Qué le pasa a toda la madera ? <text:span text:style-name="Grey">What happens to all the wood?</text:span></text:p>
      <text:p text:style-name="Text_20_body">Ha vivido allí toda su vida. <text:span text:style-name="Grey">He's lived there all his life.</text:span></text:p>
      <text:p text:style-name="Text_20_body">Ella lloró toda la noche. <text:span text:style-name="Grey">She cried throughout the night.</text:span></text:p>
      <text:p text:style-name="Text_20_body">Ella lloró toda la noche. <text:span text:style-name="Grey">She wept all the night.</text:span></text:p>
      <text:p text:style-name="Text_20_body">Ella lloró toda la noche. <text:span text:style-name="Grey">She weeped the entire night.</text:span></text:p>
      <text:p text:style-name="Text_20_body">Ella lloró toda la noche. <text:span text:style-name="Grey">She cried all night.</text:span></text:p>
      <text:h text:style-name="Heading_20_1" text:outline-level="1">167 DEBE </text:h>
      <text:p text:style-name="Text_20_body">Él me debe mucho dinero. <text:span text:style-name="Grey">He owes me a lot of money.</text:span></text:p>
      <text:p text:style-name="Text_20_body">Ella me debe mucho dinero. <text:span text:style-name="Grey">She owes me a lot of money.</text:span></text:p>
      <text:p text:style-name="Text_20_body">Él no debe vivir. <text:span text:style-name="Grey">He must not live.</text:span></text:p>
      <text:p text:style-name="Text_20_body">Usted debe comer algo. <text:span text:style-name="Grey">You should eat something.</text:span></text:p>
      <text:p text:style-name="Text_20_body">Él se debe haber ido. <text:span text:style-name="Grey">He must have left.</text:span></text:p>
      <text:p text:style-name="Text_20_body">No debe saber la verdad. <text:span text:style-name="Grey">He must not find out the truth.</text:span></text:p>
      <text:p text:style-name="Text_20_body">Debe de ser verdad. <text:span text:style-name="Grey">It has to be true.</text:span></text:p>
      <text:p text:style-name="Text_20_body">Debe de ser verdad. <text:span text:style-name="Grey">It must be true.</text:span></text:p>
      <text:p text:style-name="Text_20_body">Debe de ser difícil para ti. <text:span text:style-name="Grey">It must be hard for you.</text:span></text:p>
      <text:p text:style-name="Text_20_body">Él debe ser feliz. <text:span text:style-name="Grey">He must be very happy.</text:span></text:p>
      <text:p text:style-name="Text_20_body">Creo que debe ir allí. <text:span text:style-name="Grey">I think he must go there.</text:span></text:p>
      <text:p text:style-name="Text_20_body">Él debe haber perdido el tren. <text:span text:style-name="Grey">He must have missed the train.</text:span></text:p>
      <text:p text:style-name="Text_20_body">Él aún me debe una respuesta. <text:span text:style-name="Grey">He still owes me the answer.</text:span></text:p>
      <text:p text:style-name="Text_20_body">Ella debe ser feliz. <text:span text:style-name="Grey">She must be very happy.</text:span></text:p>
      <text:p text:style-name="Text_20_body">Debe de hacer frío. <text:span text:style-name="Grey">It must be pretty cold.</text:span></text:p>
      <text:p text:style-name="Text_20_body">Ella debe ir allí. <text:span text:style-name="Grey">She must go there.</text:span></text:p>
      <text:p text:style-name="Text_20_body">Alguien debe haber visto algo. <text:span text:style-name="Grey">Somebody must have seen something.</text:span></text:p>
      <text:p text:style-name="Text_20_body">Debe ser difícil para ti. <text:span text:style-name="Grey">It must be hard for you.</text:span></text:p>
      <text:p text:style-name="Text_20_body">Ella debe pagar el libro. <text:span text:style-name="Grey">She has to pay for the book.</text:span></text:p>
      <text:p text:style-name="Text_20_body">Solo debe hablar inglés. <text:span text:style-name="Grey">You have to speak only English.</text:span></text:p>
      <text:p text:style-name="Text_20_body">Algo debe haber pasado. <text:span text:style-name="Grey">Something must've happened.</text:span></text:p>
      <text:p text:style-name="Text_20_body">Un hombre debe trabajar. <text:span text:style-name="Grey">A man must work.</text:span></text:p>
      <text:p text:style-name="Text_20_body">Un hombre debe trabajar. <text:span text:style-name="Grey">Man must work.</text:span></text:p>
      <text:p text:style-name="Text_20_body">Se me debe de haber olvidado. <text:span text:style-name="Grey">I must have forgotten it.</text:span></text:p>
      <text:p text:style-name="Text_20_body">Esto debe ser un error. <text:span text:style-name="Grey">This must be a mistake.</text:span></text:p>
      <text:p text:style-name="Text_20_body">Lo debe usted hacer así. <text:span text:style-name="Grey">You must do it this way.</text:span></text:p>
      <text:p text:style-name="Text_20_body">Él debe ir allá mañana. <text:span text:style-name="Grey">He must go there tomorrow.</text:span></text:p>
      <text:p text:style-name="Text_20_body">Debe ser un buen muchacho. <text:span text:style-name="Grey">He must be a good boy.</text:span></text:p>
      <text:p text:style-name="Text_20_body">Debe su éxito a sus padres. <text:span text:style-name="Grey">He owes his success to his parents.</text:span></text:p>
      <text:p text:style-name="Text_20_body">Debe de haber sido muy guapa. <text:span text:style-name="Grey">She must have been very beautiful.</text:span></text:p>
      <text:h text:style-name="Heading_20_1" text:outline-level="1">168 HASTA </text:h>
      <text:p text:style-name="Text_20_body">¡Estoy hasta aquí de él ! <text:span text:style-name="Grey">I'm up to here with him!</text:span></text:p>
      <text:p text:style-name="Text_20_body">Hasta un niño lo sabe. <text:span text:style-name="Grey">Even a child knows that.</text:span></text:p>
      <text:p text:style-name="Text_20_body">Hasta aquí todo está bien. <text:span text:style-name="Grey">So far everything is all right.</text:span></text:p>
      <text:p text:style-name="Text_20_body">No sabía eso hasta hace poco. <text:span text:style-name="Grey">I didn't know about that until quite recently.</text:span></text:p>
      <text:p text:style-name="Text_20_body">Hasta un niño puede leer eso. <text:span text:style-name="Grey">Even a child can read this.</text:span></text:p>
      <text:p text:style-name="Text_20_body">No hasta mañana por la tarde. <text:span text:style-name="Grey">Not until tomorrow afternoon.</text:span></text:p>
      <text:p text:style-name="Text_20_body">No quiero eso hasta mañana. <text:span text:style-name="Grey">I don't want that until tomorrow.</text:span></text:p>
      <text:p text:style-name="Text_20_body">Hasta mañana en la tarde. <text:span text:style-name="Grey">Not until tomorrow afternoon.</text:span></text:p>
      <text:p text:style-name="Text_20_body">Un perro me siguió hasta casa. <text:span text:style-name="Grey">A dog followed me to my house.</text:span></text:p>
      <text:p text:style-name="Text_20_body">El perro me siguió hasta casa. <text:span text:style-name="Grey">The dog followed me to my home.</text:span></text:p>
      <text:p text:style-name="Text_20_body">Trabajo hasta muy tarde. <text:span text:style-name="Grey">I work until very late.</text:span></text:p>
      <text:p text:style-name="Text_20_body">Hasta ahora todo bien. <text:span text:style-name="Grey">So far everything has been going well.</text:span></text:p>
      <text:p text:style-name="Text_20_body">No puedo esperar hasta mañana. <text:span text:style-name="Grey">I can't wait until tomorrow.</text:span></text:p>
      <text:p text:style-name="Text_20_body">Fui hasta la puerta. <text:span text:style-name="Grey">I went up to the door.</text:span></text:p>
      <text:p text:style-name="Text_20_body">Sí, hasta donde yo sé. <text:span text:style-name="Grey">Yes, as far as I know.</text:span></text:p>
      <text:p text:style-name="Text_20_body">Me quedaré hasta la tarde. <text:span text:style-name="Grey">I'll stay until evening.</text:span></text:p>
      <text:p text:style-name="Text_20_body">Él lo esperó hasta las diez. <text:span text:style-name="Grey">He waited for him until 10.</text:span></text:p>
      <text:p text:style-name="Text_20_body">Hasta ahora bien. <text:span text:style-name="Grey">So far, so good.</text:span></text:p>
      <text:p text:style-name="Text_20_body">He estado ocupado hasta ahora. <text:span text:style-name="Grey">I have been busy so far.</text:span></text:p>
      <text:p text:style-name="Text_20_body">Hasta un niño lo entiende. <text:span text:style-name="Grey">Even a child can understand it.</text:span></text:p>
      <text:p text:style-name="Text_20_body">¿Cuánto tiempo hasta la cena ? <text:span text:style-name="Grey">How much time before dinner?</text:span></text:p>
      <text:h text:style-name="Heading_20_1" text:outline-level="1">169 AGUA </text:h>
      <text:p text:style-name="Text_20_body">Aquí hay un poco de agua. <text:span text:style-name="Grey">Here's some water.</text:span></text:p>
      <text:p text:style-name="Text_20_body">Aquí tienes un poco de agua. <text:span text:style-name="Grey">Here's some water.</text:span></text:p>
      <text:p text:style-name="Text_20_body">Un poco de agua, por favor. <text:span text:style-name="Grey">Some water, please.</text:span></text:p>
      <text:p text:style-name="Text_20_body">¿Cómo es el agua aquí ? <text:span text:style-name="Grey">How's the water here?</text:span></text:p>
      <text:p text:style-name="Text_20_body">No se puede vivir sin agua. <text:span text:style-name="Grey">It is impossible to live without water.</text:span></text:p>
      <text:p text:style-name="Text_20_body">No se puede vivir sin agua. <text:span text:style-name="Grey">One can't live without water.</text:span></text:p>
      <text:p text:style-name="Text_20_body">No se puede vivir sin agua. <text:span text:style-name="Grey">Life cannot exist without water.</text:span></text:p>
      <text:p text:style-name="Text_20_body">El agua está buena. <text:span text:style-name="Grey">Water is good.</text:span></text:p>
      <text:p text:style-name="Text_20_body">Me gustaría más agua. <text:span text:style-name="Grey">I'd like some more water.</text:span></text:p>
      <text:p text:style-name="Text_20_body">Sin agua no hay vida. <text:span text:style-name="Grey">No water, no life.</text:span></text:p>
      <text:p text:style-name="Text_20_body">No hay vida sin agua. <text:span text:style-name="Grey">There is no life without water.</text:span></text:p>
      <text:p text:style-name="Text_20_body">Necesito un poco de agua. <text:span text:style-name="Grey">I need some water.</text:span></text:p>
      <text:p text:style-name="Text_20_body">Quiero beber un poco de agua. <text:span text:style-name="Grey">I want to drink some water.</text:span></text:p>
      <text:p text:style-name="Text_20_body">Me gustaría un vaso de agua. <text:span text:style-name="Grey">I'd like a glass of water.</text:span></text:p>
      <text:p text:style-name="Text_20_body">Me gustaría un vaso de agua. <text:span text:style-name="Grey">I'd like to have a glass of water.</text:span></text:p>
      <text:p text:style-name="Text_20_body">Esta agua es buena para beber. <text:span text:style-name="Grey">This water is good to drink.</text:span></text:p>
      <text:p text:style-name="Text_20_body">Un vaso de agua, por favor. <text:span text:style-name="Grey">A glass of water, please.</text:span></text:p>
      <text:p text:style-name="Text_20_body">No había agua en el río. <text:span text:style-name="Grey">There was no water in the river.</text:span></text:p>
      <text:p text:style-name="Text_20_body">Puedo vivir sin agua. <text:span text:style-name="Grey">I can live without water.</text:span></text:p>
      <text:p text:style-name="Text_20_body">Se necesita mucha agua. <text:span text:style-name="Grey">Much water is needed.</text:span></text:p>
      <text:p text:style-name="Text_20_body">¿Por qué bebe usted agua ? <text:span text:style-name="Grey">Why are you drinking water?</text:span></text:p>
      <text:p text:style-name="Text_20_body">Este vaso tiene agua. <text:span text:style-name="Grey">This glass contains water.</text:span></text:p>
      <text:p text:style-name="Text_20_body">Está más claro que el agua. <text:span text:style-name="Grey">That's as plain as the nose on your face.</text:span></text:p>
      <text:p text:style-name="Text_20_body">Queda poco agua. <text:span text:style-name="Grey">There is little water left.</text:span></text:p>
      <text:p text:style-name="Text_20_body">Es tan claro como el agua. <text:span text:style-name="Grey">It's as clear as crystal.</text:span></text:p>
      <text:p text:style-name="Text_20_body">Tienes que beber agua. <text:span text:style-name="Grey">You have to drink water.</text:span></text:p>
      <text:p text:style-name="Text_20_body">Se nos acabó el agua. <text:span text:style-name="Grey">We've run out of water.</text:span></text:p>
      <text:p text:style-name="Text_20_body">Yo di el agua a los perros. <text:span text:style-name="Grey">I gave some water to the dogs.</text:span></text:p>
      <text:p text:style-name="Text_20_body">El vaso está lleno de agua. <text:span text:style-name="Grey">The glass is full of water.</text:span></text:p>
      <text:p text:style-name="Text_20_body">Sólo agua, por favor. <text:span text:style-name="Grey">Just water, please.</text:span></text:p>
      <text:h text:style-name="Heading_20_1" text:outline-level="1">170 DEBERÍA </text:h>
      <text:p text:style-name="Text_20_body">No sé a dónde debería ir. <text:span text:style-name="Grey">I don't know where I should go.</text:span></text:p>
      <text:p text:style-name="Text_20_body">¿Por qué debería ir ? <text:span text:style-name="Grey">Why should I go?</text:span></text:p>
      <text:p text:style-name="Text_20_body">Dije que él debería ir. <text:span text:style-name="Grey">I said he might go.</text:span></text:p>
      <text:p text:style-name="Text_20_body">¿Hay algo que debería saber ? <text:span text:style-name="Grey">Is there anything I should know?</text:span></text:p>
      <text:p text:style-name="Text_20_body">¿Qué debería hacer ? <text:span text:style-name="Grey">What should I do?</text:span></text:p>
      <text:p text:style-name="Text_20_body">Debería leer el libro. <text:span text:style-name="Grey">I should read the book.</text:span></text:p>
      <text:p text:style-name="Text_20_body">Eso te debería hacer feliz. <text:span text:style-name="Grey">That should make you happy.</text:span></text:p>
      <text:p text:style-name="Text_20_body">¡Usted también debería ir ! <text:span text:style-name="Grey">You should go too!</text:span></text:p>
      <text:p text:style-name="Text_20_body">No sé cómo debería hacerlo. <text:span text:style-name="Grey">I don't know how I should do it.</text:span></text:p>
      <text:p text:style-name="Text_20_body">¿Qué debería comer ? <text:span text:style-name="Grey">What should I eat?</text:span></text:p>
      <text:p text:style-name="Text_20_body">¿Qué debería decir ? <text:span text:style-name="Grey">What should I say?</text:span></text:p>
      <text:p text:style-name="Text_20_body">¿Qué debería hacer ahora ? <text:span text:style-name="Grey">What should I do now?</text:span></text:p>
      <text:p text:style-name="Text_20_body">Usted no debería salir. <text:span text:style-name="Grey">You ought not to go out.</text:span></text:p>
      <text:p text:style-name="Text_20_body">¿Crees que debería ir solo ? <text:span text:style-name="Grey">Do you think I should go alone?</text:span></text:p>
      <text:p text:style-name="Text_20_body">¿Crees que debería ir solo ? <text:span text:style-name="Grey">Do you think I should go by myself?</text:span></text:p>
      <text:p text:style-name="Text_20_body">Debería estar en el colegio. <text:span text:style-name="Grey">I should be at school.</text:span></text:p>
      <text:p text:style-name="Text_20_body">¡Esto debería ser bueno ! <text:span text:style-name="Grey">This should be good!</text:span></text:p>
      <text:p text:style-name="Text_20_body">Alguien debería decir algo. <text:span text:style-name="Grey">Somebody should do something.</text:span></text:p>
      <text:p text:style-name="Text_20_body">¿Les debería decir la verdad ? <text:span text:style-name="Grey">Should I tell them the truth?</text:span></text:p>
      <text:p text:style-name="Text_20_body">¿Qué debería comprar ? <text:span text:style-name="Grey">What should I buy?</text:span></text:p>
      <text:p text:style-name="Text_20_body">¿Hacia dónde debería ir ? <text:span text:style-name="Grey">I wonder which way to go.</text:span></text:p>
      <text:p text:style-name="Text_20_body">Debería haber dicho algo. <text:span text:style-name="Grey">I should have said something.</text:span></text:p>
      <text:p text:style-name="Text_20_body">Debería irme a casa. <text:span text:style-name="Grey">I should go home.</text:span></text:p>
      <text:p text:style-name="Text_20_body">La gente debería trabajar. <text:span text:style-name="Grey">People ought to work.</text:span></text:p>
      <text:p text:style-name="Text_20_body">No debería beber. <text:span text:style-name="Grey">I shouldn't drink.</text:span></text:p>
      <text:p text:style-name="Text_20_body">Debería hacerlo ya. <text:span text:style-name="Grey">I should do it now.</text:span></text:p>
      <text:p text:style-name="Text_20_body">No debería haberlo hecho. <text:span text:style-name="Grey">I shouldn't have done it.</text:span></text:p>
      <text:p text:style-name="Text_20_body">Él ya debería haber llegado. <text:span text:style-name="Grey">He should have arrived already.</text:span></text:p>
      <text:p text:style-name="Text_20_body">Creo que debería irme. <text:span text:style-name="Grey">I think I should leave.</text:span></text:p>
      <text:p text:style-name="Text_20_body">Ella no debería ir sola. <text:span text:style-name="Grey">She shouldn't go by herself.</text:span></text:p>
      <text:h text:style-name="Heading_20_1" text:outline-level="1">171 DICE </text:h>
      <text:p text:style-name="Text_20_body">No sabe lo que dice. <text:span text:style-name="Grey">He doesn't know what he's talking about.</text:span></text:p>
      <text:p text:style-name="Text_20_body">No sabe lo que dice. <text:span text:style-name="Grey">She doesn't know what she's talking about.</text:span></text:p>
      <text:p text:style-name="Text_20_body">Es lo que dice todo el mundo. <text:span text:style-name="Grey">It is what everybody says.</text:span></text:p>
      <text:p text:style-name="Text_20_body">Él dice que no va a venir. <text:span text:style-name="Grey">He says he won't come.</text:span></text:p>
      <text:p text:style-name="Text_20_body">Eso es lo que dice la gente. <text:span text:style-name="Grey">That's what people say.</text:span></text:p>
      <text:p text:style-name="Text_20_body">Por algo me dice usted eso. <text:span text:style-name="Grey">You must have a reason for telling me.</text:span></text:p>
      <text:p text:style-name="Text_20_body">¿Por qué no dice la verdad ? <text:span text:style-name="Grey">Why doesn't he tell the truth?</text:span></text:p>
      <text:p text:style-name="Text_20_body">¿Qué dice él en su carta ? <text:span text:style-name="Grey">What does he say in his letter?</text:span></text:p>
      <text:p text:style-name="Text_20_body">Ya no se dice eso. <text:span text:style-name="Grey">People don't say that anymore.</text:span></text:p>
      <text:p text:style-name="Text_20_body">Eso no se dice. <text:span text:style-name="Grey">That's not a proper thing to say.</text:span></text:p>
      <text:p text:style-name="Text_20_body">Creo lo que él dice. <text:span text:style-name="Grey">I believe what he says.</text:span></text:p>
      <text:p text:style-name="Text_20_body">Tu nombre lo dice todo. <text:span text:style-name="Grey">Your name says everything.</text:span></text:p>
      <text:p text:style-name="Text_20_body">Todo el mundo lo dice. <text:span text:style-name="Grey">Everyone's saying it.</text:span></text:p>
      <text:p text:style-name="Text_20_body">Ella cree todo lo que él dice. <text:span text:style-name="Grey">She believes whatever he says.</text:span></text:p>
      <text:p text:style-name="Text_20_body">Ella dice que es feliz. <text:span text:style-name="Grey">She says that she is happy.</text:span></text:p>
      <text:p text:style-name="Text_20_body">Ella siempre dice no. <text:span text:style-name="Grey">She always says no.</text:span></text:p>
      <text:p text:style-name="Text_20_body">Nadie me dice nada. <text:span text:style-name="Grey">Nobody tells me anything.</text:span></text:p>
      <text:p text:style-name="Text_20_body">¿Cómo se dice eso ? <text:span text:style-name="Grey">How do you say that?</text:span></text:p>
      <text:p text:style-name="Text_20_body">Él siempre dice la verdad. <text:span text:style-name="Grey">He always tells the truth.</text:span></text:p>
      <text:p text:style-name="Text_20_body">Él no es quien dice ser. <text:span text:style-name="Grey">He isn't who he says he is.</text:span></text:p>
      <text:p text:style-name="Text_20_body">Ahora él me dice la verdad. <text:span text:style-name="Grey">Now he tells me the truth.</text:span></text:p>
      <text:p text:style-name="Text_20_body">No entiendo lo que dice usted. <text:span text:style-name="Grey">I cannot understand what you say.</text:span></text:p>
      <text:p text:style-name="Text_20_body">Se dice que él está loco. <text:span text:style-name="Grey">People said that he is insane.</text:span></text:p>
      <text:p text:style-name="Text_20_body">Eso dice mucho de ti. <text:span text:style-name="Grey">That's very big of you.</text:span></text:p>
      <text:p text:style-name="Text_20_body">Dice que le gustan las flores. <text:span text:style-name="Grey">He says he likes flowers.</text:span></text:p>
      <text:p text:style-name="Text_20_body">¿Quién dice eso ? <text:span text:style-name="Grey">Who says that?</text:span></text:p>
      <text:p text:style-name="Text_20_body">Ahora me dice la verdad. <text:span text:style-name="Grey">Now he tells me the truth.</text:span></text:p>
      <text:p text:style-name="Text_20_body">Ya nadie dice eso. <text:span text:style-name="Grey">No one says that anymore.</text:span></text:p>
      <text:p text:style-name="Text_20_body">No sé cómo se dice en francés. <text:span text:style-name="Grey">I don't know how to say that in French.</text:span></text:p>
      <text:p text:style-name="Text_20_body">Se dice que ver es creer. <text:span text:style-name="Grey">They say that seeing is believing.</text:span></text:p>
      <text:h text:style-name="Heading_20_1" text:outline-level="1">172 TAMBIÉN </text:h>
      <text:p text:style-name="Text_20_body">Yo también tengo una. <text:span text:style-name="Grey">I have one too.</text:span></text:p>
      <text:p text:style-name="Text_20_body">Yo también te quiero. <text:span text:style-name="Grey">I love you, too.</text:span></text:p>
      <text:p text:style-name="Text_20_body">Yo tengo que comer también. <text:span text:style-name="Grey">I have to eat, too.</text:span></text:p>
      <text:p text:style-name="Text_20_body">También me gustaría ir. <text:span text:style-name="Grey">I'd like to go, too.</text:span></text:p>
      <text:p text:style-name="Text_20_body">Él estuvo en mi casa también. <text:span text:style-name="Grey">He was in my house too.</text:span></text:p>
      <text:p text:style-name="Text_20_body">Yo también me voy. <text:span text:style-name="Grey">I am going, too.</text:span></text:p>
      <text:p text:style-name="Text_20_body">Yo también estoy bien. <text:span text:style-name="Grey">I'm fine too.</text:span></text:p>
      <text:p text:style-name="Text_20_body">Yo también tengo algo para ti. <text:span text:style-name="Grey">I've got something for you, too.</text:span></text:p>
      <text:p text:style-name="Text_20_body">Él lo vio también. <text:span text:style-name="Grey">He saw it also.</text:span></text:p>
      <text:p text:style-name="Text_20_body">Él también lo vio. <text:span text:style-name="Grey">He saw it, too.</text:span></text:p>
      <text:p text:style-name="Text_20_body">Él también lo vio. <text:span text:style-name="Grey">He also saw it.</text:span></text:p>
      <text:p text:style-name="Text_20_body">¡Usted también debería ir ! <text:span text:style-name="Grey">You should go too!</text:span></text:p>
      <text:p text:style-name="Text_20_body">Yo también lo creo. <text:span text:style-name="Grey">I think so, too.</text:span></text:p>
      <text:p text:style-name="Text_20_body">Yo también lo creo. <text:span text:style-name="Grey">I also think so.</text:span></text:p>
      <text:p text:style-name="Text_20_body">¡Yo también quiero saber ! <text:span text:style-name="Grey">I also want to know!</text:span></text:p>
      <text:p text:style-name="Text_20_body">Él es profesor, y yo también. <text:span text:style-name="Grey">He's a teacher and so am I.</text:span></text:p>
      <text:p text:style-name="Text_20_body">Ahora a mí también me gusta. <text:span text:style-name="Grey">Now, I like it too.</text:span></text:p>
      <text:p text:style-name="Text_20_body">Si eres feliz, yo también. <text:span text:style-name="Grey">If you're happy, so am I.</text:span></text:p>
      <text:p text:style-name="Text_20_body">Yo también tengo uno. <text:span text:style-name="Grey">I have one too.</text:span></text:p>
      <text:p text:style-name="Text_20_body">Eso es verdad también. <text:span text:style-name="Grey">That's true as well.</text:span></text:p>
      <text:p text:style-name="Text_20_body">Eso es verdad también. <text:span text:style-name="Grey">That's true, too.</text:span></text:p>
      <text:p text:style-name="Text_20_body">Yo también voy. <text:span text:style-name="Grey">I am going, too.</text:span></text:p>
      <text:p text:style-name="Text_20_body">¡Eso también va para ti ! <text:span text:style-name="Grey">That goes for you too!</text:span></text:p>
      <text:p text:style-name="Text_20_body">Yo también quería saber. <text:span text:style-name="Grey">I also wanted to know.</text:span></text:p>
      <text:p text:style-name="Text_20_body">También me gusta esa película. <text:span text:style-name="Grey">I like that movie too.</text:span></text:p>
      <text:p text:style-name="Text_20_body">Me gusta este color también. <text:span text:style-name="Grey">I like this color as well.</text:span></text:p>
      <text:p text:style-name="Text_20_body">También lo vio. <text:span text:style-name="Grey">He saw it also.</text:span></text:p>
      <text:p text:style-name="Text_20_body">Yo también quería verte. <text:span text:style-name="Grey">I wanted to see you too.</text:span></text:p>
      <text:p text:style-name="Text_20_body">¡Tú también deberías ir ! <text:span text:style-name="Grey">You should go too!</text:span></text:p>
      <text:p text:style-name="Text_20_body">También es verdad. <text:span text:style-name="Grey">That's true as well.</text:span></text:p>
      <text:h text:style-name="Heading_20_1" text:outline-level="1">173 AÑOS </text:h>
      <text:p text:style-name="Text_20_body">Él tiene dos años más que yo. <text:span text:style-name="Grey">He is older than I by two years.</text:span></text:p>
      <text:p text:style-name="Text_20_body">Tiene dos años más que yo. <text:span text:style-name="Grey">He's two years older than me.</text:span></text:p>
      <text:p text:style-name="Text_20_body">Él tiene tres años más que yo. <text:span text:style-name="Grey">He's three years older than I am.</text:span></text:p>
      <text:p text:style-name="Text_20_body">No la he visto en años. <text:span text:style-name="Grey">I haven't seen her for ages.</text:span></text:p>
      <text:p text:style-name="Text_20_body">No lo he visto por años. <text:span text:style-name="Grey">I haven't seen him for years.</text:span></text:p>
      <text:p text:style-name="Text_20_body">Yo no lo he visto por años. <text:span text:style-name="Grey">I haven't seen him for years.</text:span></text:p>
      <text:p text:style-name="Text_20_body">Tiene tres años más que yo. <text:span text:style-name="Grey">He is three years senior to me.</text:span></text:p>
      <text:p text:style-name="Text_20_body">No lo he visto por diez años. <text:span text:style-name="Grey">I hadn't seen him for ten years.</text:span></text:p>
      <text:p text:style-name="Text_20_body">Hace años que no lo veo. <text:span text:style-name="Grey">I haven't seen him for years.</text:span></text:p>
      <text:p text:style-name="Text_20_body">Eso fue hace dos años. <text:span text:style-name="Grey">That was two years ago.</text:span></text:p>
      <text:p text:style-name="Text_20_body">Mi padre murió hace dos años. <text:span text:style-name="Grey">My father passed away two years ago.</text:span></text:p>
      <text:p text:style-name="Text_20_body">Ella es dos años mayor que él. <text:span text:style-name="Grey">She's two years older than him.</text:span></text:p>
      <text:p text:style-name="Text_20_body">Eso era hace dos años. <text:span text:style-name="Grey">That was two years ago.</text:span></text:p>
      <text:p text:style-name="Text_20_body">Él es tres años mayor que yo. <text:span text:style-name="Grey">He's three years older than I am.</text:span></text:p>
      <text:p text:style-name="Text_20_body">Mi padre murió hace tres años. <text:span text:style-name="Grey">My father has been dead for three years.</text:span></text:p>
      <text:p text:style-name="Text_20_body">Ella es dos años mayor que yo. <text:span text:style-name="Grey">She's two years older than me.</text:span></text:p>
      <text:p text:style-name="Text_20_body">Le vi hace tres años. <text:span text:style-name="Grey">I saw him three years ago.</text:span></text:p>
      <text:p text:style-name="Text_20_body">Él es dos años mayor que tú. <text:span text:style-name="Grey">He is two years older than you.</text:span></text:p>
      <text:p text:style-name="Text_20_body">Diez años es mucho tiempo. <text:span text:style-name="Grey">Ten years is a long time.</text:span></text:p>
      <text:p text:style-name="Text_20_body">Lo hice hace tres años. <text:span text:style-name="Grey">I did it three years ago.</text:span></text:p>
      <text:p text:style-name="Text_20_body">Eso fue hace años. <text:span text:style-name="Grey">That was years ago.</text:span></text:p>
      <text:p text:style-name="Text_20_body">Tiene tres años menos que yo. <text:span text:style-name="Grey">He is younger than me by three years.</text:span></text:p>
      <text:p text:style-name="Text_20_body">Es tres años mayor que yo. <text:span text:style-name="Grey">She is three years older than I am.</text:span></text:p>
      <text:p text:style-name="Text_20_body">Ella es dos años mayor que tú. <text:span text:style-name="Grey">She is two years older than you.</text:span></text:p>
      <text:p text:style-name="Text_20_body">Ella es dos años mayor que tú. <text:span text:style-name="Grey">She's two years older than you.</text:span></text:p>
      <text:p text:style-name="Text_20_body">Mi padre murió hace diez años. <text:span text:style-name="Grey">My father died ten years ago.</text:span></text:p>
      <text:p text:style-name="Text_20_body">Él es diez años mayor que tú. <text:span text:style-name="Grey">He's ten years older than you.</text:span></text:p>
      <text:p text:style-name="Text_20_body">Él fue allí hace diez años. <text:span text:style-name="Grey">He went there ten years ago.</text:span></text:p>
      <text:p text:style-name="Text_20_body">Esto va a tomar años. <text:span text:style-name="Grey">This is going to take years.</text:span></text:p>
      <text:p text:style-name="Text_20_body">Mi hermana tiene tres años. <text:span text:style-name="Grey">My sister is three years old.</text:span></text:p>
      <text:h text:style-name="Heading_20_1" text:outline-level="1">174 VIVIR </text:h>
      <text:p text:style-name="Text_20_body">No quiero vivir por siempre. <text:span text:style-name="Grey">I don't want to live forever.</text:span></text:p>
      <text:p text:style-name="Text_20_body">Ella no puede vivir sin él. <text:span text:style-name="Grey">She can't live without him.</text:span></text:p>
      <text:p text:style-name="Text_20_body">No puedo vivir sin una mujer. <text:span text:style-name="Grey">I can't live without a woman.</text:span></text:p>
      <text:p text:style-name="Text_20_body">No puedo vivir sin ella. <text:span text:style-name="Grey">I can't live without her.</text:span></text:p>
      <text:p text:style-name="Text_20_body">No se puede vivir sin agua. <text:span text:style-name="Grey">It is impossible to live without water.</text:span></text:p>
      <text:p text:style-name="Text_20_body">No se puede vivir sin agua. <text:span text:style-name="Grey">One can't live without water.</text:span></text:p>
      <text:p text:style-name="Text_20_body">No se puede vivir sin agua. <text:span text:style-name="Grey">Life cannot exist without water.</text:span></text:p>
      <text:p text:style-name="Text_20_body">Es difícil vivir sin una casa. <text:span text:style-name="Grey">It's hard to live without a house.</text:span></text:p>
      <text:p text:style-name="Text_20_body">No tiene una casa donde vivir. <text:span text:style-name="Grey">He has no house to live in.</text:span></text:p>
      <text:p text:style-name="Text_20_body">Tengo que vivir. <text:span text:style-name="Grey">I have to live.</text:span></text:p>
      <text:p text:style-name="Text_20_body">No quiero vivir. <text:span text:style-name="Grey">I don't want to live.</text:span></text:p>
      <text:p text:style-name="Text_20_body">No quiero vivir solo. <text:span text:style-name="Grey">I don't want to live by myself.</text:span></text:p>
      <text:p text:style-name="Text_20_body">No quiero vivir solo. <text:span text:style-name="Grey">I don't want to live alone.</text:span></text:p>
      <text:p text:style-name="Text_20_body">Quiero vivir para siempre. <text:span text:style-name="Grey">I want to live forever.</text:span></text:p>
      <text:p text:style-name="Text_20_body">Él no debe vivir. <text:span text:style-name="Grey">He must not live.</text:span></text:p>
      <text:p text:style-name="Text_20_body">No puedes vivir solo de amor. <text:span text:style-name="Grey">You cannot live by love alone.</text:span></text:p>
      <text:p text:style-name="Text_20_body">No me gustaría vivir allí. <text:span text:style-name="Grey">I wouldn't like to live there.</text:span></text:p>
      <text:p text:style-name="Text_20_body">Me encanta vivir aquí. <text:span text:style-name="Grey">I like living here.</text:span></text:p>
      <text:p text:style-name="Text_20_body">Quiero vivir aquí. <text:span text:style-name="Grey">I want to live here.</text:span></text:p>
      <text:p text:style-name="Text_20_body">Puedo vivir sin esto. <text:span text:style-name="Grey">I can do without this.</text:span></text:p>
      <text:p text:style-name="Text_20_body">Yo quiero vivir en una ciudad. <text:span text:style-name="Grey">I want to live in a town.</text:span></text:p>
      <text:p text:style-name="Text_20_body">Puedo vivir sin agua. <text:span text:style-name="Grey">I can live without water.</text:span></text:p>
      <text:p text:style-name="Text_20_body">No quiero vivir donde trabajo. <text:span text:style-name="Grey">I don't want to live where I work.</text:span></text:p>
      <text:p text:style-name="Text_20_body">Yo era joven y quería vivir. <text:span text:style-name="Grey">I was young, and I wanted to live.</text:span></text:p>
      <text:p text:style-name="Text_20_body">No puedo vivir sin ti. <text:span text:style-name="Grey">I can't live without you.</text:span></text:p>
      <text:p text:style-name="Text_20_body">Quiero vivir en la ciudad. <text:span text:style-name="Grey">I want to live in the city.</text:span></text:p>
      <text:p text:style-name="Text_20_body">Quiere vivir en la ciudad. <text:span text:style-name="Grey">She wants to live in the city.</text:span></text:p>
      <text:p text:style-name="Text_20_body">Quiere vivir en la ciudad. <text:span text:style-name="Grey">He wants to live in the city.</text:span></text:p>
      <text:p text:style-name="Text_20_body">Ella solía vivir con él. <text:span text:style-name="Grey">She used to live with him.</text:span></text:p>
      <text:p text:style-name="Text_20_body">¿Cómo es vivir en su país ? <text:span text:style-name="Grey">What is it like living in your country?</text:span></text:p>
      <text:h text:style-name="Heading_20_1" text:outline-level="1">175 HABÍA </text:h>
      <text:p text:style-name="Text_20_body">No había nadie en la casa. <text:span text:style-name="Grey">There wasn't anybody in the house.</text:span></text:p>
      <text:p text:style-name="Text_20_body">No había nadie en casa. <text:span text:style-name="Grey">Nobody was home.</text:span></text:p>
      <text:p text:style-name="Text_20_body">No la había visto nunca. <text:span text:style-name="Grey">I had never seen her.</text:span></text:p>
      <text:p text:style-name="Text_20_body">Había mucho trabajo por hacer. <text:span text:style-name="Grey">There was much work to do.</text:span></text:p>
      <text:p text:style-name="Text_20_body">No había nadie en el auto. <text:span text:style-name="Grey">No one was in the car.</text:span></text:p>
      <text:p text:style-name="Text_20_body">Había alguien en la casa. <text:span text:style-name="Grey">Somebody was in the house.</text:span></text:p>
      <text:p text:style-name="Text_20_body">Yo no le había dicho nada. <text:span text:style-name="Grey">I haven't told him anything.</text:span></text:p>
      <text:p text:style-name="Text_20_body">No había nada en la caja. <text:span text:style-name="Grey">There was nothing in the box.</text:span></text:p>
      <text:p text:style-name="Text_20_body">No había agua en el río. <text:span text:style-name="Grey">There was no water in the river.</text:span></text:p>
      <text:p text:style-name="Text_20_body">No le había visto nunca antes. <text:span text:style-name="Grey">I had never seen him before.</text:span></text:p>
      <text:p text:style-name="Text_20_body">Él ya había estado allí. <text:span text:style-name="Grey">He had been there before.</text:span></text:p>
      <text:p text:style-name="Text_20_body">Había un gato sobre la mesa. <text:span text:style-name="Grey">On the table there was a cat.</text:span></text:p>
      <text:p text:style-name="Text_20_body">Sobre la mesa había un gato. <text:span text:style-name="Grey">On the table there was a cat.</text:span></text:p>
      <text:p text:style-name="Text_20_body">Había un gato sobre la mesa. <text:span text:style-name="Grey">There was a cat on the table.</text:span></text:p>
      <text:p text:style-name="Text_20_body">Había un gato sobre la mesa. <text:span text:style-name="Grey">A cat was on the table.</text:span></text:p>
      <text:p text:style-name="Text_20_body">Sobre la mesa había un gato. <text:span text:style-name="Grey">There was a cat on the table.</text:span></text:p>
      <text:p text:style-name="Text_20_body">Sobre la mesa había un gato. <text:span text:style-name="Grey">A cat was on the table.</text:span></text:p>
      <text:p text:style-name="Text_20_body">Él ya había ido. <text:span text:style-name="Grey">He had already gone.</text:span></text:p>
      <text:p text:style-name="Text_20_body">Nunca había hecho esto. <text:span text:style-name="Grey">I have never done this before.</text:span></text:p>
      <text:p text:style-name="Text_20_body">No había nadie ahí. <text:span text:style-name="Grey">There was nobody there.</text:span></text:p>
      <text:p text:style-name="Text_20_body">No había nadie ahí. <text:span text:style-name="Grey">There wasn’t anyone there.</text:span></text:p>
      <text:p text:style-name="Text_20_body">Nunca había sido tan feliz. <text:span text:style-name="Grey">Never have I been so happy.</text:span></text:p>
      <text:p text:style-name="Text_20_body">Nunca había sido tan feliz. <text:span text:style-name="Grey">I've never been this happy before.</text:span></text:p>
      <text:p text:style-name="Text_20_body">Había miedo en sus ojos. <text:span text:style-name="Grey">There was fear in her eyes.</text:span></text:p>
      <text:p text:style-name="Text_20_body">Había una vez un gran rey. <text:span text:style-name="Grey">Once there lived a great king.</text:span></text:p>
      <text:p text:style-name="Text_20_body">Nunca la había visto antes. <text:span text:style-name="Grey">Never have I seen her before.</text:span></text:p>
      <text:p text:style-name="Text_20_body">Nunca lo había visto antes. <text:span text:style-name="Grey">I had never seen him before.</text:span></text:p>
      <text:p text:style-name="Text_20_body">Allí no había nadie. <text:span text:style-name="Grey">There was nobody there.</text:span></text:p>
      <text:p text:style-name="Text_20_body">Allí no había ningún gato. <text:span text:style-name="Grey">There wasn't any cat there.</text:span></text:p>
      <text:p text:style-name="Text_20_body">No había ni dios. <text:span text:style-name="Grey">There was not a bloody soul.</text:span></text:p>
      <text:h text:style-name="Heading_20_1" text:outline-level="1">176 VE </text:h>
      <text:p text:style-name="Text_20_body">Se te ve muy bien. <text:span text:style-name="Grey">It looks very good on you.</text:span></text:p>
      <text:p text:style-name="Text_20_body">No es tan bueno como se ve. <text:span text:style-name="Grey">It is not as good as it looks.</text:span></text:p>
      <text:p text:style-name="Text_20_body">Ella sabe que se ve bien. <text:span text:style-name="Grey">She knows she's looking fine.</text:span></text:p>
      <text:p text:style-name="Text_20_body">Ve a ver quién es, por favor. <text:span text:style-name="Grey">Please go and see who it is.</text:span></text:p>
      <text:p text:style-name="Text_20_body">Él se ve más feliz esta vez. <text:span text:style-name="Grey">He looks happier this time.</text:span></text:p>
      <text:p text:style-name="Text_20_body">La gente se cree lo que ve. <text:span text:style-name="Grey">People believe what they see.</text:span></text:p>
      <text:p text:style-name="Text_20_body">¿Qué tan a menudo lo ve ? <text:span text:style-name="Grey">How often do you see him?</text:span></text:p>
      <text:p text:style-name="Text_20_body">¿Cómo se ve tu auto ? <text:span text:style-name="Grey">What does your car look like?</text:span></text:p>
      <text:p text:style-name="Text_20_body">Ve a esperar en el auto. <text:span text:style-name="Grey">Go wait in the car.</text:span></text:p>
      <text:p text:style-name="Text_20_body">La niña ve al niño. <text:span text:style-name="Grey">The girl sees the boy.</text:span></text:p>
      <text:p text:style-name="Text_20_body">Esa camisa se te ve bien. <text:span text:style-name="Grey">That shirt looks good on you.</text:span></text:p>
      <text:p text:style-name="Text_20_body">Ella se ve feliz. <text:span text:style-name="Grey">She looks happy.</text:span></text:p>
      <text:p text:style-name="Text_20_body">Se ve mucho peor de lo que es. <text:span text:style-name="Grey">It looks a lot worse than it is.</text:span></text:p>
      <text:p text:style-name="Text_20_body">¿Cómo se ve tu esposa ? <text:span text:style-name="Grey">How does your wife look like?</text:span></text:p>
      <text:p text:style-name="Text_20_body">Él se ve igual a su hermano. <text:span text:style-name="Grey">He looks exactly like his brother.</text:span></text:p>
      <text:p text:style-name="Text_20_body">Él se ve joven. <text:span text:style-name="Grey">He looks young.</text:span></text:p>
      <text:p text:style-name="Text_20_body">Ve a abrir la puerta. <text:span text:style-name="Grey">Go and open the door.</text:span></text:p>
      <text:p text:style-name="Text_20_body">Él no ve nada de televisión. <text:span text:style-name="Grey">He doesn't watch TV at all.</text:span></text:p>
      <text:p text:style-name="Text_20_body">Ve rápido a casa. <text:span text:style-name="Grey">Go home quickly.</text:span></text:p>
      <text:p text:style-name="Text_20_body">Por favor, ve esta película. <text:span text:style-name="Grey">Please watch this movie.</text:span></text:p>
      <text:p text:style-name="Text_20_body">Ya ve la llave. <text:span text:style-name="Grey">Go get some water.</text:span></text:p>
      <text:p text:style-name="Text_20_body">Ve a traer algo de agua. <text:span text:style-name="Grey">That tie suits you very well.</text:span></text:p>
      <text:p text:style-name="Text_20_body">Esa corbata se te ve muy bien. <text:span text:style-name="Grey">You look very beautiful today.</text:span></text:p>
      <text:p text:style-name="Text_20_body">Hoy se ve muy hermosa. <text:span text:style-name="Grey">My brother watches television.</text:span></text:p>
      <text:p text:style-name="Text_20_body">Mi hermano ve la televisión. <text:span text:style-name="Grey">He sometimes watches TV.</text:span></text:p>
      <text:p text:style-name="Text_20_body">Él ve televisión a veces. <text:span text:style-name="Grey">He can see nothing without his glasses.</text:span></text:p>
      <text:p text:style-name="Text_20_body">No ve nada sin gafas. <text:span text:style-name="Grey">You go there without me.</text:span></text:p>
      <text:p text:style-name="Text_20_body">Tú ve allá sin mí. <text:span text:style-name="Grey">She looks odd in those clothes.</text:span></text:p>
      <text:p text:style-name="Text_20_body">Ella se ve rara con esa ropa. <text:span text:style-name="Grey">Now he sees the key.</text:span></text:p>
      <text:h text:style-name="Heading_20_1" text:outline-level="1">177 DIFÍCIL </text:h>
      <text:p text:style-name="Text_20_body">Sé que es difícil de ver. <text:span text:style-name="Grey">I know it's difficult to see.</text:span></text:p>
      <text:p text:style-name="Text_20_body">No es difícil de hacer. <text:span text:style-name="Grey">It isn't hard to do.</text:span></text:p>
      <text:p text:style-name="Text_20_body">Es difícil hablar con él. <text:span text:style-name="Grey">It is difficult to talk to him.</text:span></text:p>
      <text:p text:style-name="Text_20_body">Es difícil hablar con él. <text:span text:style-name="Grey">It's difficult to speak with him.</text:span></text:p>
      <text:p text:style-name="Text_20_body">Sé que es difícil. <text:span text:style-name="Grey">I know it's difficult.</text:span></text:p>
      <text:p text:style-name="Text_20_body">El trabajo fue muy difícil. <text:span text:style-name="Grey">The work was very difficult.</text:span></text:p>
      <text:p text:style-name="Text_20_body">Sé que era difícil. <text:span text:style-name="Grey">I know it was difficult.</text:span></text:p>
      <text:p text:style-name="Text_20_body">Es difícil vivir sin una casa. <text:span text:style-name="Grey">It's hard to live without a house.</text:span></text:p>
      <text:p text:style-name="Text_20_body">Es difícil de decir. <text:span text:style-name="Grey">That's hard to say.</text:span></text:p>
      <text:p text:style-name="Text_20_body">Eso es difícil de decir. <text:span text:style-name="Grey">That's hard to say.</text:span></text:p>
      <text:p text:style-name="Text_20_body">Eso fue muy difícil. <text:span text:style-name="Grey">That was really difficult.</text:span></text:p>
      <text:p text:style-name="Text_20_body">Fue muy difícil. <text:span text:style-name="Grey">It was very difficult.</text:span></text:p>
      <text:p text:style-name="Text_20_body">Era muy difícil. <text:span text:style-name="Grey">It was very difficult.</text:span></text:p>
      <text:p text:style-name="Text_20_body">No es difícil hablar inglés. <text:span text:style-name="Grey">It is not difficult to speak English.</text:span></text:p>
      <text:p text:style-name="Text_20_body">Es demasiado difícil. <text:span text:style-name="Grey">It's too difficult.</text:span></text:p>
      <text:p text:style-name="Text_20_body">Eso es difícil. <text:span text:style-name="Grey">This is difficult.</text:span></text:p>
      <text:p text:style-name="Text_20_body">Este juego es muy difícil. <text:span text:style-name="Grey">This game is so hard.</text:span></text:p>
      <text:p text:style-name="Text_20_body">Es difícil hablar bien inglés. <text:span text:style-name="Grey">It's difficult to speak English well.</text:span></text:p>
      <text:p text:style-name="Text_20_body">El problema era muy difícil. <text:span text:style-name="Grey">The problem was very difficult.</text:span></text:p>
      <text:p text:style-name="Text_20_body">Era muy difícil para mí. <text:span text:style-name="Grey">It was too difficult for me.</text:span></text:p>
      <text:p text:style-name="Text_20_body">Debe de ser difícil para ti. <text:span text:style-name="Grey">It must be hard for you.</text:span></text:p>
      <text:p text:style-name="Text_20_body">Es demasiado difícil para mí. <text:span text:style-name="Grey">It's too difficult for me.</text:span></text:p>
      <text:p text:style-name="Text_20_body">Esto es difícil. <text:span text:style-name="Grey">This is difficult.</text:span></text:p>
      <text:p text:style-name="Text_20_body">Esto es difícil. <text:span text:style-name="Grey">This is hard.</text:span></text:p>
      <text:p text:style-name="Text_20_body">¿Ves ? No fue tan difícil. <text:span text:style-name="Grey">You see? It wasn't so hard.</text:span></text:p>
      <text:p text:style-name="Text_20_body">No es difícil de encontrar. <text:span text:style-name="Grey">It's not hard to find.</text:span></text:p>
      <text:p text:style-name="Text_20_body">Era demasiado difícil para mí. <text:span text:style-name="Grey">It was too difficult for me.</text:span></text:p>
      <text:p text:style-name="Text_20_body">¿Es difícil hablar inglés ? <text:span text:style-name="Grey">Is it hard to speak English?</text:span></text:p>
      <text:p text:style-name="Text_20_body">Es difícil hablar inglés. <text:span text:style-name="Grey">Speaking English is difficult.</text:span></text:p>
      <text:p text:style-name="Text_20_body">Es un problema difícil. <text:span text:style-name="Grey">It is a difficult problem.</text:span></text:p>
      <text:h text:style-name="Heading_20_1" text:outline-level="1">178 AÑO </text:h>
      <text:p text:style-name="Text_20_body">Eso fue hace solo un año. <text:span text:style-name="Grey">That was only a year ago.</text:span></text:p>
      <text:p text:style-name="Text_20_body">Él no dijo en qué año nació. <text:span text:style-name="Grey">He didn't say in which year he was born.</text:span></text:p>
      <text:p text:style-name="Text_20_body">Ella es un año mayor que yo. <text:span text:style-name="Grey">She's one year older than me.</text:span></text:p>
      <text:p text:style-name="Text_20_body">¿En qué año nació tu perro ? <text:span text:style-name="Grey">Which year was your dog born?</text:span></text:p>
      <text:p text:style-name="Text_20_body">Murió hace un año. <text:span text:style-name="Grey">He died one year ago.</text:span></text:p>
      <text:p text:style-name="Text_20_body">¿Fue como el año pasado ? <text:span text:style-name="Grey">Was it like last year?</text:span></text:p>
      <text:p text:style-name="Text_20_body">El año pasado ya se ha ido. <text:span text:style-name="Grey">Last year is gone already.</text:span></text:p>
      <text:p text:style-name="Text_20_body">Mi tío murió hace un año. <text:span text:style-name="Grey">My uncle died a year ago.</text:span></text:p>
      <text:p text:style-name="Text_20_body">¡Hasta el año que viene ! <text:span text:style-name="Grey">Until next year!</text:span></text:p>
      <text:p text:style-name="Text_20_body">Su padre murió el año pasado. <text:span text:style-name="Grey">His father died last year.</text:span></text:p>
      <text:p text:style-name="Text_20_body">Su padre murió el año pasado. <text:span text:style-name="Grey">His father passed away last year.</text:span></text:p>
      <text:p text:style-name="Text_20_body">Aquí hace frío todo el año. <text:span text:style-name="Grey">It is cold all year here.</text:span></text:p>
      <text:p text:style-name="Text_20_body">Tengo tres año menos que tú. <text:span text:style-name="Grey">I'm three years younger than you.</text:span></text:p>
      <text:p text:style-name="Text_20_body">¿En qué año nació usted ? <text:span text:style-name="Grey">What year were you born?</text:span></text:p>
      <text:p text:style-name="Text_20_body">Se murió el año pasado. <text:span text:style-name="Grey">He died last year.</text:span></text:p>
      <text:p text:style-name="Text_20_body">Su madre murió el año pasado. <text:span text:style-name="Grey">Her mother passed away last year.</text:span></text:p>
      <text:p text:style-name="Text_20_body">Tu perro nació este año. <text:span text:style-name="Grey">Your dog was born this year.</text:span></text:p>
      <text:p text:style-name="Text_20_body">¿En qué año estamos ? <text:span text:style-name="Grey">What year is it?</text:span></text:p>
      <text:p text:style-name="Text_20_body">Su hijo murió el año pasado. <text:span text:style-name="Grey">His son died last year.</text:span></text:p>
      <text:p text:style-name="Text_20_body">Murió de viejo el año pasado. <text:span text:style-name="Grey">He died last year of old age.</text:span></text:p>
      <text:p text:style-name="Text_20_body">Te veré en el nuevo año. <text:span text:style-name="Grey">I'll see you in the new year.</text:span></text:p>
      <text:p text:style-name="Text_20_body">Yo voy ahí cada año. <text:span text:style-name="Grey">I go there every year.</text:span></text:p>
      <text:p text:style-name="Text_20_body">Iba a decir un año. <text:span text:style-name="Grey">I was gonna say a year.</text:span></text:p>
      <text:p text:style-name="Text_20_body">Ella nació el año pasado. <text:span text:style-name="Grey">She was born last year.</text:span></text:p>
      <text:p text:style-name="Text_20_body">Le conozco desde hace un año. <text:span text:style-name="Grey">I've known him for one year.</text:span></text:p>
      <text:p text:style-name="Text_20_body">Fue en el año dos mil. <text:span text:style-name="Grey">This was in year two thousand.</text:span></text:p>
      <text:p text:style-name="Text_20_body">Fue en el año dos mil. <text:span text:style-name="Grey">It was in the year two thousand.</text:span></text:p>
      <text:p text:style-name="Text_20_body">Dejó de fumar el año pasado. <text:span text:style-name="Grey">He stopped smoking last year.</text:span></text:p>
      <text:p text:style-name="Text_20_body">Se casó el año pasado. <text:span text:style-name="Grey">She got married last year.</text:span></text:p>
      <text:p text:style-name="Text_20_body">Se fue de Japón a fin de año. <text:span text:style-name="Grey">He left Japan at the end of the year.</text:span></text:p>
      <text:h text:style-name="Heading_20_1" text:outline-level="1">179 NOMBRE </text:h>
      <text:p text:style-name="Text_20_body">No me sé su nombre. <text:span text:style-name="Grey">I don't know his name.</text:span></text:p>
      <text:p text:style-name="Text_20_body">Ese no es mi nombre. <text:span text:style-name="Grey">That's not my name.</text:span></text:p>
      <text:p text:style-name="Text_20_body">No te voy a decir mi nombre. <text:span text:style-name="Grey">I'm not going to tell you my name.</text:span></text:p>
      <text:p text:style-name="Text_20_body">No me gusta ese nombre. <text:span text:style-name="Grey">I don't like that name.</text:span></text:p>
      <text:p text:style-name="Text_20_body">Nadie se sabe su nombre. <text:span text:style-name="Grey">Nobody knows his name.</text:span></text:p>
      <text:p text:style-name="Text_20_body">Ella no me ha dicho su nombre. <text:span text:style-name="Grey">She didn't give me her name.</text:span></text:p>
      <text:p text:style-name="Text_20_body">No quiero saber su nombre. <text:span text:style-name="Grey">I don't want to know his name.</text:span></text:p>
      <text:p text:style-name="Text_20_body">Él dijo mi nombre. <text:span text:style-name="Grey">He called my name.</text:span></text:p>
      <text:p text:style-name="Text_20_body">Todo el mundo sabe su nombre. <text:span text:style-name="Grey">Everybody knows his name.</text:span></text:p>
      <text:p text:style-name="Text_20_body">Tu nombre lo dice todo. <text:span text:style-name="Grey">Your name says everything.</text:span></text:p>
      <text:p text:style-name="Text_20_body">Ella le llamó por su nombre. <text:span text:style-name="Grey">She called him by name.</text:span></text:p>
      <text:p text:style-name="Text_20_body">Me gustaría saber su nombre. <text:span text:style-name="Grey">I would like to know her name.</text:span></text:p>
      <text:p text:style-name="Text_20_body">Me encanta tu nombre. <text:span text:style-name="Grey">I love your name.</text:span></text:p>
      <text:p text:style-name="Text_20_body">Le dio un nuevo nombre. <text:span text:style-name="Grey">He gave it a new name.</text:span></text:p>
      <text:p text:style-name="Text_20_body">Nadie sabe su nombre. <text:span text:style-name="Grey">No one knows his name.</text:span></text:p>
      <text:p text:style-name="Text_20_body">Nadie sabe su nombre. <text:span text:style-name="Grey">No one knows her name.</text:span></text:p>
      <text:p text:style-name="Text_20_body">Quiero saber tu nombre. <text:span text:style-name="Grey">I want to know your name.</text:span></text:p>
      <text:p text:style-name="Text_20_body">Ya no me acuerdo de su nombre. <text:span text:style-name="Grey">I don't remember her name anymore.</text:span></text:p>
      <text:p text:style-name="Text_20_body">Su nombre, por favor. <text:span text:style-name="Grey">Your name, please.</text:span></text:p>
      <text:p text:style-name="Text_20_body">Tu nombre, por favor. <text:span text:style-name="Grey">Your name, please.</text:span></text:p>
      <text:p text:style-name="Text_20_body">Me suena tu nombre. <text:span text:style-name="Grey">Your name sounds familiar to me.</text:span></text:p>
      <text:p text:style-name="Text_20_body">Yo ni siquiera sé tu nombre. <text:span text:style-name="Grey">I didn't even know your name.</text:span></text:p>
      <text:p text:style-name="Text_20_body">Yo no sé su verdadero nombre. <text:span text:style-name="Grey">I don't know his real name.</text:span></text:p>
      <text:p text:style-name="Text_20_body">Yo no sé su verdadero nombre. <text:span text:style-name="Grey">I don't know her real name.</text:span></text:p>
      <text:p text:style-name="Text_20_body">Yo no sé su verdadero nombre. <text:span text:style-name="Grey">I don't know your real name.</text:span></text:p>
      <text:p text:style-name="Text_20_body">Necesito saber su nombre. <text:span text:style-name="Grey">I need to know his name.</text:span></text:p>
      <text:p text:style-name="Text_20_body">¿Cuál es el nombre de ese río ? <text:span text:style-name="Grey">What is the name of that river?</text:span></text:p>
      <text:p text:style-name="Text_20_body">Sé cuál es su nombre. <text:span text:style-name="Grey">I know what his name is.</text:span></text:p>
      <text:p text:style-name="Text_20_body">Sé cuál es su nombre. <text:span text:style-name="Grey">I know his name.</text:span></text:p>
      <text:p text:style-name="Text_20_body">Sé cuál es tu nombre. <text:span text:style-name="Grey">I know your name.</text:span></text:p>
      <text:h text:style-name="Heading_20_1" text:outline-level="1">180 HACIENDO </text:h>
      <text:p text:style-name="Text_20_body">Lo estoy haciendo por él. <text:span text:style-name="Grey">I'm doing this for him.</text:span></text:p>
      <text:p text:style-name="Text_20_body">¿Qué está haciendo el hombre ? <text:span text:style-name="Grey">What is the man doing?</text:span></text:p>
      <text:p text:style-name="Text_20_body">¿Qué me estás haciendo ? <text:span text:style-name="Grey">What are you doing to me?</text:span></text:p>
      <text:p text:style-name="Text_20_body">¿Qué estaba haciendo él aquí ? <text:span text:style-name="Grey">What was he doing here?</text:span></text:p>
      <text:p text:style-name="Text_20_body">¿Por qué está haciendo esto ? <text:span text:style-name="Grey">Why are you doing this?</text:span></text:p>
      <text:p text:style-name="Text_20_body">¿Por qué está haciendo esto ? <text:span text:style-name="Grey">Why is she doing this?</text:span></text:p>
      <text:p text:style-name="Text_20_body">¿Por qué está haciendo esto ? <text:span text:style-name="Grey">Why is he doing this?</text:span></text:p>
      <text:p text:style-name="Text_20_body">No estoy haciendo nada. <text:span text:style-name="Grey">I'm not doing anything.</text:span></text:p>
      <text:p text:style-name="Text_20_body">¿Qué está haciendo ella ? <text:span text:style-name="Grey">What's she doing?</text:span></text:p>
      <text:p text:style-name="Text_20_body">¿Por qué estoy haciendo esto ? <text:span text:style-name="Grey">Why am I doing this?</text:span></text:p>
      <text:p text:style-name="Text_20_body">Se está haciendo muy tarde. <text:span text:style-name="Grey">It's getting very late.</text:span></text:p>
      <text:p text:style-name="Text_20_body">¿Qué está haciendo ? <text:span text:style-name="Grey">What is he doing?</text:span></text:p>
      <text:p text:style-name="Text_20_body">¿Qué estoy haciendo aquí ? <text:span text:style-name="Grey">What am I doing here?</text:span></text:p>
      <text:p text:style-name="Text_20_body">¿Por qué están haciendo esto ? <text:span text:style-name="Grey">Why are you doing this?</text:span></text:p>
      <text:p text:style-name="Text_20_body">¿Por qué están haciendo esto ? <text:span text:style-name="Grey">Why are they doing this?</text:span></text:p>
      <text:p text:style-name="Text_20_body">Lo estás haciendo bien. <text:span text:style-name="Grey">You're doing it right.</text:span></text:p>
      <text:p text:style-name="Text_20_body">¿Qué estás haciendo aquí ? <text:span text:style-name="Grey">Whatever are you doing here?</text:span></text:p>
      <text:p text:style-name="Text_20_body">¿Qué está haciendo él ahí ? <text:span text:style-name="Grey">What's he doing there?</text:span></text:p>
      <text:p text:style-name="Text_20_body">Veo lo que estás haciendo. <text:span text:style-name="Grey">I see what you're doing.</text:span></text:p>
      <text:p text:style-name="Text_20_body">¿Qué estaba haciendo ? <text:span text:style-name="Grey">What were you doing?</text:span></text:p>
      <text:p text:style-name="Text_20_body">¿Qué está haciendo él allí ? <text:span text:style-name="Grey">What's he doing there?</text:span></text:p>
      <text:p text:style-name="Text_20_body">¡Lo estás haciendo mal ! <text:span text:style-name="Grey">You're doing it wrong!</text:span></text:p>
      <text:p text:style-name="Text_20_body">Lo estás haciendo mal. <text:span text:style-name="Grey">You are doing it in the wrong way.</text:span></text:p>
      <text:p text:style-name="Text_20_body">Lo estás haciendo mal. <text:span text:style-name="Grey">You're doing it wrong.</text:span></text:p>
      <text:p text:style-name="Text_20_body">¿Qué estás haciendo ? <text:span text:style-name="Grey">What are you doing?</text:span></text:p>
      <text:p text:style-name="Text_20_body">¿Qué estás haciendo ? <text:span text:style-name="Grey">What are you doing now?</text:span></text:p>
      <text:p text:style-name="Text_20_body">¿Qué estás haciendo ? <text:span text:style-name="Grey">What are you up to?</text:span></text:p>
      <text:p text:style-name="Text_20_body">¿Qué está haciendo él ahora ? <text:span text:style-name="Grey">What is he doing now?</text:span></text:p>
      <text:p text:style-name="Text_20_body">¿Qué están haciendo ? <text:span text:style-name="Grey">What are they doing?</text:span></text:p>
      <text:p text:style-name="Text_20_body">Él está haciendo algo allí. <text:span text:style-name="Grey">He’s doing something there.</text:span></text:p>
      <text:h text:style-name="Heading_20_1" text:outline-level="1">181 DINERO </text:h>
      <text:p text:style-name="Text_20_body">Sé que el dinero no es todo. <text:span text:style-name="Grey">I know that money isn't everything.</text:span></text:p>
      <text:p text:style-name="Text_20_body">El dinero no lo es todo. <text:span text:style-name="Grey">Money is not everything.</text:span></text:p>
      <text:p text:style-name="Text_20_body">El dinero no lo es todo. <text:span text:style-name="Grey">Money isn't everything.</text:span></text:p>
      <text:p text:style-name="Text_20_body">El dinero no es todo. <text:span text:style-name="Grey">Money is not everything.</text:span></text:p>
      <text:p text:style-name="Text_20_body">El dinero no es todo. <text:span text:style-name="Grey">Money isn't everything.</text:span></text:p>
      <text:p text:style-name="Text_20_body">El dinero lo es todo. <text:span text:style-name="Grey">Money is everything.</text:span></text:p>
      <text:p text:style-name="Text_20_body">Él tiene un poco de dinero. <text:span text:style-name="Grey">He has a little money.</text:span></text:p>
      <text:p text:style-name="Text_20_body">Él lo hizo por el dinero. <text:span text:style-name="Grey">He did it for the money.</text:span></text:p>
      <text:p text:style-name="Text_20_body">¿Qué hizo con todo el dinero ? <text:span text:style-name="Grey">What did she do with all the money?</text:span></text:p>
      <text:p text:style-name="Text_20_body">Tengo un poco de dinero. <text:span text:style-name="Grey">I have little money.</text:span></text:p>
      <text:p text:style-name="Text_20_body">Tengo un poco de dinero. <text:span text:style-name="Grey">I have a little money.</text:span></text:p>
      <text:p text:style-name="Text_20_body">No tengo el dinero. <text:span text:style-name="Grey">I don't have the money.</text:span></text:p>
      <text:p text:style-name="Text_20_body">No quiero el dinero. <text:span text:style-name="Grey">I don't want the money.</text:span></text:p>
      <text:p text:style-name="Text_20_body">Él me dio algo de dinero. <text:span text:style-name="Grey">He gave me some money.</text:span></text:p>
      <text:p text:style-name="Text_20_body">El dinero lo puede todo. <text:span text:style-name="Grey">Money will do anything.</text:span></text:p>
      <text:p text:style-name="Text_20_body">Él lo hizo por dinero. <text:span text:style-name="Grey">He did it for money.</text:span></text:p>
      <text:p text:style-name="Text_20_body">No quiero su dinero. <text:span text:style-name="Grey">I don't want their money.</text:span></text:p>
      <text:p text:style-name="Text_20_body">El dinero es todo. <text:span text:style-name="Grey">Money is everything.</text:span></text:p>
      <text:p text:style-name="Text_20_body">No quiero tu dinero. <text:span text:style-name="Grey">I don't want your money.</text:span></text:p>
      <text:p text:style-name="Text_20_body">Él me dio todo su dinero. <text:span text:style-name="Grey">He gave me all his money.</text:span></text:p>
      <text:p text:style-name="Text_20_body">¿Tiene usted algo de dinero ? <text:span text:style-name="Grey">Have you got some money?</text:span></text:p>
      <text:p text:style-name="Text_20_body">Él no tiene dinero. <text:span text:style-name="Grey">He has no money.</text:span></text:p>
      <text:p text:style-name="Text_20_body">No estoy hecho de dinero. <text:span text:style-name="Grey">I'm not made of money.</text:span></text:p>
      <text:p text:style-name="Text_20_body">Ella no tiene mucho dinero. <text:span text:style-name="Grey">She does not have much money.</text:span></text:p>
      <text:p text:style-name="Text_20_body">No tengo mucho dinero. <text:span text:style-name="Grey">I don't have much money.</text:span></text:p>
      <text:p text:style-name="Text_20_body">No tengo mucho dinero. <text:span text:style-name="Grey">I don't have a lot of money.</text:span></text:p>
      <text:p text:style-name="Text_20_body">No tengo mucho dinero. <text:span text:style-name="Grey">I do not have a lot of money.</text:span></text:p>
      <text:p text:style-name="Text_20_body">Tengo algo de dinero. <text:span text:style-name="Grey">I have little money.</text:span></text:p>
      <text:p text:style-name="Text_20_body">Tengo algo de dinero. <text:span text:style-name="Grey">I have got some money.</text:span></text:p>
      <text:p text:style-name="Text_20_body">Quiero algo de dinero. <text:span text:style-name="Grey">I want some money.</text:span></text:p>
      <text:h text:style-name="Heading_20_1" text:outline-level="1">182 CADA </text:h>
      <text:p text:style-name="Text_20_body">Cada uno hace lo que quiere. <text:span text:style-name="Grey">Each one does what he wishes.</text:span></text:p>
      <text:p text:style-name="Text_20_body">La vida es cada vez más cara. <text:span text:style-name="Grey">Life is more and more expensive.</text:span></text:p>
      <text:p text:style-name="Text_20_body">Voy a nadar cada día. <text:span text:style-name="Grey">I'm going to swim every day.</text:span></text:p>
      <text:p text:style-name="Text_20_body">Él va allí cada día. <text:span text:style-name="Grey">He goes there every day.</text:span></text:p>
      <text:p text:style-name="Text_20_body">Cada día hace más frío. <text:span text:style-name="Grey">It is getting colder day by day.</text:span></text:p>
      <text:p text:style-name="Text_20_body">Aprender un poco cada vez. <text:span text:style-name="Grey">Learn a little at a time.</text:span></text:p>
      <text:p text:style-name="Text_20_body">Yo voy ahí cada año. <text:span text:style-name="Grey">I go there every year.</text:span></text:p>
      <text:p text:style-name="Text_20_body">Voy a la escuela cada mañana. <text:span text:style-name="Grey">I go to school every morning.</text:span></text:p>
      <text:p text:style-name="Text_20_body">Cada persona es un mundo. <text:span text:style-name="Grey">Each person is a world.</text:span></text:p>
      <text:p text:style-name="Text_20_body">Cada día hace más calor. <text:span text:style-name="Grey">It is getting hotter day by day.</text:span></text:p>
      <text:p text:style-name="Text_20_body">Él viene aquí cada tres días. <text:span text:style-name="Grey">Every day, it's getting hotter and hotter.</text:span></text:p>
      <text:p text:style-name="Text_20_body">El tren para en cada estación. <text:span text:style-name="Grey">Each boy has a bike.</text:span></text:p>
      <text:p text:style-name="Text_20_body">Hablo inglés cada día. <text:span text:style-name="Grey">He comes here every three days.</text:span></text:p>
      <text:p text:style-name="Text_20_body">Hablo inglés cada día. <text:span text:style-name="Grey">The train stops at every station.</text:span></text:p>
      <text:p text:style-name="Text_20_body">Cada día hace más calor. <text:span text:style-name="Grey">I speak English daily.</text:span></text:p>
      <text:p text:style-name="Text_20_body">Cada niño tiene una bicicleta. <text:span text:style-name="Grey">I speak English every day.</text:span></text:p>
      <text:h text:style-name="Heading_20_1" text:outline-level="1">183 VECES </text:h>
      <text:p text:style-name="Text_20_body">A veces voy y a veces no. <text:span text:style-name="Grey">Sometimes I go and sometimes I don't.</text:span></text:p>
      <text:p text:style-name="Text_20_body">A veces voy, a veces no. <text:span text:style-name="Grey">Sometimes I go, sometimes I don't.</text:span></text:p>
      <text:p text:style-name="Text_20_body">A veces necesito a mi padre. <text:span text:style-name="Grey">Sometimes I need my father.</text:span></text:p>
      <text:p text:style-name="Text_20_body">A veces todo va mal. <text:span text:style-name="Grey">Sometimes everything goes wrong.</text:span></text:p>
      <text:p text:style-name="Text_20_body">A veces sueño con mi casa. <text:span text:style-name="Grey">I sometimes dream of home.</text:span></text:p>
      <text:p text:style-name="Text_20_body">Solo se vive dos veces. <text:span text:style-name="Grey">You only live twice.</text:span></text:p>
      <text:p text:style-name="Text_20_body">He estado aquí dos veces. <text:span text:style-name="Grey">I've been there twice.</text:span></text:p>
      <text:p text:style-name="Text_20_body">A veces sueño con mi madre. <text:span text:style-name="Grey">I sometimes dream of my mother.</text:span></text:p>
      <text:p text:style-name="Text_20_body">La vi tres veces. <text:span text:style-name="Grey">I have seen her three times.</text:span></text:p>
      <text:p text:style-name="Text_20_body">Decir la verdad a veces duele. <text:span text:style-name="Grey">Sometimes telling the truth hurts.</text:span></text:p>
      <text:p text:style-name="Text_20_body">Hoy le he visto dos veces. <text:span text:style-name="Grey">I saw him twice today.</text:span></text:p>
      <text:p text:style-name="Text_20_body">A veces falta a la escuela. <text:span text:style-name="Grey">He is sometimes absent from school.</text:span></text:p>
      <text:p text:style-name="Text_20_body">A veces no le entiendo. <text:span text:style-name="Grey">I don't understand him sometimes.</text:span></text:p>
      <text:p text:style-name="Text_20_body">A veces escribe a su hijo. <text:span text:style-name="Grey">She sometimes writes to her son.</text:span></text:p>
      <text:p text:style-name="Text_20_body">Te lo he dicho muchas veces. <text:span text:style-name="Grey">I've told you many times.</text:span></text:p>
      <text:p text:style-name="Text_20_body">Él gana tres veces más que yo. <text:span text:style-name="Grey">He earns three times more than I do.</text:span></text:p>
      <text:p text:style-name="Text_20_body">Él gana tres veces más que yo. <text:span text:style-name="Grey">He earns three times more than me.</text:span></text:p>
      <text:p text:style-name="Text_20_body">Él gana tres veces más que yo. <text:span text:style-name="Grey">He makes three times more money than I do.</text:span></text:p>
      <text:p text:style-name="Text_20_body">Por favor, ven a casa a veces. <text:span text:style-name="Grey">Please come home sometimes.</text:span></text:p>
      <text:p text:style-name="Text_20_body">A veces le veo en la calle. <text:span text:style-name="Grey">I sometimes see him on the street.</text:span></text:p>
      <text:p text:style-name="Text_20_body">Él a veces viene a verme. <text:span text:style-name="Grey">He sometimes comes to see me.</text:span></text:p>
      <text:p text:style-name="Text_20_body">Él viene a verme a veces. <text:span text:style-name="Grey">He comes to meet me sometimes.</text:span></text:p>
      <text:p text:style-name="Text_20_body">Lo vi muchas veces. <text:span text:style-name="Grey">I have seen him many times.</text:span></text:p>
      <text:p text:style-name="Text_20_body">Ella me llamó muchas veces. <text:span text:style-name="Grey">She called me many times.</text:span></text:p>
      <text:p text:style-name="Text_20_body">He estado ahí muchas veces. <text:span text:style-name="Grey">I have been there scores of times.</text:span></text:p>
      <text:p text:style-name="Text_20_body">El mal a veces gana. <text:span text:style-name="Grey">Evil sometimes wins.</text:span></text:p>
      <text:p text:style-name="Text_20_body">A veces le veo en el club. <text:span text:style-name="Grey">Sometimes I see him at the club.</text:span></text:p>
      <text:p text:style-name="Text_20_body">Él ve televisión a veces. <text:span text:style-name="Grey">He sometimes watches TV.</text:span></text:p>
      <text:p text:style-name="Text_20_body">He estado dos veces en París. <text:span text:style-name="Grey">I've been to Paris twice.</text:span></text:p>
      <text:p text:style-name="Text_20_body">He ido a París dos veces. <text:span text:style-name="Grey">I've been to Paris twice.</text:span></text:p>
      <text:h text:style-name="Heading_20_1" text:outline-level="1">184 SIDO </text:h>
      <text:p text:style-name="Text_20_body">Nadie sabe qué ha sido de él. <text:span text:style-name="Grey">Nobody knows what has become of him.</text:span></text:p>
      <text:p text:style-name="Text_20_body">¿Qué ha sido de su hijo ? <text:span text:style-name="Grey">What has become of his son?</text:span></text:p>
      <text:p text:style-name="Text_20_body">¿Qué ha sido de su hijo ? <text:span text:style-name="Grey">What has become of her son?</text:span></text:p>
      <text:p text:style-name="Text_20_body">Ha sido un buen día. <text:span text:style-name="Grey">It's been a good day.</text:span></text:p>
      <text:p text:style-name="Text_20_body">¡Ha sido usted ! <text:span text:style-name="Grey">You made it!</text:span></text:p>
      <text:p text:style-name="Text_20_body">Nunca había sido tan feliz. <text:span text:style-name="Grey">Never have I been so happy.</text:span></text:p>
      <text:p text:style-name="Text_20_body">Nunca había sido tan feliz. <text:span text:style-name="Grey">I've never been this happy before.</text:span></text:p>
      <text:p text:style-name="Text_20_body">Eso puede haber sido verdad. <text:span text:style-name="Grey">That might have been true.</text:span></text:p>
      <text:p text:style-name="Text_20_body">Siempre he sido el número uno. <text:span text:style-name="Grey">I've always been the number one.</text:span></text:p>
      <text:p text:style-name="Text_20_body">Ella parece haber sido feliz. <text:span text:style-name="Grey">She seems to have been happy.</text:span></text:p>
      <text:p text:style-name="Text_20_body">Así es como ha sido siempre. <text:span text:style-name="Grey">I've been a teacher for two years.</text:span></text:p>
      <text:p text:style-name="Text_20_body">No ha sido una decisión fácil. <text:span text:style-name="Grey">You've been a great help.</text:span></text:p>
      <text:p text:style-name="Text_20_body">Siempre hemos sido amigos. <text:span text:style-name="Grey">This is how it has always been.</text:span></text:p>
      <text:p text:style-name="Text_20_body">Debe de haber sido muy guapa. <text:span text:style-name="Grey">It was not an easy decision.</text:span></text:p>
      <text:p text:style-name="Text_20_body">He sido profesor por dos años. <text:span text:style-name="Grey">We have always been friends.</text:span></text:p>
      <text:p text:style-name="Text_20_body">Has sido una gran ayuda. <text:span text:style-name="Grey">She must have been very beautiful.</text:span></text:p>
      <text:h text:style-name="Heading_20_1" text:outline-level="1">185 TREN </text:h>
      <text:p text:style-name="Text_20_body">Me gusta ir en tren. <text:span text:style-name="Grey">I like to ride on trains.</text:span></text:p>
      <text:p text:style-name="Text_20_body">¿Quién está en el tren ? <text:span text:style-name="Grey">Who is on the train?</text:span></text:p>
      <text:p text:style-name="Text_20_body">Está en el tren. <text:span text:style-name="Grey">He's on the train.</text:span></text:p>
      <text:p text:style-name="Text_20_body">Él va al trabajo en tren. <text:span text:style-name="Grey">He goes to work by train.</text:span></text:p>
      <text:p text:style-name="Text_20_body">¿Dónde está el tren ? <text:span text:style-name="Grey">Where is the train?</text:span></text:p>
      <text:p text:style-name="Text_20_body">El tren se acaba de ir. <text:span text:style-name="Grey">The train has just left.</text:span></text:p>
      <text:p text:style-name="Text_20_body">El tren se ha ido. <text:span text:style-name="Grey">The train is gone.</text:span></text:p>
      <text:p text:style-name="Text_20_body">¿Vas en tren o en auto ? <text:span text:style-name="Grey">Do you go by train or by car?</text:span></text:p>
      <text:p text:style-name="Text_20_body">El tren llegó a tiempo. <text:span text:style-name="Grey">The train got in on time.</text:span></text:p>
      <text:p text:style-name="Text_20_body">Aquí viene el tren. <text:span text:style-name="Grey">Here comes the train.</text:span></text:p>
      <text:p text:style-name="Text_20_body">Aquí viene el tren. <text:span text:style-name="Grey">Here comes the train!</text:span></text:p>
      <text:p text:style-name="Text_20_body">El tren es muy rápido. <text:span text:style-name="Grey">The train is very fast.</text:span></text:p>
      <text:p text:style-name="Text_20_body">Me encontré con él en el tren. <text:span text:style-name="Grey">I came across him on the train.</text:span></text:p>
      <text:p text:style-name="Text_20_body">¿A qué hora sale el tren ? <text:span text:style-name="Grey">What time does the train depart?</text:span></text:p>
      <text:p text:style-name="Text_20_body">El tren está en camino. <text:span text:style-name="Grey">The train is coming.</text:span></text:p>
      <text:p text:style-name="Text_20_body">No quiero perder mi tren. <text:span text:style-name="Grey">I don't want to miss my train.</text:span></text:p>
      <text:p text:style-name="Text_20_body">Él debe haber perdido el tren. <text:span text:style-name="Grey">He must have missed the train.</text:span></text:p>
      <text:p text:style-name="Text_20_body">El tren acaba de llegar aquí. <text:span text:style-name="Grey">The train has just arrived here.</text:span></text:p>
      <text:p text:style-name="Text_20_body">He perdido mi tren. <text:span text:style-name="Grey">I have missed my train.</text:span></text:p>
      <text:p text:style-name="Text_20_body">Al fin llegó el tren. <text:span text:style-name="Grey">The train finally arrived.</text:span></text:p>
      <text:p text:style-name="Text_20_body">El tren todavía no llegó. <text:span text:style-name="Grey">The train hasn't arrived yet.</text:span></text:p>
      <text:p text:style-name="Text_20_body">Vas a perder el tren. <text:span text:style-name="Grey">You will miss the train.</text:span></text:p>
      <text:p text:style-name="Text_20_body">Vas a perder el tren. <text:span text:style-name="Grey">You'll miss the train.</text:span></text:p>
      <text:p text:style-name="Text_20_body">Estoy esperando un tren. <text:span text:style-name="Grey">I'm waiting for a train.</text:span></text:p>
      <text:p text:style-name="Text_20_body">El tren acaba de salir. <text:span text:style-name="Grey">The train has just gone.</text:span></text:p>
      <text:p text:style-name="Text_20_body">El tren acaba de salir. <text:span text:style-name="Grey">The train just left.</text:span></text:p>
      <text:p text:style-name="Text_20_body">Estoy esperando el tren. <text:span text:style-name="Grey">I'm waiting for the train.</text:span></text:p>
      <text:p text:style-name="Text_20_body">Estoy esperando el tren. <text:span text:style-name="Grey">I am waiting for the train.</text:span></text:p>
      <text:p text:style-name="Text_20_body">Ahí viene el tren. <text:span text:style-name="Grey">There comes the train.</text:span></text:p>
      <text:p text:style-name="Text_20_body">El último tren ya se ha ido. <text:span text:style-name="Grey">The last train has already gone.</text:span></text:p>
      <text:h text:style-name="Heading_20_1" text:outline-level="1">186 SABER </text:h>
      <text:p text:style-name="Text_20_body">Es lo que yo quiero saber. <text:span text:style-name="Grey">That's what I want to know.</text:span></text:p>
      <text:p text:style-name="Text_20_body">Hay algo que tengo que saber. <text:span text:style-name="Grey">There's something I have to know.</text:span></text:p>
      <text:p text:style-name="Text_20_body">Eso es lo que quiero saber. <text:span text:style-name="Grey">That is what I want to know.</text:span></text:p>
      <text:p text:style-name="Text_20_body">Quiero saber qué puedo hacer. <text:span text:style-name="Grey">I want to know what I can do.</text:span></text:p>
      <text:p text:style-name="Text_20_body">Quiero saber qué es eso. <text:span text:style-name="Grey">I want to know what that is.</text:span></text:p>
      <text:p text:style-name="Text_20_body">No quiero saber su nombre. <text:span text:style-name="Grey">I don't want to know his name.</text:span></text:p>
      <text:p text:style-name="Text_20_body">Quiero saber a qué hora venir. <text:span text:style-name="Grey">I want to know what time to come.</text:span></text:p>
      <text:p text:style-name="Text_20_body">¡No lo quieres saber ! <text:span text:style-name="Grey">You don't want to know it!</text:span></text:p>
      <text:p text:style-name="Text_20_body">¿Por qué quieres saber eso ? <text:span text:style-name="Grey">Why do you want to know that?</text:span></text:p>
      <text:p text:style-name="Text_20_body">Te haré saber en un día o más. <text:span text:style-name="Grey">I'll let you know in a day or so.</text:span></text:p>
      <text:p text:style-name="Text_20_body">¿Hay algo que debería saber ? <text:span text:style-name="Grey">Is there anything I should know?</text:span></text:p>
      <text:p text:style-name="Text_20_body">No quiero saber. <text:span text:style-name="Grey">I don't want to know.</text:span></text:p>
      <text:p text:style-name="Text_20_body">Tengo que saber la verdad. <text:span text:style-name="Grey">I must know the truth.</text:span></text:p>
      <text:p text:style-name="Text_20_body">Tengo que saber la verdad. <text:span text:style-name="Grey">I have to know the truth.</text:span></text:p>
      <text:p text:style-name="Text_20_body">¿Qué más quieres saber ? <text:span text:style-name="Grey">What else do you want to know?</text:span></text:p>
      <text:p text:style-name="Text_20_body">¿Quieres saber qué está mal ? <text:span text:style-name="Grey">Do you want to know what's wrong?</text:span></text:p>
      <text:p text:style-name="Text_20_body">Me gustaría saber su nombre. <text:span text:style-name="Grey">I would like to know her name.</text:span></text:p>
      <text:p text:style-name="Text_20_body">Quiero saber si está cerca. <text:span text:style-name="Grey">I want to know if it's close.</text:span></text:p>
      <text:p text:style-name="Text_20_body">Eso es lo que queremos saber. <text:span text:style-name="Grey">That is what we want to know.</text:span></text:p>
      <text:p text:style-name="Text_20_body">Necesito saber que estás bien. <text:span text:style-name="Grey">I need to know you're OK.</text:span></text:p>
      <text:p text:style-name="Text_20_body">Quiero saber tu nombre. <text:span text:style-name="Grey">I want to know your name.</text:span></text:p>
      <text:p text:style-name="Text_20_body">Quiero saber todo. <text:span text:style-name="Grey">I want to know everything.</text:span></text:p>
      <text:p text:style-name="Text_20_body">Nadie más puede saber. <text:span text:style-name="Grey">Nobody else can know.</text:span></text:p>
      <text:p text:style-name="Text_20_body">Esto es lo que queremos saber. <text:span text:style-name="Grey">That is what we want to know.</text:span></text:p>
      <text:p text:style-name="Text_20_body">Esto es lo que queremos saber. <text:span text:style-name="Grey">This is what we want to know.</text:span></text:p>
      <text:p text:style-name="Text_20_body">No debe saber la verdad. <text:span text:style-name="Grey">He must not find out the truth.</text:span></text:p>
      <text:p text:style-name="Text_20_body">Quiero saber qué pasó. <text:span text:style-name="Grey">I want to know what happened.</text:span></text:p>
      <text:p text:style-name="Text_20_body">¿Quieres saber cómo lo hice ? <text:span text:style-name="Grey">Do you want to know how I did it?</text:span></text:p>
      <text:p text:style-name="Text_20_body">No quería saber. <text:span text:style-name="Grey">I didn't want to know.</text:span></text:p>
      <text:p text:style-name="Text_20_body">Quiero saber la verdad. <text:span text:style-name="Grey">I want to know the truth.</text:span></text:p>
      <text:h text:style-name="Heading_20_1" text:outline-level="1">187 PUERTA </text:h>
      <text:p text:style-name="Text_20_body">Hay un hombre en la puerta. <text:span text:style-name="Grey">There is a man at the door.</text:span></text:p>
      <text:p text:style-name="Text_20_body">Su madre llamó a la puerta. <text:span text:style-name="Grey">Her mother knocked on the door.</text:span></text:p>
      <text:p text:style-name="Text_20_body">Hay alguien a la puerta. <text:span text:style-name="Grey">Someone is at the door.</text:span></text:p>
      <text:p text:style-name="Text_20_body">Hay alguien en la puerta. <text:span text:style-name="Grey">Someone's at the door.</text:span></text:p>
      <text:p text:style-name="Text_20_body">Hay alguien en la puerta. <text:span text:style-name="Grey">There's somebody at the door.</text:span></text:p>
      <text:p text:style-name="Text_20_body">Alguien llamó a la puerta. <text:span text:style-name="Grey">Someone knocked on the door.</text:span></text:p>
      <text:p text:style-name="Text_20_body">Alguien llamó a la puerta. <text:span text:style-name="Grey">Somebody knocked at the door.</text:span></text:p>
      <text:p text:style-name="Text_20_body">Le hice abrir la puerta. <text:span text:style-name="Grey">I made him open the door.</text:span></text:p>
      <text:p text:style-name="Text_20_body">Ve a abrir la puerta. <text:span text:style-name="Grey">Go and open the door.</text:span></text:p>
      <text:p text:style-name="Text_20_body">¿Puedo abrir la puerta ? <text:span text:style-name="Grey">May I open the door?</text:span></text:p>
      <text:p text:style-name="Text_20_body">Ella entró por la puerta. <text:span text:style-name="Grey">She came in through the door.</text:span></text:p>
      <text:p text:style-name="Text_20_body">¿Te importa abrir la puerta ? <text:span text:style-name="Grey">Do you mind opening the door?</text:span></text:p>
      <text:p text:style-name="Text_20_body">Esta puerta no se abre. <text:span text:style-name="Grey">This door will not open.</text:span></text:p>
      <text:p text:style-name="Text_20_body">Esta puerta no se abre. <text:span text:style-name="Grey">This door won't open.</text:span></text:p>
      <text:p text:style-name="Text_20_body">Nunca le abras la puerta a él. <text:span text:style-name="Grey">Never open the door for him.</text:span></text:p>
      <text:p text:style-name="Text_20_body">Abre la puerta un poco. <text:span text:style-name="Grey">Open the door a bit!</text:span></text:p>
      <text:p text:style-name="Text_20_body">No le abras la puerta a nadie. <text:span text:style-name="Grey">Don't open the door for anybody.</text:span></text:p>
      <text:p text:style-name="Text_20_body">No voy a cerrar la puerta. <text:span text:style-name="Grey">I won't close the door.</text:span></text:p>
      <text:p text:style-name="Text_20_body">La puerta está con llave. <text:span text:style-name="Grey">The door is locked.</text:span></text:p>
      <text:p text:style-name="Text_20_body">Fui hasta la puerta. <text:span text:style-name="Grey">I went up to the door.</text:span></text:p>
      <text:p text:style-name="Text_20_body">Él intentó llamar a la puerta. <text:span text:style-name="Grey">He tried knocking at the door.</text:span></text:p>
      <text:p text:style-name="Text_20_body">La puerta se abrió. <text:span text:style-name="Grey">The door opened.</text:span></text:p>
      <text:p text:style-name="Text_20_body">Soy yo, abre la puerta. <text:span text:style-name="Grey">It's me, open the door.</text:span></text:p>
      <text:p text:style-name="Text_20_body">No debes abrir la puerta. <text:span text:style-name="Grey">You must not open the door.</text:span></text:p>
      <text:p text:style-name="Text_20_body">Abre la puerta, por favor. <text:span text:style-name="Grey">Open the door, please.</text:span></text:p>
      <text:p text:style-name="Text_20_body">Abre la puerta, por favor. <text:span text:style-name="Grey">Please open the door.</text:span></text:p>
      <text:p text:style-name="Text_20_body">Ella abrió la puerta. <text:span text:style-name="Grey">She opened the door.</text:span></text:p>
      <text:p text:style-name="Text_20_body">La puerta no abre. <text:span text:style-name="Grey">The door won't open.</text:span></text:p>
      <text:p text:style-name="Text_20_body">Yo quiero cerrar la puerta. <text:span text:style-name="Grey">I want to close the door.</text:span></text:p>
      <text:p text:style-name="Text_20_body">Esta puerta no abre. <text:span text:style-name="Grey">This door would not open.</text:span></text:p>
      <text:h text:style-name="Heading_20_1" text:outline-level="1">188 VOLVER </text:h>
      <text:p text:style-name="Text_20_body">Es hora de volver a casa. <text:span text:style-name="Grey">It's time to go home.</text:span></text:p>
      <text:p text:style-name="Text_20_body">Tengo que volver a casa. <text:span text:style-name="Grey">I have to go home.</text:span></text:p>
      <text:p text:style-name="Text_20_body">No quiero volver a casa. <text:span text:style-name="Grey">I don't want to go back home.</text:span></text:p>
      <text:p text:style-name="Text_20_body">Tengo que volver al trabajo. <text:span text:style-name="Grey">I have to go back to work.</text:span></text:p>
      <text:p text:style-name="Text_20_body">No voy a volver. <text:span text:style-name="Grey">I'm not going back.</text:span></text:p>
      <text:p text:style-name="Text_20_body">No quiero volver a casa aún. <text:span text:style-name="Grey">I don't want to go back home yet.</text:span></text:p>
      <text:p text:style-name="Text_20_body">No quiero volver a verte aquí. <text:span text:style-name="Grey">I don't want to see you here again.</text:span></text:p>
      <text:p text:style-name="Text_20_body">No puedo volver. <text:span text:style-name="Grey">I can't go back.</text:span></text:p>
      <text:p text:style-name="Text_20_body">¿Puedes volver a hacer eso ? <text:span text:style-name="Grey">Can you do that again?</text:span></text:p>
      <text:p text:style-name="Text_20_body">No quiero volver. <text:span text:style-name="Grey">I don't wanna go back.</text:span></text:p>
      <text:p text:style-name="Text_20_body">¡No quiero volver a verte ! <text:span text:style-name="Grey">I don't ever want to see you again.</text:span></text:p>
      <text:p text:style-name="Text_20_body">No quiero volver a verte. <text:span text:style-name="Grey">I don't want to see you again.</text:span></text:p>
      <text:p text:style-name="Text_20_body">No quiero volver a hacerlo. <text:span text:style-name="Grey">I don't want to do it again.</text:span></text:p>
      <text:p text:style-name="Text_20_body">Voy a volver a casa mañana. <text:span text:style-name="Grey">I'm going back home tomorrow.</text:span></text:p>
      <text:p text:style-name="Text_20_body">Acaba de volver a casa. <text:span text:style-name="Grey">He just got home.</text:span></text:p>
      <text:p text:style-name="Text_20_body">Acaba de volver a casa. <text:span text:style-name="Grey">He just came back home now.</text:span></text:p>
      <text:p text:style-name="Text_20_body">No quiero volver ahí. <text:span text:style-name="Grey">I don't want to go back in there.</text:span></text:p>
      <text:p text:style-name="Text_20_body">¿Puedo volver a verte ? <text:span text:style-name="Grey">Can I see you again?</text:span></text:p>
      <text:p text:style-name="Text_20_body">Tienes que volver. <text:span text:style-name="Grey">You have to go back.</text:span></text:p>
      <text:p text:style-name="Text_20_body">Quiero volver a verte. <text:span text:style-name="Grey">I want to see you again.</text:span></text:p>
      <text:p text:style-name="Text_20_body">Puedo volver a hacerlo. <text:span text:style-name="Grey">I can do it again.</text:span></text:p>
      <text:p text:style-name="Text_20_body">No quiero volver allí. <text:span text:style-name="Grey">I don't want to go there again.</text:span></text:p>
      <text:p text:style-name="Text_20_body">Me alegro de volver a verte. <text:span text:style-name="Grey">I'm glad to see you again.</text:span></text:p>
      <text:p text:style-name="Text_20_body">Me alegro de volver a verte. <text:span text:style-name="Grey">I'm happy to see you again.</text:span></text:p>
      <text:p text:style-name="Text_20_body">¡No me haga volver aquí ! <text:span text:style-name="Grey">Don't make me come back here.</text:span></text:p>
      <text:p text:style-name="Text_20_body">Quiero volver ahí esta noche. <text:span text:style-name="Grey">I want to go back there tonight.</text:span></text:p>
      <text:p text:style-name="Text_20_body">No me hagas volver ahí. <text:span text:style-name="Grey">Don't make me go back there.</text:span></text:p>
      <text:p text:style-name="Text_20_body">No puedo volver con ellos. <text:span text:style-name="Grey">I can't go back with them.</text:span></text:p>
      <text:p text:style-name="Text_20_body">¿Cuándo vas a volver a casa ? <text:span text:style-name="Grey">When will you return home?</text:span></text:p>
      <text:p text:style-name="Text_20_body">Quiero volver a mi cuarto. <text:span text:style-name="Grey">I want to go back to my room.</text:span></text:p>
      <text:h text:style-name="Heading_20_1" text:outline-level="1">189 REALMENTE </text:h>
      <text:p text:style-name="Text_20_body">Es realmente un buen libro. <text:span text:style-name="Grey">It's a really good book.</text:span></text:p>
      <text:p text:style-name="Text_20_body">Él habla realmente bien. <text:span text:style-name="Grey">He speaks really well.</text:span></text:p>
      <text:p text:style-name="Text_20_body">¿Él realmente hizo eso ? <text:span text:style-name="Grey">Did he really do that?</text:span></text:p>
      <text:p text:style-name="Text_20_body">Yo realmente estaba muy feliz. <text:span text:style-name="Grey">I was really very happy.</text:span></text:p>
      <text:p text:style-name="Text_20_body">Eso realmente es lo que comió. <text:span text:style-name="Grey">That's really what he ate.</text:span></text:p>
      <text:p text:style-name="Text_20_body">Este libro es realmente viejo. <text:span text:style-name="Grey">This book is really old.</text:span></text:p>
      <text:p text:style-name="Text_20_body">Realmente lo siento. <text:span text:style-name="Grey">I'm really sorry.</text:span></text:p>
      <text:p text:style-name="Text_20_body">Realmente lo siento. <text:span text:style-name="Grey">I really am sorry.</text:span></text:p>
      <text:p text:style-name="Text_20_body">Realmente quería ir. <text:span text:style-name="Grey">I really wanted to go.</text:span></text:p>
      <text:p text:style-name="Text_20_body">Eso no pasó realmente. <text:span text:style-name="Grey">That didn't really happen.</text:span></text:p>
      <text:p text:style-name="Text_20_body">¿Qué piensas de él realmente ? <text:span text:style-name="Grey">What do you really think of him?</text:span></text:p>
      <text:p text:style-name="Text_20_body">Realmente no lo entiendo. <text:span text:style-name="Grey">I don't really understand it.</text:span></text:p>
      <text:p text:style-name="Text_20_body">Nada importa realmente. <text:span text:style-name="Grey">Nothing really matters.</text:span></text:p>
      <text:p text:style-name="Text_20_body">Le pasó algo realmente malo. <text:span text:style-name="Grey">A really bad thing happened to him.</text:span></text:p>
      <text:h text:style-name="Heading_20_1" text:outline-level="1">190 VIENE </text:h>
      <text:p text:style-name="Text_20_body">No sé si viene o no. <text:span text:style-name="Grey">I don't know whether he comes or not.</text:span></text:p>
      <text:p text:style-name="Text_20_body">No sé de dónde viene. <text:span text:style-name="Grey">I don't know where he comes from.</text:span></text:p>
      <text:p text:style-name="Text_20_body">A esta hora viene él siempre. <text:span text:style-name="Grey">This is the time he normally arrives.</text:span></text:p>
      <text:p text:style-name="Text_20_body">¿Él de dónde viene ? <text:span text:style-name="Grey">Where does he come from?</text:span></text:p>
      <text:p text:style-name="Text_20_body">Parece que ella viene. <text:span text:style-name="Grey">She is likely to come.</text:span></text:p>
      <text:p text:style-name="Text_20_body">Eso me viene bien. <text:span text:style-name="Grey">That suits me all right.</text:span></text:p>
      <text:p text:style-name="Text_20_body">Importa poco si viene o no. <text:span text:style-name="Grey">It matters little whether he comes or not.</text:span></text:p>
      <text:p text:style-name="Text_20_body">¡Hasta el año que viene ! <text:span text:style-name="Grey">Until next year!</text:span></text:p>
      <text:p text:style-name="Text_20_body">¿De dónde viene ? <text:span text:style-name="Grey">Where do you come from?</text:span></text:p>
      <text:p text:style-name="Text_20_body">¿Por qué viene tarde ? <text:span text:style-name="Grey">What is she late for?</text:span></text:p>
      <text:p text:style-name="Text_20_body">Aquí viene el tren. <text:span text:style-name="Grey">Here comes the train.</text:span></text:p>
      <text:p text:style-name="Text_20_body">Aquí viene el tren. <text:span text:style-name="Grey">Here comes the train!</text:span></text:p>
      <text:p text:style-name="Text_20_body">Ella todavía no viene aquí. <text:span text:style-name="Grey">She has not come here yet.</text:span></text:p>
      <text:p text:style-name="Text_20_body">Hoy no me viene bien. <text:span text:style-name="Grey">I'm not free today.</text:span></text:p>
      <text:p text:style-name="Text_20_body">Hoy no me viene bien. <text:span text:style-name="Grey">Today is not good for me.</text:span></text:p>
      <text:p text:style-name="Text_20_body">Llamo al chico y él viene. <text:span text:style-name="Grey">I call the boy and he comes.</text:span></text:p>
      <text:p text:style-name="Text_20_body">Viene un coche. <text:span text:style-name="Grey">There's a car coming.</text:span></text:p>
      <text:p text:style-name="Text_20_body">Me voy la semana que viene. <text:span text:style-name="Grey">I am leaving next week.</text:span></text:p>
      <text:p text:style-name="Text_20_body">Ahí viene el tren. <text:span text:style-name="Grey">There comes the train.</text:span></text:p>
      <text:p text:style-name="Text_20_body">Te veo la semana que viene. <text:span text:style-name="Grey">See you next week.</text:span></text:p>
      <text:p text:style-name="Text_20_body">Él viene a mi país. <text:span text:style-name="Grey">He's coming to my country.</text:span></text:p>
      <text:p text:style-name="Text_20_body">Él a veces viene a verme. <text:span text:style-name="Grey">He sometimes comes to see me.</text:span></text:p>
      <text:p text:style-name="Text_20_body">Él viene a verme a veces. <text:span text:style-name="Grey">He comes to meet me sometimes.</text:span></text:p>
      <text:p text:style-name="Text_20_body">Él viene aquí una vez al mes. <text:span text:style-name="Grey">He comes here once a month.</text:span></text:p>
      <text:p text:style-name="Text_20_body">Él viene aquí cada tres días. <text:span text:style-name="Grey">He comes here every three days.</text:span></text:p>
      <text:p text:style-name="Text_20_body">¿Ella también viene ? <text:span text:style-name="Grey">Is she coming, too?</text:span></text:p>
      <text:p text:style-name="Text_20_body">Ya nadie me viene a visitar. <text:span text:style-name="Grey">No one comes to visit me anymore.</text:span></text:p>
      <text:p text:style-name="Text_20_body">¡Hasta la semana que viene ! <text:span text:style-name="Grey">See you next week!</text:span></text:p>
      <text:p text:style-name="Text_20_body">Él viene poco a verme. <text:span text:style-name="Grey">He seldom comes to see me.</text:span></text:p>
      <text:p text:style-name="Text_20_body">Ahí viene ella. <text:span text:style-name="Grey">There she comes.</text:span></text:p>
      <text:h text:style-name="Heading_20_1" text:outline-level="1">191 DEJAR </text:h>
      <text:p text:style-name="Text_20_body">¿No se puede dejar como está ? <text:span text:style-name="Grey">Can't we leave it as it is?</text:span></text:p>
      <text:p text:style-name="Text_20_body">No te voy a dejar. <text:span text:style-name="Grey">I am not leaving you.</text:span></text:p>
      <text:p text:style-name="Text_20_body">No quiero dejar este trabajo. <text:span text:style-name="Grey">I don't want to quit this job.</text:span></text:p>
      <text:p text:style-name="Text_20_body">¿Vas a dejar tu trabajo ? <text:span text:style-name="Grey">Are you going to quit your job?</text:span></text:p>
      <text:p text:style-name="Text_20_body">Tiene que dejar de beber. <text:span text:style-name="Grey">You must quit drinking.</text:span></text:p>
      <text:p text:style-name="Text_20_body">¿Puedes dejar de decir eso ? <text:span text:style-name="Grey">Will you stop saying that?</text:span></text:p>
      <text:p text:style-name="Text_20_body">No puedo dejar que hagas esto. <text:span text:style-name="Grey">I can't let you do this.</text:span></text:p>
      <text:p text:style-name="Text_20_body">Quiero dejar mi auto ahí. <text:span text:style-name="Grey">I want to keep my car there.</text:span></text:p>
      <text:p text:style-name="Text_20_body">Tiene que dejar de fumar. <text:span text:style-name="Grey">She has to stop smoking.</text:span></text:p>
      <text:p text:style-name="Text_20_body">Tengo que dejar de fumar. <text:span text:style-name="Grey">I have to quit smoking.</text:span></text:p>
      <text:p text:style-name="Text_20_body">No puedo dejar de fumar. <text:span text:style-name="Grey">I can't give up smoking.</text:span></text:p>
      <text:p text:style-name="Text_20_body">No puedo dejar de fumar. <text:span text:style-name="Grey">I can't stop smoking.</text:span></text:p>
      <text:p text:style-name="Text_20_body">No puedo dejar de fumar. <text:span text:style-name="Grey">I can't leave off smoking.</text:span></text:p>
      <text:p text:style-name="Text_20_body">Lo deberías dejar para mañana. <text:span text:style-name="Grey">You should leave it for tomorrow.</text:span></text:p>
      <text:p text:style-name="Text_20_body">Voy a dejar el colegio. <text:span text:style-name="Grey">I'm going to leave school.</text:span></text:p>
      <text:p text:style-name="Text_20_body">No puedo dejar de escribir. <text:span text:style-name="Grey">I can't stop writing.</text:span></text:p>
      <text:p text:style-name="Text_20_body">¿Por qué no dejar ir a Julia ? <text:span text:style-name="Grey">Why won't they let Julia go?</text:span></text:p>
      <text:p text:style-name="Text_20_body">Tienes que dejar de fumar. <text:span text:style-name="Grey">You must give up smoking.</text:span></text:p>
      <text:p text:style-name="Text_20_body">Tienes que dejar de fumar. <text:span text:style-name="Grey">You must stop smoking.</text:span></text:p>
      <text:p text:style-name="Text_20_body">Tienes que dejar de fumar. <text:span text:style-name="Grey">You need to stop smoking.</text:span></text:p>
      <text:p text:style-name="Text_20_body">Tienen que dejar de beber. <text:span text:style-name="Grey">You must quit drinking.</text:span></text:p>
      <text:p text:style-name="Text_20_body">Ella decidió dejar el trabajo. <text:span text:style-name="Grey">She decided to resign her job.</text:span></text:p>
      <text:p text:style-name="Text_20_body">Es difícil dejar de fumar. <text:span text:style-name="Grey">It is difficult to give up smoking.</text:span></text:p>
      <text:p text:style-name="Text_20_body">Debes dejar de jugar. <text:span text:style-name="Grey">You need to stop playing.</text:span></text:p>
      <text:p text:style-name="Text_20_body">¿Cuándo vas a dejar de fumar ? <text:span text:style-name="Grey">When are you going to quit smoking?</text:span></text:p>
      <text:p text:style-name="Text_20_body">Él decidió dejar de fumar. <text:span text:style-name="Grey">He decided to quit smoking.</text:span></text:p>
      <text:p text:style-name="Text_20_body">Solo quiero dejar eso claro. <text:span text:style-name="Grey">I just wanted to make that clear.</text:span></text:p>
      <text:p text:style-name="Text_20_body">¿Puedo dejar aquí mi bolsa ? <text:span text:style-name="Grey">Can I leave my bag here?</text:span></text:p>
      <text:p text:style-name="Text_20_body">Deberías dejar de fumar. <text:span text:style-name="Grey">You should give up smoking.</text:span></text:p>
      <text:p text:style-name="Text_20_body">Deberías dejar de fumar. <text:span text:style-name="Grey">You should quit smoking.</text:span></text:p>
      <text:h text:style-name="Heading_20_1" text:outline-level="1">192 TAL </text:h>
      <text:p text:style-name="Text_20_body">Yo lo quiero tal como es. <text:span text:style-name="Grey">I love him just as he is.</text:span></text:p>
      <text:p text:style-name="Text_20_body">¿Qué tal te va ? <text:span text:style-name="Grey">How are you doing?</text:span></text:p>
      <text:p text:style-name="Text_20_body">Te quiero tal como eres. <text:span text:style-name="Grey">I love the way you are.</text:span></text:p>
      <text:p text:style-name="Text_20_body">¿Que tal hace su trabajo ? <text:span text:style-name="Grey">How does this work?</text:span></text:p>
      <text:p text:style-name="Text_20_body">Y tú, ¿qué tal estás ? <text:span text:style-name="Grey">And you, how are you?</text:span></text:p>
      <text:p text:style-name="Text_20_body">Y tú, ¿qué tal estás ? <text:span text:style-name="Grey">And you, how's it going?</text:span></text:p>
      <text:p text:style-name="Text_20_body">¿Qué tal va eso ? <text:span text:style-name="Grey">How's that going?</text:span></text:p>
      <text:p text:style-name="Text_20_body">¿Qué tal el otro ? <text:span text:style-name="Grey">What about the other one?</text:span></text:p>
      <text:p text:style-name="Text_20_body">¿Y que tal un café ? <text:span text:style-name="Grey">And what about a coffee?</text:span></text:p>
      <text:p text:style-name="Text_20_body">¿Y qué tal esta noche ? <text:span text:style-name="Grey">How about tonight?</text:span></text:p>
      <text:p text:style-name="Text_20_body">¿Qué tal un poco de leche ? <text:span text:style-name="Grey">How about some milk?</text:span></text:p>
      <text:p text:style-name="Text_20_body">¿Qué tal tu nuevo trabajo ? <text:span text:style-name="Grey">How's your new job?</text:span></text:p>
      <text:p text:style-name="Text_20_body">Él tal vez se perdió. <text:span text:style-name="Grey">He might have lost his way.</text:span></text:p>
      <text:p text:style-name="Text_20_body">¿Qué tal mañana por la noche ? <text:span text:style-name="Grey">How about tomorrow night?</text:span></text:p>
      <text:p text:style-name="Text_20_body">¿Qué tal un té ? <text:span text:style-name="Grey">Won't you have some tea?</text:span></text:p>
      <text:p text:style-name="Text_20_body">¿Qué tal una taza de café ? <text:span text:style-name="Grey">How about a cup of coffee?</text:span></text:p>
      <text:p text:style-name="Text_20_body">Tal vez él no sea feliz. <text:span text:style-name="Grey">He may not be happy.</text:span></text:p>
      <text:p text:style-name="Text_20_body">¿Qué tal tu noche ? <text:span text:style-name="Grey">How was your night?</text:span></text:p>
      <text:p text:style-name="Text_20_body">¿Qué la hizo hacer tal cosa ? <text:span text:style-name="Grey">What made her do such a thing?</text:span></text:p>
      <text:p text:style-name="Text_20_body">Tal vez es verdad. <text:span text:style-name="Grey">Maybe it's true.</text:span></text:p>
      <text:p text:style-name="Text_20_body">¿Qué tal si algo sale mal ? <text:span text:style-name="Grey">What if something goes wrong?</text:span></text:p>
      <text:p text:style-name="Text_20_body">Tal vez sea demasiado tarde. <text:span text:style-name="Grey">Maybe it's too late.</text:span></text:p>
      <text:p text:style-name="Text_20_body">Tal vez sea demasiado tarde. <text:span text:style-name="Grey">Perhaps it's too late.</text:span></text:p>
      <text:p text:style-name="Text_20_body">Es tal como yo lo pensé. <text:span text:style-name="Grey">It was just as I thought.</text:span></text:p>
      <text:p text:style-name="Text_20_body">Yo no he dicho tal cosa. <text:span text:style-name="Grey">I have said no such thing.</text:span></text:p>
      <text:p text:style-name="Text_20_body">Tal vez él vendrá. <text:span text:style-name="Grey">Perhaps he will come.</text:span></text:p>
      <text:p text:style-name="Text_20_body">Tal vez tres o cinco días. <text:span text:style-name="Grey">Maybe three to five days.</text:span></text:p>
      <text:p text:style-name="Text_20_body">¿Qué tal mañana ? <text:span text:style-name="Grey">How about tomorrow?</text:span></text:p>
      <text:p text:style-name="Text_20_body">¿Y qué tal si el vuelve ahora ? <text:span text:style-name="Grey">What if he comes back now?</text:span></text:p>
      <text:p text:style-name="Text_20_body">Era tal como yo pensé. <text:span text:style-name="Grey">It was just as I thought.</text:span></text:p>
      <text:h text:style-name="Heading_20_1" text:outline-level="1">193 DIJE </text:h>
      <text:p text:style-name="Text_20_body">Eso no es lo que dije. <text:span text:style-name="Grey">That's not what I said.</text:span></text:p>
      <text:p text:style-name="Text_20_body">Eso es lo que le dije. <text:span text:style-name="Grey">That's what I told her.</text:span></text:p>
      <text:p text:style-name="Text_20_body">Eso es lo que le dije. <text:span text:style-name="Grey">That's what I told him.</text:span></text:p>
      <text:p text:style-name="Text_20_body">Ya le dije que no está aquí. <text:span text:style-name="Grey">I already told you that she isn't here.</text:span></text:p>
      <text:p text:style-name="Text_20_body">Ya te dije todo lo que sé. <text:span text:style-name="Grey">I already told you everything I know.</text:span></text:p>
      <text:p text:style-name="Text_20_body">Eso no fue lo que yo dije. <text:span text:style-name="Grey">That's not what I said.</text:span></text:p>
      <text:p text:style-name="Text_20_body">¡Te dije que no ! <text:span text:style-name="Grey">I told you no!</text:span></text:p>
      <text:p text:style-name="Text_20_body">Hizo lo que le dije. <text:span text:style-name="Grey">He did as I told him.</text:span></text:p>
      <text:p text:style-name="Text_20_body">Le dije que no se fuera. <text:span text:style-name="Grey">I told her not to go.</text:span></text:p>
      <text:p text:style-name="Text_20_body">Te lo dije una y otra vez. <text:span text:style-name="Grey">I told you again and again.</text:span></text:p>
      <text:p text:style-name="Text_20_body">No dije que usted estaba aquí. <text:span text:style-name="Grey">I didn't say you were here.</text:span></text:p>
      <text:p text:style-name="Text_20_body">Me siento mal por lo que dije. <text:span text:style-name="Grey">I feel bad about what I said.</text:span></text:p>
      <text:p text:style-name="Text_20_body">¡Eso fue lo que dije ! <text:span text:style-name="Grey">That's what I said!</text:span></text:p>
      <text:p text:style-name="Text_20_body">No te dije nada. <text:span text:style-name="Grey">I didn't tell you anything.</text:span></text:p>
      <text:p text:style-name="Text_20_body">No le dije nada. <text:span text:style-name="Grey">I told him nothing.</text:span></text:p>
      <text:p text:style-name="Text_20_body">No le dije nada. <text:span text:style-name="Grey">I told her nothing.</text:span></text:p>
      <text:p text:style-name="Text_20_body">Nunca se lo dije a nadie. <text:span text:style-name="Grey">I've never told anyone.</text:span></text:p>
      <text:p text:style-name="Text_20_body">Ya dije que no. <text:span text:style-name="Grey">I've already said no.</text:span></text:p>
      <text:p text:style-name="Text_20_body">Dije que él debería ir. <text:span text:style-name="Grey">I said he might go.</text:span></text:p>
      <text:p text:style-name="Text_20_body">Todo lo que dije era verdad. <text:span text:style-name="Grey">Everything I said was true.</text:span></text:p>
      <text:p text:style-name="Text_20_body">Eso es lo que les dije. <text:span text:style-name="Grey">That's what I told them.</text:span></text:p>
      <text:p text:style-name="Text_20_body">Dije que no fue tu culpa. <text:span text:style-name="Grey">I said it wasn't your fault.</text:span></text:p>
      <text:p text:style-name="Text_20_body">Ya se lo dije a usted antes. <text:span text:style-name="Grey">I told you that before.</text:span></text:p>
      <text:p text:style-name="Text_20_body">Te dije que era una mala idea. <text:span text:style-name="Grey">I told you it was a bad idea.</text:span></text:p>
      <text:p text:style-name="Text_20_body">Dije que podía ir. <text:span text:style-name="Grey">I said he could go.</text:span></text:p>
      <text:p text:style-name="Text_20_body">No les dije nada. <text:span text:style-name="Grey">I told them nothing.</text:span></text:p>
      <text:p text:style-name="Text_20_body">Nunca dije nada. <text:span text:style-name="Grey">I never said anything.</text:span></text:p>
      <text:p text:style-name="Text_20_body">¡Nunca dije eso ! <text:span text:style-name="Grey">I've never said that!</text:span></text:p>
      <text:p text:style-name="Text_20_body">¡Nunca dije eso ! <text:span text:style-name="Grey">I never said that!</text:span></text:p>
      <text:p text:style-name="Text_20_body">No dije que estabas aquí. <text:span text:style-name="Grey">I didn't say you were here.</text:span></text:p>
      <text:h text:style-name="Heading_20_1" text:outline-level="1">194 GENTE </text:h>
      <text:p text:style-name="Text_20_body">No le puedo hablar a la gente. <text:span text:style-name="Grey">I can't talk with people.</text:span></text:p>
      <text:p text:style-name="Text_20_body">A la gente le gusta hablar. <text:span text:style-name="Grey">People like to talk.</text:span></text:p>
      <text:p text:style-name="Text_20_body">Eso es lo que dice la gente. <text:span text:style-name="Grey">That's what people say.</text:span></text:p>
      <text:p text:style-name="Text_20_body">La gente es buena. <text:span text:style-name="Grey">People are good.</text:span></text:p>
      <text:p text:style-name="Text_20_body">Él era un dios para su gente. <text:span text:style-name="Grey">He was a god to his people.</text:span></text:p>
      <text:p text:style-name="Text_20_body">¿Cómo está su gente ? <text:span text:style-name="Grey">How are your folks?</text:span></text:p>
      <text:p text:style-name="Text_20_body">¿Qué hace esa gente ? <text:span text:style-name="Grey">What are those people doing?</text:span></text:p>
      <text:p text:style-name="Text_20_body">La gente se cree lo que ve. <text:span text:style-name="Grey">People believe what they see.</text:span></text:p>
      <text:p text:style-name="Text_20_body">Mucha gente no es feliz. <text:span text:style-name="Grey">A lot of people aren't happy.</text:span></text:p>
      <text:p text:style-name="Text_20_body">La gente es muy amable. <text:span text:style-name="Grey">The people are so friendly.</text:span></text:p>
      <text:p text:style-name="Text_20_body">¿Por qué va la gente al cine ? <text:span text:style-name="Grey">Why do people go to the movies?</text:span></text:p>
      <text:p text:style-name="Text_20_body">¿Por qué va la gente al cine ? <text:span text:style-name="Grey">Why are people going to the movies?</text:span></text:p>
      <text:p text:style-name="Text_20_body">¿Por qué va la gente al cine ? <text:span text:style-name="Grey">Why do people go to the cinema?</text:span></text:p>
      <text:p text:style-name="Text_20_body">Le di mis libros a esa gente. <text:span text:style-name="Grey">I gave my books to those people.</text:span></text:p>
      <text:p text:style-name="Text_20_body">Son buena gente. <text:span text:style-name="Grey">They are good people.</text:span></text:p>
      <text:p text:style-name="Text_20_body">He oído eso de mucha gente. <text:span text:style-name="Grey">I've heard that from a lot of people.</text:span></text:p>
      <text:p text:style-name="Text_20_body">Él conoce a mucha gente aquí. <text:span text:style-name="Grey">He is acquainted with many people here.</text:span></text:p>
      <text:p text:style-name="Text_20_body">Sé amable con la gente mayor. <text:span text:style-name="Grey">Be kind to old people.</text:span></text:p>
      <text:p text:style-name="Text_20_body">La gente está hablando. <text:span text:style-name="Grey">People are talking.</text:span></text:p>
      <text:p text:style-name="Text_20_body">Él conoce a mucha gente. <text:span text:style-name="Grey">He has a lot of acquaintances.</text:span></text:p>
      <text:p text:style-name="Text_20_body">Él conoce a mucha gente. <text:span text:style-name="Grey">He knows a lot of people.</text:span></text:p>
      <text:p text:style-name="Text_20_body">Pero ellos son toda la gente. <text:span text:style-name="Grey">But they are all people.</text:span></text:p>
      <text:p text:style-name="Text_20_body">Hay mucha gente. <text:span text:style-name="Grey">There's a lot of people.</text:span></text:p>
      <text:p text:style-name="Text_20_body">¿Puede la gente cambiar ? <text:span text:style-name="Grey">Can people change?</text:span></text:p>
      <text:p text:style-name="Text_20_body">La gente debería trabajar. <text:span text:style-name="Grey">People ought to work.</text:span></text:p>
      <text:p text:style-name="Text_20_body">La gente ama a los perros. <text:span text:style-name="Grey">People love dogs.</text:span></text:p>
      <text:p text:style-name="Text_20_body">No aguanto esa clase de gente. <text:span text:style-name="Grey">I cannot abide such people.</text:span></text:p>
      <text:p text:style-name="Text_20_body">No aguanto esa clase de gente. <text:span text:style-name="Grey">I can't stand those kinds of people.</text:span></text:p>
      <text:p text:style-name="Text_20_body">La gente se levantó. <text:span text:style-name="Grey">People got up.</text:span></text:p>
      <text:p text:style-name="Text_20_body">La gente le teme a la guerra. <text:span text:style-name="Grey">People are afraid of war.</text:span></text:p>
      <text:h text:style-name="Heading_20_1" text:outline-level="1">195 ALTO </text:h>
      <text:p text:style-name="Text_20_body">Él es el más alto de los tres. <text:span text:style-name="Grey">He is the tallest of the three.</text:span></text:p>
      <text:p text:style-name="Text_20_body">De los dos, él es más alto. <text:span text:style-name="Grey">He is the taller of the two.</text:span></text:p>
      <text:p text:style-name="Text_20_body">Él es más alto que su padre. <text:span text:style-name="Grey">He is taller than his father.</text:span></text:p>
      <text:p text:style-name="Text_20_body">No es tan alto como su padre. <text:span text:style-name="Grey">He is not as tall as his father.</text:span></text:p>
      <text:p text:style-name="Text_20_body">Él es más alto que yo. <text:span text:style-name="Grey">He is taller than I.</text:span></text:p>
      <text:p text:style-name="Text_20_body">Él es más alto que yo. <text:span text:style-name="Grey">He's taller than me.</text:span></text:p>
      <text:p text:style-name="Text_20_body">Él es un poco más alto que tú. <text:span text:style-name="Grey">He's a little taller than you are.</text:span></text:p>
      <text:p text:style-name="Text_20_body">Él no es tan alto. <text:span text:style-name="Grey">He is not so tall.</text:span></text:p>
      <text:p text:style-name="Text_20_body">¿Qué tan alto es él ? <text:span text:style-name="Grey">How tall is he?</text:span></text:p>
      <text:p text:style-name="Text_20_body">Es tan alto como mi padre. <text:span text:style-name="Grey">He is as tall as my father.</text:span></text:p>
      <text:p text:style-name="Text_20_body">Él es mucho más alto que tú. <text:span text:style-name="Grey">He's much taller than you.</text:span></text:p>
      <text:p text:style-name="Text_20_body">No soy tan alto como él. <text:span text:style-name="Grey">I am not as tall as he.</text:span></text:p>
      <text:p text:style-name="Text_20_body">Usted es más alto que ella. <text:span text:style-name="Grey">You are taller than she.</text:span></text:p>
      <text:p text:style-name="Text_20_body">Él es más alto que su hermano. <text:span text:style-name="Grey">He is taller than his brother.</text:span></text:p>
      <text:p text:style-name="Text_20_body">Soy más alto que él. <text:span text:style-name="Grey">I am taller than he.</text:span></text:p>
      <text:p text:style-name="Text_20_body">Soy más alto que él. <text:span text:style-name="Grey">I'm taller than him.</text:span></text:p>
      <text:p text:style-name="Text_20_body">Él es muy alto. <text:span text:style-name="Grey">He is very tall.</text:span></text:p>
      <text:p text:style-name="Text_20_body">No tienes que hablar tan alto. <text:span text:style-name="Grey">You don't have to talk so loud.</text:span></text:p>
      <text:p text:style-name="Text_20_body">Soy un poco más alto que tú. <text:span text:style-name="Grey">I'm a little taller than you.</text:span></text:p>
      <text:p text:style-name="Text_20_body">¡Qué alto es él ! <text:span text:style-name="Grey">How tall he is!</text:span></text:p>
      <text:p text:style-name="Text_20_body">Él es casi tan alto como yo. <text:span text:style-name="Grey">He's almost as tall as me.</text:span></text:p>
      <text:p text:style-name="Text_20_body">No es tan alto como tú. <text:span text:style-name="Grey">He is not so tall as you.</text:span></text:p>
      <text:p text:style-name="Text_20_body">¿Es usted tan alto como yo ? <text:span text:style-name="Grey">Are you as tall as me?</text:span></text:p>
      <text:p text:style-name="Text_20_body">Mi hijo es más alto que yo. <text:span text:style-name="Grey">My son is taller than me.</text:span></text:p>
      <text:p text:style-name="Text_20_body">Mi hijo es más alto que yo. <text:span text:style-name="Grey">My son is taller than I am.</text:span></text:p>
      <text:p text:style-name="Text_20_body">¿Cómo de alto es él ? <text:span text:style-name="Grey">How tall is he?</text:span></text:p>
      <text:p text:style-name="Text_20_body">Habla un poco más alto. <text:span text:style-name="Grey">Speak a little louder.</text:span></text:p>
      <text:p text:style-name="Text_20_body">El hombre es alto. <text:span text:style-name="Grey">The man is tall.</text:span></text:p>
      <text:p text:style-name="Text_20_body">No soy tan alto como tú. <text:span text:style-name="Grey">I'm not as tall as you.</text:span></text:p>
      <text:p text:style-name="Text_20_body">Mi padre es alto. <text:span text:style-name="Grey">My father is tall.</text:span></text:p>
      <text:h text:style-name="Heading_20_1" text:outline-level="1">196 TOMAR </text:h>
      <text:p text:style-name="Text_20_body">¿Te gustaría ir a tomar algo ? <text:span text:style-name="Grey">Would you like to go have a drink?</text:span></text:p>
      <text:p text:style-name="Text_20_body">¿Qué va a tomar ? <text:span text:style-name="Grey">What are you going to drink?</text:span></text:p>
      <text:p text:style-name="Text_20_body">Me gustaría tomar algo. <text:span text:style-name="Grey">I would like something to drink.</text:span></text:p>
      <text:p text:style-name="Text_20_body">¿Quieres algo de tomar ? <text:span text:style-name="Grey">Want to drink something?</text:span></text:p>
      <text:p text:style-name="Text_20_body">No puedo tomar vino. <text:span text:style-name="Grey">I am not able to drink wine.</text:span></text:p>
      <text:p text:style-name="Text_20_body">Esto va a tomar años. <text:span text:style-name="Grey">This is going to take years.</text:span></text:p>
      <text:p text:style-name="Text_20_body">¿Puedo tomar una taza de té ? <text:span text:style-name="Grey">May I have a cup of tea?</text:span></text:p>
      <text:p text:style-name="Text_20_body">Quiero tomar un café. <text:span text:style-name="Grey">I want to drink a coffee.</text:span></text:p>
      <text:p text:style-name="Text_20_body">Yo mejor quiero tomar café. <text:span text:style-name="Grey">I would rather have a coffee.</text:span></text:p>
      <text:p text:style-name="Text_20_body">¿Quieres tomar algo ? <text:span text:style-name="Grey">May I offer you a drink?</text:span></text:p>
      <text:p text:style-name="Text_20_body">¿Quieres tomar algo ? <text:span text:style-name="Grey">Fancy a drink?</text:span></text:p>
      <text:p text:style-name="Text_20_body">¿Puedo tomar una foto aquí ? <text:span text:style-name="Grey">Can I take a picture here?</text:span></text:p>
      <text:p text:style-name="Text_20_body">Solo quiero tomar una foto. <text:span text:style-name="Grey">I just want to take a picture.</text:span></text:p>
      <text:p text:style-name="Text_20_body">No quiero tomar té frío. <text:span text:style-name="Grey">I don't want to drink cold tea.</text:span></text:p>
      <text:p text:style-name="Text_20_body">¿Puedo tomar una foto ? <text:span text:style-name="Grey">May I take a photo?</text:span></text:p>
      <text:p text:style-name="Text_20_body">¿Qué van a tomar ? <text:span text:style-name="Grey">What are you going to drink?</text:span></text:p>
      <text:p text:style-name="Text_20_body">¿Qué vamos a tomar de cena ? <text:span text:style-name="Grey">What are we having for supper?</text:span></text:p>
      <text:p text:style-name="Text_20_body">¿Quieres tomar té o café ? <text:span text:style-name="Grey">Do you want to drink tea or coffee?</text:span></text:p>
      <text:p text:style-name="Text_20_body">¿O tienes que tomar el bus ? <text:span text:style-name="Grey">Or do you have to take the bus?</text:span></text:p>
      <text:p text:style-name="Text_20_body">Quiero tomar café. <text:span text:style-name="Grey">I want to drink coffee.</text:span></text:p>
      <text:p text:style-name="Text_20_body">¿Va a tomar pan ? <text:span text:style-name="Grey">Would you like bread?</text:span></text:p>
      <text:p text:style-name="Text_20_body">Me voy a tomar una cerveza. <text:span text:style-name="Grey">I'm going to have a beer.</text:span></text:p>
      <text:p text:style-name="Text_20_body">Me voy a tomar una cerveza. <text:span text:style-name="Grey">I'm going to drink a beer.</text:span></text:p>
      <text:p text:style-name="Text_20_body">A ella le gusta tomar fotos. <text:span text:style-name="Grey">She's fond of taking pictures.</text:span></text:p>
      <text:p text:style-name="Text_20_body">A ella le gusta tomar fotos. <text:span text:style-name="Grey">She likes taking pictures.</text:span></text:p>
      <text:p text:style-name="Text_20_body">Debo tomar el primer tren. <text:span text:style-name="Grey">I must catch the first train.</text:span></text:p>
      <text:p text:style-name="Text_20_body">¿Tenemos que tomar el autobús ? <text:span text:style-name="Grey">Do we have to take the bus?</text:span></text:p>
      <text:p text:style-name="Text_20_body">¿Dónde puedo tomar un taxi ? <text:span text:style-name="Grey">Where can I get a cab?</text:span></text:p>
      <text:p text:style-name="Text_20_body">Quieres tomar café ? <text:span text:style-name="Grey">Do you want to drink coffee?</text:span></text:p>
      <text:p text:style-name="Text_20_body">Favor de no tomar fotos aquí. <text:span text:style-name="Grey">Please do not take photos here.</text:span></text:p>
      <text:h text:style-name="Heading_20_1" text:outline-level="1">197 LLAMA </text:h>
      <text:p text:style-name="Text_20_body">No sé cómo se llama. <text:span text:style-name="Grey">I don't know her name.</text:span></text:p>
      <text:p text:style-name="Text_20_body">¿Cómo se llama tu perro ? <text:span text:style-name="Grey">What's your dog's name?</text:span></text:p>
      <text:p text:style-name="Text_20_body">¿Cómo se llama tu amigo ? <text:span text:style-name="Grey">What's your friend's name?</text:span></text:p>
      <text:p text:style-name="Text_20_body">¿Cómo se llama tu amigo ? <text:span text:style-name="Grey">What is your friend's name?</text:span></text:p>
      <text:p text:style-name="Text_20_body">Sé cómo se llama. <text:span text:style-name="Grey">I know what his name is.</text:span></text:p>
      <text:p text:style-name="Text_20_body">Sé cómo se llama. <text:span text:style-name="Grey">I know his name.</text:span></text:p>
      <text:p text:style-name="Text_20_body">Llama a tu hermano. <text:span text:style-name="Grey">Call your brother.</text:span></text:p>
      <text:p text:style-name="Text_20_body">¿Cómo se llama usted ? <text:span text:style-name="Grey">What is your name?</text:span></text:p>
      <text:p text:style-name="Text_20_body">¿Cómo se llama usted ? <text:span text:style-name="Grey">What's your name?</text:span></text:p>
      <text:p text:style-name="Text_20_body">¿Cómo se llama eso ? <text:span text:style-name="Grey">What's it called?</text:span></text:p>
      <text:p text:style-name="Text_20_body">¿Cómo se llama tu hermana ? <text:span text:style-name="Grey">What's your sister's name?</text:span></text:p>
      <text:p text:style-name="Text_20_body">¿Cómo se llama esto ? <text:span text:style-name="Grey">What is this called?</text:span></text:p>
      <text:p text:style-name="Text_20_body">¿Cómo se llama ? <text:span text:style-name="Grey">What is your name?</text:span></text:p>
      <text:p text:style-name="Text_20_body">¿Cómo se llama ? <text:span text:style-name="Grey">What is his name?</text:span></text:p>
      <text:p text:style-name="Text_20_body">¿Cómo se llama ? <text:span text:style-name="Grey">What's its name?</text:span></text:p>
      <text:p text:style-name="Text_20_body">¿Cómo se llama ? <text:span text:style-name="Grey">What's your name?</text:span></text:p>
      <text:p text:style-name="Text_20_body">¿Cómo se llama ? <text:span text:style-name="Grey">What's her name?</text:span></text:p>
      <text:p text:style-name="Text_20_body">¿Cómo se llama ? <text:span text:style-name="Grey">What's his name?</text:span></text:p>
      <text:p text:style-name="Text_20_body">¿Cómo se llama este río ? <text:span text:style-name="Grey">What is the name of this river?</text:span></text:p>
      <text:p text:style-name="Text_20_body">Llama a la policía por favor. <text:span text:style-name="Grey">Please call the police.</text:span></text:p>
      <text:p text:style-name="Text_20_body">¿Cómo se llama tu hija ? <text:span text:style-name="Grey">What's your daughter's name?</text:span></text:p>
      <text:p text:style-name="Text_20_body">¿Cómo se llama este pájaro ? <text:span text:style-name="Grey">What do you call this bird?</text:span></text:p>
      <text:p text:style-name="Text_20_body">¿Cómo se llama este pájaro ? <text:span text:style-name="Grey">What's that bird called?</text:span></text:p>
      <text:p text:style-name="Text_20_body">¿Cómo se llama este pájaro ? <text:span text:style-name="Grey">What is the name of that bird?</text:span></text:p>
      <text:p text:style-name="Text_20_body">¿Cómo se llama esta flor ? <text:span text:style-name="Grey">What do you call this flower?</text:span></text:p>
      <text:p text:style-name="Text_20_body">¿Cómo se llama esta cosa ? <text:span text:style-name="Grey">What is this thing called?</text:span></text:p>
      <text:p text:style-name="Text_20_body">¿Cómo se llama ese pájaro ? <text:span text:style-name="Grey">What's that bird called?</text:span></text:p>
      <text:p text:style-name="Text_20_body">¿Cómo se llama ese pájaro ? <text:span text:style-name="Grey">What is this bird called?</text:span></text:p>
      <text:p text:style-name="Text_20_body">¿Cómo se llama ese pájaro ? <text:span text:style-name="Grey">What is the name of that bird?</text:span></text:p>
      <text:p text:style-name="Text_20_body">¿Sabes cómo se llama ? <text:span text:style-name="Grey">Do you know her name?</text:span></text:p>
      <text:h text:style-name="Heading_20_1" text:outline-level="1">198 CREO </text:h>
      <text:p text:style-name="Text_20_body">Creo que se parece a su padre. <text:span text:style-name="Grey">I think he takes after his father.</text:span></text:p>
      <text:p text:style-name="Text_20_body">Creo que está por aquí. <text:span text:style-name="Grey">I think it's around here.</text:span></text:p>
      <text:p text:style-name="Text_20_body">Creo que está por aquí. <text:span text:style-name="Grey">I think it's somewhere around here.</text:span></text:p>
      <text:p text:style-name="Text_20_body">Creo que lo hizo él. <text:span text:style-name="Grey">I think he did it.</text:span></text:p>
      <text:p text:style-name="Text_20_body">Creo que te gusta tu trabajo. <text:span text:style-name="Grey">I believe you like your job.</text:span></text:p>
      <text:p text:style-name="Text_20_body">Creo que está bien. <text:span text:style-name="Grey">I think it's OK.</text:span></text:p>
      <text:p text:style-name="Text_20_body">Creo que todo va bien. <text:span text:style-name="Grey">I think everything is going well.</text:span></text:p>
      <text:p text:style-name="Text_20_body">Creo lo que él dice. <text:span text:style-name="Grey">I believe what he says.</text:span></text:p>
      <text:p text:style-name="Text_20_body">Creo que deberías ir a casa. <text:span text:style-name="Grey">I think you should go home.</text:span></text:p>
      <text:p text:style-name="Text_20_body">Yo creo que él es feliz. <text:span text:style-name="Grey">I believe that he's happy.</text:span></text:p>
      <text:p text:style-name="Text_20_body">Yo creo que él es feliz. <text:span text:style-name="Grey">I think he's happy.</text:span></text:p>
      <text:p text:style-name="Text_20_body">Creo que no eres mi tipo. <text:span text:style-name="Grey">I think you're not my type.</text:span></text:p>
      <text:p text:style-name="Text_20_body">Creo que él es feliz. <text:span text:style-name="Grey">I believe that he's happy.</text:span></text:p>
      <text:p text:style-name="Text_20_body">Creo que él es feliz. <text:span text:style-name="Grey">I think he's happy.</text:span></text:p>
      <text:p text:style-name="Text_20_body">Creo que hay un hombre allí. <text:span text:style-name="Grey">I think that there is a man there.</text:span></text:p>
      <text:p text:style-name="Text_20_body">Yo creo que eso es verdad. <text:span text:style-name="Grey">I think that it's true.</text:span></text:p>
      <text:p text:style-name="Text_20_body">Creo que es una buena idea. <text:span text:style-name="Grey">I think it's a good idea.</text:span></text:p>
      <text:p text:style-name="Text_20_body">Creo que no puede hacerlo. <text:span text:style-name="Grey">I think he can't do that.</text:span></text:p>
      <text:p text:style-name="Text_20_body">¡Todavía no me lo creo ! <text:span text:style-name="Grey">I still don't believe it!</text:span></text:p>
      <text:p text:style-name="Text_20_body">No creo que sea la verdad. <text:span text:style-name="Grey">I don't believe that's the truth.</text:span></text:p>
      <text:p text:style-name="Text_20_body">No, no creo que sea mi culpa. <text:span text:style-name="Grey">No, I don't think that I am to blame.</text:span></text:p>
      <text:p text:style-name="Text_20_body">No creo que ella esté en casa. <text:span text:style-name="Grey">I do not think that she is at home.</text:span></text:p>
      <text:p text:style-name="Text_20_body">Creo que este libro es fácil. <text:span text:style-name="Grey">I think this book is easy.</text:span></text:p>
      <text:p text:style-name="Text_20_body">Creo que es verdad. <text:span text:style-name="Grey">I believe it to be true.</text:span></text:p>
      <text:p text:style-name="Text_20_body">Creo que es verdad. <text:span text:style-name="Grey">I think it's true.</text:span></text:p>
      <text:p text:style-name="Text_20_body">Creo que es verdad. <text:span text:style-name="Grey">I think it true.</text:span></text:p>
      <text:p text:style-name="Text_20_body">Creo que es verdad. <text:span text:style-name="Grey">I think that it's true.</text:span></text:p>
      <text:p text:style-name="Text_20_body">Creo que va a venir mañana. <text:span text:style-name="Grey">I believe he is coming tomorrow.</text:span></text:p>
      <text:p text:style-name="Text_20_body">¡Aún no lo creo ! <text:span text:style-name="Grey">I still can't believe it!</text:span></text:p>
      <text:p text:style-name="Text_20_body">¡Aún no lo creo ! <text:span text:style-name="Grey">I still don't believe it!</text:span></text:p>
      <text:h text:style-name="Heading_20_1" text:outline-level="1">199 CHICO </text:h>
      <text:p text:style-name="Text_20_body">¿Dónde está el chico ? <text:span text:style-name="Grey">Where is the boy?</text:span></text:p>
      <text:p text:style-name="Text_20_body">¿Dónde está el chico ? <text:span text:style-name="Grey">Where's the boy?</text:span></text:p>
      <text:p text:style-name="Text_20_body">¿Quién es este chico ? <text:span text:style-name="Grey">Who is this boy?</text:span></text:p>
      <text:p text:style-name="Text_20_body">Él es un chico alto. <text:span text:style-name="Grey">He is a tall boy.</text:span></text:p>
      <text:p text:style-name="Text_20_body">El chico no tiene comida. <text:span text:style-name="Grey">The boy has no food.</text:span></text:p>
      <text:p text:style-name="Text_20_body">¿Quién es ese chico ? <text:span text:style-name="Grey">Who's that boy?</text:span></text:p>
      <text:p text:style-name="Text_20_body">El chico nada con sus amigos. <text:span text:style-name="Grey">The boy swims with his friends.</text:span></text:p>
      <text:p text:style-name="Text_20_body">El chico compró un perro. <text:span text:style-name="Grey">The boy bought a dog.</text:span></text:p>
      <text:p text:style-name="Text_20_body">Eres un buen chico. <text:span text:style-name="Grey">You are a good boy.</text:span></text:p>
      <text:p text:style-name="Text_20_body">Mi hijo es chico para su edad. <text:span text:style-name="Grey">My son is small for his age.</text:span></text:p>
      <text:p text:style-name="Text_20_body">¿Es ese auto demasiado chico ? <text:span text:style-name="Grey">Is that car too small?</text:span></text:p>
      <text:p text:style-name="Text_20_body">¡Qué chico más alto ! <text:span text:style-name="Grey">What a tall boy he is!</text:span></text:p>
      <text:p text:style-name="Text_20_body">Él solía ser un buen chico. <text:span text:style-name="Grey">He used to be a nice boy.</text:span></text:p>
      <text:p text:style-name="Text_20_body">Él es un chico amable. <text:span text:style-name="Grey">He is a kind boy.</text:span></text:p>
      <text:p text:style-name="Text_20_body">Llamo al chico y él viene. <text:span text:style-name="Grey">I call the boy and he comes.</text:span></text:p>
      <text:p text:style-name="Text_20_body">El chico ha vuelto a casa. <text:span text:style-name="Grey">The boy has come home.</text:span></text:p>
      <text:p text:style-name="Text_20_body">¿Este bebé es chico o chica ? <text:span text:style-name="Grey">Is this baby a he or a she?</text:span></text:p>
      <text:p text:style-name="Text_20_body">Es un chico listo. <text:span text:style-name="Grey">He's a smart boy.</text:span></text:p>
      <text:p text:style-name="Text_20_body">Este es el chico que me ayudó. <text:span text:style-name="Grey">This is the boy that helped me.</text:span></text:p>
      <text:p text:style-name="Text_20_body">El chico ha comprado un libro. <text:span text:style-name="Grey">The boy bought a book.</text:span></text:p>
      <text:p text:style-name="Text_20_body">El chico se sacó la ropa. <text:span text:style-name="Grey">The boy stripped off his clothes.</text:span></text:p>
      <text:p text:style-name="Text_20_body">John es un chico grande. <text:span text:style-name="Grey">John is a big boy.</text:span></text:p>
      <text:p text:style-name="Text_20_body">El chico se cayó del puente. <text:span text:style-name="Grey">The boy fell from the bridge.</text:span></text:p>
      <text:p text:style-name="Text_20_body">El chico está comiendo pan. <text:span text:style-name="Grey">The boy is eating bread.</text:span></text:p>
      <text:p text:style-name="Text_20_body">El chico saltó al agua. <text:span text:style-name="Grey">The boy jumped into the water.</text:span></text:p>
      <text:h text:style-name="Heading_20_1" text:outline-level="1">200 NUEVO </text:h>
      <text:p text:style-name="Text_20_body">Este es un libro muy nuevo. <text:span text:style-name="Grey">This is a very new book.</text:span></text:p>
      <text:p text:style-name="Text_20_body">Él lo hizo de nuevo. <text:span text:style-name="Grey">He did it again.</text:span></text:p>
      <text:p text:style-name="Text_20_body">¿Lo vas a hacer de nuevo ? <text:span text:style-name="Grey">Are you going to do it over again?</text:span></text:p>
      <text:p text:style-name="Text_20_body">El auto de mi padre es nuevo. <text:span text:style-name="Grey">My father's car is new.</text:span></text:p>
      <text:p text:style-name="Text_20_body">Este libro es muy nuevo. <text:span text:style-name="Grey">This book is very new.</text:span></text:p>
      <text:p text:style-name="Text_20_body">Nunca más la vi de nuevo. <text:span text:style-name="Grey">I never saw her again.</text:span></text:p>
      <text:p text:style-name="Text_20_body">¿Qué hay de nuevo ? <text:span text:style-name="Grey">What's new?</text:span></text:p>
      <text:p text:style-name="Text_20_body">¿Qué hay de nuevo ? <text:span text:style-name="Grey">What is new?</text:span></text:p>
      <text:p text:style-name="Text_20_body">¿Qué hay de nuevo ? <text:span text:style-name="Grey">What's new with you?</text:span></text:p>
      <text:p text:style-name="Text_20_body">Ella lo hizo de nuevo. <text:span text:style-name="Grey">She did it again.</text:span></text:p>
      <text:p text:style-name="Text_20_body">Eso no es nada nuevo. <text:span text:style-name="Grey">That's nothing new.</text:span></text:p>
      <text:p text:style-name="Text_20_body">Me gusta mi nuevo trabajo. <text:span text:style-name="Grey">I like my new job.</text:span></text:p>
      <text:p text:style-name="Text_20_body">Él no dijo nada nuevo. <text:span text:style-name="Grey">He didn't say anything new.</text:span></text:p>
      <text:p text:style-name="Text_20_body">Es un libro nuevo. <text:span text:style-name="Grey">It's a new book.</text:span></text:p>
      <text:p text:style-name="Text_20_body">El libro es nuevo. <text:span text:style-name="Grey">The book is new.</text:span></text:p>
      <text:p text:style-name="Text_20_body">Es un nuevo día. <text:span text:style-name="Grey">It's a brand new day.</text:span></text:p>
      <text:p text:style-name="Text_20_body">El auto nuevo es de ella. <text:span text:style-name="Grey">The new car is hers.</text:span></text:p>
      <text:p text:style-name="Text_20_body">¿Te gusta tu nuevo trabajo ? <text:span text:style-name="Grey">Do you like your new job?</text:span></text:p>
      <text:p text:style-name="Text_20_body">Él es mi nuevo amigo. <text:span text:style-name="Grey">He's my new friend.</text:span></text:p>
      <text:p text:style-name="Text_20_body">El coche estaba como nuevo. <text:span text:style-name="Grey">The car looked as good as new.</text:span></text:p>
      <text:p text:style-name="Text_20_body">Él quiere un coche nuevo. <text:span text:style-name="Grey">He wants a new car.</text:span></text:p>
      <text:p text:style-name="Text_20_body">Este libro es nuevo. <text:span text:style-name="Grey">This book is new.</text:span></text:p>
      <text:p text:style-name="Text_20_body">Este libro es nuevo. <text:span text:style-name="Grey">This book's new.</text:span></text:p>
      <text:p text:style-name="Text_20_body">Soy nuevo en este trabajo. <text:span text:style-name="Grey">I am new to the work.</text:span></text:p>
      <text:p text:style-name="Text_20_body">Era un libro nuevo. <text:span text:style-name="Grey">It was a new book.</text:span></text:p>
      <text:p text:style-name="Text_20_body">¿Puedes hacer eso de nuevo ? <text:span text:style-name="Grey">Can you do that again?</text:span></text:p>
      <text:p text:style-name="Text_20_body">Este auto está como nuevo. <text:span text:style-name="Grey">This car is like new.</text:span></text:p>
      <text:p text:style-name="Text_20_body">Le dio un nuevo nombre. <text:span text:style-name="Grey">He gave it a new name.</text:span></text:p>
      <text:p text:style-name="Text_20_body">Este libro era nuevo. <text:span text:style-name="Grey">This book was new.</text:span></text:p>
      <text:p text:style-name="Text_20_body">Voy a comprar un coche nuevo. <text:span text:style-name="Grey">I am going to buy a new car.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Lato Black" svg:font-family="'Lato Black'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21 Cent Condensed1" svg:font-family="'21 Cent Condensed'" style:font-adornments="Bold" style:font-pitch="variable"/>
    <style:font-face style:name="21 Cent Condensed" svg:font-family="'21 Cent Condensed'" style:font-adornments="Italic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Amir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 style:writing-mode="page"/>
      <style:text-properties style:font-name="21 Cent Condensed1" fo:font-family="'21 Cent Condensed'" style:font-style-name="Bold" style:font-pitch="variable" fo:font-weight="bold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 fo:break-before="page" style:writing-mode="page"/>
      <style:text-properties fo:font-size="13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Grey" style:family="text">
      <style:text-properties fo:color="#808080" style:font-name="21 Cent Condensed" fo:font-family="'21 Cent Condensed'" style:font-style-name="Italic" style:font-pitch="variable" fo:font-size="10.5pt" fo:font-style="italic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5402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00:47:18.290887024</dc:date>
    <meta:editing-duration>PT42M5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00" meta:paragraph-count="6013" meta:word-count="62665" meta:character-count="286510" meta:non-whitespace-character-count="229658"/>
  </office:meta>
</office:document-meta>
</file>